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4" style:family="table-column">
      <style:table-column-properties fo:break-before="auto" style:column-width="2.912cm"/>
    </style:style>
    <style:style style:name="co25" style:family="table-column">
      <style:table-column-properties fo:break-before="auto" style:column-width="2.759cm"/>
    </style:style>
    <style:style style:name="co26" style:family="table-column">
      <style:table-column-properties fo:break-before="auto" style:column-width="3.076cm"/>
    </style:style>
    <style:style style:name="co27" style:family="table-column">
      <style:table-column-properties fo:break-before="auto" style:column-width="4.057cm"/>
    </style:style>
    <style:style style:name="co28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258cm"/>
    </style:style>
    <style:style style:name="co29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2.776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2.531cm"/>
    </style:style>
    <style:style style:name="co1" style:family="table-column">
      <style:table-column-properties fo:break-before="auto" style:column-width="3.267cm"/>
    </style:style>
    <style:style style:name="co32" style:family="table-column">
      <style:table-column-properties fo:break-before="auto" style:column-width="2.61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1.143cm"/>
    </style:style>
    <style:style style:name="co35" style:family="table-column">
      <style:table-column-properties fo:break-before="auto" style:column-width="1.96cm"/>
    </style:style>
    <style:style style:name="co36" style:family="table-column">
      <style:table-column-properties fo:break-before="auto" style:column-width="1.887cm"/>
    </style:style>
    <style:style style:name="co37" style:family="table-column">
      <style:table-column-properties fo:break-before="auto" style:column-width="1.859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1.478cm"/>
    </style:style>
    <style:style style:name="co13" style:family="table-column">
      <style:table-column-properties fo:break-before="auto" style:column-width="1.533cm"/>
    </style:style>
    <style:style style:name="co40" style:family="table-column">
      <style:table-column-properties fo:break-before="auto" style:column-width="1.796cm"/>
    </style:style>
    <style:style style:name="co41" style:family="table-column">
      <style:table-column-properties fo:break-before="auto" style:column-width="0.826cm"/>
    </style:style>
    <style:style style:name="co42" style:family="table-column">
      <style:table-column-properties fo:break-before="auto" style:column-width="1.933cm"/>
    </style:style>
    <style:style style:name="co43" style:family="table-column">
      <style:table-column-properties fo:break-before="auto" style:column-width="2.813cm"/>
    </style:style>
    <style:style style:name="co44" style:family="table-column">
      <style:table-column-properties fo:break-before="auto" style:column-width="1.605cm"/>
    </style:style>
    <style:style style:name="co45" style:family="table-column">
      <style:table-column-properties fo:break-before="auto" style:column-width="1.498cm"/>
    </style:style>
    <style:style style:name="co46" style:family="table-column">
      <style:table-column-properties fo:break-before="auto" style:column-width="1.633cm"/>
    </style:style>
    <style:style style:name="co47" style:family="table-column">
      <style:table-column-properties fo:break-before="auto" style:column-width="1.579cm"/>
    </style:style>
    <style:style style:name="co48" style:family="table-column">
      <style:table-column-properties fo:break-before="auto" style:column-width="1.469cm"/>
    </style:style>
    <style:style style:name="co49" style:family="table-column">
      <style:table-column-properties fo:break-before="auto" style:column-width="1.552cm"/>
    </style:style>
    <style:style style:name="co50" style:family="table-column">
      <style:table-column-properties fo:break-before="auto" style:column-width="3.466cm"/>
    </style:style>
    <style:style style:name="co51" style:family="table-column">
      <style:table-column-properties fo:break-before="auto" style:column-width="2.94cm"/>
    </style:style>
    <style:style style:name="co52" style:family="table-column">
      <style:table-column-properties fo:break-before="auto" style:column-width="2.914cm"/>
    </style:style>
    <style:style style:name="co53" style:family="table-column">
      <style:table-column-properties fo:break-before="auto" style:column-width="2.505cm"/>
    </style:style>
    <style:style style:name="co54" style:family="table-column">
      <style:table-column-properties fo:break-before="auto" style:column-width="2.886cm"/>
    </style:style>
    <style:style style:name="co55" style:family="table-column">
      <style:table-column-properties fo:break-before="auto" style:column-width="2.75cm"/>
    </style:style>
    <style:style style:name="co56" style:family="table-column">
      <style:table-column-properties fo:break-before="auto" style:column-width="2.805cm"/>
    </style:style>
    <style:style style:name="co57" style:family="table-column">
      <style:table-column-properties fo:break-before="auto" style:column-width="3.457cm"/>
    </style:style>
    <style:style style:name="co58" style:family="table-column">
      <style:table-column-properties fo:break-before="auto" style:column-width="2.831cm"/>
    </style:style>
    <style:style style:name="co59" style:family="table-column">
      <style:table-column-properties fo:break-before="auto" style:column-width="2.967cm"/>
    </style:style>
    <style:style style:name="co60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7" style:family="table-cell" style:parent-style-name="Default">
      <style:text-properties style:font-name="Liberation Sans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style:font-name="Liberation Sans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32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40" style:family="table-cell" style:parent-style-name="Default">
      <style:text-properties style:font-name="Liberation Sans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ce46" style:family="table-cell" style:parent-style-name="Default">
      <style:map style:condition="is-true-formula(COUNTIF([$'Crown Zenith'.$R$5:$'Crown Zenith'.$R$100]; [.B6]))" style:apply-style-name="Untitled1" style:base-cell-address="'Crown Zenith'.B6"/>
    </style:style>
    <style:style style:name="ce33" style:family="table-cell" style:parent-style-name="Default">
      <style:map style:condition="is-true-formula(COUNTIF([$'Crown Zenith'.$O$5:$'Crown Zenith'.$O$105]; [.C6]))" style:apply-style-name="Untitled1" style:base-cell-address="'Crown Zenith'.C6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n 9" table:style-name="ta1">
        <table:table-column table:style-name="co1" table:default-cell-style-name="ce2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43" table:default-cell-style-name="ce21"/>
        <table:table-column table:style-name="co45" table:default-cell-style-name="ce21"/>
        <table:table-column table:style-name="co43" table:default-cell-style-name="ce21"/>
        <table:table-column table:style-name="co46" table:default-cell-style-name="ce21"/>
        <table:table-column table:style-name="co43" table:default-cell-style-name="ce21"/>
        <table:table-column table:style-name="co47" table:default-cell-style-name="ce21"/>
        <table:table-column table:style-name="co43" table:default-cell-style-name="ce21"/>
        <table:table-column table:style-name="co48" table:default-cell-style-name="ce21"/>
        <table:table-column table:style-name="co43" table:default-cell-style-name="ce21"/>
        <table:table-column table:style-name="co49" table:default-cell-style-name="ce21"/>
        <table:table-column table:style-name="co43" table:default-cell-style-name="ce21"/>
        <table:table-column table:style-name="co48" table:default-cell-style-name="ce1"/>
        <table:table-column table:style-name="co43" table:default-cell-style-name="ce1"/>
        <table:table-column table:style-name="co48" table:default-cell-style-name="ce1"/>
        <table:table-column table:style-name="co43" table:default-cell-style-name="ce1"/>
        <table:table-column table:style-name="co10" table:number-columns-repeated="5" table:default-cell-style-name="ce21"/>
        <table:table-column table:style-name="co10" table:default-cell-style-name="Default"/>
        <table:table-column table:style-name="co10" table:number-columns-repeated="2" table:default-cell-style-name="ce21"/>
        <table:table-column table:style-name="co50" table:default-cell-style-name="ce21"/>
        <table:table-column table:style-name="co10" table:default-cell-style-name="Default"/>
        <table:table-column table:style-name="co10" table:default-cell-style-name="ce21"/>
        <table:table-column table:style-name="co10" table:number-columns-repeated="8" table:default-cell-style-name="Default"/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Obsidion Flames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ex</text:p>
          </table:table-cell>
          <table:table-cell table:formula="of:=33+36+33+32+33+34+28+32+29+33+30+34+36+33+36+30+33+33+28+31+36" office:value-type="float" office:value="683" calcext:value-type="float">
            <text:p>683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4];[.D4];[.F4];[.H4];[.J4];[.L4];[.N4];[.P4];[.R4])/SUM([.C4];[.E4];[.G4];[.I4];[.K4];[.M4];[.O4];[.Q4];[.S4]))" office:value-type="float" office:value="7.32064421669107" calcext:value-type="float">
            <text:p>7.32064421669107</text:p>
          </table:table-cell>
          <table:table-cell table:formula="of:=(SUM([.B4];[.D4];[.F4];[.H4];[.J4];[.L4];[.N4];[.P4];[.R4])/SUM([.C4];[.E4];[.G4];[.I4];[.K4];[.M4];[.O4];[.Q4];[.S4]))*100" office:value-type="float" office:value="13.66" calcext:value-type="float">
            <text:p>13.66</text:p>
          </table:table-cell>
          <table:table-cell office:value-type="float" office:value="21" calcext:value-type="float">
            <text:p>21</text:p>
          </table:table-cell>
          <table:table-cell table:formula="of:=[.U4]/[.V4]" office:value-type="float" office:value="0.65047619047619" calcext:value-type="float">
            <text:p>0.65047619047619</text:p>
          </table:table-cell>
          <table:table-cell office:value-type="string" calcext:value-type="string">
            <text:p>ex</text:p>
          </table:table-cell>
          <table:table-cell table:formula="of:=SUM([.Q4];[.O4];[.M4];[.K4];[.I4];[.G4];[.E4];[.C4];[.S4])" office:value-type="float" office:value="5000" calcext:value-type="float">
            <text:p>5000</text:p>
          </table:table-cell>
          <table:table-cell table:formula="of:=1/(SUM([.B4];[.D4];[.F4];[.H4];[.J4];[.L4];[.N4];[.P4];[.R4])/SUM([.C4];[.E4];[.G4];[.I4];[.K4];[.M4];[.O4];[.Q4];[.S4])+([.AB4]/100))" office:value-type="float" office:value="6.84372554436081" calcext:value-type="float">
            <text:p>6.84372554436081</text:p>
          </table:table-cell>
          <table:table-cell table:formula="of:=1/(SUM([.B4];[.D4];[.F4];[.H4];[.J4];[.L4];[.N4];[.P4];[.R4])/SUM([.C4];[.E4];[.G4];[.I4];[.K4];[.M4];[.O4];[.Q4];[.S4])-([.AB4]/100))" office:value-type="float" office:value="7.86901202344268" calcext:value-type="float">
            <text:p>7.86901202344268</text:p>
          </table:table-cell>
          <table:table-cell table:formula="of:=1.96*SQRT((([.U4]/100)*(1-([.U4]/100)))/[.Y4])*100" office:value-type="float" office:value="0.951924360759824" calcext:value-type="float">
            <text:p>0.951924360759824</text:p>
          </table:table-cell>
          <table:table-cell table:formula="of:=[.AB4]/[.U4]*100" office:value-type="float" office:value="6.96869956632375" calcext:value-type="float">
            <text:p>6.9686995663237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</text:p>
          </table:table-cell>
          <table:table-cell table:formula="of:=[.B6]+[.B7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5];[.D5];[.F5];[.H5];[.J5];[.L5];[.N5];[.P5];[.R5])/SUM([.C5];[.E5];[.G5];[.I5];[.K5];[.M5];[.O5];[.Q5];[.S5]))" office:value-type="float" office:value="15.015015015015" calcext:value-type="float">
            <text:p>15.015015015015</text:p>
          </table:table-cell>
          <table:table-cell table:formula="of:=(SUM([.B5];[.D5];[.F5];[.H5];[.J5];[.L5];[.N5];[.P5];[.R5])/SUM([.C5];[.E5];[.G5];[.I5];[.K5];[.M5];[.O5];[.Q5];[.S5]))*100" office:value-type="float" office:value="6.66" calcext:value-type="float">
            <text:p>6.66</text:p>
          </table:table-cell>
          <table:table-cell office:value-type="float" office:value="12" calcext:value-type="float">
            <text:p>12</text:p>
          </table:table-cell>
          <table:table-cell table:formula="of:=[.U5]/[.V5]" office:value-type="float" office:value="0.555" calcext:value-type="float">
            <text:p>0.555</text:p>
          </table:table-cell>
          <table:table-cell office:value-type="string" calcext:value-type="string">
            <text:p>FA</text:p>
          </table:table-cell>
          <table:table-cell table:formula="of:=SUM([.Q5];[.O5];[.M5];[.K5];[.I5];[.G5];[.E5];[.C5];[.S5])" office:value-type="float" office:value="5000" calcext:value-type="float">
            <text:p>5000</text:p>
          </table:table-cell>
          <table:table-cell table:formula="of:=1/(SUM([.B5];[.D5];[.F5];[.H5];[.J5];[.L5];[.N5];[.P5];[.R5])/SUM([.C5];[.E5];[.G5];[.I5];[.K5];[.M5];[.O5];[.Q5];[.S5])+([.AB5]/100))" office:value-type="float" office:value="13.6034027913627" calcext:value-type="float">
            <text:p>13.6034027913627</text:p>
          </table:table-cell>
          <table:table-cell table:formula="of:=1/(SUM([.B5];[.D5];[.F5];[.H5];[.J5];[.L5];[.N5];[.P5];[.R5])/SUM([.C5];[.E5];[.G5];[.I5];[.K5];[.M5];[.O5];[.Q5];[.S5])-([.AB5]/100))" office:value-type="float" office:value="16.7535109821007" calcext:value-type="float">
            <text:p>16.7535109821007</text:p>
          </table:table-cell>
          <table:table-cell table:formula="of:=1.96*SQRT((([.U5]/100)*(1-([.U5]/100)))/[.Y5])*100" office:value-type="float" office:value="0.691101892204037" calcext:value-type="float">
            <text:p>0.691101892204037</text:p>
          </table:table-cell>
          <table:table-cell table:formula="of:=[.AB5]/[.U5]*100" office:value-type="float" office:value="10.3769052883489" calcext:value-type="float">
            <text:p>10.376905288348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mon</text:p>
          </table:table-cell>
          <table:table-cell table:formula="of:=29+35+27+28+25+21+30+29" office:value-type="float" office:value="224" calcext:value-type="float">
            <text:p>224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6];[.D6];[.F6];[.H6];[.J6];[.L6];[.N6];[.P6];[.R6])/SUM([.C6];[.E6];[.G6];[.I6];[.K6];[.M6];[.O6];[.Q6];[.S6]))" office:value-type="float" office:value="22.3214285714286" calcext:value-type="float">
            <text:p>22.3214285714286</text:p>
          </table:table-cell>
          <table:table-cell table:formula="of:=(SUM([.B6];[.D6];[.F6];[.H6];[.J6];[.L6];[.N6];[.P6];[.R6])/SUM([.C6];[.E6];[.G6];[.I6];[.K6];[.M6];[.O6];[.Q6];[.S6]))*100" office:value-type="float" office:value="4.48" calcext:value-type="float">
            <text:p>4.48</text:p>
          </table:table-cell>
          <table:table-cell office:value-type="float" office:value="8" calcext:value-type="float">
            <text:p>8</text:p>
          </table:table-cell>
          <table:table-cell table:formula="of:=[.U6]/[.V6]" office:value-type="float" office:value="0.56" calcext:value-type="float">
            <text:p>0.56</text:p>
          </table:table-cell>
          <table:table-cell office:value-type="string" calcext:value-type="string">
            <text:p>FA mon</text:p>
          </table:table-cell>
          <table:table-cell table:formula="of:=SUM([.Q6];[.O6];[.M6];[.K6];[.I6];[.G6];[.E6];[.C6];[.S6])" office:value-type="float" office:value="5000" calcext:value-type="float">
            <text:p>5000</text:p>
          </table:table-cell>
          <table:table-cell table:formula="of:=1/(SUM([.B6];[.D6];[.F6];[.H6];[.J6];[.L6];[.N6];[.P6];[.R6])/SUM([.C6];[.E6];[.G6];[.I6];[.K6];[.M6];[.O6];[.Q6];[.S6])+([.AB6]/100))" office:value-type="float" office:value="19.7886594969009" calcext:value-type="float">
            <text:p>19.7886594969009</text:p>
          </table:table-cell>
          <table:table-cell table:formula="of:=1/(SUM([.B6];[.D6];[.F6];[.H6];[.J6];[.L6];[.N6];[.P6];[.R6])/SUM([.C6];[.E6];[.G6];[.I6];[.K6];[.M6];[.O6];[.Q6];[.S6])-([.AB6]/100))" office:value-type="float" office:value="25.5977025046295" calcext:value-type="float">
            <text:p>25.5977025046295</text:p>
          </table:table-cell>
          <table:table-cell table:formula="of:=1.96*SQRT((([.U6]/100)*(1-([.U6]/100)))/[.Y6])*100" office:value-type="float" office:value="0.573399398562642" calcext:value-type="float">
            <text:p>0.573399398562642</text:p>
          </table:table-cell>
          <table:table-cell table:formula="of:=[.AB6]/[.U6]*100" office:value-type="float" office:value="12.7990937179161" calcext:value-type="float">
            <text:p>12.799093717916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A sup</text:p>
          </table:table-cell>
          <table:table-cell table:formula="of:=28+23+25+33" office:value-type="float" office:value="109" calcext:value-type="float">
            <text:p>109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7];[.D7];[.F7];[.H7];[.J7];[.L7];[.N7];[.P7];[.R7])/SUM([.C7];[.E7];[.G7];[.I7];[.K7];[.M7];[.O7];[.Q7];[.S7]))" office:value-type="float" office:value="45.8715596330275" calcext:value-type="float">
            <text:p>45.8715596330275</text:p>
          </table:table-cell>
          <table:table-cell table:formula="of:=(SUM([.B7];[.D7];[.F7];[.H7];[.J7];[.L7];[.N7];[.P7];[.R7])/SUM([.C7];[.E7];[.G7];[.I7];[.K7];[.M7];[.O7];[.Q7];[.S7]))*100" office:value-type="float" office:value="2.18" calcext:value-type="float">
            <text:p>2.18</text:p>
          </table:table-cell>
          <table:table-cell office:value-type="float" office:value="4" calcext:value-type="float">
            <text:p>4</text:p>
          </table:table-cell>
          <table:table-cell table:formula="of:=[.U7]/[.V7]" office:value-type="float" office:value="0.545" calcext:value-type="float">
            <text:p>0.545</text:p>
          </table:table-cell>
          <table:table-cell office:value-type="string" calcext:value-type="string">
            <text:p>FA sup</text:p>
          </table:table-cell>
          <table:table-cell table:formula="of:=SUM([.Q7];[.O7];[.M7];[.K7];[.I7];[.G7];[.E7];[.C7];[.S7])" office:value-type="float" office:value="5000" calcext:value-type="float">
            <text:p>5000</text:p>
          </table:table-cell>
          <table:table-cell table:formula="of:=1/(SUM([.B7];[.D7];[.F7];[.H7];[.J7];[.L7];[.N7];[.P7];[.R7])/SUM([.C7];[.E7];[.G7];[.I7];[.K7];[.M7];[.O7];[.Q7];[.S7])+([.AB7]/100))" office:value-type="float" office:value="38.688094451301" calcext:value-type="float">
            <text:p>38.688094451301</text:p>
          </table:table-cell>
          <table:table-cell table:formula="of:=1/(SUM([.B7];[.D7];[.F7];[.H7];[.J7];[.L7];[.N7];[.P7];[.R7])/SUM([.C7];[.E7];[.G7];[.I7];[.K7];[.M7];[.O7];[.Q7];[.S7])-([.AB7]/100))" office:value-type="float" office:value="56.3308717752459" calcext:value-type="float">
            <text:p>56.3308717752459</text:p>
          </table:table-cell>
          <table:table-cell table:formula="of:=1.96*SQRT((([.U7]/100)*(1-([.U7]/100)))/[.Y7])*100" office:value-type="float" office:value="0.404774500224508" calcext:value-type="float">
            <text:p>0.404774500224508</text:p>
          </table:table-cell>
          <table:table-cell table:formula="of:=[.AB7]/[.U7]*100" office:value-type="float" office:value="18.5676376249774" calcext:value-type="float">
            <text:p>18.567637624977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R</text:p>
          </table:table-cell>
          <table:table-cell table:formula="of:=32+30+32+32+33+30+36+34+29+31+35+35" office:value-type="float" office:value="389" calcext:value-type="float">
            <text:p>389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8];[.D8];[.F8];[.H8];[.J8];[.L8];[.N8];[.P8];[.R8])/SUM([.C8];[.E8];[.G8];[.I8];[.K8];[.M8];[.O8];[.Q8];[.S8]))" office:value-type="float" office:value="12.853470437018" calcext:value-type="float">
            <text:p>12.853470437018</text:p>
          </table:table-cell>
          <table:table-cell table:formula="of:=(SUM([.B8];[.D8];[.F8];[.H8];[.J8];[.L8];[.N8];[.P8];[.R8])/SUM([.C8];[.E8];[.G8];[.I8];[.K8];[.M8];[.O8];[.Q8];[.S8]))*100" office:value-type="float" office:value="7.78" calcext:value-type="float">
            <text:p>7.78</text:p>
          </table:table-cell>
          <table:table-cell office:value-type="float" office:value="12" calcext:value-type="float">
            <text:p>12</text:p>
          </table:table-cell>
          <table:table-cell table:formula="of:=[.U8]/[.V8]" office:value-type="float" office:value="0.648333333333333" calcext:value-type="float">
            <text:p>0.648333333333333</text:p>
          </table:table-cell>
          <table:table-cell office:value-type="string" calcext:value-type="string">
            <text:p>IR</text:p>
          </table:table-cell>
          <table:table-cell table:formula="of:=SUM([.Q8];[.O8];[.M8];[.K8];[.I8];[.G8];[.E8];[.C8];[.S8])" office:value-type="float" office:value="5000" calcext:value-type="float">
            <text:p>5000</text:p>
          </table:table-cell>
          <table:table-cell table:formula="of:=1/(SUM([.B8];[.D8];[.F8];[.H8];[.J8];[.L8];[.N8];[.P8];[.R8])/SUM([.C8];[.E8];[.G8];[.I8];[.K8];[.M8];[.O8];[.Q8];[.S8])+([.AB8]/100))" office:value-type="float" office:value="11.7337004416739" calcext:value-type="float">
            <text:p>11.7337004416739</text:p>
          </table:table-cell>
          <table:table-cell table:formula="of:=1/(SUM([.B8];[.D8];[.F8];[.H8];[.J8];[.L8];[.N8];[.P8];[.R8])/SUM([.C8];[.E8];[.G8];[.I8];[.K8];[.M8];[.O8];[.Q8];[.S8])-([.AB8]/100))" office:value-type="float" office:value="14.2095119716968" calcext:value-type="float">
            <text:p>14.2095119716968</text:p>
          </table:table-cell>
          <table:table-cell table:formula="of:=1.96*SQRT((([.U8]/100)*(1-([.U8]/100)))/[.Y8])*100" office:value-type="float" office:value="0.742460625024654" calcext:value-type="float">
            <text:p>0.742460625024654</text:p>
          </table:table-cell>
          <table:table-cell table:formula="of:=[.AB8]/[.U8]*100" office:value-type="float" office:value="9.54319569440429" calcext:value-type="float">
            <text:p>9.5431956944042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IR</text:p>
          </table:table-cell>
          <table:table-cell table:formula="of:=25+25+27+31+26+23" office:value-type="float" office:value="157" calcext:value-type="float">
            <text:p>157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9];[.D9];[.F9];[.H9];[.J9];[.L9];[.N9];[.P9];[.R9])/SUM([.C9];[.E9];[.G9];[.I9];[.K9];[.M9];[.O9];[.Q9];[.S9]))" office:value-type="float" office:value="31.8471337579618" calcext:value-type="float">
            <text:p>31.8471337579618</text:p>
          </table:table-cell>
          <table:table-cell table:formula="of:=(SUM([.B9];[.D9];[.F9];[.H9];[.J9];[.L9];[.N9];[.P9];[.R9])/SUM([.C9];[.E9];[.G9];[.I9];[.K9];[.M9];[.O9];[.Q9];[.S9]))*100" office:value-type="float" office:value="3.14" calcext:value-type="float">
            <text:p>3.14</text:p>
          </table:table-cell>
          <table:table-cell office:value-type="float" office:value="6" calcext:value-type="float">
            <text:p>6</text:p>
          </table:table-cell>
          <table:table-cell table:formula="of:=[.U9]/[.V9]" office:value-type="float" office:value="0.523333333333333" calcext:value-type="float">
            <text:p>0.523333333333333</text:p>
          </table:table-cell>
          <table:table-cell office:value-type="string" calcext:value-type="string">
            <text:p>SIR</text:p>
          </table:table-cell>
          <table:table-cell table:formula="of:=SUM([.Q9];[.O9];[.M9];[.K9];[.I9];[.G9];[.E9];[.C9];[.S9])" office:value-type="float" office:value="5000" calcext:value-type="float">
            <text:p>5000</text:p>
          </table:table-cell>
          <table:table-cell table:formula="of:=1/(SUM([.B9];[.D9];[.F9];[.H9];[.J9];[.L9];[.N9];[.P9];[.R9])/SUM([.C9];[.E9];[.G9];[.I9];[.K9];[.M9];[.O9];[.Q9];[.S9])+([.AB9]/100))" office:value-type="float" office:value="27.5983757109406" calcext:value-type="float">
            <text:p>27.5983757109406</text:p>
          </table:table-cell>
          <table:table-cell table:formula="of:=1/(SUM([.B9];[.D9];[.F9];[.H9];[.J9];[.L9];[.N9];[.P9];[.R9])/SUM([.C9];[.E9];[.G9];[.I9];[.K9];[.M9];[.O9];[.Q9];[.S9])-([.AB9]/100))" office:value-type="float" office:value="37.6421222574004" calcext:value-type="float">
            <text:p>37.6421222574004</text:p>
          </table:table-cell>
          <table:table-cell table:formula="of:=1.96*SQRT((([.U9]/100)*(1-([.U9]/100)))/[.Y9])*100" office:value-type="float" office:value="0.483401646799015" calcext:value-type="float">
            <text:p>0.483401646799015</text:p>
          </table:table-cell>
          <table:table-cell table:formula="of:=[.AB9]/[.U9]*100" office:value-type="float" office:value="15.3949569044272" calcext:value-type="float">
            <text:p>15.3949569044272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gold</text:p>
          </table:table-cell>
          <table:table-cell table:formula="of:=29+36+35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number-columns-repeated="16"/>
          <table:table-cell table:formula="of:=1/(SUM([.B10];[.D10];[.F10];[.H10];[.J10];[.L10];[.N10];[.P10];[.R10])/SUM([.C10];[.E10];[.G10];[.I10];[.K10];[.M10];[.O10];[.Q10];[.S10]))" office:value-type="float" office:value="50" calcext:value-type="float">
            <text:p>50</text:p>
          </table:table-cell>
          <table:table-cell table:formula="of:=(SUM([.B10];[.D10];[.F10];[.H10];[.J10];[.L10];[.N10];[.P10];[.R10])/SUM([.C10];[.E10];[.G10];[.I10];[.K10];[.M10];[.O10];[.Q10];[.S10]))*10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U10]/[.V10]" office:value-type="float" office:value="0.666666666666667" calcext:value-type="float">
            <text:p>0.666666666666667</text:p>
          </table:table-cell>
          <table:table-cell office:value-type="string" calcext:value-type="string">
            <text:p>gold</text:p>
          </table:table-cell>
          <table:table-cell table:formula="of:=SUM([.Q10];[.O10];[.M10];[.K10];[.I10];[.G10];[.E10];[.C10];[.S10])" office:value-type="float" office:value="5000" calcext:value-type="float">
            <text:p>5000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41.8749912320267" calcext:value-type="float">
            <text:p>41.8749912320267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62.0370562808841" calcext:value-type="float">
            <text:p>62.0370562808841</text:p>
          </table:table-cell>
          <table:table-cell table:formula="of:=1.96*SQRT((([.U10]/100)*(1-([.U10]/100)))/[.Y10])*100" office:value-type="float" office:value="0.388060201515177" calcext:value-type="float">
            <text:p>0.388060201515177</text:p>
          </table:table-cell>
          <table:table-cell table:formula="of:=[.AB10]/[.U10]*100" office:value-type="float" office:value="19.4030100757589" calcext:value-type="float">
            <text:p>19.4030100757589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https://www.youtube.com/watch?v=Nz45XuqzOgY</text:p>
          </table:table-cell>
          <table:table-cell table:number-columns-repeated="18"/>
          <table:table-cell table:style-name="Default" table:formula="of:=SUM([.U4];[.U5];[.U8:.U10])" office:value-type="float" office:value="33.24" calcext:value-type="float">
            <text:p>33.24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Paldea Evolved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09" calcext:value-type="float">
            <text:p>709</text:p>
          </table:table-cell>
          <table:table-cell office:value-type="float" office:value="5184" calcext:value-type="float">
            <text:p>5184</text:p>
          </table:table-cell>
          <table:table-cell office:value-type="float" office:value="669" calcext:value-type="float">
            <text:p>669</text:p>
          </table:table-cell>
          <table:table-cell office:value-type="float" office:value="5000" calcext:value-type="float">
            <text:p>5000</text:p>
          </table:table-cell>
          <table:table-cell table:formula="of:=6+7+6+7+5+6+3+7+5+6+5+4+4+5+4+4" office:value-type="float" office:value="84" calcext:value-type="float">
            <text:p>84</text:p>
          </table:table-cell>
          <table:table-cell office:value-type="float" office:value="627" calcext:value-type="float">
            <text:p>627</text:p>
          </table:table-cell>
          <table:table-cell office:value-type="float" office:value="82" calcext:value-type="float">
            <text:p>82</text:p>
          </table:table-cell>
          <table:table-cell office:value-type="float" office:value="645" calcext:value-type="float">
            <text:p>645</text:p>
          </table:table-cell>
          <table:table-cell table:formula="of:=[.K15]*0.1372" office:value-type="float" office:value="1097.6" calcext:value-type="float">
            <text:p>1097.6</text:p>
          </table:table-cell>
          <table:table-cell office:value-type="float" office:value="8000" calcext:value-type="float">
            <text:p>8000</text:p>
          </table:table-cell>
          <table:table-cell table:number-columns-repeated="8"/>
          <table:table-cell table:formula="of:=1/(SUM([.B15];[.D15];[.F15];[.H15];[.J15];[.L15];[.N15];[.P15];[.R15])/SUM([.C15];[.E15];[.G15];[.I15];[.K15];[.M15];[.O15];[.Q15];[.S15]))" office:value-type="float" office:value="7.36523319200485" calcext:value-type="float">
            <text:p>7.36523319200485</text:p>
          </table:table-cell>
          <table:table-cell table:formula="of:=(SUM([.B15];[.D15];[.F15];[.H15];[.J15];[.L15];[.N15];[.P15];[.R15])/SUM([.C15];[.E15];[.G15];[.I15];[.K15];[.M15];[.O15];[.Q15];[.S15]))*100" office:value-type="float" office:value="13.5773026315789" calcext:value-type="float">
            <text:p>13.5773026315789</text:p>
          </table:table-cell>
          <table:table-cell office:value-type="float" office:value="17" calcext:value-type="float">
            <text:p>17</text:p>
          </table:table-cell>
          <table:table-cell table:formula="of:=[.U15]/[.V15]" office:value-type="float" office:value="0.798664860681115" calcext:value-type="float">
            <text:p>0.798664860681115</text:p>
          </table:table-cell>
          <table:table-cell office:value-type="string" calcext:value-type="string">
            <text:p>ex</text:p>
          </table:table-cell>
          <table:table-cell table:formula="of:=SUM([.Q15];[.O15];[.M15];[.K15];[.I15];[.G15];[.E15];[.C15];[.S15])" office:value-type="float" office:value="19456" calcext:value-type="float">
            <text:p>19456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7.11306335997209" calcext:value-type="float">
            <text:p>7.11306335997209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7.63593985861417" calcext:value-type="float">
            <text:p>7.63593985861417</text:p>
          </table:table-cell>
          <table:table-cell table:formula="of:=1.96*SQRT((([.U15]/100)*(1-([.U15]/100)))/[.Y15])*100" office:value-type="float" office:value="0.481337779630946" calcext:value-type="float">
            <text:p>0.481337779630946</text:p>
          </table:table-cell>
          <table:table-cell table:formula="of:=[.AB15]/[.U15]*100" office:value-type="float" office:value="3.54516499110376" calcext:value-type="float">
            <text:p>3.54516499110376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339" calcext:value-type="float">
            <text:p>339</text:p>
          </table:table-cell>
          <table:table-cell office:value-type="float" office:value="5184" calcext:value-type="float">
            <text:p>5184</text:p>
          </table:table-cell>
          <table:table-cell office:value-type="float" office:value="328" calcext:value-type="float">
            <text:p>328</text:p>
          </table:table-cell>
          <table:table-cell office:value-type="float" office:value="5000" calcext:value-type="float">
            <text:p>5000</text:p>
          </table:table-cell>
          <table:table-cell table:formula="of:=[.F17]+[.F18]" office:value-type="float" office:value="47" calcext:value-type="float">
            <text:p>47</text:p>
          </table:table-cell>
          <table:table-cell office:value-type="float" office:value="627" calcext:value-type="float">
            <text:p>627</text:p>
          </table:table-cell>
          <table:table-cell office:value-type="float" office:value="23" calcext:value-type="float">
            <text:p>23</text:p>
          </table:table-cell>
          <table:table-cell office:value-type="float" office:value="645" calcext:value-type="float">
            <text:p>645</text:p>
          </table:table-cell>
          <table:table-cell table:formula="of:=[.K16]*0.0664" office:value-type="float" office:value="531.2" calcext:value-type="float">
            <text:p>531.2</text:p>
          </table:table-cell>
          <table:table-cell office:value-type="float" office:value="8000" calcext:value-type="float">
            <text:p>8000</text:p>
          </table:table-cell>
          <table:table-cell table:formula="of:=[.L17]+[.L18]" office:value-type="float" office:value="333" calcext:value-type="float">
            <text:p>33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6];[.D16];[.F16];[.H16];[.J16];[.L16];[.N16];[.P16];[.R16])/SUM([.C16];[.E16];[.G16];[.I16];[.K16];[.M16];[.O16];[.Q16];[.S16]))" office:value-type="float" office:value="15.273544841369" calcext:value-type="float">
            <text:p>15.273544841369</text:p>
          </table:table-cell>
          <table:table-cell table:formula="of:=(SUM([.B16];[.D16];[.F16];[.H16];[.J16];[.L16];[.N16];[.P16];[.R16])/SUM([.C16];[.E16];[.G16];[.I16];[.K16];[.M16];[.O16];[.Q16];[.S16]))*100" office:value-type="float" office:value="6.54726856395159" calcext:value-type="float">
            <text:p>6.54726856395159</text:p>
          </table:table-cell>
          <table:table-cell table:formula="of:=[.V17]+[.V18]" office:value-type="float" office:value="26" calcext:value-type="float">
            <text:p>26</text:p>
          </table:table-cell>
          <table:table-cell table:formula="of:=[.U16]/[.V16]" office:value-type="float" office:value="0.251818021690446" calcext:value-type="float">
            <text:p>0.251818021690446</text:p>
          </table:table-cell>
          <table:table-cell office:value-type="string" calcext:value-type="string">
            <text:p>FA</text:p>
          </table:table-cell>
          <table:table-cell table:formula="of:=SUM([.Q16];[.O16];[.M16];[.K16];[.I16];[.G16];[.E16];[.C16];[.S16])" office:value-type="float" office:value="24456" calcext:value-type="float">
            <text:p>24456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14.5830238787471" calcext:value-type="float">
            <text:p>14.5830238787471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16.0327099068856" calcext:value-type="float">
            <text:p>16.0327099068856</text:p>
          </table:table-cell>
          <table:table-cell table:formula="of:=1.96*SQRT((([.U16]/100)*(1-([.U16]/100)))/[.Y16])*100" office:value-type="float" office:value="0.31001980308847" calcext:value-type="float">
            <text:p>0.31001980308847</text:p>
          </table:table-cell>
          <table:table-cell table:formula="of:=[.AB16]/[.U16]*100" office:value-type="float" office:value="4.73510136418413" calcext:value-type="float">
            <text:p>4.73510136418413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mon</text:p>
          </table:table-cell>
          <table:table-cell table:formula="of:=15+10+14+13+13+9+10+13+13+13+14+12+15+13+12+11+12+12" office:value-type="float" office:value="224" calcext:value-type="float">
            <text:p>224</text:p>
          </table:table-cell>
          <table:table-cell office:value-type="float" office:value="5184" calcext:value-type="float">
            <text:p>5184</text:p>
          </table:table-cell>
          <table:table-cell office:value-type="float" office:value="220" calcext:value-type="float">
            <text:p>220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0+13+11+10+11+8+11+9+13+13+10+14+12+13+14+14+11+9" office:value-type="float" office:value="206" calcext:value-type="float">
            <text:p>206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7];[.D17];[.F17];[.H17];[.J17];[.L17];[.N17];[.P17];[.R17])/SUM([.C17];[.E17];[.G17];[.I17];[.K17];[.M17];[.O17];[.Q17];[.S17]))" office:value-type="float" office:value="23.1493411420205" calcext:value-type="float">
            <text:p>23.1493411420205</text:p>
          </table:table-cell>
          <table:table-cell table:formula="of:=(SUM([.B17];[.D17];[.F17];[.H17];[.J17];[.L17];[.N17];[.P17];[.R17])/SUM([.C17];[.E17];[.G17];[.I17];[.K17];[.M17];[.O17];[.Q17];[.S17]))*100" office:value-type="float" office:value="4.31977737018531" calcext:value-type="float">
            <text:p>4.31977737018531</text:p>
          </table:table-cell>
          <table:table-cell office:value-type="float" office:value="18" calcext:value-type="float">
            <text:p>18</text:p>
          </table:table-cell>
          <table:table-cell table:formula="of:=[.U17]/[.V17]" office:value-type="float" office:value="0.239987631676962" calcext:value-type="float">
            <text:p>0.239987631676962</text:p>
          </table:table-cell>
          <table:table-cell office:value-type="string" calcext:value-type="string">
            <text:p>FA mon</text:p>
          </table:table-cell>
          <table:table-cell table:formula="of:=SUM([.Q17];[.O17];[.M17];[.K17];[.I17];[.G17];[.E17];[.C17];[.S17])" office:value-type="float" office:value="15811" calcext:value-type="float">
            <text:p>15811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21.5671818427568" calcext:value-type="float">
            <text:p>21.5671818427568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24.9820108465439" calcext:value-type="float">
            <text:p>24.9820108465439</text:p>
          </table:table-cell>
          <table:table-cell table:formula="of:=1.96*SQRT((([.U17]/100)*(1-([.U17]/100)))/[.Y17])*100" office:value-type="float" office:value="0.316897033039256" calcext:value-type="float">
            <text:p>0.316897033039256</text:p>
          </table:table-cell>
          <table:table-cell table:formula="of:=[.AB17]/[.U17]*100" office:value-type="float" office:value="7.33595752471989" calcext:value-type="float">
            <text:p>7.33595752471989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 sup</text:p>
          </table:table-cell>
          <table:table-cell table:formula="of:=12+15+19+13+15+12+14+15" office:value-type="float" office:value="115" calcext:value-type="float">
            <text:p>115</text:p>
          </table:table-cell>
          <table:table-cell office:value-type="float" office:value="5184" calcext:value-type="float">
            <text:p>5184</text:p>
          </table:table-cell>
          <table:table-cell office:value-type="float" office:value="108" calcext:value-type="float">
            <text:p>108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627" calcext:value-type="float">
            <text:p>627</text:p>
          </table:table-cell>
          <table:table-cell table:number-columns-repeated="4"/>
          <table:table-cell table:formula="of:=16+13+16+17+15+17+16+17" office:value-type="float" office:value="127" calcext:value-type="float">
            <text:p>127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8];[.D18];[.F18];[.H18];[.J18];[.L18];[.N18];[.P18];[.R18])/SUM([.C18];[.E18];[.G18];[.I18];[.K18];[.M18];[.O18];[.Q18];[.S18]))" office:value-type="float" office:value="43.4368131868132" calcext:value-type="float">
            <text:p>43.4368131868132</text:p>
          </table:table-cell>
          <table:table-cell table:formula="of:=(SUM([.B18];[.D18];[.F18];[.H18];[.J18];[.L18];[.N18];[.P18];[.R18])/SUM([.C18];[.E18];[.G18];[.I18];[.K18];[.M18];[.O18];[.Q18];[.S18]))*100" office:value-type="float" office:value="2.30219467459364" calcext:value-type="float">
            <text:p>2.30219467459364</text:p>
          </table:table-cell>
          <table:table-cell office:value-type="float" office:value="8" calcext:value-type="float">
            <text:p>8</text:p>
          </table:table-cell>
          <table:table-cell table:formula="of:=[.U18]/[.V18]" office:value-type="float" office:value="0.287774334324205" calcext:value-type="float">
            <text:p>0.287774334324205</text:p>
          </table:table-cell>
          <table:table-cell office:value-type="string" calcext:value-type="string">
            <text:p>FA sup</text:p>
          </table:table-cell>
          <table:table-cell table:formula="of:=SUM([.Q18];[.O18];[.M18];[.K18];[.I18];[.G18];[.E18];[.C18];[.S18])" office:value-type="float" office:value="15811" calcext:value-type="float">
            <text:p>15811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39.4327171355114" calcext:value-type="float">
            <text:p>39.4327171355114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48.3459845527846" calcext:value-type="float">
            <text:p>48.3459845527846</text:p>
          </table:table-cell>
          <table:table-cell table:formula="of:=1.96*SQRT((([.U18]/100)*(1-([.U18]/100)))/[.Y18])*100" office:value-type="float" office:value="0.233770566055334" calcext:value-type="float">
            <text:p>0.233770566055334</text:p>
          </table:table-cell>
          <table:table-cell table:formula="of:=[.AB18]/[.U18]*100" office:value-type="float" office:value="10.1542484063211" calcext:value-type="float">
            <text:p>10.1542484063211</text:p>
          </table:table-cell>
          <table:table-cell/>
          <table:table-cell office:value-type="string" calcext:value-type="string">
            <text:p>ET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395" calcext:value-type="float">
            <text:p>395</text:p>
          </table:table-cell>
          <table:table-cell office:value-type="float" office:value="5184" calcext:value-type="float">
            <text:p>5184</text:p>
          </table:table-cell>
          <table:table-cell office:value-type="float" office:value="337" calcext:value-type="float">
            <text:p>337</text:p>
          </table:table-cell>
          <table:table-cell office:value-type="float" office:value="5000" calcext:value-type="float">
            <text:p>5000</text:p>
          </table:table-cell>
          <table:table-cell office:value-type="float" office:value="48" calcext:value-type="float">
            <text:p>48</text:p>
          </table:table-cell>
          <table:table-cell office:value-type="float" office:value="627" calcext:value-type="float">
            <text:p>627</text:p>
          </table:table-cell>
          <table:table-cell office:value-type="float" office:value="49" calcext:value-type="float">
            <text:p>49</text:p>
          </table:table-cell>
          <table:table-cell office:value-type="float" office:value="645" calcext:value-type="float">
            <text:p>645</text:p>
          </table:table-cell>
          <table:table-cell table:formula="of:=[.K19]*0.077" office:value-type="float" office:value="616" calcext:value-type="float">
            <text:p>616</text:p>
          </table:table-cell>
          <table:table-cell office:value-type="float" office:value="8000" calcext:value-type="float">
            <text:p>8000</text:p>
          </table:table-cell>
          <table:table-cell table:formula="of:=10+11+11+13+9+6+10+13+14+10+9+8+13+14+13+13+14+11+13+10+8+8+13+8+10+9+10+13+10+9+9+11+7+13+9+9" office:value-type="float" office:value="381" calcext:value-type="float">
            <text:p>381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19];[.D19];[.F19];[.H19];[.J19];[.L19];[.N19];[.P19];[.R19])/SUM([.C19];[.E19];[.G19];[.I19];[.K19];[.M19];[.O19];[.Q19];[.S19]))" office:value-type="float" office:value="13.3932092004381" calcext:value-type="float">
            <text:p>13.3932092004381</text:p>
          </table:table-cell>
          <table:table-cell table:formula="of:=(SUM([.B19];[.D19];[.F19];[.H19];[.J19];[.L19];[.N19];[.P19];[.R19])/SUM([.C19];[.E19];[.G19];[.I19];[.K19];[.M19];[.O19];[.Q19];[.S19]))*100" office:value-type="float" office:value="7.46647039581289" calcext:value-type="float">
            <text:p>7.46647039581289</text:p>
          </table:table-cell>
          <table:table-cell office:value-type="float" office:value="36" calcext:value-type="float">
            <text:p>36</text:p>
          </table:table-cell>
          <table:table-cell table:formula="of:=[.U19]/[.V19]" office:value-type="float" office:value="0.207401955439247" calcext:value-type="float">
            <text:p>0.207401955439247</text:p>
          </table:table-cell>
          <table:table-cell office:value-type="string" calcext:value-type="string">
            <text:p>IR</text:p>
          </table:table-cell>
          <table:table-cell table:formula="of:=SUM([.Q19];[.O19];[.M19];[.K19];[.I19];[.G19];[.E19];[.C19];[.S19])" office:value-type="float" office:value="24456" calcext:value-type="float">
            <text:p>24456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2.8272454024419" calcext:value-type="float">
            <text:p>12.8272454024419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4.0114212104852" calcext:value-type="float">
            <text:p>14.0114212104852</text:p>
          </table:table-cell>
          <table:table-cell table:formula="of:=1.96*SQRT((([.U19]/100)*(1-([.U19]/100)))/[.Y19])*100" office:value-type="float" office:value="0.329435651245579" calcext:value-type="float">
            <text:p>0.329435651245579</text:p>
          </table:table-cell>
          <table:table-cell table:formula="of:=[.AB19]/[.U19]*100" office:value-type="float" office:value="4.41220059521461" calcext:value-type="float">
            <text:p>4.41220059521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68" calcext:value-type="float">
            <text:p>168</text:p>
          </table:table-cell>
          <table:table-cell office:value-type="float" office:value="5184" calcext:value-type="float">
            <text:p>5184</text:p>
          </table:table-cell>
          <table:table-cell office:value-type="float" office:value="151" calcext:value-type="float">
            <text:p>151</text:p>
          </table:table-cell>
          <table:table-cell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office:value-type="float" office:value="627" calcext:value-type="float">
            <text:p>627</text:p>
          </table:table-cell>
          <table:table-cell office:value-type="float" office:value="31" calcext:value-type="float">
            <text:p>31</text:p>
          </table:table-cell>
          <table:table-cell office:value-type="float" office:value="645" calcext:value-type="float">
            <text:p>645</text:p>
          </table:table-cell>
          <table:table-cell table:formula="of:=[.K20]*0.0317" office:value-type="float" office:value="253.6" calcext:value-type="float">
            <text:p>253.6</text:p>
          </table:table-cell>
          <table:table-cell office:value-type="float" office:value="8000" calcext:value-type="float">
            <text:p>8000</text:p>
          </table:table-cell>
          <table:table-cell table:formula="of:=12+10+13+9+12+11+11+11+9+11+9+10+12+12+10" office:value-type="float" office:value="162" calcext:value-type="float">
            <text:p>162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20];[.D20];[.F20];[.H20];[.J20];[.L20];[.N20];[.P20];[.R20])/SUM([.C20];[.E20];[.G20];[.I20];[.K20];[.M20];[.O20];[.Q20];[.S20]))" office:value-type="float" office:value="31.2098009188361" calcext:value-type="float">
            <text:p>31.2098009188361</text:p>
          </table:table-cell>
          <table:table-cell table:formula="of:=(SUM([.B20];[.D20];[.F20];[.H20];[.J20];[.L20];[.N20];[.P20];[.R20])/SUM([.C20];[.E20];[.G20];[.I20];[.K20];[.M20];[.O20];[.Q20];[.S20]))*100" office:value-type="float" office:value="3.20412168792934" calcext:value-type="float">
            <text:p>3.20412168792934</text:p>
          </table:table-cell>
          <table:table-cell office:value-type="float" office:value="15" calcext:value-type="float">
            <text:p>15</text:p>
          </table:table-cell>
          <table:table-cell table:formula="of:=[.U20]/[.V20]" office:value-type="float" office:value="0.213608112528623" calcext:value-type="float">
            <text:p>0.213608112528623</text:p>
          </table:table-cell>
          <table:table-cell office:value-type="string" calcext:value-type="string">
            <text:p>SIR</text:p>
          </table:table-cell>
          <table:table-cell table:formula="of:=SUM([.Q20];[.O20];[.M20];[.K20];[.I20];[.G20];[.E20];[.C20];[.S20])" office:value-type="float" office:value="24456" calcext:value-type="float">
            <text:p>2445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9.1984099665857" calcext:value-type="float">
            <text:p>29.1984099665857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33.5188113755024" calcext:value-type="float">
            <text:p>33.5188113755024</text:p>
          </table:table-cell>
          <table:table-cell table:formula="of:=1.96*SQRT((([.U20]/100)*(1-([.U20]/100)))/[.Y20])*100" office:value-type="float" office:value="0.220722340031044" calcext:value-type="float">
            <text:p>0.220722340031044</text:p>
          </table:table-cell>
          <table:table-cell table:formula="of:=[.AB20]/[.U20]*100" office:value-type="float" office:value="6.88870029070855" calcext:value-type="float">
            <text:p>6.88870029070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99" calcext:value-type="float">
            <text:p>99</text:p>
          </table:table-cell>
          <table:table-cell office:value-type="float" office:value="5184" calcext:value-type="float">
            <text:p>5184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office:value-type="float" office:value="627" calcext:value-type="float">
            <text:p>627</text:p>
          </table:table-cell>
          <table:table-cell office:value-type="float" office:value="13" calcext:value-type="float">
            <text:p>13</text:p>
          </table:table-cell>
          <table:table-cell office:value-type="float" office:value="645" calcext:value-type="float">
            <text:p>645</text:p>
          </table:table-cell>
          <table:table-cell table:formula="of:=[.K21]*0.0176" office:value-type="float" office:value="140.8" calcext:value-type="float">
            <text:p>140.8</text:p>
          </table:table-cell>
          <table:table-cell office:value-type="float" office:value="8000" calcext:value-type="float">
            <text:p>8000</text:p>
          </table:table-cell>
          <table:table-cell table:formula="of:=10+10+11+9+9+10+12+11+11" office:value-type="float" office:value="93" calcext:value-type="float">
            <text:p>93</text:p>
          </table:table-cell>
          <table:table-cell office:value-type="float" office:value="5000" calcext:value-type="float">
            <text:p>5000</text:p>
          </table:table-cell>
          <table:table-cell table:number-columns-repeated="6"/>
          <table:table-cell table:formula="of:=1/(SUM([.B21];[.D21];[.F21];[.H21];[.J21];[.L21];[.N21];[.P21];[.R21])/SUM([.C21];[.E21];[.G21];[.I21];[.K21];[.M21];[.O21];[.Q21];[.S21]))" office:value-type="float" office:value="52.8435609334486" calcext:value-type="float">
            <text:p>52.8435609334486</text:p>
          </table:table-cell>
          <table:table-cell table:formula="of:=(SUM([.B21];[.D21];[.F21];[.H21];[.J21];[.L21];[.N21];[.P21];[.R21])/SUM([.C21];[.E21];[.G21];[.I21];[.K21];[.M21];[.O21];[.Q21];[.S21]))*100" office:value-type="float" office:value="1.89237814851161" calcext:value-type="float">
            <text:p>1.89237814851161</text:p>
          </table:table-cell>
          <table:table-cell office:value-type="float" office:value="9" calcext:value-type="float">
            <text:p>9</text:p>
          </table:table-cell>
          <table:table-cell table:formula="of:=[.U21]/[.V21]" office:value-type="float" office:value="0.210264238723513" calcext:value-type="float">
            <text:p>0.210264238723513</text:p>
          </table:table-cell>
          <table:table-cell office:value-type="string" calcext:value-type="string">
            <text:p>gold</text:p>
          </table:table-cell>
          <table:table-cell table:formula="of:=SUM([.Q21];[.O21];[.M21];[.K21];[.I21];[.G21];[.E21];[.C21];[.S21])" office:value-type="float" office:value="24456" calcext:value-type="float">
            <text:p>24456</text:p>
          </table:table-cell>
          <table:table-cell table:formula="of:=1/(SUM([.B21];[.D21];[.F21];[.H21];[.J21];[.L21];[.N21];[.P21];[.R21])/SUM([.C21];[.E21];[.G21];[.I21];[.K21];[.M21];[.O21];[.Q21];[.S21])+([.AB21]/100))" office:value-type="float" office:value="48.4695509807374" calcext:value-type="float">
            <text:p>48.4695509807374</text:p>
          </table:table-cell>
          <table:table-cell table:formula="of:=1/(SUM([.B21];[.D21];[.F21];[.H21];[.J21];[.L21];[.N21];[.P21];[.R21])/SUM([.C21];[.E21];[.G21];[.I21];[.K21];[.M21];[.O21];[.Q21];[.S21])-([.AB21]/100))" office:value-type="float" office:value="58.0853213489223" calcext:value-type="float">
            <text:p>58.0853213489223</text:p>
          </table:table-cell>
          <table:table-cell table:formula="of:=1.96*SQRT((([.U21]/100)*(1-([.U21]/100)))/[.Y21])*100" office:value-type="float" office:value="0.170772798352773" calcext:value-type="float">
            <text:p>0.170772798352773</text:p>
          </table:table-cell>
          <table:table-cell table:formula="of:=[.AB21]/[.U21]*100" office:value-type="float" office:value="9.0242427755303" calcext:value-type="float">
            <text:p>9.02424277553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docs.google.com/spreadsheets/d/1lleCYzLrB240fQIRhmlfrmU2dHYBQRoeR_taJnzYQFY/edit#gid=0</text:p>
          </table:table-cell>
          <table:table-cell/>
          <table:table-cell office:value-type="string" calcext:value-type="string">
            <text:p>https://www.youtube.com/watch?v=191W09Lztbw</text:p>
          </table:table-cell>
          <table:table-cell/>
          <table:table-cell office:value-type="string" calcext:value-type="string">
            <text:p>https://www.digitaltq.com/paldea-evolved-pull-rates-pokemon-tcg</text:p>
          </table:table-cell>
          <table:table-cell/>
          <table:table-cell office:value-type="string" calcext:value-type="string">
            <text:p>https://www.youtube.com/watch?v=3WsyZmYon9E</text:p>
          </table:table-cell>
          <table:table-cell/>
          <table:table-cell office:value-type="string" calcext:value-type="string">
            <text:p>https://infinite.tcgplayer.com/article/Pok%C3%A9mon-TCG-Paldea-Evolved-Pull-Rates/1b7d3e70-9542-4a50-8692-1661e2316521/</text:p>
          </table:table-cell>
          <table:table-cell/>
          <table:table-cell office:value-type="string" calcext:value-type="string">
            <text:p>https://www.youtube.com/watch?v=1RBrV-zduLA</text:p>
          </table:table-cell>
          <table:table-cell table:number-columns-repeated="8"/>
          <table:table-cell table:style-name="Default" table:formula="of:=SUM([.U15];[.U16];[.U19:.U21])" office:value-type="float" office:value="32.6875414277844" calcext:value-type="float">
            <text:p>32.6875414277844</text:p>
          </table:table-cell>
          <table:table-cell table:number-columns-repeated="17"/>
        </table:table-row>
        <table:table-row table:style-name="ro1">
          <table:table-cell table:style-name="Default" table:number-columns-repeated="24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calcext:value-type="string">
            <text:p>Scarlet and Violet</text:p>
          </table:table-cell>
          <table:table-cell table:style-name="ce1" table:number-columns-repeated="10"/>
          <table:table-cell/>
          <table:table-cell table:style-name="ce1" table:number-columns-repeated="3"/>
          <table:table-cell table:number-columns-repeated="9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table:style-name="ce21" office:value-type="string" calcext:value-type="string">
            <text:p>Pulled 8</text:p>
          </table:table-cell>
          <table:table-cell table:style-name="ce21" office:value-type="string" calcext:value-type="string">
            <text:p>packs opened 8</text:p>
          </table:table-cell>
          <table:table-cell table:style-name="ce21" office:value-type="string" calcext:value-type="string">
            <text:p>Pulled 9</text:p>
          </table:table-cell>
          <table:table-cell table:style-name="ce21"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office:value-type="string" calcext:value-type="string">
            <text:p>MoE relative to pull rate in 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</text:p>
          </table:table-cell>
          <table:table-cell table:formula="of:=[.C26]*0.1376" office:value-type="float" office:value="1100.8" calcext:value-type="float">
            <text:p>1100.8</text:p>
          </table:table-cell>
          <table:table-cell office:value-type="float" office:value="8000" calcext:value-type="float">
            <text:p>8000</text:p>
          </table:table-cell>
          <table:table-cell table:formula="of:=8+9+9+7+7+6+8+9+7+10+7+8" office:value-type="float" office:value="95" calcext:value-type="float">
            <text:p>95</text:p>
          </table:table-cell>
          <table:table-cell office:value-type="float" office:value="676" calcext:value-type="float">
            <text:p>676</text:p>
          </table:table-cell>
          <table:table-cell office:value-type="float" office:value="687" calcext:value-type="float">
            <text:p>687</text:p>
          </table:table-cell>
          <table:table-cell office:value-type="float" office:value="5184" calcext:value-type="float">
            <text:p>5184</text:p>
          </table:table-cell>
          <table:table-cell office:value-type="float" office:value="234" calcext:value-type="float">
            <text:p>234</text:p>
          </table:table-cell>
          <table:table-cell office:value-type="float" office:value="1728" calcext:value-type="float">
            <text:p>1728</text:p>
          </table:table-cell>
          <table:table-cell table:formula="of:=31+31+33+28+28+26+31+30+27+26+25+24" office:value-type="float" office:value="340" calcext:value-type="float">
            <text:p>340</text:p>
          </table:table-cell>
          <table:table-cell office:value-type="float" office:value="2520" calcext:value-type="float">
            <text:p>2520</text:p>
          </table:table-cell>
          <table:table-cell office:value-type="float" office:value="518" calcext:value-type="float">
            <text:p>518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6];[.D26];[.F26];[.H26];[.J26];[.L26];[.N26];[.P26];[.R26])/SUM([.C26];[.E26];[.G26];[.I26];[.K26];[.M26];[.O26];[.Q26];[.S26]))" office:value-type="float" office:value="7.36224421559449" calcext:value-type="float">
            <text:p>7.36224421559449</text:p>
          </table:table-cell>
          <table:table-cell table:formula="of:=(SUM([.B26];[.D26];[.F26];[.H26];[.J26];[.L26];[.N26];[.P26];[.R26])/SUM([.C26];[.E26];[.G26];[.I26];[.K26];[.M26];[.O26];[.Q26];[.S26]))*100" office:value-type="float" office:value="13.5828148417276" calcext:value-type="float">
            <text:p>13.5828148417276</text:p>
          </table:table-cell>
          <table:table-cell office:value-type="float" office:value="12" calcext:value-type="float">
            <text:p>12</text:p>
          </table:table-cell>
          <table:table-cell table:formula="of:=[.U26]/[.V26]" office:value-type="float" office:value="1.13190123681063" calcext:value-type="float">
            <text:p>1.13190123681063</text:p>
          </table:table-cell>
          <table:table-cell office:value-type="string" calcext:value-type="string">
            <text:p>ex</text:p>
          </table:table-cell>
          <table:table-cell table:formula="of:=SUM([.Q26];[.O26];[.M26];[.K26];[.I26];[.G26];[.E26];[.C26];[.S26])" office:value-type="float" office:value="22019" calcext:value-type="float">
            <text:p>22019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7.12486690803604" calcext:value-type="float">
            <text:p>7.1248669080360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7.61598393947944" calcext:value-type="float">
            <text:p>7.61598393947944</text:p>
          </table:table-cell>
          <table:table-cell table:formula="of:=1.96*SQRT((([.U26]/100)*(1-([.U26]/100)))/[.Y26])*100" office:value-type="float" office:value="0.452535051926053" calcext:value-type="float">
            <text:p>0.452535051926053</text:p>
          </table:table-cell>
          <table:table-cell table:formula="of:=[.AB26]/[.U26]*100" office:value-type="float" office:value="3.33167356839634" calcext:value-type="float">
            <text:p>3.33167356839634</text:p>
          </table:table-cell>
          <table:table-cell table:number-columns-repeated="2"/>
          <table:table-cell office:value-type="string" calcext:value-type="string">
            <text:p>ex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HR</text:p>
          </table:table-cell>
          <table:table-cell/>
        </table:table-row>
        <table:table-row table:style-name="ro1">
          <table:table-cell office:value-type="string" calcext:value-type="string">
            <text:p>FA</text:p>
          </table:table-cell>
          <table:table-cell table:formula="of:=[.C27]*0.0657" office:value-type="float" office:value="525.6" calcext:value-type="float">
            <text:p>525.6</text:p>
          </table:table-cell>
          <table:table-cell office:value-type="float" office:value="8000" calcext:value-type="float">
            <text:p>8000</text:p>
          </table:table-cell>
          <table:table-cell table:formula="of:=[.D28]+[.D29]" office:value-type="float" office:value="44" calcext:value-type="float">
            <text:p>44</text:p>
          </table:table-cell>
          <table:table-cell office:value-type="float" office:value="676" calcext:value-type="float">
            <text:p>676</text:p>
          </table:table-cell>
          <table:table-cell office:value-type="float" office:value="348" calcext:value-type="float">
            <text:p>348</text:p>
          </table:table-cell>
          <table:table-cell office:value-type="float" office:value="5184" calcext:value-type="float">
            <text:p>5184</text:p>
          </table:table-cell>
          <table:table-cell office:value-type="float" office:value="112" calcext:value-type="float">
            <text:p>112</text:p>
          </table:table-cell>
          <table:table-cell office:value-type="float" office:value="1728" calcext:value-type="float">
            <text:p>1728</text:p>
          </table:table-cell>
          <table:table-cell table:formula="of:=[.J28]+[.J29]" office:value-type="float" office:value="166" calcext:value-type="float">
            <text:p>166</text:p>
          </table:table-cell>
          <table:table-cell office:value-type="float" office:value="2520" calcext:value-type="float">
            <text:p>2520</text:p>
          </table:table-cell>
          <table:table-cell office:value-type="float" office:value="255" calcext:value-type="float">
            <text:p>255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7];[.D27];[.F27];[.H27];[.J27];[.L27];[.N27];[.P27];[.R27])/SUM([.C27];[.E27];[.G27];[.I27];[.K27];[.M27];[.O27];[.Q27];[.S27]))" office:value-type="float" office:value="15.0959824489236" calcext:value-type="float">
            <text:p>15.0959824489236</text:p>
          </table:table-cell>
          <table:table-cell table:formula="of:=(SUM([.B27];[.D27];[.F27];[.H27];[.J27];[.L27];[.N27];[.P27];[.R27])/SUM([.C27];[.E27];[.G27];[.I27];[.K27];[.M27];[.O27];[.Q27];[.S27]))*100" office:value-type="float" office:value="6.62427903174531" calcext:value-type="float">
            <text:p>6.62427903174531</text:p>
          </table:table-cell>
          <table:table-cell office:value-type="float" office:value="20" calcext:value-type="float">
            <text:p>20</text:p>
          </table:table-cell>
          <table:table-cell table:formula="of:=[.U27]/[.V27]" office:value-type="float" office:value="0.331213951587266" calcext:value-type="float">
            <text:p>0.331213951587266</text:p>
          </table:table-cell>
          <table:table-cell office:value-type="string" calcext:value-type="string">
            <text:p>FA</text:p>
          </table:table-cell>
          <table:table-cell table:formula="of:=SUM([.Q27];[.O27];[.M27];[.K27];[.I27];[.G27];[.E27];[.C27];[.S27])" office:value-type="float" office:value="22019" calcext:value-type="float">
            <text:p>22019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14.3827252947628" calcext:value-type="float">
            <text:p>14.3827252947628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5.8836734819638" calcext:value-type="float">
            <text:p>15.8836734819638</text:p>
          </table:table-cell>
          <table:table-cell table:formula="of:=1.96*SQRT((([.U27]/100)*(1-([.U27]/100)))/[.Y27])*100" office:value-type="float" office:value="0.328506198492872" calcext:value-type="float">
            <text:p>0.328506198492872</text:p>
          </table:table-cell>
          <table:table-cell table:formula="of:=[.AB27]/[.U27]*100" office:value-type="float" office:value="4.95912380681102" calcext:value-type="float">
            <text:p>4.95912380681102</text:p>
          </table:table-cell>
          <table:table-cell/>
          <table:table-cell office:value-type="string" calcext:value-type="string">
            <text:p>Box 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3+2+4+2+3+2+3+3+3+2" office:value-type="float" office:value="27" calcext:value-type="float">
            <text:p>27</text:p>
          </table:table-cell>
          <table:table-cell office:value-type="float" office:value="676" calcext:value-type="float">
            <text:p>676</text:p>
          </table:table-cell>
          <table:table-cell table:formula="of:=17+20+18+19+17+20+14+22+19+14+19+20" office:value-type="float" office:value="219" calcext:value-type="float">
            <text:p>21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9+5+12+5+16+5+2+5+4+7+11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63" calcext:value-type="float">
            <text:p>16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8];[.D28];[.F28];[.H28];[.J28];[.L28];[.N28];[.P28];[.R28])/SUM([.C28];[.E28];[.G28];[.I28];[.K28];[.M28];[.O28];[.Q28];[.S28]))" office:value-type="float" office:value="24.1948818897638" calcext:value-type="float">
            <text:p>24.1948818897638</text:p>
          </table:table-cell>
          <table:table-cell table:formula="of:=(SUM([.B28];[.D28];[.F28];[.H28];[.J28];[.L28];[.N28];[.P28];[.R28])/SUM([.C28];[.E28];[.G28];[.I28];[.K28];[.M28];[.O28];[.Q28];[.S28]))*100" office:value-type="float" office:value="4.13310552436742" calcext:value-type="float">
            <text:p>4.13310552436742</text:p>
          </table:table-cell>
          <table:table-cell office:value-type="float" office:value="12" calcext:value-type="float">
            <text:p>12</text:p>
          </table:table-cell>
          <table:table-cell table:formula="of:=[.U28]/[.V28]" office:value-type="float" office:value="0.344425460363952" calcext:value-type="float">
            <text:p>0.344425460363952</text:p>
          </table:table-cell>
          <table:table-cell office:value-type="string" calcext:value-type="string">
            <text:p>FA mon</text:p>
          </table:table-cell>
          <table:table-cell table:formula="of:=SUM([.Q28];[.O28];[.M28];[.K28];[.I28];[.G28];[.E28];[.C28];[.S28])" office:value-type="float" office:value="12291" calcext:value-type="float">
            <text:p>12291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2.2964530406861" calcext:value-type="float">
            <text:p>22.2964530406861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26.446681443882" calcext:value-type="float">
            <text:p>26.446681443882</text:p>
          </table:table-cell>
          <table:table-cell table:formula="of:=1.96*SQRT((([.U28]/100)*(1-([.U28]/100)))/[.Y28])*100" office:value-type="float" office:value="0.351912779553935" calcext:value-type="float">
            <text:p>0.351912779553935</text:p>
          </table:table-cell>
          <table:table-cell table:formula="of:=[.AB28]/[.U28]*100" office:value-type="float" office:value="8.51448813680594" calcext:value-type="float">
            <text:p>8.51448813680594</text:p>
          </table:table-cell>
          <table:table-cell/>
          <table:table-cell office:value-type="string" calcext:value-type="string">
            <text:p>Box 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moved from box data as outlier</text:p>
          </table:table-cell>
        </table:table-row>
        <table:table-row table:style-name="ro1">
          <table:table-cell office:value-type="string" calcext:value-type="string">
            <text:p>FA sup</text:p>
          </table:table-cell>
          <table:table-cell table:number-columns-repeated="2"/>
          <table:table-cell table:formula="of:=2+1+1+2+3+2+4+2" office:value-type="float" office:value="17" calcext:value-type="float">
            <text:p>17</text:p>
          </table:table-cell>
          <table:table-cell office:value-type="float" office:value="676" calcext:value-type="float">
            <text:p>676</text:p>
          </table:table-cell>
          <table:table-cell table:formula="of:=[.F27]-[.F28]" office:value-type="float" office:value="129" calcext:value-type="float">
            <text:p>129</text:p>
          </table:table-cell>
          <table:table-cell office:value-type="float" office:value="5184" calcext:value-type="float">
            <text:p>5184</text:p>
          </table:table-cell>
          <table:table-cell table:number-columns-repeated="2"/>
          <table:table-cell table:formula="of:=11+11+7+7+9+7+11+11" office:value-type="float" office:value="74" calcext:value-type="float">
            <text:p>74</text:p>
          </table:table-cell>
          <table:table-cell office:value-type="float" office:value="2520" calcext:value-type="float">
            <text:p>2520</text:p>
          </table:table-cell>
          <table:table-cell office:value-type="float" office:value="92" calcext:value-type="float">
            <text:p>92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29];[.D29];[.F29];[.H29];[.J29];[.L29];[.N29];[.P29];[.R29])/SUM([.C29];[.E29];[.G29];[.I29];[.K29];[.M29];[.O29];[.Q29];[.S29]))" office:value-type="float" office:value="39.2683706070288" calcext:value-type="float">
            <text:p>39.2683706070288</text:p>
          </table:table-cell>
          <table:table-cell table:formula="of:=(SUM([.B29];[.D29];[.F29];[.H29];[.J29];[.L29];[.N29];[.P29];[.R29])/SUM([.C29];[.E29];[.G29];[.I29];[.K29];[.M29];[.O29];[.Q29];[.S29]))*100" office:value-type="float" office:value="2.5465787974941" calcext:value-type="float">
            <text:p>2.5465787974941</text:p>
          </table:table-cell>
          <table:table-cell office:value-type="float" office:value="8" calcext:value-type="float">
            <text:p>8</text:p>
          </table:table-cell>
          <table:table-cell table:formula="of:=[.U29]/[.V29]" office:value-type="float" office:value="0.318322349686763" calcext:value-type="float">
            <text:p>0.318322349686763</text:p>
          </table:table-cell>
          <table:table-cell office:value-type="string" calcext:value-type="string">
            <text:p>FA sup</text:p>
          </table:table-cell>
          <table:table-cell table:formula="of:=SUM([.Q29];[.O29];[.M29];[.K29];[.I29];[.G29];[.E29];[.C29];[.S29])" office:value-type="float" office:value="12291" calcext:value-type="float">
            <text:p>12291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35.3971273174683" calcext:value-type="float">
            <text:p>35.3971273174683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44.0903580275833" calcext:value-type="float">
            <text:p>44.0903580275833</text:p>
          </table:table-cell>
          <table:table-cell table:formula="of:=1.96*SQRT((([.U29]/100)*(1-([.U29]/100)))/[.Y29])*100" office:value-type="float" office:value="0.278509213268019" calcext:value-type="float">
            <text:p>0.278509213268019</text:p>
          </table:table-cell>
          <table:table-cell table:formula="of:=[.AB29]/[.U29]*100" office:value-type="float" office:value="10.9366030040806" calcext:value-type="float">
            <text:p>10.9366030040806</text:p>
          </table:table-cell>
          <table:table-cell/>
          <table:table-cell office:value-type="string" calcext:value-type="string">
            <text:p>ETB 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 pack scam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table:formula="of:=[.C30]*0.0767" office:value-type="float" office:value="613.6" calcext:value-type="float">
            <text:p>613.6</text:p>
          </table:table-cell>
          <table:table-cell office:value-type="float" office:value="8000" calcext:value-type="float">
            <text:p>8000</text:p>
          </table:table-cell>
          <table:table-cell table:formula="of:=1+3+5+2+2+2+2+1+2+3+1+3+1+3+2+4+2+2+2+4+2+3" office:value-type="float" office:value="52" calcext:value-type="float">
            <text:p>52</text:p>
          </table:table-cell>
          <table:table-cell office:value-type="float" office:value="676" calcext:value-type="float">
            <text:p>676</text:p>
          </table:table-cell>
          <table:table-cell office:value-type="float" office:value="396" calcext:value-type="float">
            <text:p>396</text:p>
          </table:table-cell>
          <table:table-cell office:value-type="float" office:value="5184" calcext:value-type="float">
            <text:p>5184</text:p>
          </table:table-cell>
          <table:table-cell office:value-type="float" office:value="130" calcext:value-type="float">
            <text:p>130</text:p>
          </table:table-cell>
          <table:table-cell office:value-type="float" office:value="1728" calcext:value-type="float">
            <text:p>1728</text:p>
          </table:table-cell>
          <table:table-cell table:formula="of:=12+14+12+11+7+12+13+9+9+5+11+9+10+10+7+11+5+7+5+5+11+4+4+7" office:value-type="float" office:value="210" calcext:value-type="float">
            <text:p>210</text:p>
          </table:table-cell>
          <table:table-cell office:value-type="float" office:value="2520" calcext:value-type="float">
            <text:p>2520</text:p>
          </table:table-cell>
          <table:table-cell office:value-type="float" office:value="290" calcext:value-type="float">
            <text:p>290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0];[.D30];[.F30];[.H30];[.J30];[.L30];[.N30];[.P30];[.R30])/SUM([.C30];[.E30];[.G30];[.I30];[.K30];[.M30];[.O30];[.Q30];[.S30]))" office:value-type="float" office:value="12.9706644674835" calcext:value-type="float">
            <text:p>12.9706644674835</text:p>
          </table:table-cell>
          <table:table-cell table:formula="of:=(SUM([.B30];[.D30];[.F30];[.H30];[.J30];[.L30];[.N30];[.P30];[.R30])/SUM([.C30];[.E30];[.G30];[.I30];[.K30];[.M30];[.O30];[.Q30];[.S30]))*100" office:value-type="float" office:value="7.70970525455289" calcext:value-type="float">
            <text:p>7.70970525455289</text:p>
          </table:table-cell>
          <table:table-cell office:value-type="float" office:value="24" calcext:value-type="float">
            <text:p>24</text:p>
          </table:table-cell>
          <table:table-cell table:formula="of:=[.U30]/[.V30]" office:value-type="float" office:value="0.321237718939704" calcext:value-type="float">
            <text:p>0.321237718939704</text:p>
          </table:table-cell>
          <table:table-cell office:value-type="string" calcext:value-type="string">
            <text:p>IR</text:p>
          </table:table-cell>
          <table:table-cell table:formula="of:=SUM([.Q30];[.O30];[.M30];[.K30];[.I30];[.G30];[.E30];[.C30];[.S30])" office:value-type="float" office:value="22019" calcext:value-type="float">
            <text:p>22019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12.4038100799109" calcext:value-type="float">
            <text:p>12.403810079910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13.5918104998104" calcext:value-type="float">
            <text:p>13.5918104998104</text:p>
          </table:table-cell>
          <table:table-cell table:formula="of:=1.96*SQRT((([.U30]/100)*(1-([.U30]/100)))/[.Y30])*100" office:value-type="float" office:value="0.352333696040127" calcext:value-type="float">
            <text:p>0.352333696040127</text:p>
          </table:table-cell>
          <table:table-cell table:formula="of:=[.AB30]/[.U30]*100" office:value-type="float" office:value="4.57000215192481" calcext:value-type="float">
            <text:p>4.57000215192481</text:p>
          </table:table-cell>
          <table:table-cell/>
          <table:table-cell office:value-type="string" calcext:value-type="string">
            <text:p>ETB 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R</text:p>
          </table:table-cell>
          <table:table-cell table:formula="of:=[.C31]*0.0315" office:value-type="float" office:value="252" calcext:value-type="float">
            <text:p>252</text:p>
          </table:table-cell>
          <table:table-cell office:value-type="float" office:value="8000" calcext:value-type="float">
            <text:p>8000</text:p>
          </table:table-cell>
          <table:table-cell table:formula="of:=3+1+2+3+1+5+3+1+1+1" office:value-type="float" office:value="21" calcext:value-type="float">
            <text:p>21</text:p>
          </table:table-cell>
          <table:table-cell office:value-type="float" office:value="676" calcext:value-type="float">
            <text:p>676</text:p>
          </table:table-cell>
          <table:table-cell office:value-type="float" office:value="172" calcext:value-type="float">
            <text:p>172</text:p>
          </table:table-cell>
          <table:table-cell office:value-type="float" office:value="5184" calcext:value-type="float">
            <text:p>5184</text:p>
          </table:table-cell>
          <table:table-cell office:value-type="float" office:value="52" calcext:value-type="float">
            <text:p>52</text:p>
          </table:table-cell>
          <table:table-cell office:value-type="float" office:value="1728" calcext:value-type="float">
            <text:p>1728</text:p>
          </table:table-cell>
          <table:table-cell table:formula="of:=14+11+12+12+9+4+11+7+7+5" office:value-type="float" office:value="92" calcext:value-type="float">
            <text:p>92</text:p>
          </table:table-cell>
          <table:table-cell office:value-type="float" office:value="2520" calcext:value-type="float">
            <text:p>2520</text:p>
          </table:table-cell>
          <table:table-cell office:value-type="float" office:value="123" calcext:value-type="float">
            <text:p>123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1];[.D31];[.F31];[.H31];[.J31];[.L31];[.N31];[.P31];[.R31])/SUM([.C31];[.E31];[.G31];[.I31];[.K31];[.M31];[.O31];[.Q31];[.S31]))" office:value-type="float" office:value="30.8389355742297" calcext:value-type="float">
            <text:p>30.8389355742297</text:p>
          </table:table-cell>
          <table:table-cell table:formula="of:=(SUM([.B31];[.D31];[.F31];[.H31];[.J31];[.L31];[.N31];[.P31];[.R31])/SUM([.C31];[.E31];[.G31];[.I31];[.K31];[.M31];[.O31];[.Q31];[.S31]))*100" office:value-type="float" office:value="3.24265407148372" calcext:value-type="float">
            <text:p>3.24265407148372</text:p>
          </table:table-cell>
          <table:table-cell office:value-type="float" office:value="12" calcext:value-type="float">
            <text:p>12</text:p>
          </table:table-cell>
          <table:table-cell table:formula="of:=[.U31]/[.V31]" office:value-type="float" office:value="0.270221172623643" calcext:value-type="float">
            <text:p>0.270221172623643</text:p>
          </table:table-cell>
          <table:table-cell office:value-type="string" calcext:value-type="string">
            <text:p>SIR</text:p>
          </table:table-cell>
          <table:table-cell table:formula="of:=SUM([.Q31];[.O31];[.M31];[.K31];[.I31];[.G31];[.E31];[.C31];[.S31])" office:value-type="float" office:value="22019" calcext:value-type="float">
            <text:p>22019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28.7635828444596" calcext:value-type="float">
            <text:p>28.7635828444596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33.2370589736511" calcext:value-type="float">
            <text:p>33.2370589736511</text:p>
          </table:table-cell>
          <table:table-cell table:formula="of:=1.96*SQRT((([.U31]/100)*(1-([.U31]/100)))/[.Y31])*100" office:value-type="float" office:value="0.233964280991857" calcext:value-type="float">
            <text:p>0.233964280991857</text:p>
          </table:table-cell>
          <table:table-cell table:formula="of:=[.AB31]/[.U31]*100" office:value-type="float" office:value="7.21520938817887" calcext:value-type="float">
            <text:p>7.21520938817887</text:p>
          </table:table-cell>
          <table:table-cell table:number-columns-repeated="2"/>
          <table:table-cell table:formula="of:=SUM([.AF27:.AF30])" office:value-type="float" office:value="16" calcext:value-type="float">
            <text:p>16</text:p>
          </table:table-cell>
          <table:table-cell table:formula="of:=SUM([.AG27:.AG30])" office:value-type="float" office:value="7" calcext:value-type="float">
            <text:p>7</text:p>
          </table:table-cell>
          <table:table-cell table:formula="of:=SUM([.AH27:.AH30])" office:value-type="float" office:value="1" calcext:value-type="float">
            <text:p>1</text:p>
          </table:table-cell>
          <table:table-cell table:formula="of:=SUM([.AI27:.AI30])" office:value-type="float" office:value="6" calcext:value-type="float">
            <text:p>6</text:p>
          </table:table-cell>
          <table:table-cell table:formula="of:=SUM([.AJ27:.AJ30])" office:value-type="float" office:value="2" calcext:value-type="float">
            <text:p>2</text:p>
          </table:table-cell>
          <table:table-cell table:formula="of:=SUM([.AK27:.AK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 table:formula="of:=[.C32]*0.0185" office:value-type="float" office:value="148" calcext:value-type="float">
            <text:p>148</text:p>
          </table:table-cell>
          <table:table-cell office:value-type="float" office:value="8000" calcext:value-type="float">
            <text:p>8000</text:p>
          </table:table-cell>
          <table:table-cell table:formula="of:=3+2+4+2+2"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93" calcext:value-type="float">
            <text:p>93</text:p>
          </table:table-cell>
          <table:table-cell office:value-type="float" office:value="5184" calcext:value-type="float">
            <text:p>5184</text:p>
          </table:table-cell>
          <table:table-cell office:value-type="float" office:value="32" calcext:value-type="float">
            <text:p>32</text:p>
          </table:table-cell>
          <table:table-cell office:value-type="float" office:value="1728" calcext:value-type="float">
            <text:p>1728</text:p>
          </table:table-cell>
          <table:table-cell table:formula="of:=11+10+5+10+4+11" office:value-type="float" office:value="51" calcext:value-type="float">
            <text:p>51</text:p>
          </table:table-cell>
          <table:table-cell office:value-type="float" office:value="2520" calcext:value-type="float">
            <text:p>2520</text:p>
          </table:table-cell>
          <table:table-cell office:value-type="float" office:value="74" calcext:value-type="float">
            <text:p>74</text:p>
          </table:table-cell>
          <table:table-cell table:formula="of:=36*106" office:value-type="float" office:value="3816" calcext:value-type="float">
            <text:p>3816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table:formula="of:=1/(SUM([.B32];[.D32];[.F32];[.H32];[.J32];[.L32];[.N32];[.P32];[.R32])/SUM([.C32];[.E32];[.G32];[.I32];[.K32];[.M32];[.O32];[.Q32];[.S32]))" office:value-type="float" office:value="53.4441747572816" calcext:value-type="float">
            <text:p>53.4441747572816</text:p>
          </table:table-cell>
          <table:table-cell table:formula="of:=(SUM([.B32];[.D32];[.F32];[.H32];[.J32];[.L32];[.N32];[.P32];[.R32])/SUM([.C32];[.E32];[.G32];[.I32];[.K32];[.M32];[.O32];[.Q32];[.S32]))*100" office:value-type="float" office:value="1.87111131295699" calcext:value-type="float">
            <text:p>1.87111131295699</text:p>
          </table:table-cell>
          <table:table-cell office:value-type="float" office:value="6" calcext:value-type="float">
            <text:p>6</text:p>
          </table:table-cell>
          <table:table-cell table:formula="of:=[.U32]/[.V32]" office:value-type="float" office:value="0.311851885492832" calcext:value-type="float">
            <text:p>0.311851885492832</text:p>
          </table:table-cell>
          <table:table-cell office:value-type="string" calcext:value-type="string">
            <text:p>gold</text:p>
          </table:table-cell>
          <table:table-cell table:formula="of:=SUM([.Q32];[.O32];[.M32];[.K32];[.I32];[.G32];[.E32];[.C32];[.S32])" office:value-type="float" office:value="22019" calcext:value-type="float">
            <text:p>22019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48.7783050320813" calcext:value-type="float">
            <text:p>48.7783050320813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59.0970831776293" calcext:value-type="float">
            <text:p>59.0970831776293</text:p>
          </table:table-cell>
          <table:table-cell table:formula="of:=1.96*SQRT((([.U32]/100)*(1-([.U32]/100)))/[.Y32])*100" office:value-type="float" office:value="0.178980422174649" calcext:value-type="float">
            <text:p>0.178980422174649</text:p>
          </table:table-cell>
          <table:table-cell table:formula="of:=[.AB32]/[.U32]*100" office:value-type="float" office:value="9.56546096083398" calcext:value-type="float">
            <text:p>9.5654609608339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ttps://infinite.tcgplayer.com/article/Pok%C3%A9mon-TCG-Scarlet-Violet-Pull-Rates/a7702fce-dd64-4a58-beb1-0f871c853215/</text:p>
          </table:table-cell>
          <table:table-cell/>
          <table:table-cell office:value-type="string" calcext:value-type="string">
            <text:p>https://www.digitaltq.com/scarlet-violet-pull-rates-pokemon-tcg</text:p>
          </table:table-cell>
          <table:table-cell/>
          <table:table-cell office:value-type="string" calcext:value-type="string">
            <text:p>https://docs.google.com/spreadsheets/d/1m54FjtmrbYOqq8U0yWB37eSeFLRQzc1JjvrCwyka20A/edit#gid=0</text:p>
          </table:table-cell>
          <table:table-cell/>
          <table:table-cell office:value-type="string" calcext:value-type="string">
            <text:p>https://www.instagram.com/p/CqMMozxPrRW/</text:p>
          </table:table-cell>
          <table:table-cell/>
          <table:table-cell office:value-type="string" calcext:value-type="string">
            <text:p>https://www.youtube.com/watch?v=qkuzNAqfpp8</text:p>
          </table:table-cell>
          <table:table-cell/>
          <table:table-cell office:value-type="string" calcext:value-type="string">
            <text:p>https://docs.google.com/spreadsheets/d/11OPm9ftkCD-RUnf7O5wuvphS0_IKLk3ijV3aSPgkm7Y/edit#gid=1842285116</text:p>
          </table:table-cell>
          <table:table-cell/>
          <table:table-cell office:value-type="string" calcext:value-type="string">
            <text:p>psy</text:p>
          </table:table-cell>
          <table:table-cell table:number-columns-repeated="6"/>
          <table:table-cell table:style-name="Default" table:formula="of:=SUM([.U26];[.U27];[.U30:.U32])" office:value-type="float" office:value="33.0305645124665" calcext:value-type="float">
            <text:p>33.0305645124665</text:p>
          </table:table-cell>
          <table:table-cell table:number-columns-repeated="17"/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7"/>
          <table:table-cell table:style-name="ce21" table:number-columns-repeated="3"/>
          <table:table-cell table:number-columns-repeated="2"/>
          <table:table-cell table:formula="of:=21/186" office:value-type="float" office:value="0.112903225806452" calcext:value-type="float">
            <text:p>0.112903225806452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 office:value-type="string" calcext:value-type="string">
            <text:p>ex per box</text:p>
          </table:table-cell>
          <table:table-cell table:style-name="Default"/>
          <table:table-cell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E36]" office:value-type="float" office:value="3" calcext:value-type="float">
            <text:p>3</text:p>
          </table:table-cell>
          <table:table-cell table:formula="of:=[.F36]" office:value-type="float" office:value="4" calcext:value-type="float">
            <text:p>4</text:p>
          </table:table-cell>
          <table:table-cell table:formula="of:=[.G36]" office:value-type="float" office:value="5" calcext:value-type="float">
            <text:p>5</text:p>
          </table:table-cell>
          <table:table-cell table:formula="of:=[.H36]" office:value-type="float" office:value="6" calcext:value-type="float">
            <text:p>6</text:p>
          </table:table-cell>
          <table:table-cell office:value-type="string" calcext:value-type="string">
            <text:p>difference</text:p>
          </table:table-cell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1/[.$B$48]*[.B37]" office:value-type="float" office:value="0" calcext:value-type="float">
            <text:p>0</text:p>
          </table:table-cell>
          <table:table-cell table:formula="of:=1/[.$B$48]*[.C37]" office:value-type="float" office:value="0" calcext:value-type="float">
            <text:p>0</text:p>
          </table:table-cell>
          <table:table-cell table:formula="of:=1/[.$B$48]*[.D37]" office:value-type="float" office:value="0" calcext:value-type="float">
            <text:p>0</text:p>
          </table:table-cell>
          <table:table-cell table:formula="of:=1/[.$B$48]*[.E37]" office:value-type="float" office:value="0.00934579439252336" calcext:value-type="float">
            <text:p>0.00934579439252336</text:p>
          </table:table-cell>
          <table:table-cell table:formula="of:=1/[.$B$48]*[.F37]" office:value-type="float" office:value="0.177570093457944" calcext:value-type="float">
            <text:p>0.177570093457944</text:p>
          </table:table-cell>
          <table:table-cell table:formula="of:=1/[.$B$48]*[.G37]" office:value-type="float" office:value="0.728971962616822" calcext:value-type="float">
            <text:p>0.728971962616822</text:p>
          </table:table-cell>
          <table:table-cell table:formula="of:=1/[.$B$48]*[.H37]" office:value-type="float" office:value="0.0841121495327103" calcext:value-type="float">
            <text:p>0.0841121495327103</text:p>
          </table:table-cell>
          <table:table-cell table:formula="of:=([.U26]-13.57442348)/100" office:value-type="float" office:value="0.0000839136172760036" calcext:value-type="float">
            <text:p>8.39136172760036E-05</text:p>
          </table:table-cell>
          <table:table-cell table:style-name="ce21" table:formula="of:=[.P37]*36" office:value-type="float" office:value="0.00302089022193613" calcext:value-type="float">
            <text:p>0.00302089022193613</text:p>
          </table:table-cell>
          <table:table-cell table:style-name="ce21" table:formula="of:=[.Q37]/3" office:value-type="float" office:value="0.00100696340731204" calcext:value-type="float">
            <text:p>0.00100696340731204</text:p>
          </table:table-cell>
          <table:table-cell table:style-name="ce21" table:formula="of:=[.L37]-[.R37]" office:value-type="float" office:value="0.00833883098521132" calcext:value-type="float">
            <text:p>0.00833883098521132</text:p>
          </table:table-cell>
          <table:table-cell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FA per box</text:p>
          </table:table-cell>
          <table:table-cell table:style-name="Default"/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D38]" office:value-type="float" office:value="2" calcext:value-type="float">
            <text:p>2</text:p>
          </table:table-cell>
          <table:table-cell table:formula="of:=[.E38]" office:value-type="float" office:value="3" calcext:value-type="float">
            <text:p>3</text:p>
          </table:table-cell>
          <table:table-cell table:formula="of:=[.F38]" office:value-type="float" office:value="4" calcext:value-type="float">
            <text:p>4</text:p>
          </table:table-cell>
          <table:table-cell table:number-columns-repeated="3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2"/>
          <table:table-cell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B$48]*[.B39]" office:value-type="float" office:value="0" calcext:value-type="float">
            <text:p>0</text:p>
          </table:table-cell>
          <table:table-cell table:formula="of:=1/[.$B$48]*[.C39]" office:value-type="float" office:value="0" calcext:value-type="float">
            <text:p>0</text:p>
          </table:table-cell>
          <table:table-cell table:formula="of:=1/[.$B$48]*[.D39]" office:value-type="float" office:value="0.616822429906542" calcext:value-type="float">
            <text:p>0.616822429906542</text:p>
          </table:table-cell>
          <table:table-cell table:formula="of:=1/[.$B$48]*[.E39]" office:value-type="float" office:value="0.355140186915888" calcext:value-type="float">
            <text:p>0.355140186915888</text:p>
          </table:table-cell>
          <table:table-cell table:formula="of:=1/[.$B$48]*[.F39]" office:value-type="float" office:value="0.0280373831775701" calcext:value-type="float">
            <text:p>0.0280373831775701</text:p>
          </table:table-cell>
          <table:table-cell table:formula="of:=1/[.$B$48]*[.G39]" office:value-type="float" office:value="0" calcext:value-type="float">
            <text:p>0</text:p>
          </table:table-cell>
          <table:table-cell table:formula="of:=1/[.$B$48]*[.H39]" office:value-type="float" office:value="0" calcext:value-type="float">
            <text:p>0</text:p>
          </table:table-cell>
          <table:table-cell table:formula="of:=([.U27]-6.682389937)/100" office:value-type="float" office:value="-0.0005811090525469" calcext:value-type="float">
            <text:p>-0.0005811090525469</text:p>
          </table:table-cell>
          <table:table-cell table:style-name="ce21" table:formula="of:=[.P39]*36" office:value-type="float" office:value="-0.0209199258916884" calcext:value-type="float">
            <text:p>-0.0209199258916884</text:p>
          </table:table-cell>
          <table:table-cell table:style-name="ce21" table:formula="of:=[.Q39]/2" office:value-type="float" office:value="-0.0104599629458442" calcext:value-type="float">
            <text:p>-0.0104599629458442</text:p>
          </table:table-cell>
          <table:table-cell table:style-name="ce21" table:formula="of:=[.K39]-[.R39]" office:value-type="float" office:value="0.627282392852386" calcext:value-type="float">
            <text:p>0.62728239285238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R per b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3" calcext:value-type="float">
            <text:p>3</text:p>
          </table:table-cell>
          <table:table-cell table:formula="of:=[.F40]" office:value-type="float" office:value="4" calcext:value-type="float">
            <text:p>4</text:p>
          </table:table-cell>
          <table:table-cell table:formula="of:=[.G40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 table:number-columns-repeated="3"/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1/[.$B$48]*[.B41]" office:value-type="float" office:value="0" calcext:value-type="float">
            <text:p>0</text:p>
          </table:table-cell>
          <table:table-cell table:formula="of:=1/[.$B$48]*[.C41]" office:value-type="float" office:value="0" calcext:value-type="float">
            <text:p>0</text:p>
          </table:table-cell>
          <table:table-cell table:formula="of:=1/[.$B$48]*[.D41]" office:value-type="float" office:value="0.271028037383178" calcext:value-type="float">
            <text:p>0.271028037383178</text:p>
          </table:table-cell>
          <table:table-cell table:formula="of:=1/[.$B$48]*[.E41]" office:value-type="float" office:value="0.719626168224299" calcext:value-type="float">
            <text:p>0.719626168224299</text:p>
          </table:table-cell>
          <table:table-cell table:formula="of:=1/[.$B$48]*[.F41]" office:value-type="float" office:value="0.00934579439252336" calcext:value-type="float">
            <text:p>0.00934579439252336</text:p>
          </table:table-cell>
          <table:table-cell table:formula="of:=1/[.$B$48]*[.G41]" office:value-type="float" office:value="0" calcext:value-type="float">
            <text:p>0</text:p>
          </table:table-cell>
          <table:table-cell table:formula="of:=1/[.$B$48]*[.H41]" office:value-type="float" office:value="0" calcext:value-type="float">
            <text:p>0</text:p>
          </table:table-cell>
          <table:table-cell table:formula="of:=([.U30]-7.599580713)/100" office:value-type="float" office:value="0.00110124541552886" calcext:value-type="float">
            <text:p>0.00110124541552886</text:p>
          </table:table-cell>
          <table:table-cell table:style-name="ce21" table:formula="of:=[.P41]*36" office:value-type="float" office:value="0.039644834959039" calcext:value-type="float">
            <text:p>0.039644834959039</text:p>
          </table:table-cell>
          <table:table-cell table:style-name="ce21" table:formula="of:=[.Q41]/2" office:value-type="float" office:value="0.0198224174795195" calcext:value-type="float">
            <text:p>0.0198224174795195</text:p>
          </table:table-cell>
          <table:table-cell table:style-name="ce21" table:formula="of:=[.K41]-[.R41]" office:value-type="float" office:value="0.251205619903658" calcext:value-type="float">
            <text:p>0.25120561990365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R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19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formula="of:=1/[.$B$48]*[.B43]" office:value-type="float" office:value="0.0467289719626168" calcext:value-type="float">
            <text:p>0.0467289719626168</text:p>
          </table:table-cell>
          <table:table-cell table:formula="of:=1/[.$B$48]*[.C43]" office:value-type="float" office:value="0.747663551401869" calcext:value-type="float">
            <text:p>0.747663551401869</text:p>
          </table:table-cell>
          <table:table-cell table:formula="of:=1/[.$B$48]*[.D43]" office:value-type="float" office:value="0.205607476635514" calcext:value-type="float">
            <text:p>0.205607476635514</text:p>
          </table:table-cell>
          <table:table-cell table:formula="of:=1/[.$B$48]*[.E43]" office:value-type="float" office:value="0" calcext:value-type="float">
            <text:p>0</text:p>
          </table:table-cell>
          <table:table-cell table:formula="of:=1/[.$B$48]*[.F43]" office:value-type="float" office:value="0" calcext:value-type="float">
            <text:p>0</text:p>
          </table:table-cell>
          <table:table-cell table:formula="of:=1/[.$B$48]*[.G43]" office:value-type="float" office:value="0" calcext:value-type="float">
            <text:p>0</text:p>
          </table:table-cell>
          <table:table-cell table:formula="of:=1/[.$B$48]*[.H43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office:value-type="string" calcext:value-type="string">
            <text:p>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B44]" office:value-type="float" office:value="0" calcext:value-type="float">
            <text:p>0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number-columns-repeated="5"/>
          <table:table-cell table:style-name="ce21" table:number-columns-repeated="3"/>
          <table:table-cell table:number-columns-repeated="5"/>
          <table:table-cell table:style-name="ce21"/>
          <table:table-cell table:number-columns-repeated="3"/>
          <table:table-cell table:style-name="ce21"/>
          <table:table-cell table:number-columns-repeated="9"/>
        </table:table-row>
        <table:table-row table:style-name="ro1">
          <table:table-cell table:style-name="ce1"/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formula="of:=1/[.$B$48]*[.B45]" office:value-type="float" office:value="0.308411214953271" calcext:value-type="float">
            <text:p>0.308411214953271</text:p>
          </table:table-cell>
          <table:table-cell table:formula="of:=1/[.$B$48]*[.C45]" office:value-type="float" office:value="0.682242990654206" calcext:value-type="float">
            <text:p>0.682242990654206</text:p>
          </table:table-cell>
          <table:table-cell table:formula="of:=1/[.$B$48]*[.D45]" office:value-type="float" office:value="0.00934579439252336" calcext:value-type="float">
            <text:p>0.00934579439252336</text:p>
          </table:table-cell>
          <table:table-cell table:formula="of:=1/[.$B$48]*[.E45]" office:value-type="float" office:value="0" calcext:value-type="float">
            <text:p>0</text:p>
          </table:table-cell>
          <table:table-cell table:formula="of:=1/[.$B$48]*[.F45]" office:value-type="float" office:value="0" calcext:value-type="float">
            <text:p>0</text:p>
          </table:table-cell>
          <table:table-cell table:formula="of:=1/[.$B$48]*[.G45]" office:value-type="float" office:value="0" calcext:value-type="float">
            <text:p>0</text:p>
          </table:table-cell>
          <table:table-cell table:formula="of:=1/[.$B$48]*[.H45]" office:value-type="float" office:value="0" calcext:value-type="float">
            <text:p>0</text:p>
          </table:table-cell>
          <table:table-cell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IR or gold per box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/>
          <table:table-cell table:formula="of:=[.C46]" office:value-type="float" office:value="1" calcext:value-type="float">
            <text:p>1</text:p>
          </table:table-cell>
          <table:table-cell table:formula="of:=[.D46]" office:value-type="float" office:value="2" calcext:value-type="float">
            <text:p>2</text:p>
          </table:table-cell>
          <table:table-cell table:formula="of:=[.E46]" office:value-type="float" office:value="3" calcext:value-type="float">
            <text:p>3</text:p>
          </table:table-cell>
          <table:table-cell table:formula="of:=[.F46]" office:value-type="float" office:value="4" calcext:value-type="float">
            <text:p>4</text:p>
          </table:table-cell>
          <table:table-cell table:formula="of:=[.G46]" office:value-type="float" office:value="5" calcext:value-type="float">
            <text:p>5</text:p>
          </table:table-cell>
          <table:table-cell table:number-columns-repeated="2"/>
          <table:table-cell table:style-name="ce21" table:number-columns-repeated="3"/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formula="of:=1/[.$B$48]*[.C47]" office:value-type="float" office:value="0.158878504672897" calcext:value-type="float">
            <text:p>0.158878504672897</text:p>
          </table:table-cell>
          <table:table-cell table:formula="of:=1/[.$B$48]*[.D47]" office:value-type="float" office:value="0.831775700934579" calcext:value-type="float">
            <text:p>0.831775700934579</text:p>
          </table:table-cell>
          <table:table-cell table:formula="of:=1/[.$B$48]*[.E47]" office:value-type="float" office:value="0" calcext:value-type="float">
            <text:p>0</text:p>
          </table:table-cell>
          <table:table-cell table:formula="of:=1/[.$B$48]*[.F47]" office:value-type="float" office:value="0.00934579439252336" calcext:value-type="float">
            <text:p>0.00934579439252336</text:p>
          </table:table-cell>
          <table:table-cell table:formula="of:=1/[.$B$48]*[.G47]" office:value-type="float" office:value="0" calcext:value-type="float">
            <text:p>0</text:p>
          </table:table-cell>
          <table:table-cell table:formula="of:=1/[.$B$48]*[.H47]" office:value-type="float" office:value="0" calcext:value-type="float">
            <text:p>0</text:p>
          </table:table-cell>
          <table:table-cell table:formula="of:=([.U33]-5.162473795)/100" office:value-type="float" office:value="0.278680907174665" calcext:value-type="float">
            <text:p>0.278680907174665</text:p>
          </table:table-cell>
          <table:table-cell table:style-name="ce21" table:formula="of:=[.P47]*36" office:value-type="float" office:value="10.0325126582879" calcext:value-type="float">
            <text:p>10.0325126582879</text:p>
          </table:table-cell>
          <table:table-cell table:style-name="ce21" table:formula="of:=[.Q47]/2" office:value-type="float" office:value="5.01625632914397" calcext:value-type="float">
            <text:p>5.01625632914397</text:p>
          </table:table-cell>
          <table:table-cell table:style-name="ce21" table:formula="of:=[.J47]-[.R47]" office:value-type="float" office:value="-4.85737782447107" calcext:value-type="float">
            <text:p>-4.85737782447107</text:p>
          </table:table-cell>
          <table:table-cell table:number-columns-repeated="4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table:number-columns-repeated="22"/>
          <table:table-cell/>
          <table:table-cell table:style-name="Default" table:number-columns-repeated="3"/>
          <table:table-cell/>
          <table:table-cell table:style-name="Default"/>
          <table:table-cell table:number-columns-repeated="8"/>
        </table:table-row>
      </table:table>
      <table:table table:name="misc data collection" table:style-name="ta1">
        <table:table-column table:style-name="co51" table:default-cell-style-name="ce21"/>
        <table:table-column table:style-name="co13" table:default-cell-style-name="ce21"/>
        <table:table-column table:style-name="co52" table:default-cell-style-name="ce21"/>
        <table:table-column table:style-name="co53" table:default-cell-style-name="ce21"/>
        <table:table-column table:style-name="co43" table:default-cell-style-name="ce21"/>
        <table:table-column table:style-name="co54" table:default-cell-style-name="ce21"/>
        <table:table-column table:style-name="co55" table:default-cell-style-name="ce21"/>
        <table:table-column table:style-name="co10" table:default-cell-style-name="ce21"/>
        <table:table-column table:style-name="co43" table:default-cell-style-name="ce21"/>
        <table:table-column table:style-name="co10" table:default-cell-style-name="ce21"/>
        <table:table-column table:style-name="co18" table:default-cell-style-name="ce21"/>
        <table:table-column table:style-name="co56" table:default-cell-style-name="ce21"/>
        <table:table-column table:style-name="co55" table:default-cell-style-name="ce21"/>
        <table:table-column table:style-name="co57" table:default-cell-style-name="ce21"/>
        <table:table-column table:style-name="co55" table:default-cell-style-name="ce21"/>
        <table:table-column table:style-name="co58" table:default-cell-style-name="ce21"/>
        <table:table-column table:style-name="co18" table:default-cell-style-name="ce21"/>
        <table:table-column table:style-name="co10" table:number-columns-repeated="6" table:default-cell-style-name="ce21"/>
        <table:table-column table:style-name="co59" table:default-cell-style-name="ce21"/>
        <table:table-column table:style-name="co60" table:default-cell-style-name="ce21"/>
        <table:table-column table:style-name="co10" table:number-columns-repeated="999" table:default-cell-style-name="ce21"/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Crown Zenith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247-[.D13]" office:value-type="float" office:value="106" calcext:value-type="float">
            <text:p>106</text:p>
          </table:table-cell>
          <table:table-cell office:value-type="float" office:value="615" calcext:value-type="float">
            <text:p>615</text:p>
          </table:table-cell>
          <table:table-cell table:number-columns-repeated="6"/>
          <table:table-cell office:value-type="float" office:value="104" calcext:value-type="float">
            <text:p>104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4761904761905" calcext:value-type="float">
            <text:p>5.94761904761905</text:p>
          </table:table-cell>
          <table:table-cell table:formula="of:=(SUM([.B4];[.D4];[.F4];[.H4];[.J4];[.L4];[.N4];[.P4];[.R4])/SUM([.C4];[.E4];[.G4];[.I4];[.K4];[.M4];[.O4];[.Q4];[.S4]))*100" office:value-type="float" office:value="16.8134507606085" calcext:value-type="float">
            <text:p>16.8134507606085</text:p>
          </table:table-cell>
          <table:table-cell office:value-type="float" office:value="20" calcext:value-type="float">
            <text:p>20</text:p>
          </table:table-cell>
          <table:table-cell table:formula="of:=[.U4]/[.V4]" office:value-type="float" office:value="0.840672538030424" calcext:value-type="float">
            <text:p>0.840672538030424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1249" calcext:value-type="float">
            <text:p>1249</text:p>
          </table:table-cell>
          <table:table-cell table:formula="of:=1/(SUM([.B4];[.D4];[.F4];[.H4];[.J4];[.L4];[.N4];[.P4];[.R4])/SUM([.C4];[.E4];[.G4];[.I4];[.K4];[.M4];[.O4];[.Q4];[.S4])+([.AB4]/100))" office:value-type="float" office:value="5.29449252792776" calcext:value-type="float">
            <text:p>5.29449252792776</text:p>
          </table:table-cell>
          <table:table-cell table:formula="of:=1/(SUM([.B4];[.D4];[.F4];[.H4];[.J4];[.L4];[.N4];[.P4];[.R4])/SUM([.C4];[.E4];[.G4];[.I4];[.K4];[.M4];[.O4];[.Q4];[.S4])-([.AB4]/100))" office:value-type="float" office:value="6.78455966426674" calcext:value-type="float">
            <text:p>6.78455966426674</text:p>
          </table:table-cell>
          <table:table-cell table:formula="of:=1.96*SQRT((([.U4]/100)*(1-([.U4]/100)))/[.Y4])*100" office:value-type="float" office:value="2.07410068507079" calcext:value-type="float">
            <text:p>2.07410068507079</text:p>
          </table:table-cell>
          <table:table-cell table:style-name="Default" table:formula="of:=[.AB4]/[.U4]*100" office:value-type="float" office:value="12.3359607412067" calcext:value-type="float">
            <text:p>12.335960741206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ltra energy</text:p>
          </table:table-cell>
          <table:table-cell office:value-type="float" office:value="187" calcext:value-type="float">
            <text:p>187</text:p>
          </table:table-cell>
          <table:table-cell office:value-type="float" office:value="8221" calcext:value-type="float">
            <text:p>8221</text:p>
          </table:table-cell>
          <table:table-cell table:formula="of:=2+4+2+6+6+4+5+1"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 table:formula="of:=[.G5]*0.019" office:value-type="float" office:value="38" calcext:value-type="float">
            <text:p>38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42.1548821548822" calcext:value-type="float">
            <text:p>42.1548821548822</text:p>
          </table:table-cell>
          <table:table-cell table:formula="of:=(SUM([.B5];[.D5];[.F5];[.H5];[.J5];[.L5];[.N5];[.P5];[.R5])/SUM([.C5];[.E5];[.G5];[.I5];[.K5];[.M5];[.O5];[.Q5];[.S5]))*100" office:value-type="float" office:value="2.37220447284345" calcext:value-type="float">
            <text:p>2.37220447284345</text:p>
          </table:table-cell>
          <table:table-cell office:value-type="float" office:value="8" calcext:value-type="float">
            <text:p>8</text:p>
          </table:table-cell>
          <table:table-cell table:formula="of:=[.U5]/[.V5]" office:value-type="float" office:value="0.296525559105431" calcext:value-type="float">
            <text:p>0.296525559105431</text:p>
          </table:table-cell>
          <table:table-cell office:value-type="string" calcext:value-type="string">
            <text:p>Ultra energy</text:p>
          </table:table-cell>
          <table:table-cell table:style-name="Default" table:formula="of:=SUM([.Q5];[.O5];[.M5];[.K5];[.I5];[.G5];[.E5];[.C5];[.S5])" office:value-type="float" office:value="12520" calcext:value-type="float">
            <text:p>12520</text:p>
          </table:table-cell>
          <table:table-cell table:formula="of:=1/(SUM([.B5];[.D5];[.F5];[.H5];[.J5];[.L5];[.N5];[.P5];[.R5])/SUM([.C5];[.E5];[.G5];[.I5];[.K5];[.M5];[.O5];[.Q5];[.S5])+([.AB5]/100))" office:value-type="float" office:value="37.8963320165322" calcext:value-type="float">
            <text:p>37.8963320165322</text:p>
          </table:table-cell>
          <table:table-cell table:formula="of:=1/(SUM([.B5];[.D5];[.F5];[.H5];[.J5];[.L5];[.N5];[.P5];[.R5])/SUM([.C5];[.E5];[.G5];[.I5];[.K5];[.M5];[.O5];[.Q5];[.S5])-([.AB5]/100))" office:value-type="float" office:value="47.4916989486564" calcext:value-type="float">
            <text:p>47.4916989486564</text:p>
          </table:table-cell>
          <table:table-cell table:formula="of:=1.96*SQRT((([.U5]/100)*(1-([.U5]/100)))/[.Y5])*100" office:value-type="float" office:value="0.266573337008308" calcext:value-type="float">
            <text:p>0.266573337008308</text:p>
          </table:table-cell>
          <table:table-cell table:style-name="Default" table:formula="of:=[.AB5]/[.U5]*100" office:value-type="float" office:value="11.2373676072189" calcext:value-type="float">
            <text:p>11.237367607218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77" calcext:value-type="float">
            <text:p>77</text:p>
          </table:table-cell>
          <table:table-cell office:value-type="float" office:value="5077" calcext:value-type="float">
            <text:p>5077</text:p>
          </table:table-cell>
          <table:table-cell table:formula="of:=1+2+1+2+1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[.G6]*0.0095"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63.4450867052023" calcext:value-type="float">
            <text:p>63.4450867052023</text:p>
          </table:table-cell>
          <table:table-cell table:formula="of:=(SUM([.B6];[.D6];[.F6];[.H6];[.J6];[.L6];[.N6];[.P6];[.R6])/SUM([.C6];[.E6];[.G6];[.I6];[.K6];[.M6];[.O6];[.Q6];[.S6]))*100" office:value-type="float" office:value="1.57616618075802" calcext:value-type="float">
            <text:p>1.57616618075802</text:p>
          </table:table-cell>
          <table:table-cell office:value-type="float" office:value="5" calcext:value-type="float">
            <text:p>5</text:p>
          </table:table-cell>
          <table:table-cell table:formula="of:=[.U6]/[.V6]" office:value-type="float" office:value="0.315233236151604" calcext:value-type="float">
            <text:p>0.315233236151604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10976" calcext:value-type="float">
            <text:p>10976</text:p>
          </table:table-cell>
          <table:table-cell table:formula="of:=1/(SUM([.B6];[.D6];[.F6];[.H6];[.J6];[.L6];[.N6];[.P6];[.R6])/SUM([.C6];[.E6];[.G6];[.I6];[.K6];[.M6];[.O6];[.Q6];[.S6])+([.AB6]/100))" office:value-type="float" office:value="55.2736027614153" calcext:value-type="float">
            <text:p>55.2736027614153</text:p>
          </table:table-cell>
          <table:table-cell table:formula="of:=1/(SUM([.B6];[.D6];[.F6];[.H6];[.J6];[.L6];[.N6];[.P6];[.R6])/SUM([.C6];[.E6];[.G6];[.I6];[.K6];[.M6];[.O6];[.Q6];[.S6])-([.AB6]/100))" office:value-type="float" office:value="74.4518210164772" calcext:value-type="float">
            <text:p>74.4518210164772</text:p>
          </table:table-cell>
          <table:table-cell table:formula="of:=1.96*SQRT((([.U6]/100)*(1-([.U6]/100)))/[.Y6])*100" office:value-type="float" office:value="0.233015689141853" calcext:value-type="float">
            <text:p>0.233015689141853</text:p>
          </table:table-cell>
          <table:table-cell table:style-name="Default" table:formula="of:=[.AB6]/[.U6]*100" office:value-type="float" office:value="14.7837006012773" calcext:value-type="float">
            <text:p>14.7837006012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UR</text:p>
          </table:table-cell>
          <table:table-cell office:value-type="float" office:value="179" calcext:value-type="float">
            <text:p>179</text:p>
          </table:table-cell>
          <table:table-cell office:value-type="float" office:value="5077" calcext:value-type="float">
            <text:p>5077</text:p>
          </table:table-cell>
          <table:table-cell office:value-type="float" office:value="37" calcext:value-type="float">
            <text:p>37</text:p>
          </table:table-cell>
          <table:table-cell office:value-type="float" office:value="615" calcext:value-type="float">
            <text:p>615</text:p>
          </table:table-cell>
          <table:table-cell table:formula="of:=SUM([.F5:.F6])" office:value-type="float" office:value="57" calcext:value-type="float">
            <text:p>57</text:p>
          </table:table-cell>
          <table:table-cell office:value-type="float" office:value="2000" calcext:value-type="float">
            <text:p>2000</text:p>
          </table:table-cell>
          <table:table-cell table:formula="of:=SUM([.H5:.H6])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6.4112676056338" calcext:value-type="float">
            <text:p>26.4112676056338</text:p>
          </table:table-cell>
          <table:table-cell table:formula="of:=(SUM([.B7];[.D7];[.F7];[.H7];[.J7];[.L7];[.N7];[.P7];[.R7])/SUM([.C7];[.E7];[.G7];[.I7];[.K7];[.M7];[.O7];[.Q7];[.S7]))*100" office:value-type="float" office:value="3.78626279863481" calcext:value-type="float">
            <text:p>3.78626279863481</text:p>
          </table:table-cell>
          <table:table-cell office:value-type="float" office:value="13" calcext:value-type="float">
            <text:p>13</text:p>
          </table:table-cell>
          <table:table-cell table:formula="of:=[.U7]/[.V7]" office:value-type="float" office:value="0.29125098451037" calcext:value-type="float">
            <text:p>0.29125098451037</text:p>
          </table:table-cell>
          <table:table-cell office:value-type="string" calcext:value-type="string">
            <text:p>Combined UR</text:p>
          </table:table-cell>
          <table:table-cell table:style-name="Default" table:formula="of:=SUM([.Q7];[.O7];[.M7];[.K7];[.I7];[.G7];[.E7];[.C7];[.S7])" office:value-type="float" office:value="9376" calcext:value-type="float">
            <text:p>9376</text:p>
          </table:table-cell>
          <table:table-cell table:formula="of:=1/(SUM([.B7];[.D7];[.F7];[.H7];[.J7];[.L7];[.N7];[.P7];[.R7])/SUM([.C7];[.E7];[.G7];[.I7];[.K7];[.M7];[.O7];[.Q7];[.S7])+([.AB7]/100))" office:value-type="float" office:value="23.9658487782064" calcext:value-type="float">
            <text:p>23.9658487782064</text:p>
          </table:table-cell>
          <table:table-cell table:formula="of:=1/(SUM([.B7];[.D7];[.F7];[.H7];[.J7];[.L7];[.N7];[.P7];[.R7])/SUM([.C7];[.E7];[.G7];[.I7];[.K7];[.M7];[.O7];[.Q7];[.S7])-([.AB7]/100))" office:value-type="float" office:value="29.4124442181253" calcext:value-type="float">
            <text:p>29.4124442181253</text:p>
          </table:table-cell>
          <table:table-cell table:formula="of:=1.96*SQRT((([.U7]/100)*(1-([.U7]/100)))/[.Y7])*100" office:value-type="float" office:value="0.386341348435329" calcext:value-type="float">
            <text:p>0.386341348435329</text:p>
          </table:table-cell>
          <table:table-cell table:style-name="Default" table:formula="of:=[.AB7]/[.U7]*100" office:value-type="float" office:value="10.2037647406469" calcext:value-type="float">
            <text:p>10.2037647406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cret Pikachu</text:p>
          </table:table-cell>
          <table:table-cell office:value-type="float" office:value="78" calcext:value-type="float">
            <text:p>78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8]*0.0075"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09.457364341085" calcext:value-type="float">
            <text:p>109.457364341085</text:p>
          </table:table-cell>
          <table:table-cell table:formula="of:=(SUM([.B8];[.D8];[.F8];[.H8];[.J8];[.L8];[.N8];[.P8];[.R8])/SUM([.C8];[.E8];[.G8];[.I8];[.K8];[.M8];[.O8];[.Q8];[.S8]))*100" office:value-type="float" office:value="0.913597733711048" calcext:value-type="float">
            <text:p>0.913597733711048</text:p>
          </table:table-cell>
          <table:table-cell office:value-type="float" office:value="1" calcext:value-type="float">
            <text:p>1</text:p>
          </table:table-cell>
          <table:table-cell table:formula="of:=[.U8]/[.V8]" office:value-type="float" office:value="0.913597733711048" calcext:value-type="float">
            <text:p>0.913597733711048</text:p>
          </table:table-cell>
          <table:table-cell office:value-type="string" calcext:value-type="string">
            <text:p>Secret Pikachu</text:p>
          </table:table-cell>
          <table:table-cell table:style-name="Default" table:formula="of:=SUM([.Q8];[.O8];[.M8];[.K8];[.I8];[.G8];[.E8];[.C8];[.S8])" office:value-type="float" office:value="14120" calcext:value-type="float">
            <text:p>14120</text:p>
          </table:table-cell>
          <table:table-cell table:formula="of:=1/(SUM([.B8];[.D8];[.F8];[.H8];[.J8];[.L8];[.N8];[.P8];[.R8])/SUM([.C8];[.E8];[.G8];[.I8];[.K8];[.M8];[.O8];[.Q8];[.S8])+([.AB8]/100))" office:value-type="float" office:value="93.4113273365903" calcext:value-type="float">
            <text:p>93.4113273365903</text:p>
          </table:table-cell>
          <table:table-cell table:formula="of:=1/(SUM([.B8];[.D8];[.F8];[.H8];[.J8];[.L8];[.N8];[.P8];[.R8])/SUM([.C8];[.E8];[.G8];[.I8];[.K8];[.M8];[.O8];[.Q8];[.S8])-([.AB8]/100))" office:value-type="float" office:value="132.159494858431" calcext:value-type="float">
            <text:p>132.159494858431</text:p>
          </table:table-cell>
          <table:table-cell table:formula="of:=1.96*SQRT((([.U8]/100)*(1-([.U8]/100)))/[.Y8])*100" office:value-type="float" office:value="0.156936245960053" calcext:value-type="float">
            <text:p>0.156936245960053</text:p>
          </table:table-cell>
          <table:table-cell table:style-name="Default" table:formula="of:=[.AB8]/[.U8]*100" office:value-type="float" office:value="17.1778278523717" calcext:value-type="float">
            <text:p>17.17782785237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15" calcext:value-type="float">
            <text:p>615</text:p>
          </table:table-cell>
          <table:table-cell office:value-type="float" office:value="5077" calcext:value-type="float">
            <text:p>5077</text:p>
          </table:table-cell>
          <table:table-cell table:formula="of:=100-[.D14]" office:value-type="float" office:value="84" calcext:value-type="float">
            <text:p>84</text:p>
          </table:table-cell>
          <table:table-cell office:value-type="float" office:value="615" calcext:value-type="float">
            <text:p>615</text:p>
          </table:table-cell>
          <table:table-cell table:formula="of:=[.G9]*0.1235" office:value-type="float" office:value="247" calcext:value-type="float">
            <text:p>247</text:p>
          </table:table-cell>
          <table:table-cell office:value-type="float" office:value="2000" calcext:value-type="float">
            <text:p>2000</text:p>
          </table:table-cell>
          <table:table-cell office:value-type="float" office:value="105" calcext:value-type="float">
            <text:p>105</text:p>
          </table:table-cell>
          <table:table-cell office:value-type="float" office:value="1000" calcext:value-type="float">
            <text:p>1000</text:p>
          </table:table-cell>
          <table:table-cell table:formula="of:=8+8+9+13+15+9+16+9+14+8+9+13+8+7+14+14+2" office:value-type="float" office:value="176" calcext:value-type="float">
            <text:p>176</text:p>
          </table:table-cell>
          <table:table-cell office:value-type="float" office:value="1600" calcext:value-type="float">
            <text:p>1600</text:p>
          </table:table-cell>
          <table:table-cell office:value-type="float" office:value="87" calcext:value-type="float">
            <text:p>87</text:p>
          </table:table-cell>
          <table:table-cell office:value-type="float" office:value="634" calcext:value-type="float">
            <text:p>634</text:p>
          </table:table-cell>
          <table:table-cell table:formula="of:=3+1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.32776934749621" calcext:value-type="float">
            <text:p>8.32776934749621</text:p>
          </table:table-cell>
          <table:table-cell table:formula="of:=(SUM([.B9];[.D9];[.F9];[.H9];[.J9];[.L9];[.N9];[.P9];[.R9])/SUM([.C9];[.E9];[.G9];[.I9];[.K9];[.M9];[.O9];[.Q9];[.S9]))*100" office:value-type="float" office:value="12.0080174927114" calcext:value-type="float">
            <text:p>12.0080174927114</text:p>
          </table:table-cell>
          <table:table-cell office:value-type="float" office:value="17" calcext:value-type="float">
            <text:p>17</text:p>
          </table:table-cell>
          <table:table-cell table:formula="of:=[.U9]/[.V9]" office:value-type="float" office:value="0.706353970159492" calcext:value-type="float">
            <text:p>0.706353970159492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;[.S9])" office:value-type="float" office:value="10976" calcext:value-type="float">
            <text:p>10976</text:p>
          </table:table-cell>
          <table:table-cell table:formula="of:=1/(SUM([.B9];[.D9];[.F9];[.H9];[.J9];[.L9];[.N9];[.P9];[.R9])/SUM([.C9];[.E9];[.G9];[.I9];[.K9];[.M9];[.O9];[.Q9];[.S9])+([.AB9]/100))" office:value-type="float" office:value="7.926354519884" calcext:value-type="float">
            <text:p>7.926354519884</text:p>
          </table:table-cell>
          <table:table-cell table:formula="of:=1/(SUM([.B9];[.D9];[.F9];[.H9];[.J9];[.L9];[.N9];[.P9];[.R9])/SUM([.C9];[.E9];[.G9];[.I9];[.K9];[.M9];[.O9];[.Q9];[.S9])-([.AB9]/100))" office:value-type="float" office:value="8.77201079443466" calcext:value-type="float">
            <text:p>8.77201079443466</text:p>
          </table:table-cell>
          <table:table-cell table:formula="of:=1.96*SQRT((([.U9]/100)*(1-([.U9]/100)))/[.Y9])*100" office:value-type="float" office:value="0.608122720187345" calcext:value-type="float">
            <text:p>0.608122720187345</text:p>
          </table:table-cell>
          <table:table-cell table:style-name="Default" table:formula="of:=[.AB9]/[.U9]*100" office:value-type="float" office:value="5.06430574869219" calcext:value-type="float">
            <text:p>5.0643057486921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11" calcext:value-type="float">
            <text:p>111</text:p>
          </table:table-cell>
          <table:table-cell office:value-type="float" office:value="5077" calcext:value-type="float">
            <text:p>5077</text:p>
          </table:table-cell>
          <table:table-cell table:formula="of:=23-[.D15]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12+11+8+9+12" office:value-type="float" office:value="52" calcext:value-type="float">
            <text:p>52</text:p>
          </table:table-cell>
          <table:table-cell office:value-type="float" office:value="1600" calcext:value-type="float">
            <text:p>1600</text:p>
          </table:table-cell>
          <table:table-cell office:value-type="float" office:value="19" calcext:value-type="float">
            <text:p>19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39.88" calcext:value-type="float">
            <text:p>39.88</text:p>
          </table:table-cell>
          <table:table-cell table:formula="of:=(SUM([.B10];[.D10];[.F10];[.H10];[.J10];[.L10];[.N10];[.P10];[.R10])/SUM([.C10];[.E10];[.G10];[.I10];[.K10];[.M10];[.O10];[.Q10];[.S10]))*100" office:value-type="float" office:value="2.50752256770311" calcext:value-type="float">
            <text:p>2.50752256770311</text:p>
          </table:table-cell>
          <table:table-cell office:value-type="float" office:value="5" calcext:value-type="float">
            <text:p>5</text:p>
          </table:table-cell>
          <table:table-cell table:formula="of:=[.U10]/[.V10]" office:value-type="float" office:value="0.501504513540622" calcext:value-type="float">
            <text:p>0.501504513540622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;[.S10])" office:value-type="float" office:value="7976" calcext:value-type="float">
            <text:p>7976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35.0795627383381" calcext:value-type="float">
            <text:p>35.0795627383381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46.2025550600047" calcext:value-type="float">
            <text:p>46.2025550600047</text:p>
          </table:table-cell>
          <table:table-cell table:formula="of:=1.96*SQRT((([.U10]/100)*(1-([.U10]/100)))/[.Y10])*100" office:value-type="float" office:value="0.34314010292109" calcext:value-type="float">
            <text:p>0.34314010292109</text:p>
          </table:table-cell>
          <table:table-cell table:style-name="Default" table:formula="of:=[.AB10]/[.U10]*100" office:value-type="float" office:value="13.6844273044931" calcext:value-type="float">
            <text:p>13.684427304493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00" calcext:value-type="float">
            <text:p>200</text:p>
          </table:table-cell>
          <table:table-cell office:value-type="float" office:value="5077" calcext:value-type="float">
            <text:p>5077</text:p>
          </table:table-cell>
          <table:table-cell table:formula="of:=32-[.D16]" office:value-type="float" office:value="19" calcext:value-type="float">
            <text:p>19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3+7+7+8+8+7+3"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30" calcext:value-type="float">
            <text:p>30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26.6755852842809" calcext:value-type="float">
            <text:p>26.6755852842809</text:p>
          </table:table-cell>
          <table:table-cell table:formula="of:=(SUM([.B11];[.D11];[.F11];[.H11];[.J11];[.L11];[.N11];[.P11];[.R11])/SUM([.C11];[.E11];[.G11];[.I11];[.K11];[.M11];[.O11];[.Q11];[.S11]))*100" office:value-type="float" office:value="3.74874623871615" calcext:value-type="float">
            <text:p>3.74874623871615</text:p>
          </table:table-cell>
          <table:table-cell office:value-type="float" office:value="8" calcext:value-type="float">
            <text:p>8</text:p>
          </table:table-cell>
          <table:table-cell table:formula="of:=[.U11]/[.V11]" office:value-type="float" office:value="0.468593279839519" calcext:value-type="float">
            <text:p>0.468593279839519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;[.S11])" office:value-type="float" office:value="7976" calcext:value-type="float">
            <text:p>7976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24.0060017870795" calcext:value-type="float">
            <text:p>24.0060017870795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30.0131980590965" calcext:value-type="float">
            <text:p>30.0131980590965</text:p>
          </table:table-cell>
          <table:table-cell table:formula="of:=1.96*SQRT((([.U11]/100)*(1-([.U11]/100)))/[.Y11])*100" office:value-type="float" office:value="0.416878711533665" calcext:value-type="float">
            <text:p>0.416878711533665</text:p>
          </table:table-cell>
          <table:table-cell table:style-name="Default" table:formula="of:=[.AB11]/[.U11]*100" office:value-type="float" office:value="11.1204836227174" calcext:value-type="float">
            <text:p>11.12048362271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25.36" calcext:value-type="float">
            <text:p>25.36</text:p>
          </table:table-cell>
          <table:table-cell table:formula="of:=(SUM([.B12];[.D12];[.F12];[.H12];[.J12];[.L12];[.N12];[.P12];[.R12])/SUM([.C12];[.E12];[.G12];[.I12];[.K12];[.M12];[.O12];[.Q12];[.S12]))*100" office:value-type="float" office:value="3.94321766561514" calcext:value-type="float">
            <text:p>3.94321766561514</text:p>
          </table:table-cell>
          <table:table-cell office:value-type="float" office:value="8" calcext:value-type="float">
            <text:p>8</text:p>
          </table:table-cell>
          <table:table-cell table:formula="of:=[.U12]/[.V12]" office:value-type="float" office:value="0.492902208201893" calcext:value-type="float">
            <text:p>0.492902208201893</text:p>
          </table:table-cell>
          <table:table-cell office:value-type="string" calcext:value-type="string">
            <text:p>reverse energy</text:p>
          </table:table-cell>
          <table:table-cell table:style-name="Default" table:formula="of:=SUM([.Q12];[.O12];[.M12];[.K12];[.I12];[.G12];[.E12];[.C12];[.S12])" office:value-type="float" office:value="634" calcext:value-type="float">
            <text:p>634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8.3211370679436" calcext:value-type="float">
            <text:p>18.3211370679436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41.1817715512827" calcext:value-type="float">
            <text:p>41.1817715512827</text:p>
          </table:table-cell>
          <table:table-cell table:formula="of:=1.96*SQRT((([.U12]/100)*(1-([.U12]/100)))/[.Y12])*100" office:value-type="float" office:value="1.51495884543611" calcext:value-type="float">
            <text:p>1.51495884543611</text:p>
          </table:table-cell>
          <table:table-cell table:style-name="Default" table:formula="of:=[.AB12]/[.U12]*100" office:value-type="float" office:value="38.4193563202599" calcext:value-type="float">
            <text:p>38.419356320259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GG holo</text:p>
          </table:table-cell>
          <table:table-cell office:value-type="float" office:value="1098" calcext:value-type="float">
            <text:p>1098</text:p>
          </table:table-cell>
          <table:table-cell office:value-type="float" office:value="5077" calcext:value-type="float">
            <text:p>5077</text:p>
          </table:table-cell>
          <table:table-cell table:formula="of:=4+9+4+5+9+6+3+4+7+4+3+4+2+5+1+4+1+4+6+3+3+6+1+1+6+6+2+3+2+5+4+5+5+4" office:value-type="float" office:value="141" calcext:value-type="float">
            <text:p>141</text:p>
          </table:table-cell>
          <table:table-cell office:value-type="float" office:value="615" calcext:value-type="float">
            <text:p>615</text:p>
          </table:table-cell>
          <table:table-cell table:formula="of:=[.G13]*0.224" office:value-type="float" office:value="448" calcext:value-type="float">
            <text:p>448</text:p>
          </table:table-cell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office:value-type="float" office:value="1000" calcext:value-type="float">
            <text:p>1000</text:p>
          </table:table-cell>
          <table:table-cell table:formula="of:=10+10+13+12+7+8+8+10+13+10+5+8+12+12+11+12+4+11+12+6+8+5+11+11+11+12+12+12+13+8+11+12+9+10" office:value-type="float" office:value="339" calcext:value-type="float">
            <text:p>339</text:p>
          </table:table-cell>
          <table:table-cell office:value-type="float" office:value="1600" calcext:value-type="float">
            <text:p>1600</text:p>
          </table:table-cell>
          <table:table-cell office:value-type="float" office:value="146" calcext:value-type="float">
            <text:p>146</text:p>
          </table:table-cell>
          <table:table-cell office:value-type="float" office:value="634" calcext:value-type="float">
            <text:p>63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4.62927035006327" calcext:value-type="float">
            <text:p>4.62927035006327</text:p>
          </table:table-cell>
          <table:table-cell table:formula="of:=(SUM([.B13];[.D13];[.F13];[.H13];[.J13];[.L13];[.N13];[.P13];[.R13])/SUM([.C13];[.E13];[.G13];[.I13];[.K13];[.M13];[.O13];[.Q13];[.S13]))*100" office:value-type="float" office:value="21.6016763848397" calcext:value-type="float">
            <text:p>21.6016763848397</text:p>
          </table:table-cell>
          <table:table-cell office:value-type="float" office:value="34" calcext:value-type="float">
            <text:p>34</text:p>
          </table:table-cell>
          <table:table-cell table:formula="of:=[.U13]/[.V13]" office:value-type="float" office:value="0.635343423083519" calcext:value-type="float">
            <text:p>0.635343423083519</text:p>
          </table:table-cell>
          <table:table-cell table:style-name="ce1" office:value-type="string" calcext:value-type="string">
            <text:p>GG holo</text:p>
          </table:table-cell>
          <table:table-cell table:style-name="Default" table:formula="of:=SUM([.Q13];[.O13];[.M13];[.K13];[.I13];[.G13];[.E13];[.C13];[.S13])" office:value-type="float" office:value="10976" calcext:value-type="float">
            <text:p>10976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4.46995882142534" calcext:value-type="float">
            <text:p>4.46995882142534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4.80035744809162" calcext:value-type="float">
            <text:p>4.80035744809162</text:p>
          </table:table-cell>
          <table:table-cell table:formula="of:=1.96*SQRT((([.U13]/100)*(1-([.U13]/100)))/[.Y13])*100" office:value-type="float" office:value="0.769894359991693" calcext:value-type="float">
            <text:p>0.769894359991693</text:p>
          </table:table-cell>
          <table:table-cell table:style-name="Default" table:formula="of:=[.AB13]/[.U13]*100" office:value-type="float" office:value="3.56404913339048" calcext:value-type="float">
            <text:p>3.564049133390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</text:p>
          </table:table-cell>
          <table:table-cell office:value-type="float" office:value="243" calcext:value-type="float">
            <text:p>243</text:p>
          </table:table-cell>
          <table:table-cell office:value-type="float" office:value="8221" calcext:value-type="float">
            <text:p>8221</text:p>
          </table:table-cell>
          <table:table-cell table:formula="of:=1+1+2+1+3+3+1+2+2"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7+8+5+6+10+5+11+6+4" office:value-type="float" office:value="62" calcext:value-type="float">
            <text:p>62</text:p>
          </table:table-cell>
          <table:table-cell office:value-type="float" office:value="1600" calcext:value-type="float">
            <text:p>1600</text:p>
          </table:table-cell>
          <table:table-cell office:value-type="float" office:value="23" calcext:value-type="float">
            <text:p>23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32.1387283236994" calcext:value-type="float">
            <text:p>32.1387283236994</text:p>
          </table:table-cell>
          <table:table-cell table:formula="of:=(SUM([.B14];[.D14];[.F14];[.H14];[.J14];[.L14];[.N14];[.P14];[.R14])/SUM([.C14];[.E14];[.G14];[.I14];[.K14];[.M14];[.O14];[.Q14];[.S14]))*100" office:value-type="float" office:value="3.11151079136691" calcext:value-type="float">
            <text:p>3.11151079136691</text:p>
          </table:table-cell>
          <table:table-cell office:value-type="float" office:value="9" calcext:value-type="float">
            <text:p>9</text:p>
          </table:table-cell>
          <table:table-cell table:formula="of:=[.U14]/[.V14]" office:value-type="float" office:value="0.34572342126299" calcext:value-type="float">
            <text:p>0.34572342126299</text:p>
          </table:table-cell>
          <table:table-cell office:value-type="string" calcext:value-type="string">
            <text:p>GG V</text:p>
          </table:table-cell>
          <table:table-cell table:style-name="Default" table:formula="of:=SUM([.Q14];[.O14];[.M14];[.K14];[.I14];[.G14];[.E14];[.C14];[.S14])" office:value-type="float" office:value="11120" calcext:value-type="float">
            <text:p>11120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29.1186049885686" calcext:value-type="float">
            <text:p>29.1186049885686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35.8578306324365" calcext:value-type="float">
            <text:p>35.8578306324365</text:p>
          </table:table-cell>
          <table:table-cell table:formula="of:=1.96*SQRT((([.U14]/100)*(1-([.U14]/100)))/[.Y14])*100" office:value-type="float" office:value="0.322719661611797" calcext:value-type="float">
            <text:p>0.322719661611797</text:p>
          </table:table-cell>
          <table:table-cell table:style-name="Default" table:formula="of:=[.AB14]/[.U14]*100" office:value-type="float" office:value="10.3717995292577" calcext:value-type="float">
            <text:p>10.37179952925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max</text:p>
          </table:table-cell>
          <table:table-cell office:value-type="float" office:value="79" calcext:value-type="float">
            <text:p>79</text:p>
          </table:table-cell>
          <table:table-cell office:value-type="float" office:value="8221" calcext:value-type="float">
            <text:p>8221</text:p>
          </table:table-cell>
          <table:table-cell table:formula="of:=3+0+4"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8+4+8"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101.090909090909" calcext:value-type="float">
            <text:p>101.090909090909</text:p>
          </table:table-cell>
          <table:table-cell table:formula="of:=(SUM([.B15];[.D15];[.F15];[.H15];[.J15];[.L15];[.N15];[.P15];[.R15])/SUM([.C15];[.E15];[.G15];[.I15];[.K15];[.M15];[.O15];[.Q15];[.S15]))*100" office:value-type="float" office:value="0.989208633093525" calcext:value-type="float">
            <text:p>0.989208633093525</text:p>
          </table:table-cell>
          <table:table-cell office:value-type="float" office:value="3" calcext:value-type="float">
            <text:p>3</text:p>
          </table:table-cell>
          <table:table-cell table:formula="of:=[.U15]/[.V15]" office:value-type="float" office:value="0.329736211031175" calcext:value-type="float">
            <text:p>0.329736211031175</text:p>
          </table:table-cell>
          <table:table-cell office:value-type="string" calcext:value-type="string">
            <text:p>GG Vmax</text:p>
          </table:table-cell>
          <table:table-cell table:style-name="Default" table:formula="of:=SUM([.Q15];[.O15];[.M15];[.K15];[.I15];[.G15];[.E15];[.C15];[.S15])" office:value-type="float" office:value="11120" calcext:value-type="float">
            <text:p>11120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85.2402997331285" calcext:value-type="float">
            <text:p>85.2402997331285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24.182992381025" calcext:value-type="float">
            <text:p>124.182992381025</text:p>
          </table:table-cell>
          <table:table-cell table:formula="of:=1.96*SQRT((([.U15]/100)*(1-([.U15]/100)))/[.Y15])*100" office:value-type="float" office:value="0.18394538341136" calcext:value-type="float">
            <text:p>0.18394538341136</text:p>
          </table:table-cell>
          <table:table-cell table:style-name="Default" table:formula="of:=[.AB15]/[.U15]*100" office:value-type="float" office:value="18.5952060321302" calcext:value-type="float">
            <text:p>18.59520603213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star</text:p>
          </table:table-cell>
          <table:table-cell office:value-type="float" office:value="244" calcext:value-type="float">
            <text:p>244</text:p>
          </table:table-cell>
          <table:table-cell office:value-type="float" office:value="8221" calcext:value-type="float">
            <text:p>8221</text:p>
          </table:table-cell>
          <table:table-cell table:formula="of:=2+3+1+0+0+1+3+1+1+1"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5+5+6+5+4+6+3+4+6+4" office:value-type="float" office:value="48" calcext:value-type="float">
            <text:p>48</text:p>
          </table:table-cell>
          <table:table-cell office:value-type="float" office:value="1600" calcext:value-type="float">
            <text:p>1600</text:p>
          </table:table-cell>
          <table:table-cell office:value-type="float" office:value="21" calcext:value-type="float">
            <text:p>21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34.0061162079511" calcext:value-type="float">
            <text:p>34.0061162079511</text:p>
          </table:table-cell>
          <table:table-cell table:formula="of:=(SUM([.B16];[.D16];[.F16];[.H16];[.J16];[.L16];[.N16];[.P16];[.R16])/SUM([.C16];[.E16];[.G16];[.I16];[.K16];[.M16];[.O16];[.Q16];[.S16]))*100" office:value-type="float" office:value="2.94064748201439" calcext:value-type="float">
            <text:p>2.94064748201439</text:p>
          </table:table-cell>
          <table:table-cell office:value-type="float" office:value="10" calcext:value-type="float">
            <text:p>10</text:p>
          </table:table-cell>
          <table:table-cell table:formula="of:=[.U16]/[.V16]" office:value-type="float" office:value="0.294064748201439" calcext:value-type="float">
            <text:p>0.294064748201439</text:p>
          </table:table-cell>
          <table:table-cell office:value-type="string" calcext:value-type="string">
            <text:p>GG Vstar</text:p>
          </table:table-cell>
          <table:table-cell table:style-name="Default" table:formula="of:=SUM([.Q16];[.O16];[.M16];[.K16];[.I16];[.G16];[.E16];[.C16];[.S16])" office:value-type="float" office:value="11120" calcext:value-type="float">
            <text:p>11120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30.7251967954829" calcext:value-type="float">
            <text:p>30.7251967954829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38.0714929439539" calcext:value-type="float">
            <text:p>38.0714929439539</text:p>
          </table:table-cell>
          <table:table-cell table:formula="of:=1.96*SQRT((([.U16]/100)*(1-([.U16]/100)))/[.Y16])*100" office:value-type="float" office:value="0.314010272194095" calcext:value-type="float">
            <text:p>0.314010272194095</text:p>
          </table:table-cell>
          <table:table-cell table:style-name="Default" table:formula="of:=[.AB16]/[.U16]*100" office:value-type="float" office:value="10.6782698067227" calcext:value-type="float">
            <text:p>10.67826980672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supporter</text:p>
          </table:table-cell>
          <table:table-cell office:value-type="float" office:value="152" calcext:value-type="float">
            <text:p>152</text:p>
          </table:table-cell>
          <table:table-cell office:value-type="float" office:value="5077" calcext:value-type="float">
            <text:p>5077</text:p>
          </table:table-cell>
          <table:table-cell office:value-type="float" office:value="20" calcext:value-type="float">
            <text:p>20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3+4+8+3+5+4+6+4+3+5" office:value-type="float" office:value="45" calcext:value-type="float">
            <text:p>45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34.0854700854701" calcext:value-type="float">
            <text:p>34.0854700854701</text:p>
          </table:table-cell>
          <table:table-cell table:formula="of:=(SUM([.B17];[.D17];[.F17];[.H17];[.J17];[.L17];[.N17];[.P17];[.R17])/SUM([.C17];[.E17];[.G17];[.I17];[.K17];[.M17];[.O17];[.Q17];[.S17]))*100" office:value-type="float" office:value="2.93380140421264" calcext:value-type="float">
            <text:p>2.93380140421264</text:p>
          </table:table-cell>
          <table:table-cell office:value-type="float" office:value="10" calcext:value-type="float">
            <text:p>10</text:p>
          </table:table-cell>
          <table:table-cell table:formula="of:=[.U17]/[.V17]" office:value-type="float" office:value="0.293380140421264" calcext:value-type="float">
            <text:p>0.293380140421264</text:p>
          </table:table-cell>
          <table:table-cell office:value-type="string" calcext:value-type="string">
            <text:p>GG supporter</text:p>
          </table:table-cell>
          <table:table-cell table:style-name="Default" table:formula="of:=SUM([.Q17];[.O17];[.M17];[.K17];[.I17];[.G17];[.E17];[.C17];[.S17])" office:value-type="float" office:value="7976" calcext:value-type="float">
            <text:p>797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30.2649529132974" calcext:value-type="float">
            <text:p>30.2649529132974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39.0099133618529" calcext:value-type="float">
            <text:p>39.0099133618529</text:p>
          </table:table-cell>
          <table:table-cell table:formula="of:=1.96*SQRT((([.U17]/100)*(1-([.U17]/100)))/[.Y17])*100" office:value-type="float" office:value="0.370350440545843" calcext:value-type="float">
            <text:p>0.370350440545843</text:p>
          </table:table-cell>
          <table:table-cell table:style-name="Default" table:formula="of:=[.AB17]/[.U17]*100" office:value-type="float" office:value="12.623568862366" calcext:value-type="float">
            <text:p>12.62356886236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V+</text:p>
          </table:table-cell>
          <table:table-cell table:formula="of:=SUM([.B14:.B16])" office:value-type="float" office:value="566" calcext:value-type="float">
            <text:p>566</text:p>
          </table:table-cell>
          <table:table-cell office:value-type="float" office:value="8221" calcext:value-type="float">
            <text:p>8221</text:p>
          </table:table-cell>
          <table:table-cell table:formula="of:=SUM([.D14:.D16])" office:value-type="float" office:value="36" calcext:value-type="float">
            <text:p>36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SUM([.J14:.J16])" office:value-type="float" office:value="130" calcext:value-type="float">
            <text:p>130</text:p>
          </table:table-cell>
          <table:table-cell office:value-type="float" office:value="1600" calcext:value-type="float">
            <text:p>1600</text:p>
          </table:table-cell>
          <table:table-cell table:formula="of:=SUM([.L14:.L16])" office:value-type="float" office:value="48" calcext:value-type="float">
            <text:p>48</text:p>
          </table:table-cell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14.2017879948914" calcext:value-type="float">
            <text:p>14.2017879948914</text:p>
          </table:table-cell>
          <table:table-cell table:formula="of:=(SUM([.B18];[.D18];[.F18];[.H18];[.J18];[.L18];[.N18];[.P18];[.R18])/SUM([.C18];[.E18];[.G18];[.I18];[.K18];[.M18];[.O18];[.Q18];[.S18]))*100" office:value-type="float" office:value="7.04136690647482" calcext:value-type="float">
            <text:p>7.04136690647482</text:p>
          </table:table-cell>
          <table:table-cell office:value-type="float" office:value="22" calcext:value-type="float">
            <text:p>22</text:p>
          </table:table-cell>
          <table:table-cell table:formula="of:=[.U18]/[.V18]" office:value-type="float" office:value="0.320062132112492" calcext:value-type="float">
            <text:p>0.320062132112492</text:p>
          </table:table-cell>
          <table:table-cell office:value-type="string" calcext:value-type="string">
            <text:p>GG V+</text:p>
          </table:table-cell>
          <table:table-cell table:style-name="Default" table:formula="of:=SUM([.Q18];[.O18];[.M18];[.K18];[.I18];[.G18];[.E18];[.C18];[.S18])" office:value-type="float" office:value="11120" calcext:value-type="float">
            <text:p>11120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13.3033636384132" calcext:value-type="float">
            <text:p>13.3033636384132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15.2303486311157" calcext:value-type="float">
            <text:p>15.2303486311157</text:p>
          </table:table-cell>
          <table:table-cell table:formula="of:=1.96*SQRT((([.U18]/100)*(1-([.U18]/100)))/[.Y18])*100" office:value-type="float" office:value="0.475529024359679" calcext:value-type="float">
            <text:p>0.475529024359679</text:p>
          </table:table-cell>
          <table:table-cell table:style-name="Default" table:formula="of:=[.AB18]/[.U18]*100" office:value-type="float" office:value="6.75336238937374" calcext:value-type="float">
            <text:p>6.7533623893737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G gold</text:p>
          </table:table-cell>
          <table:table-cell office:value-type="float" office:value="70" calcext:value-type="float">
            <text:p>70</text:p>
          </table:table-cell>
          <table:table-cell office:value-type="float" office:value="8221" calcext:value-type="float">
            <text:p>8221</text:p>
          </table:table-cell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table:formula="of:=[.G19]*0.008"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formula="of:=6+3+2" office:value-type="float" office:value="11" calcext:value-type="float">
            <text:p>11</text:p>
          </table:table-cell>
          <table:table-cell office:value-type="float" office:value="1600" calcext:value-type="float">
            <text:p>1600</text:p>
          </table:table-cell>
          <table:table-cell office:value-type="float" office:value="7" calcext:value-type="float">
            <text:p>7</text:p>
          </table:table-cell>
          <table:table-cell office:value-type="float" office:value="634" calcext:value-type="float">
            <text:p>63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2.782608695652" calcext:value-type="float">
            <text:p>122.782608695652</text:p>
          </table:table-cell>
          <table:table-cell table:formula="of:=(SUM([.B19];[.D19];[.F19];[.H19];[.J19];[.L19];[.N19];[.P19];[.R19])/SUM([.C19];[.E19];[.G19];[.I19];[.K19];[.M19];[.O19];[.Q19];[.S19]))*100" office:value-type="float" office:value="0.814447592067989" calcext:value-type="float">
            <text:p>0.814447592067989</text:p>
          </table:table-cell>
          <table:table-cell office:value-type="float" office:value="4" calcext:value-type="float">
            <text:p>4</text:p>
          </table:table-cell>
          <table:table-cell table:formula="of:=[.U19]/[.V19]" office:value-type="float" office:value="0.203611898016997" calcext:value-type="float">
            <text:p>0.203611898016997</text:p>
          </table:table-cell>
          <table:table-cell office:value-type="string" calcext:value-type="string">
            <text:p>GG gold</text:p>
          </table:table-cell>
          <table:table-cell table:style-name="Default" table:formula="of:=SUM([.Q19];[.O19];[.M19];[.K19];[.I19];[.G19];[.E19];[.C19];[.S19])" office:value-type="float" office:value="14120" calcext:value-type="float">
            <text:p>14120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103.874786724376" calcext:value-type="float">
            <text:p>103.874786724376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150.105600791842" calcext:value-type="float">
            <text:p>150.105600791842</text:p>
          </table:table-cell>
          <table:table-cell table:formula="of:=1.96*SQRT((([.U19]/100)*(1-([.U19]/100)))/[.Y19])*100" office:value-type="float" office:value="0.148249932070783" calcext:value-type="float">
            <text:p>0.148249932070783</text:p>
          </table:table-cell>
          <table:table-cell table:style-name="Default" table:formula="of:=[.AB19]/[.U19]*100" office:value-type="float" office:value="18.202513398604" calcext:value-type="float">
            <text:p>18.2025133986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196" calcext:value-type="float">
            <text:p>196</text:p>
          </table:table-cell>
          <table:table-cell office:value-type="float" office:value="5077" calcext:value-type="float">
            <text:p>5077</text:p>
          </table:table-cell>
          <table:table-cell office:value-type="float" office:value="31" calcext:value-type="float">
            <text:p>31</text:p>
          </table:table-cell>
          <table:table-cell office:value-type="float" office:value="615" calcext:value-type="float">
            <text:p>615</text:p>
          </table:table-cell>
          <table:table-cell table:formula="of:=[.G20]*0.0455" office:value-type="float" office:value="91" calcext:value-type="float">
            <text:p>91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table:formula="of:=21+16+24" office:value-type="float" office:value="61" calcext:value-type="float">
            <text:p>61</text:p>
          </table:table-cell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5.116704805492" calcext:value-type="float">
            <text:p>25.116704805492</text:p>
          </table:table-cell>
          <table:table-cell table:formula="of:=(SUM([.B20];[.D20];[.F20];[.H20];[.J20];[.L20];[.N20];[.P20];[.R20])/SUM([.C20];[.E20];[.G20];[.I20];[.K20];[.M20];[.O20];[.Q20];[.S20]))*100" office:value-type="float" office:value="3.9814139941691" calcext:value-type="float">
            <text:p>3.9814139941691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32713799805637" calcext:value-type="float">
            <text:p>1.32713799805637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10976" calcext:value-type="float">
            <text:p>10976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23.0032979555778" calcext:value-type="float">
            <text:p>23.0032979555778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7.6577336559874" calcext:value-type="float">
            <text:p>27.6577336559874</text:p>
          </table:table-cell>
          <table:table-cell table:formula="of:=1.96*SQRT((([.U20]/100)*(1-([.U20]/100)))/[.Y20])*100" office:value-type="float" office:value="0.365788750111838" calcext:value-type="float">
            <text:p>0.365788750111838</text:p>
          </table:table-cell>
          <table:table-cell table:style-name="Default" table:formula="of:=[.AB20]/[.U20]*100" office:value-type="float" office:value="9.1874080577289" calcext:value-type="float">
            <text:p>9.187408057728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docs.google.com/spreadsheets/d/1IfXdXihs1qBnZDmAMFTi8l4wyUwDkVjUffz_IFLL-wo/edit#gid=1438122875</text:p>
          </table:table-cell>
          <table:table-cell/>
          <table:table-cell office:value-type="string" calcext:value-type="string">
            <text:p>https://www.digitaltq.com/crown-zenith-pull-rates-pokemon-tcg</text:p>
          </table:table-cell>
          <table:table-cell/>
          <table:table-cell office:value-type="string" calcext:value-type="string">
            <text:p><text:a xlink:href="https://infinite.tcgplayer.com/article/Pokémon-TCG-Crown-Zenith-Pull-Rates/56af3032-cb34-4da1-92fb-9cf206d10c0f/" xlink:type="simple">https://infinite.tcgplayer.com/article/Pok%C3%A9mon-TCG-Crown-Zenith-Pull-Rates/56af3032-cb34-4da1-92fb-9cf206d10c0f/</text:a></text:p>
          </table:table-cell>
          <table:table-cell/>
          <table:table-cell office:value-type="string" calcext:value-type="string">
            <text:p>https://cardshoplive.com/pages/hit-rates-for-pokemon-crown-zenith</text:p>
          </table:table-cell>
          <table:table-cell/>
          <table:table-cell office:value-type="string" calcext:value-type="string">
            <text:p>https://www.youtube.com/watch?v=iAj1LEyC0T4</text:p>
          </table:table-cell>
          <table:table-cell/>
          <table:table-cell table:style-name="Default" office:value-type="string" calcext:value-type="string">
            <text:p>see subsheet</text:p>
          </table:table-cell>
          <table:table-cell/>
          <table:table-cell office:value-type="string" calcext:value-type="string">
            <text:p>https://www.codedyellow.com/what-is-the-crown-zenith-pull-rate/</text:p>
          </table:table-cell>
          <table:table-cell/>
          <table:table-cell table:style-name="ce1" table:number-columns-repeated="4"/>
          <table:table-cell/>
          <table:table-cell table:formula="of:=SUM([.U4];[.U7:.U11])" office:value-type="float" office:value="39.777597592085" calcext:value-type="float">
            <text:p>39.777597592085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1" office:value-type="string" calcext:value-type="string">
            <text:p>https://discord.com/channels/540733272351834146/709844905358262332/1065189920827777064</text:p>
          </table:table-cell>
          <table:table-cell table:style-name="ce1" table:number-columns-repeated="9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/>
          <table:table-cell table:formula="of:=SUM([.U7:.U17];[.U19:.U20])" office:value-type="float" office:value="63.2800707788558" calcext:value-type="float">
            <text:p>63.2800707788558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office:value-type="float" office:value="8424" calcext:value-type="float">
            <text:p>8424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25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35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90015015015015" calcext:value-type="float">
            <text:p>5.90015015015015</text:p>
          </table:table-cell>
          <table:table-cell table:formula="of:=(SUM([.B25];[.D25];[.F25];[.H25];[.J25];[.L25];[.N25];[.P25];[.R25])/SUM([.C25];[.E25];[.G25];[.I25];[.K25];[.M25];[.O25];[.Q25];[.S25]))*100" office:value-type="float" office:value="16.94872121135" calcext:value-type="float">
            <text:p>16.94872121135</text:p>
          </table:table-cell>
          <table:table-cell office:value-type="float" office:value="23" calcext:value-type="float">
            <text:p>23</text:p>
          </table:table-cell>
          <table:table-cell table:formula="of:=[.U25]/[.V25]" office:value-type="float" office:value="0.736900922232611" calcext:value-type="float">
            <text:p>0.736900922232611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2168" calcext:value-type="float">
            <text:p>2168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5.39722680565335" calcext:value-type="float">
            <text:p>5.39722680565335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50643116032797" calcext:value-type="float">
            <text:p>6.50643116032797</text:p>
          </table:table-cell>
          <table:table-cell table:formula="of:=1.96*SQRT((([.U25]/100)*(1-([.U25]/100)))/[.Y25])*100" office:value-type="float" office:value="1.57931246239783" calcext:value-type="float">
            <text:p>1.57931246239783</text:p>
          </table:table-cell>
          <table:table-cell table:style-name="Default" table:formula="of:=[.AB25]/[.U25]*100" office:value-type="float" office:value="9.31818066215053" calcext:value-type="float">
            <text:p>9.3181806621505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6]*0.021" office:value-type="float" office:value="176.904" calcext:value-type="float">
            <text:p>176.90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6];[.D26];[.F26];[.H26];[.J26];[.L26];[.N26];[.P26];[.R26])/SUM([.C26];[.E26];[.G26];[.I26];[.K26];[.M26];[.O26];[.Q26];[.S26]))" office:value-type="float" office:value="39.017895889804" calcext:value-type="float">
            <text:p>39.017895889804</text:p>
          </table:table-cell>
          <table:table-cell table:formula="of:=(SUM([.B26];[.D26];[.F26];[.H26];[.J26];[.L26];[.N26];[.P26];[.R26])/SUM([.C26];[.E26];[.G26];[.I26];[.K26];[.M26];[.O26];[.Q26];[.S26]))*100" office:value-type="float" office:value="2.56292651665339" calcext:value-type="float">
            <text:p>2.56292651665339</text:p>
          </table:table-cell>
          <table:table-cell office:value-type="float" office:value="14" calcext:value-type="float">
            <text:p>14</text:p>
          </table:table-cell>
          <table:table-cell table:formula="of:=[.U26]/[.V26]" office:value-type="float" office:value="0.183066179760956" calcext:value-type="float">
            <text:p>0.183066179760956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12968" calcext:value-type="float">
            <text:p>12968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35.2744320770954" calcext:value-type="float">
            <text:p>35.2744320770954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43.6502332188319" calcext:value-type="float">
            <text:p>43.6502332188319</text:p>
          </table:table-cell>
          <table:table-cell table:formula="of:=1.96*SQRT((([.U26]/100)*(1-([.U26]/100)))/[.Y26])*100" office:value-type="float" office:value="0.271988012415177" calcext:value-type="float">
            <text:p>0.271988012415177</text:p>
          </table:table-cell>
          <table:table-cell table:style-name="Default" table:formula="of:=[.AB26]/[.U26]*100" office:value-type="float" office:value="10.6123999516901" calcext:value-type="float">
            <text:p>10.61239995169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27]*0.0101" office:value-type="float" office:value="85.0824" calcext:value-type="float">
            <text:p>85.08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7];[.D27];[.F27];[.H27];[.J27];[.L27];[.N27];[.P27];[.R27])/SUM([.C27];[.E27];[.G27];[.I27];[.K27];[.M27];[.O27];[.Q27];[.S27]))" office:value-type="float" office:value="100.462960093708" calcext:value-type="float">
            <text:p>100.462960093708</text:p>
          </table:table-cell>
          <table:table-cell table:formula="of:=(SUM([.B27];[.D27];[.F27];[.H27];[.J27];[.L27];[.N27];[.P27];[.R27])/SUM([.C27];[.E27];[.G27];[.I27];[.K27];[.M27];[.O27];[.Q27];[.S27]))*100" office:value-type="float" office:value="0.995391733497841" calcext:value-type="float">
            <text:p>0.995391733497841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2442396668723" calcext:value-type="float">
            <text:p>0.12442396668723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12968" calcext:value-type="float">
            <text:p>12968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85.744668982225" calcext:value-type="float">
            <text:p>85.74466898222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121.281184771747" calcext:value-type="float">
            <text:p>121.281184771747</text:p>
          </table:table-cell>
          <table:table-cell table:formula="of:=1.96*SQRT((([.U27]/100)*(1-([.U27]/100)))/[.Y27])*100" office:value-type="float" office:value="0.170861529672726" calcext:value-type="float">
            <text:p>0.170861529672726</text:p>
          </table:table-cell>
          <table:table-cell table:style-name="Default" table:formula="of:=[.AB27]/[.U27]*100" office:value-type="float" office:value="17.1652550370609" calcext:value-type="float">
            <text:p>17.16525503706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6]+[.B27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26]+[.F27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27]+[.H26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L26]+[.L27]" office:value-type="float" office:value="261.9864" calcext:value-type="float">
            <text:p>261.986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8];[.D28];[.F28];[.H28];[.J28];[.L28];[.N28];[.P28];[.R28])/SUM([.C28];[.E28];[.G28];[.I28];[.K28];[.M28];[.O28];[.Q28];[.S28]))" office:value-type="float" office:value="28.1031636211151" calcext:value-type="float">
            <text:p>28.1031636211151</text:p>
          </table:table-cell>
          <table:table-cell table:formula="of:=(SUM([.B28];[.D28];[.F28];[.H28];[.J28];[.L28];[.N28];[.P28];[.R28])/SUM([.C28];[.E28];[.G28];[.I28];[.K28];[.M28];[.O28];[.Q28];[.S28]))*100" office:value-type="float" office:value="3.55831825015123" calcext:value-type="float">
            <text:p>3.55831825015123</text:p>
          </table:table-cell>
          <table:table-cell office:value-type="float" office:value="22" calcext:value-type="float">
            <text:p>22</text:p>
          </table:table-cell>
          <table:table-cell table:formula="of:=[.U28]/[.V28]" office:value-type="float" office:value="0.161741738643238" calcext:value-type="float">
            <text:p>0.161741738643238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12968" calcext:value-type="float">
            <text:p>12968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5.7920786745045" calcext:value-type="float">
            <text:p>25.792078674504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8691793677033" calcext:value-type="float">
            <text:p>30.8691793677033</text:p>
          </table:table-cell>
          <table:table-cell table:formula="of:=1.96*SQRT((([.U28]/100)*(1-([.U28]/100)))/[.Y28])*100" office:value-type="float" office:value="0.318841139054962" calcext:value-type="float">
            <text:p>0.318841139054962</text:p>
          </table:table-cell>
          <table:table-cell table:style-name="Default" table:formula="of:=[.AB28]/[.U28]*100" office:value-type="float" office:value="8.9604447000043" calcext:value-type="float">
            <text:p>8.960444700004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29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29]*0.006" office:value-type="float" office:value="50.544" calcext:value-type="float">
            <text:p>50.54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29];[.D29];[.F29];[.H29];[.J29];[.L29];[.N29];[.P29];[.R29])/SUM([.C29];[.E29];[.G29];[.I29];[.K29];[.M29];[.O29];[.Q29];[.S29]))" office:value-type="float" office:value="160.743742379689" calcext:value-type="float">
            <text:p>160.743742379689</text:p>
          </table:table-cell>
          <table:table-cell table:formula="of:=(SUM([.B29];[.D29];[.F29];[.H29];[.J29];[.L29];[.N29];[.P29];[.R29])/SUM([.C29];[.E29];[.G29];[.I29];[.K29];[.M29];[.O29];[.Q29];[.S29]))*100" office:value-type="float" office:value="0.622108198549916" calcext:value-type="float">
            <text:p>0.622108198549916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155527049637479" calcext:value-type="float">
            <text:p>0.155527049637479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17930" calcext:value-type="float">
            <text:p>17930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135.64842905249" calcext:value-type="float">
            <text:p>135.64842905249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197.232217208644" calcext:value-type="float">
            <text:p>197.232217208644</text:p>
          </table:table-cell>
          <table:table-cell table:formula="of:=1.96*SQRT((([.U29]/100)*(1-([.U29]/100)))/[.Y29])*100" office:value-type="float" office:value="0.115091640021782" calcext:value-type="float">
            <text:p>0.115091640021782</text:p>
          </table:table-cell>
          <table:table-cell table:style-name="Default" table:formula="of:=[.AB29]/[.U29]*100" office:value-type="float" office:value="18.5002609337172" calcext:value-type="float">
            <text:p>18.500260933717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30]*0.0126" office:value-type="float" office:value="106.1424" calcext:value-type="float">
            <text:p>106.1424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0];[.D30];[.F30];[.H30];[.J30];[.L30];[.N30];[.P30];[.R30])/SUM([.C30];[.E30];[.G30];[.I30];[.K30];[.M30];[.O30];[.Q30];[.S30]))" office:value-type="float" office:value="83.0523932000533" calcext:value-type="float">
            <text:p>83.0523932000533</text:p>
          </table:table-cell>
          <table:table-cell table:formula="of:=(SUM([.B30];[.D30];[.F30];[.H30];[.J30];[.L30];[.N30];[.P30];[.R30])/SUM([.C30];[.E30];[.G30];[.I30];[.K30];[.M30];[.O30];[.Q30];[.S30]))*100" office:value-type="float" office:value="1.20405922270204" calcext:value-type="float">
            <text:p>1.20405922270204</text:p>
          </table:table-cell>
          <table:table-cell office:value-type="float" office:value="14" calcext:value-type="float">
            <text:p>14</text:p>
          </table:table-cell>
          <table:table-cell table:formula="of:=[.U30]/[.V30]" office:value-type="float" office:value="0.0860042301930026" calcext:value-type="float">
            <text:p>0.0860042301930026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12968" calcext:value-type="float">
            <text:p>12968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71.8504204793149" calcext:value-type="float">
            <text:p>71.850420479314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98.3924501578584" calcext:value-type="float">
            <text:p>98.3924501578584</text:p>
          </table:table-cell>
          <table:table-cell table:formula="of:=1.96*SQRT((([.U30]/100)*(1-([.U30]/100)))/[.Y30])*100" office:value-type="float" office:value="0.187721080501466" calcext:value-type="float">
            <text:p>0.187721080501466</text:p>
          </table:table-cell>
          <table:table-cell table:style-name="Default" table:formula="of:=[.AB30]/[.U30]*100" office:value-type="float" office:value="15.5906849897466" calcext:value-type="float">
            <text:p>15.590684989746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31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M31]*0.0094" office:value-type="float" office:value="79.1856" calcext:value-type="float">
            <text:p>79.185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1];[.D31];[.F31];[.H31];[.J31];[.L31];[.N31];[.P31];[.R31])/SUM([.C31];[.E31];[.G31];[.I31];[.K31];[.M31];[.O31];[.Q31];[.S31]))" office:value-type="float" office:value="101.165809576115" calcext:value-type="float">
            <text:p>101.165809576115</text:p>
          </table:table-cell>
          <table:table-cell table:formula="of:=(SUM([.B31];[.D31];[.F31];[.H31];[.J31];[.L31];[.N31];[.P31];[.R31])/SUM([.C31];[.E31];[.G31];[.I31];[.K31];[.M31];[.O31];[.Q31];[.S31]))*100" office:value-type="float" office:value="0.988476249228871" calcext:value-type="float">
            <text:p>0.988476249228871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64746041538145" calcext:value-type="float">
            <text:p>0.164746041538145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12968" calcext:value-type="float">
            <text:p>12968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86.2999546378294" calcext:value-type="float">
            <text:p>86.299954637829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22.21900764536" calcext:value-type="float">
            <text:p>122.21900764536</text:p>
          </table:table-cell>
          <table:table-cell table:formula="of:=1.96*SQRT((([.U31]/100)*(1-([.U31]/100)))/[.Y31])*100" office:value-type="float" office:value="0.17027291141281" calcext:value-type="float">
            <text:p>0.17027291141281</text:p>
          </table:table-cell>
          <table:table-cell table:style-name="Default" table:formula="of:=[.AB31]/[.U31]*100" office:value-type="float" office:value="17.225796931959" calcext:value-type="float">
            <text:p>17.225796931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32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36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formula="of:=[.M32]*0.1155" office:value-type="float" office:value="972.972" calcext:value-type="float">
            <text:p>972.97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2];[.D32];[.F32];[.H32];[.J32];[.L32];[.N32];[.P32];[.R32])/SUM([.C32];[.E32];[.G32];[.I32];[.K32];[.M32];[.O32];[.Q32];[.S32]))" office:value-type="float" office:value="8.43736906072459" calcext:value-type="float">
            <text:p>8.43736906072459</text:p>
          </table:table-cell>
          <table:table-cell table:formula="of:=(SUM([.B32];[.D32];[.F32];[.H32];[.J32];[.L32];[.N32];[.P32];[.R32])/SUM([.C32];[.E32];[.G32];[.I32];[.K32];[.M32];[.O32];[.Q32];[.S32]))*100" office:value-type="float" office:value="11.8520357803825" calcext:value-type="float">
            <text:p>11.8520357803825</text:p>
          </table:table-cell>
          <table:table-cell office:value-type="float" office:value="15" calcext:value-type="float">
            <text:p>15</text:p>
          </table:table-cell>
          <table:table-cell table:formula="of:=[.U32]/[.V32]" office:value-type="float" office:value="0.790135718692165" calcext:value-type="float">
            <text:p>0.790135718692165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12968" calcext:value-type="float">
            <text:p>12968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05908755348966" calcext:value-type="float">
            <text:p>8.05908755348966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85291147465452" calcext:value-type="float">
            <text:p>8.85291147465452</text:p>
          </table:table-cell>
          <table:table-cell table:formula="of:=1.96*SQRT((([.U32]/100)*(1-([.U32]/100)))/[.Y32])*100" office:value-type="float" office:value="0.556316819869272" calcext:value-type="float">
            <text:p>0.556316819869272</text:p>
          </table:table-cell>
          <table:table-cell table:style-name="Default" table:formula="of:=[.AB32]/[.U32]*100" office:value-type="float" office:value="4.69385032392569" calcext:value-type="float">
            <text:p>4.6938503239256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33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37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3];[.D33];[.F33];[.H33];[.J33];[.L33];[.N33];[.P33];[.R33])/SUM([.C33];[.E33];[.G33];[.I33];[.K33];[.M33];[.O33];[.Q33];[.S33]))" office:value-type="float" office:value="142" calcext:value-type="float">
            <text:p>142</text:p>
          </table:table-cell>
          <table:table-cell table:formula="of:=(SUM([.B33];[.D33];[.F33];[.H33];[.J33];[.L33];[.N33];[.P33];[.R33])/SUM([.C33];[.E33];[.G33];[.I33];[.K33];[.M33];[.O33];[.Q33];[.S33]))*100" office:value-type="float" office:value="0.704225352112676" calcext:value-type="float">
            <text:p>0.704225352112676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704225352112676" calcext:value-type="float">
            <text:p>0.704225352112676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4544" calcext:value-type="float">
            <text:p>4544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05.55579085501" calcext:value-type="float">
            <text:p>105.55579085501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216.880035596673" calcext:value-type="float">
            <text:p>216.880035596673</text:p>
          </table:table-cell>
          <table:table-cell table:formula="of:=1.96*SQRT((([.U33]/100)*(1-([.U33]/100)))/[.Y33])*100" office:value-type="float" office:value="0.243140957115768" calcext:value-type="float">
            <text:p>0.243140957115768</text:p>
          </table:table-cell>
          <table:table-cell table:style-name="Default" table:formula="of:=[.AB33]/[.U33]*100" office:value-type="float" office:value="34.526015910439" calcext:value-type="float">
            <text:p>34.5260159104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34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4];[.D34];[.F34];[.H34];[.J34];[.L34];[.N34];[.P34];[.R34])/SUM([.C34];[.E34];[.G34];[.I34];[.K34];[.M34];[.O34];[.Q34];[.S34]))" office:value-type="float" office:value="33.1678832116788" calcext:value-type="float">
            <text:p>33.1678832116788</text:p>
          </table:table-cell>
          <table:table-cell table:formula="of:=(SUM([.B34];[.D34];[.F34];[.H34];[.J34];[.L34];[.N34];[.P34];[.R34])/SUM([.C34];[.E34];[.G34];[.I34];[.K34];[.M34];[.O34];[.Q34];[.S34]))*100" office:value-type="float" office:value="3.01496478873239" calcext:value-type="float">
            <text:p>3.01496478873239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502494131455399" calcext:value-type="float">
            <text:p>0.502494131455399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4544" calcext:value-type="float">
            <text:p>4544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8.4724748438122" calcext:value-type="float">
            <text:p>28.4724748438122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39.7177558182972" calcext:value-type="float">
            <text:p>39.7177558182972</text:p>
          </table:table-cell>
          <table:table-cell table:formula="of:=1.96*SQRT((([.U34]/100)*(1-([.U34]/100)))/[.Y34])*100" office:value-type="float" office:value="0.49719917132226" calcext:value-type="float">
            <text:p>0.49719917132226</text:p>
          </table:table-cell>
          <table:table-cell table:style-name="Default" table:formula="of:=[.AB34]/[.U34]*100" office:value-type="float" office:value="16.4910440473602" calcext:value-type="float">
            <text:p>16.49104404736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M35]*0.0825" office:value-type="float" office:value="694.98" calcext:value-type="float">
            <text:p>694.98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5];[.D35];[.F35];[.H35];[.J35];[.L35];[.N35];[.P35];[.R35])/SUM([.C35];[.E35];[.G35];[.I35];[.K35];[.M35];[.O35];[.Q35];[.S35]))" office:value-type="float" office:value="12.1207086336165" calcext:value-type="float">
            <text:p>12.1207086336165</text:p>
          </table:table-cell>
          <table:table-cell table:formula="of:=(SUM([.B35];[.D35];[.F35];[.H35];[.J35];[.L35];[.N35];[.P35];[.R35])/SUM([.C35];[.E35];[.G35];[.I35];[.K35];[.M35];[.O35];[.Q35];[.S35]))*100" office:value-type="float" office:value="8.25034270047978" calcext:value-type="float">
            <text:p>8.25034270047978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50031154589071" calcext:value-type="float">
            <text:p>0.750031154589071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11672" calcext:value-type="float">
            <text:p>11672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292482106692" calcext:value-type="float">
            <text:p>11.429248210669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9012223189218" calcext:value-type="float">
            <text:p>12.9012223189218</text:p>
          </table:table-cell>
          <table:table-cell table:formula="of:=1.96*SQRT((([.U35]/100)*(1-([.U35]/100)))/[.Y35])*100" office:value-type="float" office:value="0.499139168909471" calcext:value-type="float">
            <text:p>0.499139168909471</text:p>
          </table:table-cell>
          <table:table-cell table:style-name="Default" table:formula="of:=[.AB35]/[.U35]*100" office:value-type="float" office:value="6.04992043397718" calcext:value-type="float">
            <text:p>6.0499204339771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6];[.D36];[.F36];[.H36];[.J36];[.L36];[.N36];[.P36];[.R36])/SUM([.C36];[.E36];[.G36];[.I36];[.K36];[.M36];[.O36];[.Q36];[.S36]))" office:value-type="float" office:value="83.2820512820513" calcext:value-type="float">
            <text:p>83.2820512820513</text:p>
          </table:table-cell>
          <table:table-cell table:formula="of:=(SUM([.B36];[.D36];[.F36];[.H36];[.J36];[.L36];[.N36];[.P36];[.R36])/SUM([.C36];[.E36];[.G36];[.I36];[.K36];[.M36];[.O36];[.Q36];[.S36]))*100" office:value-type="float" office:value="1.20073891625616" calcext:value-type="float">
            <text:p>1.20073891625616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71534130893737" calcext:value-type="float">
            <text:p>0.17153413089373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3248" calcext:value-type="float">
            <text:p>3248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3.479049333145" calcext:value-type="float">
            <text:p>63.479049333145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121.042671178314" calcext:value-type="float">
            <text:p>121.042671178314</text:p>
          </table:table-cell>
          <table:table-cell table:formula="of:=1.96*SQRT((([.U36]/100)*(1-([.U36]/100)))/[.Y36])*100" office:value-type="float" office:value="0.374583982409024" calcext:value-type="float">
            <text:p>0.374583982409024</text:p>
          </table:table-cell>
          <table:table-cell table:style-name="Default" table:formula="of:=[.AB36]/[.U36]*100" office:value-type="float" office:value="31.1961224324233" calcext:value-type="float">
            <text:p>31.196122432423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7];[.D37];[.F37];[.H37];[.J37];[.L37];[.N37];[.P37];[.R37])/SUM([.C37];[.E37];[.G37];[.I37];[.K37];[.M37];[.O37];[.Q37];[.S37]))" office:value-type="float" office:value="154.666666666667" calcext:value-type="float">
            <text:p>154.666666666667</text:p>
          </table:table-cell>
          <table:table-cell table:formula="of:=(SUM([.B37];[.D37];[.F37];[.H37];[.J37];[.L37];[.N37];[.P37];[.R37])/SUM([.C37];[.E37];[.G37];[.I37];[.K37];[.M37];[.O37];[.Q37];[.S37]))*100" office:value-type="float" office:value="0.646551724137931" calcext:value-type="float">
            <text:p>0.646551724137931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61637931034483" calcext:value-type="float">
            <text:p>0.161637931034483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3248" calcext:value-type="float">
            <text:p>3248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08.437400889451" calcext:value-type="float">
            <text:p>108.437400889451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269.605435162282" calcext:value-type="float">
            <text:p>269.605435162282</text:p>
          </table:table-cell>
          <table:table-cell table:formula="of:=1.96*SQRT((([.U37]/100)*(1-([.U37]/100)))/[.Y37])*100" office:value-type="float" office:value="0.27563932046251" calcext:value-type="float">
            <text:p>0.27563932046251</text:p>
          </table:table-cell>
          <table:table-cell table:style-name="Default" table:formula="of:=[.AB37]/[.U37]*100" office:value-type="float" office:value="42.6322148982015" calcext:value-type="float">
            <text:p>42.632214898201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38];[.D38];[.F38];[.H38];[.J38];[.L38];[.N38];[.P38];[.R38])/SUM([.C38];[.E38];[.G38];[.I38];[.K38];[.M38];[.O38];[.Q38];[.S38]))" office:value-type="float" office:value="75.5348837209302" calcext:value-type="float">
            <text:p>75.5348837209302</text:p>
          </table:table-cell>
          <table:table-cell table:formula="of:=(SUM([.B38];[.D38];[.F38];[.H38];[.J38];[.L38];[.N38];[.P38];[.R38])/SUM([.C38];[.E38];[.G38];[.I38];[.K38];[.M38];[.O38];[.Q38];[.S38]))*100" office:value-type="float" office:value="1.32389162561576" calcext:value-type="float">
            <text:p>1.32389162561576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220648604269294" calcext:value-type="float">
            <text:p>0.220648604269294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3248" calcext:value-type="float">
            <text:p>3248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58.2421010421947" calcext:value-type="float">
            <text:p>58.2421010421947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7.433053972653" calcext:value-type="float">
            <text:p>107.433053972653</text:p>
          </table:table-cell>
          <table:table-cell table:formula="of:=1.96*SQRT((([.U38]/100)*(1-([.U38]/100)))/[.Y38])*100" office:value-type="float" office:value="0.393079400679337" calcext:value-type="float">
            <text:p>0.393079400679337</text:p>
          </table:table-cell>
          <table:table-cell table:style-name="Default" table:formula="of:=[.AB38]/[.U38]*100" office:value-type="float" office:value="29.6912068234067" calcext:value-type="float">
            <text:p>29.6912068234067</text:p>
          </table:table-cell>
          <table:table-cell table:style-name="Default" table:number-columns-repeated="2"/>
          <table:table-cell table:style-name="ce25"/>
          <table:table-cell table:number-columns-repeated="992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37]+[.F38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37]+[.H38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" table:number-columns-repeated="2"/>
          <table:table-cell table:formula="of:=1/(SUM([.B39];[.D39];[.F39];[.H39];[.J39];[.L39];[.N39];[.P39];[.R39])/SUM([.C39];[.E39];[.G39];[.I39];[.K39];[.M39];[.O39];[.Q39];[.S39]))" office:value-type="float" office:value="50.75" calcext:value-type="float">
            <text:p>50.75</text:p>
          </table:table-cell>
          <table:table-cell table:formula="of:=(SUM([.B39];[.D39];[.F39];[.H39];[.J39];[.L39];[.N39];[.P39];[.R39])/SUM([.C39];[.E39];[.G39];[.I39];[.K39];[.M39];[.O39];[.Q39];[.S39]))*100" office:value-type="float" office:value="1.97044334975369" calcext:value-type="float">
            <text:p>1.97044334975369</text:p>
          </table:table-cell>
          <table:table-cell office:value-type="float" office:value="10" calcext:value-type="float">
            <text:p>10</text:p>
          </table:table-cell>
          <table:table-cell table:formula="of:=[.U39]/[.V39]" office:value-type="float" office:value="0.197044334975369" calcext:value-type="float">
            <text:p>0.19704433497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3248" calcext:value-type="float">
            <text:p>3248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40.8426314459298" calcext:value-type="float">
            <text:p>40.8426314459298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7.0032626884957" calcext:value-type="float">
            <text:p>67.0032626884957</text:p>
          </table:table-cell>
          <table:table-cell table:formula="of:=1.96*SQRT((([.U39]/100)*(1-([.U39]/100)))/[.Y39])*100" office:value-type="float" office:value="0.477978714637204" calcext:value-type="float">
            <text:p>0.477978714637204</text:p>
          </table:table-cell>
          <table:table-cell table:style-name="Default" table:formula="of:=[.AB39]/[.U39]*100" office:value-type="float" office:value="24.2574197678381" calcext:value-type="float">
            <text:p>24.257419767838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M40]*0.009" office:value-type="float" office:value="75.816" calcext:value-type="float">
            <text:p>75.816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0];[.D40];[.F40];[.H40];[.J40];[.L40];[.N40];[.P40];[.R40])/SUM([.C40];[.E40];[.G40];[.I40];[.K40];[.M40];[.O40];[.Q40];[.S40]))" office:value-type="float" office:value="114.638170817946" calcext:value-type="float">
            <text:p>114.638170817946</text:p>
          </table:table-cell>
          <table:table-cell table:formula="of:=(SUM([.B40];[.D40];[.F40];[.H40];[.J40];[.L40];[.N40];[.P40];[.R40])/SUM([.C40];[.E40];[.G40];[.I40];[.K40];[.M40];[.O40];[.Q40];[.S40]))*100" office:value-type="float" office:value="0.872309801233722" calcext:value-type="float">
            <text:p>0.872309801233722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36154900616861" calcext:value-type="float">
            <text:p>0.436154900616861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11672" calcext:value-type="float">
            <text:p>11672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96.0605312300335" calcext:value-type="float">
            <text:p>96.0605312300335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42.124323894294" calcext:value-type="float">
            <text:p>142.124323894294</text:p>
          </table:table-cell>
          <table:table-cell table:formula="of:=1.96*SQRT((([.U40]/100)*(1-([.U40]/100)))/[.Y40])*100" office:value-type="float" office:value="0.168700473428749" calcext:value-type="float">
            <text:p>0.168700473428749</text:p>
          </table:table-cell>
          <table:table-cell table:style-name="Default" table:formula="of:=[.AB40]/[.U40]*100" office:value-type="float" office:value="19.3395136899934" calcext:value-type="float">
            <text:p>19.339513689993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formula="of:=[.M41]*0.0455" office:value-type="float" office:value="383.292" calcext:value-type="float">
            <text:p>383.292</text:p>
          </table:table-cell>
          <table:table-cell table:formula="of:=[.$M$23]" office:value-type="float" office:value="8424" calcext:value-type="float">
            <text:p>8424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table:style-name="ce1" table:number-columns-repeated="4"/>
          <table:table-cell table:formula="of:=1/(SUM([.B41];[.D41];[.F41];[.H41];[.J41];[.L41];[.N41];[.P41];[.R41])/SUM([.C41];[.E41];[.G41];[.I41];[.K41];[.M41];[.O41];[.Q41];[.S41]))" office:value-type="float" office:value="21.6388671966254" calcext:value-type="float">
            <text:p>21.6388671966254</text:p>
          </table:table-cell>
          <table:table-cell table:formula="of:=(SUM([.B41];[.D41];[.F41];[.H41];[.J41];[.L41];[.N41];[.P41];[.R41])/SUM([.C41];[.E41];[.G41];[.I41];[.K41];[.M41];[.O41];[.Q41];[.S41]))*100" office:value-type="float" office:value="4.62131400370142" calcext:value-type="float">
            <text:p>4.62131400370142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54043800123381" calcext:value-type="float">
            <text:p>1.54043800123381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12968" calcext:value-type="float">
            <text:p>12968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20.0695855255703" calcext:value-type="float">
            <text:p>20.0695855255703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3.4743763829121" calcext:value-type="float">
            <text:p>23.4743763829121</text:p>
          </table:table-cell>
          <table:table-cell table:formula="of:=1.96*SQRT((([.U41]/100)*(1-([.U41]/100)))/[.Y41])*100" office:value-type="float" office:value="0.361349931863763" calcext:value-type="float">
            <text:p>0.361349931863763</text:p>
          </table:table-cell>
          <table:table-cell table:style-name="Default" table:formula="of:=[.AB41]/[.U41]*100" office:value-type="float" office:value="7.81920318710959" calcext:value-type="float">
            <text:p>7.81920318710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/>
          <table:table-cell office:value-type="string" calcext:value-type="string">
            <text:p>https://infinite.tcgplayer.com/article/Pok%C3%A9mon-TCG-Silver-Tempest-Pull-Rates/6490d591-e582-4930-8446-00e190876d30/</text:p>
          </table:table-cell>
          <table:table-cell table:number-columns-repeated="3"/>
          <table:table-cell table:style-name="ce1" table:number-columns-repeated="4"/>
          <table:table-cell/>
          <table:table-cell table:formula="of:=SUM([.U25];[.U28:.U34])" office:value-type="float" office:value="38.8929090532097" calcext:value-type="float">
            <text:p>38.8929090532097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/>
          <table:table-cell table:formula="of:=SUM([.U39:.U41];[.U28:.U36])" office:value-type="float" office:value="38.8593366132844" calcext:value-type="float">
            <text:p>38.8593366132844</text:p>
          </table:table-cell>
          <table:table-cell table:number-columns-repeated="9"/>
          <table:table-cell office:value-type="float" office:value="415" calcext:value-type="float">
            <text:p>4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7"/>
          <table:table-cell table:style-name="Default" table:formula="of:=[.U60]/SUM([.U57:.U59])" office:value-type="float" office:value="0.566425120772947" calcext:value-type="float">
            <text:p>0.566425120772947</text:p>
          </table:table-cell>
          <table:table-cell table:style-name="Default" table:formula="of:=1/(SUM([.U47:.U48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ce1" office:value-type="string" calcext:value-type="string">
            <text:p>boxdata</text:p>
          </table:table-cell>
          <table:table-cell office:value-type="string" calcext:value-type="string">
            <text:p>num per box</text:p>
          </table:table-cell>
          <table:table-cell table:number-columns-repeated="6"/>
          <table:table-cell office:value-type="string" calcext:value-type="string">
            <text:p>ratios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/>
          <table:table-cell office:value-type="string" calcext:value-type="string">
            <text:p>RR+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I45]" office:value-type="float" office:value="3" calcext:value-type="float">
            <text:p>3</text:p>
          </table:table-cell>
          <table:table-cell table:formula="of:=[.AJ45]" office:value-type="float" office:value="4" calcext:value-type="float">
            <text:p>4</text:p>
          </table:table-cell>
          <table:table-cell table:formula="of:=[.AK45]" office:value-type="float" office:value="5" calcext:value-type="float">
            <text:p>5</text:p>
          </table:table-cell>
          <table:table-cell table:formula="of:=[.AL45]" office:value-type="float" office:value="6" calcext:value-type="float">
            <text:p>6</text:p>
          </table:table-cell>
          <table:table-cell office:value-type="string" calcext:value-type="string">
            <text:p>dif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56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46];[.D46];[.F46];[.H46];[.J46];[.L46];[.N46];[.P46];[.R46])/SUM([.C46];[.E46];[.G46];[.I46];[.K46];[.M46];[.O46];[.Q46];[.S46]))" office:value-type="float" office:value="5.48630136986301" calcext:value-type="float">
            <text:p>5.48630136986301</text:p>
          </table:table-cell>
          <table:table-cell table:formula="of:=(SUM([.B46];[.D46];[.F46];[.H46];[.J46];[.L46];[.N46];[.P46];[.R46])/SUM([.C46];[.E46];[.G46];[.I46];[.K46];[.M46];[.O46];[.Q46];[.S46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46]/[.V46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46];[.O46];[.M46];[.K46];[.I46];[.G46];[.E46];[.C46];[.S46])" office:value-type="float" office:value="801" calcext:value-type="float">
            <text:p>801</text:p>
          </table:table-cell>
          <table:table-cell table:formula="of:=1/(SUM([.B46];[.D46];[.F46];[.H46];[.J46];[.L46];[.N46];[.P46];[.R46])/SUM([.C46];[.E46];[.G46];[.I46];[.K46];[.M46];[.O46];[.Q46];[.S46])+([.AB46]/100))" office:value-type="float" office:value="4.78449100509173" calcext:value-type="float">
            <text:p>4.78449100509173</text:p>
          </table:table-cell>
          <table:table-cell table:formula="of:=1/(SUM([.B46];[.D46];[.F46];[.H46];[.J46];[.L46];[.N46];[.P46];[.R46])/SUM([.C46];[.E46];[.G46];[.I46];[.K46];[.M46];[.O46];[.Q46];[.S46])-([.AB46]/100))" office:value-type="float" office:value="6.42939330010191" calcext:value-type="float">
            <text:p>6.42939330010191</text:p>
          </table:table-cell>
          <table:table-cell table:formula="of:=1.96*SQRT((([.U46]/100)*(1-([.U46]/100)))/[.Y46])*100" office:value-type="float" office:value="2.67364889642239" calcext:value-type="float">
            <text:p>2.67364889642239</text:p>
          </table:table-cell>
          <table:table-cell table:style-name="Default" table:formula="of:=[.AB46]/[.U46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style-name="Default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5" table:formula="of:=1/[.$AE$43]*[.AF46]" office:value-type="float" office:value="0.306024096385542" calcext:value-type="float">
            <text:p>0.306024096385542</text:p>
          </table:table-cell>
          <table:table-cell table:formula="of:=1/[.$AE$43]*[.AG46]" office:value-type="float" office:value="0.453012048192771" calcext:value-type="float">
            <text:p>0.453012048192771</text:p>
          </table:table-cell>
          <table:table-cell table:formula="of:=1/[.$AE$43]*[.AH46]" office:value-type="float" office:value="0.195180722891566" calcext:value-type="float">
            <text:p>0.195180722891566</text:p>
          </table:table-cell>
          <table:table-cell table:formula="of:=1/[.$AE$43]*[.AI46]" office:value-type="float" office:value="0.0385542168674699" calcext:value-type="float">
            <text:p>0.0385542168674699</text:p>
          </table:table-cell>
          <table:table-cell table:formula="of:=1/[.$AE$43]*[.AJ46]" office:value-type="float" office:value="0.0072289156626506" calcext:value-type="float">
            <text:p>0.0072289156626506</text:p>
          </table:table-cell>
          <table:table-cell table:formula="of:=1/[.$AE$43]*[.AK46]" office:value-type="float" office:value="0" calcext:value-type="float">
            <text:p>0</text:p>
          </table:table-cell>
          <table:table-cell table:formula="of:=1/[.$AE$43]*[.AL46]" office:value-type="float" office:value="0" calcext:value-type="float">
            <text:p>0</text:p>
          </table:table-cell>
          <table:table-cell table:formula="of:=(SUM([.U50:.U52])-2.744310576)/100" office:value-type="float" office:value="-0.00102780310190842" calcext:value-type="float">
            <text:p>-0.00102780310190842</text:p>
          </table:table-cell>
          <table:table-cell table:formula="of:=[.AT46]*36" office:value-type="float" office:value="-0.037000911668703" calcext:value-type="float">
            <text:p>-0.037000911668703</text:p>
          </table:table-cell>
          <table:table-cell table:formula="of:=[.AU46]/4" office:value-type="float" office:value="-0.00925022791717574" calcext:value-type="float">
            <text:p>-0.00925022791717574</text:p>
          </table:table-cell>
          <table:table-cell table:formula="of:=[.AM46]-[.AV46]" office:value-type="float" office:value="0.315274324302718" calcext:value-type="float">
            <text:p>0.315274324302718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7];[.D47];[.F47];[.H47];[.J47];[.L47];[.N47];[.P47];[.R47])/SUM([.C47];[.E47];[.G47];[.I47];[.K47];[.M47];[.O47];[.Q47];[.S47]))" office:value-type="float" office:value="47.6070959264126" calcext:value-type="float">
            <text:p>47.6070959264126</text:p>
          </table:table-cell>
          <table:table-cell table:formula="of:=(SUM([.B47];[.D47];[.F47];[.H47];[.J47];[.L47];[.N47];[.P47];[.R47])/SUM([.C47];[.E47];[.G47];[.I47];[.K47];[.M47];[.O47];[.Q47];[.S47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47]/[.V47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47];[.O47];[.M47];[.K47];[.I47];[.G47];[.E47];[.C47];[.S47])" office:value-type="float" office:value="36229" calcext:value-type="float">
            <text:p>36229</text:p>
          </table:table-cell>
          <table:table-cell table:formula="of:=1/(SUM([.B47];[.D47];[.F47];[.H47];[.J47];[.L47];[.N47];[.P47];[.R47])/SUM([.C47];[.E47];[.G47];[.I47];[.K47];[.M47];[.O47];[.Q47];[.S47])+([.AB47]/100))" office:value-type="float" office:value="44.4801514025871" calcext:value-type="float">
            <text:p>44.4801514025871</text:p>
          </table:table-cell>
          <table:table-cell table:formula="of:=1/(SUM([.B47];[.D47];[.F47];[.H47];[.J47];[.L47];[.N47];[.P47];[.R47])/SUM([.C47];[.E47];[.G47];[.I47];[.K47];[.M47];[.O47];[.Q47];[.S47])-([.AB47]/100))" office:value-type="float" office:value="51.2069315652488" calcext:value-type="float">
            <text:p>51.2069315652488</text:p>
          </table:table-cell>
          <table:table-cell table:formula="of:=1.96*SQRT((([.U47]/100)*(1-([.U47]/100)))/[.Y47])*100" office:value-type="float" office:value="0.147666584402629" calcext:value-type="float">
            <text:p>0.147666584402629</text:p>
          </table:table-cell>
          <table:table-cell table:style-name="Default" table:formula="of:=[.AB47]/[.U47]*100" office:value-type="float" office:value="7.02997724878165" calcext:value-type="float">
            <text:p>7.02997724878165</text:p>
          </table:table-cell>
          <table:table-cell table:style-name="Default"/>
          <table:table-cell office:value-type="string" calcext:value-type="string">
            <text:p>FA per box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[.AH47]" office:value-type="float" office:value="2" calcext:value-type="float">
            <text:p>2</text:p>
          </table:table-cell>
          <table:table-cell table:formula="of:=[.AI47]" office:value-type="float" office:value="3" calcext:value-type="float">
            <text:p>3</text:p>
          </table:table-cell>
          <table:table-cell table:formula="of:=[.AJ47]" office:value-type="float" office:value="4" calcext:value-type="float">
            <text:p>4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8];[.D48];[.F48];[.H48];[.J48];[.L48];[.N48];[.P48];[.R48])/SUM([.C48];[.E48];[.G48];[.I48];[.K48];[.M48];[.O48];[.Q48];[.S48]))" office:value-type="float" office:value="76.1113445378151" calcext:value-type="float">
            <text:p>76.1113445378151</text:p>
          </table:table-cell>
          <table:table-cell table:formula="of:=(SUM([.B48];[.D48];[.F48];[.H48];[.J48];[.L48];[.N48];[.P48];[.R48])/SUM([.C48];[.E48];[.G48];[.I48];[.K48];[.M48];[.O48];[.Q48];[.S48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48]/[.V48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48];[.O48];[.M48];[.K48];[.I48];[.G48];[.E48];[.C48];[.S48])" office:value-type="float" office:value="36229" calcext:value-type="float">
            <text:p>36229</text:p>
          </table:table-cell>
          <table:table-cell table:formula="of:=1/(SUM([.B48];[.D48];[.F48];[.H48];[.J48];[.L48];[.N48];[.P48];[.R48])/SUM([.C48];[.E48];[.G48];[.I48];[.K48];[.M48];[.O48];[.Q48];[.S48])+([.AB48]/100))" office:value-type="float" office:value="69.875364023205" calcext:value-type="float">
            <text:p>69.875364023205</text:p>
          </table:table-cell>
          <table:table-cell table:formula="of:=1/(SUM([.B48];[.D48];[.F48];[.H48];[.J48];[.L48];[.N48];[.P48];[.R48])/SUM([.C48];[.E48];[.G48];[.I48];[.K48];[.M48];[.O48];[.Q48];[.S48])-([.AB48]/100))" office:value-type="float" office:value="83.5694441502114" calcext:value-type="float">
            <text:p>83.5694441502114</text:p>
          </table:table-cell>
          <table:table-cell table:formula="of:=1.96*SQRT((([.U48]/100)*(1-([.U48]/100)))/[.Y48])*100" office:value-type="float" office:value="0.117254973291804" calcext:value-type="float">
            <text:p>0.117254973291804</text:p>
          </table:table-cell>
          <table:table-cell table:style-name="Default" table:formula="of:=[.AB48]/[.U48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style-name="Default" office:value-type="float" office:value="41" calcext:value-type="float">
            <text:p>41</text:p>
          </table:table-cell>
          <table:table-cell office:value-type="float" office:value="245" calcext:value-type="float">
            <text:p>2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1/[.$AE$43]*[.AF48]" office:value-type="float" office:value="0.0987951807228916" calcext:value-type="float">
            <text:p>0.0987951807228916</text:p>
          </table:table-cell>
          <table:table-cell table:formula="of:=1/[.$AE$43]*[.AG48]" office:value-type="float" office:value="0.590361445783133" calcext:value-type="float">
            <text:p>0.590361445783133</text:p>
          </table:table-cell>
          <table:table-cell table:formula="of:=1/[.$AE$43]*[.AH48]" office:value-type="float" office:value="0.306024096385542" calcext:value-type="float">
            <text:p>0.306024096385542</text:p>
          </table:table-cell>
          <table:table-cell table:formula="of:=1/[.$AE$43]*[.AI48]" office:value-type="float" office:value="0.00481927710843374" calcext:value-type="float">
            <text:p>0.00481927710843374</text:p>
          </table:table-cell>
          <table:table-cell table:formula="of:=1/[.$AE$43]*[.AJ48]" office:value-type="float" office:value="0" calcext:value-type="float">
            <text:p>0</text:p>
          </table:table-cell>
          <table:table-cell table:formula="of:=1/[.$AE$43]*[.AK48]" office:value-type="float" office:value="0" calcext:value-type="float">
            <text:p>0</text:p>
          </table:table-cell>
          <table:table-cell table:formula="of:=1/[.$AE$43]*[.AL48]" office:value-type="float" office:value="0" calcext:value-type="float">
            <text:p>0</text:p>
          </table:table-cell>
          <table:table-cell table:formula="of:=([.U49]-3.380187416)/100" office:value-type="float" office:value="0.000369645892996213" calcext:value-type="float">
            <text:p>0.000369645892996213</text:p>
          </table:table-cell>
          <table:table-cell table:formula="of:=[.AT48]*36" office:value-type="float" office:value="0.0133072521478637" calcext:value-type="float">
            <text:p>0.0133072521478637</text:p>
          </table:table-cell>
          <table:table-cell table:formula="of:=[.AU48]/3" office:value-type="float" office:value="0.00443575071595456" calcext:value-type="float">
            <text:p>0.00443575071595456</text:p>
          </table:table-cell>
          <table:table-cell table:formula="of:=[.AM48]-[.AV48]" office:value-type="float" office:value="0.094359430006937" calcext:value-type="float">
            <text:p>0.094359430006937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48]+[.B47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48]+[.D47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48]+[.F47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48]+[.H47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48]+[.L47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48]+[.P47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9];[.D49];[.F49];[.H49];[.J49];[.L49];[.N49];[.P49];[.R49])/SUM([.C49];[.E49];[.G49];[.I49];[.K49];[.M49];[.O49];[.Q49];[.S49]))" office:value-type="float" office:value="29.2641357027464" calcext:value-type="float">
            <text:p>29.2641357027464</text:p>
          </table:table-cell>
          <table:table-cell table:formula="of:=(SUM([.B49];[.D49];[.F49];[.H49];[.J49];[.L49];[.N49];[.P49];[.R49])/SUM([.C49];[.E49];[.G49];[.I49];[.K49];[.M49];[.O49];[.Q49];[.S49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49]/[.V49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49];[.O49];[.M49];[.K49];[.I49];[.G49];[.E49];[.C49];[.S49])" office:value-type="float" office:value="36229" calcext:value-type="float">
            <text:p>36229</text:p>
          </table:table-cell>
          <table:table-cell table:formula="of:=1/(SUM([.B49];[.D49];[.F49];[.H49];[.J49];[.L49];[.N49];[.P49];[.R49])/SUM([.C49];[.E49];[.G49];[.I49];[.K49];[.M49];[.O49];[.Q49];[.S49])+([.AB49]/100))" office:value-type="float" office:value="27.7452191588265" calcext:value-type="float">
            <text:p>27.7452191588265</text:p>
          </table:table-cell>
          <table:table-cell table:formula="of:=1/(SUM([.B49];[.D49];[.F49];[.H49];[.J49];[.L49];[.N49];[.P49];[.R49])/SUM([.C49];[.E49];[.G49];[.I49];[.K49];[.M49];[.O49];[.Q49];[.S49])-([.AB49]/100))" office:value-type="float" office:value="30.9589906929863" calcext:value-type="float">
            <text:p>30.9589906929863</text:p>
          </table:table-cell>
          <table:table-cell table:formula="of:=1.96*SQRT((([.U49]/100)*(1-([.U49]/100)))/[.Y49])*100" office:value-type="float" office:value="0.187072543353381" calcext:value-type="float">
            <text:p>0.187072543353381</text:p>
          </table:table-cell>
          <table:table-cell table:style-name="Default" table:formula="of:=[.AB49]/[.U49]*100" office:value-type="float" office:value="5.47451629495124" calcext:value-type="float">
            <text:p>5.47451629495124</text:p>
          </table:table-cell>
          <table:table-cell table:style-name="Default"/>
          <table:table-cell office:value-type="string" calcext:value-type="string">
            <text:p>Vmax/star per bo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AH49]" office:value-type="float" office:value="2" calcext:value-type="float">
            <text:p>2</text:p>
          </table:table-cell>
          <table:table-cell table:formula="of:=[.AI49]" office:value-type="float" office:value="3" calcext:value-type="float">
            <text:p>3</text:p>
          </table:table-cell>
          <table:table-cell table:formula="of:=[.AJ49]" office:value-type="float" office:value="4" calcext:value-type="float">
            <text:p>4</text:p>
          </table:table-cell>
          <table:table-cell table:formula="of:=[.AK49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0];[.D50];[.F50];[.H50];[.J50];[.L50];[.N50];[.P50];[.R50])/SUM([.C50];[.E50];[.G50];[.I50];[.K50];[.M50];[.O50];[.Q50];[.S50]))" office:value-type="float" office:value="251.590277777778" calcext:value-type="float">
            <text:p>251.590277777778</text:p>
          </table:table-cell>
          <table:table-cell table:formula="of:=(SUM([.B50];[.D50];[.F50];[.H50];[.J50];[.L50];[.N50];[.P50];[.R50])/SUM([.C50];[.E50];[.G50];[.I50];[.K50];[.M50];[.O50];[.Q50];[.S50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50]/[.V50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50];[.O50];[.M50];[.K50];[.I50];[.G50];[.E50];[.C50];[.S50])" office:value-type="float" office:value="36229" calcext:value-type="float">
            <text:p>36229</text:p>
          </table:table-cell>
          <table:table-cell table:formula="of:=1/(SUM([.B50];[.D50];[.F50];[.H50];[.J50];[.L50];[.N50];[.P50];[.R50])/SUM([.C50];[.E50];[.G50];[.I50];[.K50];[.M50];[.O50];[.Q50];[.S50])+([.AB50]/100))" office:value-type="float" office:value="216.327135712653" calcext:value-type="float">
            <text:p>216.327135712653</text:p>
          </table:table-cell>
          <table:table-cell table:formula="of:=1/(SUM([.B50];[.D50];[.F50];[.H50];[.J50];[.L50];[.N50];[.P50];[.R50])/SUM([.C50];[.E50];[.G50];[.I50];[.K50];[.M50];[.O50];[.Q50];[.S50])-([.AB50]/100))" office:value-type="float" office:value="300.588775650042" calcext:value-type="float">
            <text:p>300.588775650042</text:p>
          </table:table-cell>
          <table:table-cell table:formula="of:=1.96*SQRT((([.U50]/100)*(1-([.U50]/100)))/[.Y50])*100" office:value-type="float" office:value="0.0647912191767309" calcext:value-type="float">
            <text:p>0.0647912191767309</text:p>
          </table:table-cell>
          <table:table-cell table:style-name="Default" table:formula="of:=[.AB50]/[.U50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59" calcext:value-type="float">
            <text:p>159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1/[.$AE$43]*[.AF50]" office:value-type="float" office:value="0.0313253012048193" calcext:value-type="float">
            <text:p>0.0313253012048193</text:p>
          </table:table-cell>
          <table:table-cell table:formula="of:=1/[.$AE$43]*[.AG50]" office:value-type="float" office:value="0.383132530120482" calcext:value-type="float">
            <text:p>0.383132530120482</text:p>
          </table:table-cell>
          <table:table-cell table:formula="of:=1/[.$AE$43]*[.AH50]" office:value-type="float" office:value="0.525301204819277" calcext:value-type="float">
            <text:p>0.525301204819277</text:p>
          </table:table-cell>
          <table:table-cell table:formula="of:=1/[.$AE$43]*[.AI50]" office:value-type="float" office:value="0.0530120481927711" calcext:value-type="float">
            <text:p>0.0530120481927711</text:p>
          </table:table-cell>
          <table:table-cell table:formula="of:=1/[.$AE$43]*[.AJ50]" office:value-type="float" office:value="0.0072289156626506" calcext:value-type="float">
            <text:p>0.0072289156626506</text:p>
          </table:table-cell>
          <table:table-cell table:formula="of:=1/[.$AE$43]*[.AK50]" office:value-type="float" office:value="0" calcext:value-type="float">
            <text:p>0</text:p>
          </table:table-cell>
          <table:table-cell table:formula="of:=1/[.$AE$43]*[.AL50]" office:value-type="float" office:value="0" calcext:value-type="float">
            <text:p>0</text:p>
          </table:table-cell>
          <table:table-cell table:formula="of:=(SUM([.U54:.U55])-4.504685408)/100" office:value-type="float" office:value="0.000985985095033524" calcext:value-type="float">
            <text:p>0.000985985095033524</text:p>
          </table:table-cell>
          <table:table-cell table:formula="of:=[.AT50]*36" office:value-type="float" office:value="0.0354954634212069" calcext:value-type="float">
            <text:p>0.0354954634212069</text:p>
          </table:table-cell>
          <table:table-cell table:formula="of:=[.AU50]/5" office:value-type="float" office:value="0.00709909268424137" calcext:value-type="float">
            <text:p>0.00709909268424137</text:p>
          </table:table-cell>
          <table:table-cell table:formula="of:=[.AM50]-[.AV50]" office:value-type="float" office:value="0.0242262085205779" calcext:value-type="float">
            <text:p>0.0242262085205779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1];[.D51];[.F51];[.H51];[.J51];[.L51];[.N51];[.P51];[.R51])/SUM([.C51];[.E51];[.G51];[.I51];[.K51];[.M51];[.O51];[.Q51];[.S51]))" office:value-type="float" office:value="71.4575936883629" calcext:value-type="float">
            <text:p>71.4575936883629</text:p>
          </table:table-cell>
          <table:table-cell table:formula="of:=(SUM([.B51];[.D51];[.F51];[.H51];[.J51];[.L51];[.N51];[.P51];[.R51])/SUM([.C51];[.E51];[.G51];[.I51];[.K51];[.M51];[.O51];[.Q51];[.S51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51]/[.V51]" office:value-type="float" office:value="0.0932954263159348" calcext:value-type="float">
            <text:p>0.0932954263159348</text:p>
          </table:table-cell>
          <table:table-cell office:value-type="string" calcext:value-type="string">
            <text:p>rainbow</text:p>
          </table:table-cell>
          <table:table-cell table:style-name="Default" table:formula="of:=SUM([.Q51];[.O51];[.M51];[.K51];[.I51];[.G51];[.E51];[.C51];[.S51])" office:value-type="float" office:value="36229" calcext:value-type="float">
            <text:p>36229</text:p>
          </table:table-cell>
          <table:table-cell table:formula="of:=1/(SUM([.B51];[.D51];[.F51];[.H51];[.J51];[.L51];[.N51];[.P51];[.R51])/SUM([.C51];[.E51];[.G51];[.I51];[.K51];[.M51];[.O51];[.Q51];[.S51])+([.AB51]/100))" office:value-type="float" office:value="65.7725177731839" calcext:value-type="float">
            <text:p>65.7725177731839</text:p>
          </table:table-cell>
          <table:table-cell table:formula="of:=1/(SUM([.B51];[.D51];[.F51];[.H51];[.J51];[.L51];[.N51];[.P51];[.R51])/SUM([.C51];[.E51];[.G51];[.I51];[.K51];[.M51];[.O51];[.Q51];[.S51])-([.AB51]/100))" office:value-type="float" office:value="78.2184380890011" calcext:value-type="float">
            <text:p>78.2184380890011</text:p>
          </table:table-cell>
          <table:table-cell table:formula="of:=1.96*SQRT((([.U51]/100)*(1-([.U51]/100)))/[.Y51])*100" office:value-type="float" office:value="0.120960455620873" calcext:value-type="float">
            <text:p>0.120960455620873</text:p>
          </table:table-cell>
          <table:table-cell table:style-name="Default" table:formula="of:=[.AB51]/[.U51]*100" office:value-type="float" office:value="8.64354309011556" calcext:value-type="float">
            <text:p>8.64354309011556</text:p>
          </table:table-cell>
          <table:table-cell table:style-name="Default"/>
          <table:table-cell office:value-type="string" calcext:value-type="string">
            <text:p>V per b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F51]" office:value-type="float" office:value="0" calcext:value-type="float">
            <text:p>0</text:p>
          </table:table-cell>
          <table:table-cell table:formula="of:=[.AG51]" office:value-type="float" office:value="1" calcext:value-type="float">
            <text:p>1</text:p>
          </table:table-cell>
          <table:table-cell table:formula="of:=[.AH5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2];[.D52];[.F52];[.H52];[.J52];[.L52];[.N52];[.P52];[.R52])/SUM([.C52];[.E52];[.G52];[.I52];[.K52];[.M52];[.O52];[.Q52];[.S52]))" office:value-type="float" office:value="118.395424836601" calcext:value-type="float">
            <text:p>118.395424836601</text:p>
          </table:table-cell>
          <table:table-cell table:formula="of:=(SUM([.B52];[.D52];[.F52];[.H52];[.J52];[.L52];[.N52];[.P52];[.R52])/SUM([.C52];[.E52];[.G52];[.I52];[.K52];[.M52];[.O52];[.Q52];[.S52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52]/[.V52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52];[.O52];[.M52];[.K52];[.I52];[.G52];[.E52];[.C52];[.S52])" office:value-type="float" office:value="36229" calcext:value-type="float">
            <text:p>36229</text:p>
          </table:table-cell>
          <table:table-cell table:formula="of:=1/(SUM([.B52];[.D52];[.F52];[.H52];[.J52];[.L52];[.N52];[.P52];[.R52])/SUM([.C52];[.E52];[.G52];[.I52];[.K52];[.M52];[.O52];[.Q52];[.S52])+([.AB52]/100))" office:value-type="float" office:value="106.511743990874" calcext:value-type="float">
            <text:p>106.511743990874</text:p>
          </table:table-cell>
          <table:table-cell table:formula="of:=1/(SUM([.B52];[.D52];[.F52];[.H52];[.J52];[.L52];[.N52];[.P52];[.R52])/SUM([.C52];[.E52];[.G52];[.I52];[.K52];[.M52];[.O52];[.Q52];[.S52])-([.AB52]/100))" office:value-type="float" office:value="133.263883469156" calcext:value-type="float">
            <text:p>133.263883469156</text:p>
          </table:table-cell>
          <table:table-cell table:formula="of:=1.96*SQRT((([.U52]/100)*(1-([.U52]/100)))/[.Y52])*100" office:value-type="float" office:value="0.0942363732533752" calcext:value-type="float">
            <text:p>0.0942363732533752</text:p>
          </table:table-cell>
          <table:table-cell table:style-name="Default" table:formula="of:=[.AB52]/[.U52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formula="of:=1/[.$AE$43]*[.AF52]" office:value-type="float" office:value="0" calcext:value-type="float">
            <text:p>0</text:p>
          </table:table-cell>
          <table:table-cell table:formula="of:=1/[.$AE$43]*[.AG52]" office:value-type="float" office:value="0" calcext:value-type="float">
            <text:p>0</text:p>
          </table:table-cell>
          <table:table-cell table:formula="of:=1/[.$AE$43]*[.AH52]" office:value-type="float" office:value="0" calcext:value-type="float">
            <text:p>0</text:p>
          </table:table-cell>
          <table:table-cell table:formula="of:=1/[.$AE$43]*[.AI52]" office:value-type="float" office:value="0.0795180722891566" calcext:value-type="float">
            <text:p>0.0795180722891566</text:p>
          </table:table-cell>
          <table:table-cell table:formula="of:=1/[.$AE$43]*[.AJ52]" office:value-type="float" office:value="0.669879518072289" calcext:value-type="float">
            <text:p>0.669879518072289</text:p>
          </table:table-cell>
          <table:table-cell table:formula="of:=1/[.$AE$43]*[.AK52]" office:value-type="float" office:value="0.228915662650602" calcext:value-type="float">
            <text:p>0.228915662650602</text:p>
          </table:table-cell>
          <table:table-cell table:formula="of:=1/[.$AE$43]*[.AL52]" office:value-type="float" office:value="0.0168674698795181" calcext:value-type="float">
            <text:p>0.0168674698795181</text:p>
          </table:table-cell>
          <table:table-cell table:formula="of:=([.U53]-11.62650602)/100" office:value-type="float" office:value="0.00134790179177454" calcext:value-type="float">
            <text:p>0.00134790179177454</text:p>
          </table:table-cell>
          <table:table-cell table:formula="of:=[.AT52]*36" office:value-type="float" office:value="0.0485244645038834" calcext:value-type="float">
            <text:p>0.0485244645038834</text:p>
          </table:table-cell>
          <table:table-cell table:formula="of:=[.AU52]/3" office:value-type="float" office:value="0.0161748215012945" calcext:value-type="float">
            <text:p>0.0161748215012945</text:p>
          </table:table-cell>
          <table:table-cell table:formula="of:=[.AP52]-[.AV52]" office:value-type="float" office:value="0.0633432507878622" calcext:value-type="float">
            <text:p>0.0633432507878622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57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3];[.D53];[.F53];[.H53];[.J53];[.L53];[.N53];[.P53];[.R53])/SUM([.C53];[.E53];[.G53];[.I53];[.K53];[.M53];[.O53];[.Q53];[.S53]))" office:value-type="float" office:value="8.50246421027928" calcext:value-type="float">
            <text:p>8.50246421027928</text:p>
          </table:table-cell>
          <table:table-cell table:formula="of:=(SUM([.B53];[.D53];[.F53];[.H53];[.J53];[.L53];[.N53];[.P53];[.R53])/SUM([.C53];[.E53];[.G53];[.I53];[.K53];[.M53];[.O53];[.Q53];[.S53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53]/[.V53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53];[.O53];[.M53];[.K53];[.I53];[.G53];[.E53];[.C53];[.S53])" office:value-type="float" office:value="36229" calcext:value-type="float">
            <text:p>36229</text:p>
          </table:table-cell>
          <table:table-cell table:formula="of:=1/(SUM([.B53];[.D53];[.F53];[.H53];[.J53];[.L53];[.N53];[.P53];[.R53])/SUM([.C53];[.E53];[.G53];[.I53];[.K53];[.M53];[.O53];[.Q53];[.S53])+([.AB53]/100))" office:value-type="float" office:value="8.26922859832524" calcext:value-type="float">
            <text:p>8.26922859832524</text:p>
          </table:table-cell>
          <table:table-cell table:formula="of:=1/(SUM([.B53];[.D53];[.F53];[.H53];[.J53];[.L53];[.N53];[.P53];[.R53])/SUM([.C53];[.E53];[.G53];[.I53];[.K53];[.M53];[.O53];[.Q53];[.S53])-([.AB53]/100))" office:value-type="float" office:value="8.74923862217399" calcext:value-type="float">
            <text:p>8.74923862217399</text:p>
          </table:table-cell>
          <table:table-cell table:formula="of:=1.96*SQRT((([.U53]/100)*(1-([.U53]/100)))/[.Y53])*100" office:value-type="float" office:value="0.331730231395873" calcext:value-type="float">
            <text:p>0.331730231395873</text:p>
          </table:table-cell>
          <table:table-cell table:style-name="Default" table:formula="of:=[.AB53]/[.U53]*100" office:value-type="float" office:value="2.82052441991108" calcext:value-type="float">
            <text:p>2.82052441991108</text:p>
          </table:table-cell>
          <table:table-cell table:style-name="Default"/>
          <table:table-cell office:value-type="string" calcext:value-type="string">
            <text:p>TG gold per bo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formula="of:=[.AF53]" office:value-type="float" office:value="0" calcext:value-type="float">
            <text:p>0</text:p>
          </table:table-cell>
          <table:table-cell table:formula="of:=[.AG53]" office:value-type="float" office:value="1" calcext:value-type="float">
            <text:p>1</text:p>
          </table:table-cell>
          <table:table-cell table:formula="of:=[.AH53]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4];[.D54];[.F54];[.H54];[.J54];[.L54];[.N54];[.P54];[.R54])/SUM([.C54];[.E54];[.G54];[.I54];[.K54];[.M54];[.O54];[.Q54];[.S54]))" office:value-type="float" office:value="158.557471264368" calcext:value-type="float">
            <text:p>158.557471264368</text:p>
          </table:table-cell>
          <table:table-cell table:formula="of:=(SUM([.B54];[.D54];[.F54];[.H54];[.J54];[.L54];[.N54];[.P54];[.R54])/SUM([.C54];[.E54];[.G54];[.I54];[.K54];[.M54];[.O54];[.Q54];[.S54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54];[.O54];[.M54];[.K54];[.I54];[.G54];[.E54];[.C54];[.S54])" office:value-type="float" office:value="27589" calcext:value-type="float">
            <text:p>27589</text:p>
          </table:table-cell>
          <table:table-cell table:formula="of:=1/(SUM([.B54];[.D54];[.F54];[.H54];[.J54];[.L54];[.N54];[.P54];[.R54])/SUM([.C54];[.E54];[.G54];[.I54];[.K54];[.M54];[.O54];[.Q54];[.S54])+([.AB54]/100))" office:value-type="float" office:value="138.10207912017" calcext:value-type="float">
            <text:p>138.10207912017</text:p>
          </table:table-cell>
          <table:table-cell table:formula="of:=1/(SUM([.B54];[.D54];[.F54];[.H54];[.J54];[.L54];[.N54];[.P54];[.R54])/SUM([.C54];[.E54];[.G54];[.I54];[.K54];[.M54];[.O54];[.Q54];[.S54])-([.AB54]/100))" office:value-type="float" office:value="186.126078043474" calcext:value-type="float">
            <text:p>186.126078043474</text:p>
          </table:table-cell>
          <table:table-cell table:formula="of:=1.96*SQRT((([.U54]/100)*(1-([.U54]/100)))/[.Y54])*100" office:value-type="float" office:value="0.0934159171081289" calcext:value-type="float">
            <text:p>0.0934159171081289</text:p>
          </table:table-cell>
          <table:table-cell table:style-name="Default" table:formula="of:=[.AB54]/[.U54]*100" office:value-type="float" office:value="14.8117915925067" calcext:value-type="float">
            <text:p>14.8117915925067</text:p>
          </table:table-cell>
          <table:table-cell table:style-name="Default"/>
          <table:table-cell table:style-name="ce1"/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table:number-columns-repeated="5"/>
          <table:table-cell table:formula="of:=1/[.$AE$43]*[.AF54]" office:value-type="float" office:value="0.653012048192771" calcext:value-type="float">
            <text:p>0.653012048192771</text:p>
          </table:table-cell>
          <table:table-cell table:formula="of:=1/[.$AE$43]*[.AG54]" office:value-type="float" office:value="0.346987951807229" calcext:value-type="float">
            <text:p>0.346987951807229</text:p>
          </table:table-cell>
          <table:table-cell table:formula="of:=1/[.$AE$43]*[.AH54]" office:value-type="float" office:value="0" calcext:value-type="float">
            <text:p>0</text:p>
          </table:table-cell>
          <table:table-cell table:formula="of:=1/[.$AE$43]*[.AI54]" office:value-type="float" office:value="0" calcext:value-type="float">
            <text:p>0</text:p>
          </table:table-cell>
          <table:table-cell table:formula="of:=1/[.$AE$43]*[.AJ54]" office:value-type="float" office:value="0" calcext:value-type="float">
            <text:p>0</text:p>
          </table:table-cell>
          <table:table-cell table:formula="of:=1/[.$AE$43]*[.AK54]" office:value-type="float" office:value="0" calcext:value-type="float">
            <text:p>0</text:p>
          </table:table-cell>
          <table:table-cell table:formula="of:=1/[.$AE$43]*[.AL54]" office:value-type="float" office:value="0" calcext:value-type="float">
            <text:p>0</text:p>
          </table:table-cell>
          <table:table-cell table:formula="of:=([.U61]-0.9638554217)/100" office:value-type="float" office:value="-0.000735797511306244" calcext:value-type="float">
            <text:p>-0.000735797511306244</text:p>
          </table:table-cell>
          <table:table-cell table:formula="of:=[.AT54]*36" office:value-type="float" office:value="-0.0264887104070248" calcext:value-type="float">
            <text:p>-0.0264887104070248</text:p>
          </table:table-cell>
          <table:table-cell table:formula="of:=[.AU54]" office:value-type="float" office:value="-0.0264887104070248" calcext:value-type="float">
            <text:p>-0.0264887104070248</text:p>
          </table:table-cell>
          <table:table-cell table:formula="of:=[.AM54]-[.AV54]" office:value-type="float" office:value="0.679500758599796" calcext:value-type="float">
            <text:p>0.679500758599796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5];[.D55];[.F55];[.H55];[.J55];[.L55];[.N55];[.P55];[.R55])/SUM([.C55];[.E55];[.G55];[.I55];[.K55];[.M55];[.O55];[.Q55];[.S55]))" office:value-type="float" office:value="25.1724452554745" calcext:value-type="float">
            <text:p>25.1724452554745</text:p>
          </table:table-cell>
          <table:table-cell table:formula="of:=(SUM([.B55];[.D55];[.F55];[.H55];[.J55];[.L55];[.N55];[.P55];[.R55])/SUM([.C55];[.E55];[.G55];[.I55];[.K55];[.M55];[.O55];[.Q55];[.S55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55]/[.V55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55];[.O55];[.M55];[.K55];[.I55];[.G55];[.E55];[.C55];[.S55])" office:value-type="float" office:value="27589" calcext:value-type="float">
            <text:p>27589</text:p>
          </table:table-cell>
          <table:table-cell table:formula="of:=1/(SUM([.B55];[.D55];[.F55];[.H55];[.J55];[.L55];[.N55];[.P55];[.R55])/SUM([.C55];[.E55];[.G55];[.I55];[.K55];[.M55];[.O55];[.Q55];[.S55])+([.AB55]/100))" office:value-type="float" office:value="23.7921197241554" calcext:value-type="float">
            <text:p>23.7921197241554</text:p>
          </table:table-cell>
          <table:table-cell table:formula="of:=1/(SUM([.B55];[.D55];[.F55];[.H55];[.J55];[.L55];[.N55];[.P55];[.R55])/SUM([.C55];[.E55];[.G55];[.I55];[.K55];[.M55];[.O55];[.Q55];[.S55])-([.AB55]/100))" office:value-type="float" office:value="26.7227972073485" calcext:value-type="float">
            <text:p>26.7227972073485</text:p>
          </table:table-cell>
          <table:table-cell table:formula="of:=1.96*SQRT((([.U55]/100)*(1-([.U55]/100)))/[.Y55])*100" office:value-type="float" office:value="0.230474551966992" calcext:value-type="float">
            <text:p>0.230474551966992</text:p>
          </table:table-cell>
          <table:table-cell table:style-name="Default" table:formula="of:=[.AB55]/[.U55]*100" office:value-type="float" office:value="5.80160804216911" calcext:value-type="float">
            <text:p>5.80160804216911</text:p>
          </table:table-cell>
          <table:table-cell table:style-name="Default"/>
          <table:table-cell table:style-name="Default" office:value-type="string" calcext:value-type="string">
            <text:p>TG v+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5]" office:value-type="float" office:value="1" calcext:value-type="float">
            <text:p>1</text:p>
          </table:table-cell>
          <table:table-cell table:formula="of:=[.AH55]" office:value-type="float" office:value="2" calcext:value-type="float">
            <text:p>2</text:p>
          </table:table-cell>
          <table:table-cell table:formula="of:=[.AI55]" office:value-type="float" office:value="3" calcext:value-type="float">
            <text:p>3</text:p>
          </table:table-cell>
          <table:table-cell table:formula="of:=[.AJ55]" office:value-type="float" office:value="4" calcext:value-type="float">
            <text:p>4</text:p>
          </table:table-cell>
          <table:table-cell table:formula="of:=[.AK55]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6];[.D56];[.F56];[.H56];[.J56];[.L56];[.N56];[.P56];[.R56])/SUM([.C56];[.E56];[.G56];[.I56];[.K56];[.M56];[.O56];[.Q56];[.S56]))" office:value-type="float" office:value="11.8819727891156" calcext:value-type="float">
            <text:p>11.8819727891156</text:p>
          </table:table-cell>
          <table:table-cell table:formula="of:=(SUM([.B56];[.D56];[.F56];[.H56];[.J56];[.L56];[.N56];[.P56];[.R56])/SUM([.C56];[.E56];[.G56];[.I56];[.K56];[.M56];[.O56];[.Q56];[.S56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56]/[.V56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56];[.O56];[.M56];[.K56];[.I56];[.G56];[.E56];[.C56];[.S56])" office:value-type="float" office:value="34933" calcext:value-type="float">
            <text:p>34933</text:p>
          </table:table-cell>
          <table:table-cell table:formula="of:=1/(SUM([.B56];[.D56];[.F56];[.H56];[.J56];[.L56];[.N56];[.P56];[.R56])/SUM([.C56];[.E56];[.G56];[.I56];[.K56];[.M56];[.O56];[.Q56];[.S56])+([.AB56]/100))" office:value-type="float" office:value="11.484679855502" calcext:value-type="float">
            <text:p>11.484679855502</text:p>
          </table:table-cell>
          <table:table-cell table:formula="of:=1/(SUM([.B56];[.D56];[.F56];[.H56];[.J56];[.L56];[.N56];[.P56];[.R56])/SUM([.C56];[.E56];[.G56];[.I56];[.K56];[.M56];[.O56];[.Q56];[.S56])-([.AB56]/100))" office:value-type="float" office:value="12.3077380176373" calcext:value-type="float">
            <text:p>12.3077380176373</text:p>
          </table:table-cell>
          <table:table-cell table:formula="of:=1.96*SQRT((([.U56]/100)*(1-([.U56]/100)))/[.Y56])*100" office:value-type="float" office:value="0.291141016346107" calcext:value-type="float">
            <text:p>0.291141016346107</text:p>
          </table:table-cell>
          <table:table-cell table:style-name="Default" table:formula="of:=[.AB56]/[.U56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1/[.$AE$43]*[.AF56]" office:value-type="float" office:value="0.0626506024096386" calcext:value-type="float">
            <text:p>0.0626506024096386</text:p>
          </table:table-cell>
          <table:table-cell table:formula="of:=1/[.$AE$43]*[.AG56]" office:value-type="float" office:value="0.756626506024096" calcext:value-type="float">
            <text:p>0.756626506024096</text:p>
          </table:table-cell>
          <table:table-cell table:formula="of:=1/[.$AE$43]*[.AH56]" office:value-type="float" office:value="0.173493975903614" calcext:value-type="float">
            <text:p>0.173493975903614</text:p>
          </table:table-cell>
          <table:table-cell table:formula="of:=1/[.$AE$43]*[.AI56]" office:value-type="float" office:value="0.00481927710843374" calcext:value-type="float">
            <text:p>0.00481927710843374</text:p>
          </table:table-cell>
          <table:table-cell table:formula="of:=1/[.$AE$43]*[.AJ56]" office:value-type="float" office:value="0" calcext:value-type="float">
            <text:p>0</text:p>
          </table:table-cell>
          <table:table-cell table:formula="of:=1/[.$AE$43]*[.AK56]" office:value-type="float" office:value="0" calcext:value-type="float">
            <text:p>0</text:p>
          </table:table-cell>
          <table:table-cell table:formula="of:=1/[.$AE$43]*[.AL56]" office:value-type="float" office:value="0" calcext:value-type="float">
            <text:p>0</text:p>
          </table:table-cell>
          <table:table-cell table:formula="of:=(SUM([.U57:.U59])-3.13253012)/100" office:value-type="float" office:value="0.000165970241067965" calcext:value-type="float">
            <text:p>0.000165970241067965</text:p>
          </table:table-cell>
          <table:table-cell table:formula="of:=[.AT56]*36" office:value-type="float" office:value="0.00597492867844675" calcext:value-type="float">
            <text:p>0.00597492867844675</text:p>
          </table:table-cell>
          <table:table-cell table:formula="of:=[.AU56]/3" office:value-type="float" office:value="0.00199164289281558" calcext:value-type="float">
            <text:p>0.00199164289281558</text:p>
          </table:table-cell>
          <table:table-cell table:formula="of:=[.AM56]-[.AV56]" office:value-type="float" office:value="0.060658959516823" calcext:value-type="float">
            <text:p>0.06065895951682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7];[.D57];[.F57];[.H57];[.J57];[.L57];[.N57];[.P57];[.R57])/SUM([.C57];[.E57];[.G57];[.I57];[.K57];[.M57];[.O57];[.Q57];[.S57]))" office:value-type="float" office:value="73.2395543175488" calcext:value-type="float">
            <text:p>73.2395543175488</text:p>
          </table:table-cell>
          <table:table-cell table:formula="of:=(SUM([.B57];[.D57];[.F57];[.H57];[.J57];[.L57];[.N57];[.P57];[.R57])/SUM([.C57];[.E57];[.G57];[.I57];[.K57];[.M57];[.O57];[.Q57];[.S57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57]/[.V57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57];[.O57];[.M57];[.K57];[.I57];[.G57];[.E57];[.C57];[.S57])" office:value-type="float" office:value="26293" calcext:value-type="float">
            <text:p>26293</text:p>
          </table:table-cell>
          <table:table-cell table:formula="of:=1/(SUM([.B57];[.D57];[.F57];[.H57];[.J57];[.L57];[.N57];[.P57];[.R57])/SUM([.C57];[.E57];[.G57];[.I57];[.K57];[.M57];[.O57];[.Q57];[.S57])+([.AB57]/100))" office:value-type="float" office:value="66.4162052731314" calcext:value-type="float">
            <text:p>66.4162052731314</text:p>
          </table:table-cell>
          <table:table-cell table:formula="of:=1/(SUM([.B57];[.D57];[.F57];[.H57];[.J57];[.L57];[.N57];[.P57];[.R57])/SUM([.C57];[.E57];[.G57];[.I57];[.K57];[.M57];[.O57];[.Q57];[.S57])-([.AB57]/100))" office:value-type="float" office:value="81.6254427376007" calcext:value-type="float">
            <text:p>81.6254427376007</text:p>
          </table:table-cell>
          <table:table-cell table:formula="of:=1.96*SQRT((([.U57]/100)*(1-([.U57]/100)))/[.Y57])*100" office:value-type="float" office:value="0.1402742117001" calcext:value-type="float">
            <text:p>0.1402742117001</text:p>
          </table:table-cell>
          <table:table-cell table:style-name="Default" table:formula="of:=[.AB57]/[.U57]*100" office:value-type="float" office:value="10.2736207471608" calcext:value-type="float">
            <text:p>10.2736207471608</text:p>
          </table:table-cell>
          <table:table-cell table:style-name="Default"/>
          <table:table-cell table:style-name="Default" office:value-type="string" calcext:value-type="string">
            <text:p>TG holo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7]" office:value-type="float" office:value="1" calcext:value-type="float">
            <text:p>1</text:p>
          </table:table-cell>
          <table:table-cell table:formula="of:=[.AH57]" office:value-type="float" office:value="2" calcext:value-type="float">
            <text:p>2</text:p>
          </table:table-cell>
          <table:table-cell table:formula="of:=[.AI57]" office:value-type="float" office:value="3" calcext:value-type="float">
            <text:p>3</text:p>
          </table:table-cell>
          <table:table-cell table:formula="of:=[.AJ57]" office:value-type="float" office:value="4" calcext:value-type="float">
            <text:p>4</text:p>
          </table:table-cell>
          <table:table-cell table:formula="of:=[.AK57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8];[.D58];[.F58];[.H58];[.J58];[.L58];[.N58];[.P58];[.R58])/SUM([.C58];[.E58];[.G58];[.I58];[.K58];[.M58];[.O58];[.Q58];[.S58]))" office:value-type="float" office:value="143.677595628415" calcext:value-type="float">
            <text:p>143.677595628415</text:p>
          </table:table-cell>
          <table:table-cell table:formula="of:=(SUM([.B58];[.D58];[.F58];[.H58];[.J58];[.L58];[.N58];[.P58];[.R58])/SUM([.C58];[.E58];[.G58];[.I58];[.K58];[.M58];[.O58];[.Q58];[.S58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58]/[.V58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58];[.O58];[.M58];[.K58];[.I58];[.G58];[.E58];[.C58];[.S58])" office:value-type="float" office:value="26293" calcext:value-type="float">
            <text:p>26293</text:p>
          </table:table-cell>
          <table:table-cell table:formula="of:=1/(SUM([.B58];[.D58];[.F58];[.H58];[.J58];[.L58];[.N58];[.P58];[.R58])/SUM([.C58];[.E58];[.G58];[.I58];[.K58];[.M58];[.O58];[.Q58];[.S58])+([.AB58]/100))" office:value-type="float" office:value="125.550350005164" calcext:value-type="float">
            <text:p>125.550350005164</text:p>
          </table:table-cell>
          <table:table-cell table:formula="of:=1/(SUM([.B58];[.D58];[.F58];[.H58];[.J58];[.L58];[.N58];[.P58];[.R58])/SUM([.C58];[.E58];[.G58];[.I58];[.K58];[.M58];[.O58];[.Q58];[.S58])-([.AB58]/100))" office:value-type="float" office:value="167.922650558638" calcext:value-type="float">
            <text:p>167.922650558638</text:p>
          </table:table-cell>
          <table:table-cell table:formula="of:=1.96*SQRT((([.U58]/100)*(1-([.U58]/100)))/[.Y58])*100" office:value-type="float" office:value="0.100490461335997" calcext:value-type="float">
            <text:p>0.100490461335997</text:p>
          </table:table-cell>
          <table:table-cell table:style-name="Default" table:formula="of:=[.AB58]/[.U58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/>
          <table:table-cell table:formula="of:=1/[.$AE$43]*[.AF58]" office:value-type="float" office:value="0" calcext:value-type="float">
            <text:p>0</text:p>
          </table:table-cell>
          <table:table-cell table:formula="of:=1/[.$AE$43]*[.AG58]" office:value-type="float" office:value="0" calcext:value-type="float">
            <text:p>0</text:p>
          </table:table-cell>
          <table:table-cell table:formula="of:=1/[.$AE$43]*[.AH58]" office:value-type="float" office:value="0.12289156626506" calcext:value-type="float">
            <text:p>0.12289156626506</text:p>
          </table:table-cell>
          <table:table-cell table:formula="of:=1/[.$AE$43]*[.AI58]" office:value-type="float" office:value="0.730120481927711" calcext:value-type="float">
            <text:p>0.730120481927711</text:p>
          </table:table-cell>
          <table:table-cell table:formula="of:=1/[.$AE$43]*[.AJ58]" office:value-type="float" office:value="0.132530120481928" calcext:value-type="float">
            <text:p>0.132530120481928</text:p>
          </table:table-cell>
          <table:table-cell table:formula="of:=1/[.$AE$43]*[.AK58]" office:value-type="float" office:value="0.0144578313253012" calcext:value-type="float">
            <text:p>0.0144578313253012</text:p>
          </table:table-cell>
          <table:table-cell table:formula="of:=1/[.$AE$43]*[.AL58]" office:value-type="float" office:value="0" calcext:value-type="float">
            <text:p>0</text:p>
          </table:table-cell>
          <table:table-cell table:formula="of:=([.U56]-8.44042838)/100" office:value-type="float" office:value="-0.000243175392477024" calcext:value-type="float">
            <text:p>-0.000243175392477024</text:p>
          </table:table-cell>
          <table:table-cell table:formula="of:=[.AT58]*36" office:value-type="float" office:value="-0.00875431412917287" calcext:value-type="float">
            <text:p>-0.00875431412917287</text:p>
          </table:table-cell>
          <table:table-cell table:formula="of:=[.AU58]/3" office:value-type="float" office:value="-0.00291810470972429" calcext:value-type="float">
            <text:p>-0.00291810470972429</text:p>
          </table:table-cell>
          <table:table-cell table:formula="of:=[.AO58]-[.AV58]" office:value-type="float" office:value="0.125809670974785" calcext:value-type="float">
            <text:p>0.125809670974785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59];[.D59];[.F59];[.H59];[.J59];[.L59];[.N59];[.P59];[.R59])/SUM([.C59];[.E59];[.G59];[.I59];[.K59];[.M59];[.O59];[.Q59];[.S59]))" office:value-type="float" office:value="91.9335664335664" calcext:value-type="float">
            <text:p>91.9335664335664</text:p>
          </table:table-cell>
          <table:table-cell table:formula="of:=(SUM([.B59];[.D59];[.F59];[.H59];[.J59];[.L59];[.N59];[.P59];[.R59])/SUM([.C59];[.E59];[.G59];[.I59];[.K59];[.M59];[.O59];[.Q59];[.S59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59]/[.V59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59];[.O59];[.M59];[.K59];[.I59];[.G59];[.E59];[.C59];[.S59])" office:value-type="float" office:value="26293" calcext:value-type="float">
            <text:p>26293</text:p>
          </table:table-cell>
          <table:table-cell table:formula="of:=1/(SUM([.B59];[.D59];[.F59];[.H59];[.J59];[.L59];[.N59];[.P59];[.R59])/SUM([.C59];[.E59];[.G59];[.I59];[.K59];[.M59];[.O59];[.Q59];[.S59])+([.AB59]/100))" office:value-type="float" office:value="82.432024703588" calcext:value-type="float">
            <text:p>82.432024703588</text:p>
          </table:table-cell>
          <table:table-cell table:formula="of:=1/(SUM([.B59];[.D59];[.F59];[.H59];[.J59];[.L59];[.N59];[.P59];[.R59])/SUM([.C59];[.E59];[.G59];[.I59];[.K59];[.M59];[.O59];[.Q59];[.S59])-([.AB59]/100))" office:value-type="float" office:value="103.910871152231" calcext:value-type="float">
            <text:p>103.910871152231</text:p>
          </table:table-cell>
          <table:table-cell table:formula="of:=1.96*SQRT((([.U59]/100)*(1-([.U59]/100)))/[.Y59])*100" office:value-type="float" office:value="0.125378769900377" calcext:value-type="float">
            <text:p>0.125378769900377</text:p>
          </table:table-cell>
          <table:table-cell table:style-name="Default" table:formula="of:=[.AB59]/[.U59]*100" office:value-type="float" office:value="11.5265174719952" calcext:value-type="float">
            <text:p>11.5265174719952</text:p>
          </table:table-cell>
          <table:table-cell table:style-name="Default"/>
          <table:table-cell table:style-name="Default" office:value-type="string" calcext:value-type="string">
            <text:p>radia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formula="of:=[.AG59]" office:value-type="float" office:value="1" calcext:value-type="float">
            <text:p>1</text:p>
          </table:table-cell>
          <table:table-cell table:formula="of:=[.AH59]" office:value-type="float" office:value="2" calcext:value-type="float">
            <text:p>2</text:p>
          </table:table-cell>
          <table:table-cell table:formula="of:=[.AI59]" office:value-type="float" office:value="3" calcext:value-type="float">
            <text:p>3</text:p>
          </table:table-cell>
          <table:table-cell table:formula="of:=[.AJ59]" office:value-type="float" office:value="4" calcext:value-type="float">
            <text:p>4</text:p>
          </table:table-cell>
          <table:table-cell table:formula="of:=[.AK59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58]+[.B59]" office:value-type="float" office:value="92" calcext:value-type="float">
            <text:p>92</text:p>
          </table:table-cell>
          <table:table-cell table:formula="of:=[.C58]" office:value-type="float" office:value="5520" calcext:value-type="float">
            <text:p>5520</text:p>
          </table:table-cell>
          <table:table-cell table:formula="of:=[.D58]+[.D59]" office:value-type="float" office:value="56" calcext:value-type="float">
            <text:p>56</text:p>
          </table:table-cell>
          <table:table-cell table:formula="of:=[.E58]" office:value-type="float" office:value="2880" calcext:value-type="float">
            <text:p>2880</text:p>
          </table:table-cell>
          <table:table-cell table:formula="of:=[.F58]+[.F59]" office:value-type="float" office:value="26" calcext:value-type="float">
            <text:p>26</text:p>
          </table:table-cell>
          <table:table-cell table:formula="of:=[.G58]" office:value-type="float" office:value="1152" calcext:value-type="float">
            <text:p>1152</text:p>
          </table:table-cell>
          <table:table-cell table:formula="of:=[.H58]+[.H59]" office:value-type="float" office:value="14" calcext:value-type="float">
            <text:p>14</text:p>
          </table:table-cell>
          <table:table-cell table:formula="of:=[.I58]" office:value-type="float" office:value="718" calcext:value-type="float">
            <text:p>718</text:p>
          </table:table-cell>
          <table:table-cell table:formula="of:=[.J58]+[.J59]" office:value-type="float" office:value="1" calcext:value-type="float">
            <text:p>1</text:p>
          </table:table-cell>
          <table:table-cell table:formula="of:=[.K58]" office:value-type="float" office:value="83" calcext:value-type="float">
            <text:p>83</text:p>
          </table:table-cell>
          <table:table-cell table:formula="of:=[.L58]+[.L59]" office:value-type="float" office:value="0" calcext:value-type="float">
            <text:p>0</text:p>
          </table:table-cell>
          <table:table-cell table:formula="of:=[.M58]" office:value-type="float" office:value="0" calcext:value-type="float">
            <text:p>0</text:p>
          </table:table-cell>
          <table:table-cell table:formula="of:=[.N58]+[.N59]" office:value-type="float" office:value="16" calcext:value-type="float">
            <text:p>16</text:p>
          </table:table-cell>
          <table:table-cell table:formula="of:=[.O58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0];[.D60];[.F60];[.H60];[.J60];[.L60];[.N60];[.P60];[.R60])/SUM([.C60];[.E60];[.G60];[.I60];[.K60];[.M60];[.O60];[.Q60];[.S60]))" office:value-type="float" office:value="56.0618336886994" calcext:value-type="float">
            <text:p>56.0618336886994</text:p>
          </table:table-cell>
          <table:table-cell table:formula="of:=(SUM([.B60];[.D60];[.F60];[.H60];[.J60];[.L60];[.N60];[.P60];[.R60])/SUM([.C60];[.E60];[.G60];[.I60];[.K60];[.M60];[.O60];[.Q60];[.S60]))*100" office:value-type="float" office:value="1.78374472293006" calcext:value-type="float">
            <text:p>1.78374472293006</text:p>
          </table:table-cell>
          <table:table-cell table:formula="of:=[.V59]+[.V58]" office:value-type="float" office:value="10" calcext:value-type="float">
            <text:p>10</text:p>
          </table:table-cell>
          <table:table-cell table:formula="of:=[.U60]/[.V60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60];[.O60];[.M60];[.K60];[.I60];[.G60];[.E60];[.C60];[.S60])" office:value-type="float" office:value="26293" calcext:value-type="float">
            <text:p>26293</text:p>
          </table:table-cell>
          <table:table-cell table:formula="of:=1/(SUM([.B60];[.D60];[.F60];[.H60];[.J60];[.L60];[.N60];[.P60];[.R60])/SUM([.C60];[.E60];[.G60];[.I60];[.K60];[.M60];[.O60];[.Q60];[.S60])+([.AB60]/100))" office:value-type="float" office:value="51.4473380042677" calcext:value-type="float">
            <text:p>51.4473380042677</text:p>
          </table:table-cell>
          <table:table-cell table:formula="of:=1/(SUM([.B60];[.D60];[.F60];[.H60];[.J60];[.L60];[.N60];[.P60];[.R60])/SUM([.C60];[.E60];[.G60];[.I60];[.K60];[.M60];[.O60];[.Q60];[.S60])-([.AB60]/100))" office:value-type="float" office:value="61.5856728751213" calcext:value-type="float">
            <text:p>61.5856728751213</text:p>
          </table:table-cell>
          <table:table-cell table:formula="of:=1.96*SQRT((([.U60]/100)*(1-([.U60]/100)))/[.Y60])*100" office:value-type="float" office:value="0.159990441593027" calcext:value-type="float">
            <text:p>0.159990441593027</text:p>
          </table:table-cell>
          <table:table-cell table:style-name="Default" table:formula="of:=[.AB60]/[.U60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298" calcext:value-type="float">
            <text:p>298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1/[.$AE$43]*[.AF60]" office:value-type="float" office:value="0" calcext:value-type="float">
            <text:p>0</text:p>
          </table:table-cell>
          <table:table-cell table:formula="of:=1/[.$AE$43]*[.AG60]" office:value-type="float" office:value="0.243373493975904" calcext:value-type="float">
            <text:p>0.243373493975904</text:p>
          </table:table-cell>
          <table:table-cell table:formula="of:=1/[.$AE$43]*[.AH60]" office:value-type="float" office:value="0.718072289156627" calcext:value-type="float">
            <text:p>0.718072289156627</text:p>
          </table:table-cell>
          <table:table-cell table:formula="of:=1/[.$AE$43]*[.AI60]" office:value-type="float" office:value="0.0337349397590361" calcext:value-type="float">
            <text:p>0.0337349397590361</text:p>
          </table:table-cell>
          <table:table-cell table:formula="of:=1/[.$AE$43]*[.AJ60]" office:value-type="float" office:value="0" calcext:value-type="float">
            <text:p>0</text:p>
          </table:table-cell>
          <table:table-cell table:formula="of:=1/[.$AE$43]*[.AK60]" office:value-type="float" office:value="0" calcext:value-type="float">
            <text:p>0</text:p>
          </table:table-cell>
          <table:table-cell table:formula="of:=1/[.$AE$43]*[.AL60]" office:value-type="float" office:value="0" calcext:value-type="float">
            <text:p>0</text:p>
          </table:table-cell>
          <table:table-cell table:formula="of:=([.U62]-5.00669344)/100" office:value-type="float" office:value="-0.000410581754329407" calcext:value-type="float">
            <text:p>-0.000410581754329407</text:p>
          </table:table-cell>
          <table:table-cell table:formula="of:=[.AT60]*36" office:value-type="float" office:value="-0.0147809431558586" calcext:value-type="float">
            <text:p>-0.0147809431558586</text:p>
          </table:table-cell>
          <table:table-cell table:formula="of:=[.AU60]/2" office:value-type="float" office:value="-0.00739047157792932" calcext:value-type="float">
            <text:p>-0.00739047157792932</text:p>
          </table:table-cell>
          <table:table-cell table:formula="of:=[.AN60]-[.AV60]" office:value-type="float" office:value="0.250763965553833" calcext:value-type="float">
            <text:p>0.2507639655538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1];[.D61];[.F61];[.H61];[.J61];[.L61];[.N61];[.P61];[.R61])/SUM([.C61];[.E61];[.G61];[.I61];[.K61];[.M61];[.O61];[.Q61];[.S61]))" office:value-type="float" office:value="112.324758842444" calcext:value-type="float">
            <text:p>112.324758842444</text:p>
          </table:table-cell>
          <table:table-cell table:formula="of:=(SUM([.B61];[.D61];[.F61];[.H61];[.J61];[.L61];[.N61];[.P61];[.R61])/SUM([.C61];[.E61];[.G61];[.I61];[.K61];[.M61];[.O61];[.Q61];[.S61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61]/[.V61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61];[.O61];[.M61];[.K61];[.I61];[.G61];[.E61];[.C61];[.S61])" office:value-type="float" office:value="34933" calcext:value-type="float">
            <text:p>34933</text:p>
          </table:table-cell>
          <table:table-cell table:formula="of:=1/(SUM([.B61];[.D61];[.F61];[.H61];[.J61];[.L61];[.N61];[.P61];[.R61])/SUM([.C61];[.E61];[.G61];[.I61];[.K61];[.M61];[.O61];[.Q61];[.S61])+([.AB61]/100))" office:value-type="float" office:value="101.134657517419" calcext:value-type="float">
            <text:p>101.134657517419</text:p>
          </table:table-cell>
          <table:table-cell table:formula="of:=1/(SUM([.B61];[.D61];[.F61];[.H61];[.J61];[.L61];[.N61];[.P61];[.R61])/SUM([.C61];[.E61];[.G61];[.I61];[.K61];[.M61];[.O61];[.Q61];[.S61])-([.AB61]/100))" office:value-type="float" office:value="126.299205834737" calcext:value-type="float">
            <text:p>126.299205834737</text:p>
          </table:table-cell>
          <table:table-cell table:formula="of:=1.96*SQRT((([.U61]/100)*(1-([.U61]/100)))/[.Y61])*100" office:value-type="float" office:value="0.098505054601681" calcext:value-type="float">
            <text:p>0.098505054601681</text:p>
          </table:table-cell>
          <table:table-cell table:style-name="Default" table:formula="of:=[.AB61]/[.U61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62];[.D62];[.F62];[.H62];[.J62];[.L62];[.N62];[.P62];[.R62])/SUM([.C62];[.E62];[.G62];[.I62];[.K62];[.M62];[.O62];[.Q62];[.S62]))" office:value-type="float" office:value="20.1384102279044" calcext:value-type="float">
            <text:p>20.1384102279044</text:p>
          </table:table-cell>
          <table:table-cell table:formula="of:=(SUM([.B62];[.D62];[.F62];[.H62];[.J62];[.L62];[.N62];[.P62];[.R62])/SUM([.C62];[.E62];[.G62];[.I62];[.K62];[.M62];[.O62];[.Q62];[.S62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62]/[.V62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62];[.O62];[.M62];[.K62];[.I62];[.G62];[.E62];[.C62];[.S62])" office:value-type="float" office:value="36229" calcext:value-type="float">
            <text:p>36229</text:p>
          </table:table-cell>
          <table:table-cell table:formula="of:=1/(SUM([.B62];[.D62];[.F62];[.H62];[.J62];[.L62];[.N62];[.P62];[.R62])/SUM([.C62];[.E62];[.G62];[.I62];[.K62];[.M62];[.O62];[.Q62];[.S62])+([.AB62]/100))" office:value-type="float" office:value="19.2703106529735" calcext:value-type="float">
            <text:p>19.2703106529735</text:p>
          </table:table-cell>
          <table:table-cell table:formula="of:=1/(SUM([.B62];[.D62];[.F62];[.H62];[.J62];[.L62];[.N62];[.P62];[.R62])/SUM([.C62];[.E62];[.G62];[.I62];[.K62];[.M62];[.O62];[.Q62];[.S62])-([.AB62]/100))" office:value-type="float" office:value="21.0884126642685" calcext:value-type="float">
            <text:p>21.0884126642685</text:p>
          </table:table-cell>
          <table:table-cell table:formula="of:=1.96*SQRT((([.U62]/100)*(1-([.U62]/100)))/[.Y62])*100" office:value-type="float" office:value="0.223694674157593" calcext:value-type="float">
            <text:p>0.223694674157593</text:p>
          </table:table-cell>
          <table:table-cell table:style-name="Default" table:formula="of:=[.AB62]/[.U62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46];[.U49:.U55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2"/>
          <table:table-cell table:formula="of:=[.U54]/[.W64]" office:value-type="float" office:value="0.137007874015748" calcext:value-type="float">
            <text:p>0.137007874015748</text:p>
          </table:table-cell>
          <table:table-cell table:formula="of:=SUM([.U54:.U55])" office:value-type="float" office:value="4.60328391750335" calcext:value-type="float">
            <text:p>4.60328391750335</text:p>
          </table:table-cell>
          <table:table-cell table:number-columns-repeated="1001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25.2432432432432" calcext:value-type="float">
            <text:p>25.2432432432432</text:p>
          </table:table-cell>
          <table:table-cell table:formula="of:=((SUM([.B67];[.D67];[.F67];[.H67];[.J67];[.L67];[.N67];[.P67])/[.Y67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67]/[.V67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67];[.O67];[.M67];[.K67];[.I67];[.G67];[.E67];[.C67])" office:value-type="float" office:value="2802" calcext:value-type="float">
            <text:p>2802</text:p>
          </table:table-cell>
          <table:table-cell table:formula="of:=1/(SUM([.B67];[.D67];[.F67];[.H67];[.J67];[.L67];[.N67];[.P67])/SUM([.C67];[.E67];[.G67];[.I67];[.K67];[.M67];[.O67];[.Q67])+([.AB67]/100))" office:value-type="float" office:value="21.3507300373266" calcext:value-type="float">
            <text:p>21.3507300373266</text:p>
          </table:table-cell>
          <table:table-cell table:formula="of:=1/(SUM([.B67];[.D67];[.F67];[.H67];[.J67];[.L67];[.N67];[.P67])/SUM([.C67];[.E67];[.G67];[.I67];[.K67];[.M67];[.O67];[.Q67])-([.AB67]/100))" office:value-type="float" office:value="30.8715189505139" calcext:value-type="float">
            <text:p>30.8715189505139</text:p>
          </table:table-cell>
          <table:table-cell table:formula="of:=1.96*SQRT((([.U67]/100)*(1-([.U67]/100)))/[.Y67])*100" office:value-type="float" office:value="0.72222449385976" calcext:value-type="float">
            <text:p>0.72222449385976</text:p>
          </table:table-cell>
          <table:table-cell table:style-name="Default" table:formula="of:=[.AB67]/[.U67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233.5" calcext:value-type="float">
            <text:p>233.5</text:p>
          </table:table-cell>
          <table:table-cell table:formula="of:=((SUM([.B68];[.D68];[.F68];[.H68];[.J68];[.L68];[.N68];[.P68])/[.Y68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68]/[.V68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68];[.O68];[.M68];[.K68];[.I68];[.G68];[.E68];[.C68])" office:value-type="float" office:value="2802" calcext:value-type="float">
            <text:p>2802</text:p>
          </table:table-cell>
          <table:table-cell table:formula="of:=1/(SUM([.B68];[.D68];[.F68];[.H68];[.J68];[.L68];[.N68];[.P68])/SUM([.C68];[.E68];[.G68];[.I68];[.K68];[.M68];[.O68];[.Q68])+([.AB68]/100))" office:value-type="float" office:value="149.240338521475" calcext:value-type="float">
            <text:p>149.240338521475</text:p>
          </table:table-cell>
          <table:table-cell table:formula="of:=1/(SUM([.B68];[.D68];[.F68];[.H68];[.J68];[.L68];[.N68];[.P68])/SUM([.C68];[.E68];[.G68];[.I68];[.K68];[.M68];[.O68];[.Q68])-([.AB68]/100))" office:value-type="float" office:value="536.276638387916" calcext:value-type="float">
            <text:p>536.276638387916</text:p>
          </table:table-cell>
          <table:table-cell table:formula="of:=1.96*SQRT((([.U68]/100)*(1-([.U68]/100)))/[.Y68])*100" office:value-type="float" office:value="0.241794601147029" calcext:value-type="float">
            <text:p>0.241794601147029</text:p>
          </table:table-cell>
          <table:table-cell table:style-name="Default" table:formula="of:=[.AB68]/[.U68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128.827586206897" calcext:value-type="float">
            <text:p>128.827586206897</text:p>
          </table:table-cell>
          <table:table-cell table:formula="of:=((SUM([.B69];[.D69];[.F69];[.H69];[.J69];[.L69];[.N69];[.P69])/[.Y69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69]/[.V69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9];[.O69];[.M69];[.K69];[.I69];[.G69];[.E69];[.C69])" office:value-type="float" office:value="3736" calcext:value-type="float">
            <text:p>3736</text:p>
          </table:table-cell>
          <table:table-cell table:formula="of:=1/(SUM([.B69];[.D69];[.F69];[.H69];[.J69];[.L69];[.N69];[.P69])/SUM([.C69];[.E69];[.G69];[.I69];[.K69];[.M69];[.O69];[.Q69])+([.AB69]/100))" office:value-type="float" office:value="94.5490596636972" calcext:value-type="float">
            <text:p>94.5490596636972</text:p>
          </table:table-cell>
          <table:table-cell table:formula="of:=1/(SUM([.B69];[.D69];[.F69];[.H69];[.J69];[.L69];[.N69];[.P69])/SUM([.C69];[.E69];[.G69];[.I69];[.K69];[.M69];[.O69];[.Q69])-([.AB69]/100))" office:value-type="float" office:value="202.09755089197" calcext:value-type="float">
            <text:p>202.09755089197</text:p>
          </table:table-cell>
          <table:table-cell table:formula="of:=1.96*SQRT((([.U69]/100)*(1-([.U69]/100)))/[.Y69])*100" office:value-type="float" office:value="0.281420714919727" calcext:value-type="float">
            <text:p>0.281420714919727</text:p>
          </table:table-cell>
          <table:table-cell table:style-name="Default" table:formula="of:=[.AB69]/[.U69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46.1234567901235" calcext:value-type="float">
            <text:p>46.1234567901235</text:p>
          </table:table-cell>
          <table:table-cell table:formula="of:=((SUM([.B70];[.D70];[.F70];[.H70];[.J70];[.L70];[.N70];[.P70])/[.Y70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70]/[.V70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0];[.O70];[.M70];[.K70];[.I70];[.G70];[.E70];[.C70])" office:value-type="float" office:value="3736" calcext:value-type="float">
            <text:p>3736</text:p>
          </table:table-cell>
          <table:table-cell table:formula="of:=1/(SUM([.B70];[.D70];[.F70];[.H70];[.J70];[.L70];[.N70];[.P70])/SUM([.C70];[.E70];[.G70];[.I70];[.K70];[.M70];[.O70];[.Q70])+([.AB70]/100))" office:value-type="float" office:value="37.9490735218955" calcext:value-type="float">
            <text:p>37.9490735218955</text:p>
          </table:table-cell>
          <table:table-cell table:formula="of:=1/(SUM([.B70];[.D70];[.F70];[.H70];[.J70];[.L70];[.N70];[.P70])/SUM([.C70];[.E70];[.G70];[.I70];[.K70];[.M70];[.O70];[.Q70])-([.AB70]/100))" office:value-type="float" office:value="58.7862522800473" calcext:value-type="float">
            <text:p>58.7862522800473</text:p>
          </table:table-cell>
          <table:table-cell table:formula="of:=1.96*SQRT((([.U70]/100)*(1-([.U70]/100)))/[.Y70])*100" office:value-type="float" office:value="0.467016226172984" calcext:value-type="float">
            <text:p>0.467016226172984</text:p>
          </table:table-cell>
          <table:table-cell table:style-name="Default" table:formula="of:=[.AB70]/[.U70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88.952380952381" calcext:value-type="float">
            <text:p>88.952380952381</text:p>
          </table:table-cell>
          <table:table-cell table:formula="of:=((SUM([.B71];[.D71];[.F71];[.H71];[.J71];[.L71];[.N71];[.P71])/[.Y71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71]/[.V71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71];[.O71];[.M71];[.K71];[.I71];[.G71];[.E71];[.C71])" office:value-type="float" office:value="3736" calcext:value-type="float">
            <text:p>3736</text:p>
          </table:table-cell>
          <table:table-cell table:formula="of:=1/(SUM([.B71];[.D71];[.F71];[.H71];[.J71];[.L71];[.N71];[.P71])/SUM([.C71];[.E71];[.G71];[.I71];[.K71];[.M71];[.O71];[.Q71])+([.AB71]/100))" office:value-type="float" office:value="68.3865182884837" calcext:value-type="float">
            <text:p>68.3865182884837</text:p>
          </table:table-cell>
          <table:table-cell table:formula="of:=1/(SUM([.B71];[.D71];[.F71];[.H71];[.J71];[.L71];[.N71];[.P71])/SUM([.C71];[.E71];[.G71];[.I71];[.K71];[.M71];[.O71];[.Q71])-([.AB71]/100))" office:value-type="float" office:value="127.2074493198" calcext:value-type="float">
            <text:p>127.2074493198</text:p>
          </table:table-cell>
          <table:table-cell table:formula="of:=1.96*SQRT((([.U71]/100)*(1-([.U71]/100)))/[.Y71])*100" office:value-type="float" office:value="0.338079518183293" calcext:value-type="float">
            <text:p>0.338079518183293</text:p>
          </table:table-cell>
          <table:table-cell table:style-name="Default" table:formula="of:=[.AB71]/[.U71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6.24053452115813" calcext:value-type="float">
            <text:p>6.24053452115813</text:p>
          </table:table-cell>
          <table:table-cell table:formula="of:=((SUM([.B72];[.D72];[.F72];[.H72];[.J72];[.L72];[.N72];[.P72])/[.Y72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72]/[.V72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72];[.O72];[.M72];[.K72];[.I72];[.G72];[.E72];[.C72])" office:value-type="float" office:value="2802" calcext:value-type="float">
            <text:p>2802</text:p>
          </table:table-cell>
          <table:table-cell table:formula="of:=1/(SUM([.B72];[.D72];[.F72];[.H72];[.J72];[.L72];[.N72];[.P72])/SUM([.C72];[.E72];[.G72];[.I72];[.K72];[.M72];[.O72];[.Q72])+([.AB72]/100))" office:value-type="float" office:value="5.75289774265237" calcext:value-type="float">
            <text:p>5.75289774265237</text:p>
          </table:table-cell>
          <table:table-cell table:formula="of:=1/(SUM([.B72];[.D72];[.F72];[.H72];[.J72];[.L72];[.N72];[.P72])/SUM([.C72];[.E72];[.G72];[.I72];[.K72];[.M72];[.O72];[.Q72])-([.AB72]/100))" office:value-type="float" office:value="6.81849526627093" calcext:value-type="float">
            <text:p>6.81849526627093</text:p>
          </table:table-cell>
          <table:table-cell table:formula="of:=1.96*SQRT((([.U72]/100)*(1-([.U72]/100)))/[.Y72])*100" office:value-type="float" office:value="1.35827594373334" calcext:value-type="float">
            <text:p>1.35827594373334</text:p>
          </table:table-cell>
          <table:table-cell table:style-name="Default" table:formula="of:=[.AB72]/[.U72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54.9411764705882" calcext:value-type="float">
            <text:p>54.9411764705882</text:p>
          </table:table-cell>
          <table:table-cell table:formula="of:=((SUM([.B73];[.D73];[.F73];[.H73];[.J73];[.L73];[.N73];[.P73])/[.Y73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73]/[.V73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73];[.O73];[.M73];[.K73];[.I73];[.G73];[.E73];[.C73])" office:value-type="float" office:value="2802" calcext:value-type="float">
            <text:p>2802</text:p>
          </table:table-cell>
          <table:table-cell table:formula="of:=1/(SUM([.B73];[.D73];[.F73];[.H73];[.J73];[.L73];[.N73];[.P73])/SUM([.C73];[.E73];[.G73];[.I73];[.K73];[.M73];[.O73];[.Q73])+([.AB73]/100))" office:value-type="float" office:value="43.1945923588471" calcext:value-type="float">
            <text:p>43.1945923588471</text:p>
          </table:table-cell>
          <table:table-cell table:formula="of:=1/(SUM([.B73];[.D73];[.F73];[.H73];[.J73];[.L73];[.N73];[.P73])/SUM([.C73];[.E73];[.G73];[.I73];[.K73];[.M73];[.O73];[.Q73])-([.AB73]/100))" office:value-type="float" office:value="75.463021464354" calcext:value-type="float">
            <text:p>75.463021464354</text:p>
          </table:table-cell>
          <table:table-cell table:formula="of:=1.96*SQRT((([.U73]/100)*(1-([.U73]/100)))/[.Y73])*100" office:value-type="float" office:value="0.494976132726297" calcext:value-type="float">
            <text:p>0.494976132726297</text:p>
          </table:table-cell>
          <table:table-cell table:style-name="Default" table:formula="of:=[.AB73]/[.U73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30.7912087912088" calcext:value-type="float">
            <text:p>30.7912087912088</text:p>
          </table:table-cell>
          <table:table-cell table:formula="of:=((SUM([.B74];[.D74];[.F74];[.H74];[.J74];[.L74];[.N74];[.P74])/[.Y74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74]/[.V74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74];[.O74];[.M74];[.K74];[.I74];[.G74];[.E74];[.C74])" office:value-type="float" office:value="2802" calcext:value-type="float">
            <text:p>2802</text:p>
          </table:table-cell>
          <table:table-cell table:formula="of:=1/(SUM([.B74];[.D74];[.F74];[.H74];[.J74];[.L74];[.N74];[.P74])/SUM([.C74];[.E74];[.G74];[.I74];[.K74];[.M74];[.O74];[.Q74])+([.AB74]/100))" office:value-type="float" office:value="25.6145176870489" calcext:value-type="float">
            <text:p>25.6145176870489</text:p>
          </table:table-cell>
          <table:table-cell table:formula="of:=1/(SUM([.B74];[.D74];[.F74];[.H74];[.J74];[.L74];[.N74];[.P74])/SUM([.C74];[.E74];[.G74];[.I74];[.K74];[.M74];[.O74];[.Q74])-([.AB74]/100))" office:value-type="float" office:value="38.5903050399865" calcext:value-type="float">
            <text:p>38.5903050399865</text:p>
          </table:table-cell>
          <table:table-cell table:formula="of:=1.96*SQRT((([.U74]/100)*(1-([.U74]/100)))/[.Y74])*100" office:value-type="float" office:value="0.656355803882952" calcext:value-type="float">
            <text:p>0.656355803882952</text:p>
          </table:table-cell>
          <table:table-cell table:style-name="Default" table:formula="of:=[.AB74]/[.U74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30.2790697674419" calcext:value-type="float">
            <text:p>30.2790697674419</text:p>
          </table:table-cell>
          <table:table-cell table:formula="of:=((SUM([.B75];[.D75];[.F75];[.H75];[.J75];[.L75];[.N75];[.P75])/[.Y75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75]/[.V75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75];[.O75];[.M75];[.K75];[.I75];[.G75];[.E75];[.C75])" office:value-type="float" office:value="1302" calcext:value-type="float">
            <text:p>1302</text:p>
          </table:table-cell>
          <table:table-cell table:formula="of:=1/(SUM([.B75];[.D75];[.F75];[.H75];[.J75];[.L75];[.N75];[.P75])/SUM([.C75];[.E75];[.G75];[.I75];[.K75];[.M75];[.O75];[.Q75])+([.AB75]/100))" office:value-type="float" office:value="23.4010360295665" calcext:value-type="float">
            <text:p>23.4010360295665</text:p>
          </table:table-cell>
          <table:table-cell table:formula="of:=1/(SUM([.B75];[.D75];[.F75];[.H75];[.J75];[.L75];[.N75];[.P75])/SUM([.C75];[.E75];[.G75];[.I75];[.K75];[.M75];[.O75];[.Q75])-([.AB75]/100))" office:value-type="float" office:value="42.883344688875" calcext:value-type="float">
            <text:p>42.883344688875</text:p>
          </table:table-cell>
          <table:table-cell table:formula="of:=1.96*SQRT((([.U75]/100)*(1-([.U75]/100)))/[.Y75])*100" office:value-type="float" office:value="0.97070370634416" calcext:value-type="float">
            <text:p>0.97070370634416</text:p>
          </table:table-cell>
          <table:table-cell table:style-name="Default" table:formula="of:=[.AB75]/[.U75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19.6631578947368" calcext:value-type="float">
            <text:p>19.6631578947368</text:p>
          </table:table-cell>
          <table:table-cell table:formula="of:=((SUM([.B76];[.D76];[.F76];[.H76];[.J76];[.L76];[.N76];[.P76])/[.Y76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76]/[.V76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76];[.O76];[.M76];[.K76];[.I76];[.G76];[.E76];[.C76])" office:value-type="float" office:value="3736" calcext:value-type="float">
            <text:p>3736</text:p>
          </table:table-cell>
          <table:table-cell table:formula="of:=1/(SUM([.B76];[.D76];[.F76];[.H76];[.J76];[.L76];[.N76];[.P76])/SUM([.C76];[.E76];[.G76];[.I76];[.K76];[.M76];[.O76];[.Q76])+([.AB76]/100))" office:value-type="float" office:value="17.2706475504977" calcext:value-type="float">
            <text:p>17.2706475504977</text:p>
          </table:table-cell>
          <table:table-cell table:formula="of:=1/(SUM([.B76];[.D76];[.F76];[.H76];[.J76];[.L76];[.N76];[.P76])/SUM([.C76];[.E76];[.G76];[.I76];[.K76];[.M76];[.O76];[.Q76])-([.AB76]/100))" office:value-type="float" office:value="22.825133618672" calcext:value-type="float">
            <text:p>22.825133618672</text:p>
          </table:table-cell>
          <table:table-cell table:formula="of:=1.96*SQRT((([.U76]/100)*(1-([.U76]/100)))/[.Y76])*100" office:value-type="float" office:value="0.704517744639783" calcext:value-type="float">
            <text:p>0.704517744639783</text:p>
          </table:table-cell>
          <table:table-cell table:style-name="Default" table:formula="of:=[.AB76]/[.U76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49.1578947368421" calcext:value-type="float">
            <text:p>49.1578947368421</text:p>
          </table:table-cell>
          <table:table-cell table:formula="of:=((SUM([.B77];[.D77];[.F77];[.H77];[.J77];[.L77];[.N77];[.P77])/[.Y77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77]/[.V77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77];[.O77];[.M77];[.K77];[.I77];[.G77];[.E77];[.C77])" office:value-type="float" office:value="3736" calcext:value-type="float">
            <text:p>3736</text:p>
          </table:table-cell>
          <table:table-cell table:formula="of:=1/(SUM([.B77];[.D77];[.F77];[.H77];[.J77];[.L77];[.N77];[.P77])/SUM([.C77];[.E77];[.G77];[.I77];[.K77];[.M77];[.O77];[.Q77])+([.AB77]/100))" office:value-type="float" office:value="40.2100068957616" calcext:value-type="float">
            <text:p>40.2100068957616</text:p>
          </table:table-cell>
          <table:table-cell table:formula="of:=1/(SUM([.B77];[.D77];[.F77];[.H77];[.J77];[.L77];[.N77];[.P77])/SUM([.C77];[.E77];[.G77];[.I77];[.K77];[.M77];[.O77];[.Q77])-([.AB77]/100))" office:value-type="float" office:value="63.2279367528532" calcext:value-type="float">
            <text:p>63.2279367528532</text:p>
          </table:table-cell>
          <table:table-cell table:formula="of:=1.96*SQRT((([.U77]/100)*(1-([.U77]/100)))/[.Y77])*100" office:value-type="float" office:value="0.452681877916403" calcext:value-type="float">
            <text:p>0.452681877916403</text:p>
          </table:table-cell>
          <table:table-cell table:style-name="Default" table:formula="of:=[.AB77]/[.U77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8];[.D78];[.F78];[.H78];[.J78];[.L78];[.N78];[.P78])/SUM([.C78];[.E78];[.G78];[.I78];[.K78];[.M78];[.O78];[.Q78]))" office:value-type="float" office:value="100.972972972973" calcext:value-type="float">
            <text:p>100.972972972973</text:p>
          </table:table-cell>
          <table:table-cell table:formula="of:=((SUM([.B78];[.D78];[.F78];[.H78];[.J78];[.L78];[.N78];[.P78])/[.Y78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78]/[.V78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78];[.O78];[.M78];[.K78];[.I78];[.G78];[.E78];[.C78])" office:value-type="float" office:value="3736" calcext:value-type="float">
            <text:p>3736</text:p>
          </table:table-cell>
          <table:table-cell table:formula="of:=1/(SUM([.B78];[.D78];[.F78];[.H78];[.J78];[.L78];[.N78];[.P78])/SUM([.C78];[.E78];[.G78];[.I78];[.K78];[.M78];[.O78];[.Q78])+([.AB78]/100))" office:value-type="float" office:value="76.4586216526925" calcext:value-type="float">
            <text:p>76.4586216526925</text:p>
          </table:table-cell>
          <table:table-cell table:formula="of:=1/(SUM([.B78];[.D78];[.F78];[.H78];[.J78];[.L78];[.N78];[.P78])/SUM([.C78];[.E78];[.G78];[.I78];[.K78];[.M78];[.O78];[.Q78])-([.AB78]/100))" office:value-type="float" office:value="148.625715373093" calcext:value-type="float">
            <text:p>148.625715373093</text:p>
          </table:table-cell>
          <table:table-cell table:formula="of:=1.96*SQRT((([.U78]/100)*(1-([.U78]/100)))/[.Y78])*100" office:value-type="float" office:value="0.317532949667324" calcext:value-type="float">
            <text:p>0.317532949667324</text:p>
          </table:table-cell>
          <table:table-cell table:style-name="Default" table:formula="of:=[.AB78]/[.U78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48.5194805194805" calcext:value-type="float">
            <text:p>48.5194805194805</text:p>
          </table:table-cell>
          <table:table-cell table:formula="of:=((SUM([.B79];[.D79];[.F79];[.H79];[.J79];[.L79];[.N79];[.P79])/[.Y79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79]/[.V79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79];[.O79];[.M79];[.K79];[.I79];[.G79];[.E79];[.C79])" office:value-type="float" office:value="3736" calcext:value-type="float">
            <text:p>3736</text:p>
          </table:table-cell>
          <table:table-cell table:formula="of:=1/(SUM([.B79];[.D79];[.F79];[.H79];[.J79];[.L79];[.N79];[.P79])/SUM([.C79];[.E79];[.G79];[.I79];[.K79];[.M79];[.O79];[.Q79])+([.AB79]/100))" office:value-type="float" office:value="39.7359008791539" calcext:value-type="float">
            <text:p>39.7359008791539</text:p>
          </table:table-cell>
          <table:table-cell table:formula="of:=1/(SUM([.B79];[.D79];[.F79];[.H79];[.J79];[.L79];[.N79];[.P79])/SUM([.C79];[.E79];[.G79];[.I79];[.K79];[.M79];[.O79];[.Q79])-([.AB79]/100))" office:value-type="float" office:value="62.2882288457136" calcext:value-type="float">
            <text:p>62.2882288457136</text:p>
          </table:table-cell>
          <table:table-cell table:formula="of:=1.96*SQRT((([.U79]/100)*(1-([.U79]/100)))/[.Y79])*100" office:value-type="float" office:value="0.455588063916091" calcext:value-type="float">
            <text:p>0.455588063916091</text:p>
          </table:table-cell>
          <table:table-cell table:style-name="Default" table:formula="of:=[.AB79]/[.U79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4.4183006535948" calcext:value-type="float">
            <text:p>24.4183006535948</text:p>
          </table:table-cell>
          <table:table-cell table:formula="of:=((SUM([.B80];[.D80];[.F80];[.H80];[.J80];[.L80];[.N80];[.P80])/[.Y80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80]/[.V80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80];[.O80];[.M80];[.K80];[.I80];[.G80];[.E80];[.C80])" office:value-type="float" office:value="3736" calcext:value-type="float">
            <text:p>3736</text:p>
          </table:table-cell>
          <table:table-cell table:formula="of:=1/(SUM([.B80];[.D80];[.F80];[.H80];[.J80];[.L80];[.N80];[.P80])/SUM([.C80];[.E80];[.G80];[.I80];[.K80];[.M80];[.O80];[.Q80])+([.AB80]/100))" office:value-type="float" office:value="21.1381270452433" calcext:value-type="float">
            <text:p>21.1381270452433</text:p>
          </table:table-cell>
          <table:table-cell table:formula="of:=1/(SUM([.B80];[.D80];[.F80];[.H80];[.J80];[.L80];[.N80];[.P80])/SUM([.C80];[.E80];[.G80];[.I80];[.K80];[.M80];[.O80];[.Q80])-([.AB80]/100))" office:value-type="float" office:value="28.9034879203085" calcext:value-type="float">
            <text:p>28.9034879203085</text:p>
          </table:table-cell>
          <table:table-cell table:formula="of:=1.96*SQRT((([.U80]/100)*(1-([.U80]/100)))/[.Y80])*100" office:value-type="float" office:value="0.63549902635675" calcext:value-type="float">
            <text:p>0.63549902635675</text:p>
          </table:table-cell>
          <table:table-cell table:style-name="Default" table:formula="of:=[.AB80]/[.U80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67:.U74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85];[.D85];[.F85];[.H85];[.J85];[.L85];[.N85];[.P85])/SUM([.C85];[.E85];[.G85];[.I85];[.K85];[.M85];[.O85];[.Q85]))" office:value-type="float" office:value="5.94814814814815" calcext:value-type="float">
            <text:p>5.94814814814815</text:p>
          </table:table-cell>
          <table:table-cell table:formula="of:=(SUM([.B85];[.D85];[.F85];[.H85];[.J85];[.L85];[.N85];[.P85])/SUM([.C85];[.E85];[.G85];[.I85];[.K85];[.M85];[.O85];[.Q85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85]/[.V85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803" calcext:value-type="float">
            <text:p>803</text:p>
          </table:table-cell>
          <table:table-cell table:formula="of:=1/(SUM([.B85];[.D85];[.F85];[.H85];[.J85];[.L85];[.N85];[.P85])/SUM([.C85];[.E85];[.G85];[.I85];[.K85];[.M85];[.O85];[.Q85])+([.AB85]/100))" office:value-type="float" office:value="5.15500949535956" calcext:value-type="float">
            <text:p>5.15500949535956</text:p>
          </table:table-cell>
          <table:table-cell table:formula="of:=1/(SUM([.B85];[.D85];[.F85];[.H85];[.J85];[.L85];[.N85];[.P85])/SUM([.C85];[.E85];[.G85];[.I85];[.K85];[.M85];[.O85];[.Q85])-([.AB85]/100))" office:value-type="float" office:value="7.02972675950117" calcext:value-type="float">
            <text:p>7.02972675950117</text:p>
          </table:table-cell>
          <table:table-cell table:formula="of:=1.96*SQRT((([.U85]/100)*(1-([.U85]/100)))/[.Y85])*100" office:value-type="float" office:value="2.58665119526698" calcext:value-type="float">
            <text:p>2.58665119526698</text:p>
          </table:table-cell>
          <table:table-cell table:style-name="Default" table:formula="of:=[.AB85]/[.U85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86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6];[.D86];[.F86];[.H86];[.J86];[.L86];[.N86];[.P86])/SUM([.C86];[.E86];[.G86];[.I86];[.K86];[.M86];[.O86];[.Q86]))" office:value-type="float" office:value="49.4625373580091" calcext:value-type="float">
            <text:p>49.4625373580091</text:p>
          </table:table-cell>
          <table:table-cell table:formula="of:=(SUM([.B86];[.D86];[.F86];[.H86];[.J86];[.L86];[.N86];[.P86])/SUM([.C86];[.E86];[.G86];[.I86];[.K86];[.M86];[.O86];[.Q86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86]/[.V86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15581" calcext:value-type="float">
            <text:p>15581</text:p>
          </table:table-cell>
          <table:table-cell table:formula="of:=1/(SUM([.B86];[.D86];[.F86];[.H86];[.J86];[.L86];[.N86];[.P86])/SUM([.C86];[.E86];[.G86];[.I86];[.K86];[.M86];[.O86];[.Q86])+([.AB86]/100))" office:value-type="float" office:value="44.5885456184403" calcext:value-type="float">
            <text:p>44.5885456184403</text:p>
          </table:table-cell>
          <table:table-cell table:formula="of:=1/(SUM([.B86];[.D86];[.F86];[.H86];[.J86];[.L86];[.N86];[.P86])/SUM([.C86];[.E86];[.G86];[.I86];[.K86];[.M86];[.O86];[.Q86])-([.AB86]/100))" office:value-type="float" office:value="55.5328560436058" calcext:value-type="float">
            <text:p>55.5328560436058</text:p>
          </table:table-cell>
          <table:table-cell table:formula="of:=1.96*SQRT((([.U86]/100)*(1-([.U86]/100)))/[.Y86])*100" office:value-type="float" office:value="0.220996344806481" calcext:value-type="float">
            <text:p>0.220996344806481</text:p>
          </table:table-cell>
          <table:table-cell table:style-name="Default" table:formula="of:=[.AB86]/[.U86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87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7];[.D87];[.F87];[.H87];[.J87];[.L87];[.N87];[.P87])/SUM([.C87];[.E87];[.G87];[.I87];[.K87];[.M87];[.O87];[.Q87]))" office:value-type="float" office:value="77.5137107879425" calcext:value-type="float">
            <text:p>77.5137107879425</text:p>
          </table:table-cell>
          <table:table-cell table:formula="of:=(SUM([.B87];[.D87];[.F87];[.H87];[.J87];[.L87];[.N87];[.P87])/SUM([.C87];[.E87];[.G87];[.I87];[.K87];[.M87];[.O87];[.Q87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87]/[.V87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15581" calcext:value-type="float">
            <text:p>15581</text:p>
          </table:table-cell>
          <table:table-cell table:formula="of:=1/(SUM([.B87];[.D87];[.F87];[.H87];[.J87];[.L87];[.N87];[.P87])/SUM([.C87];[.E87];[.G87];[.I87];[.K87];[.M87];[.O87];[.Q87])+([.AB87]/100))" office:value-type="float" office:value="68.1529205877466" calcext:value-type="float">
            <text:p>68.1529205877466</text:p>
          </table:table-cell>
          <table:table-cell table:formula="of:=1/(SUM([.B87];[.D87];[.F87];[.H87];[.J87];[.L87];[.N87];[.P87])/SUM([.C87];[.E87];[.G87];[.I87];[.K87];[.M87];[.O87];[.Q87])-([.AB87]/100))" office:value-type="float" office:value="89.8553214685146" calcext:value-type="float">
            <text:p>89.8553214685146</text:p>
          </table:table-cell>
          <table:table-cell table:formula="of:=1.96*SQRT((([.U87]/100)*(1-([.U87]/100)))/[.Y87])*100" office:value-type="float" office:value="0.177194203919656" calcext:value-type="float">
            <text:p>0.177194203919656</text:p>
          </table:table-cell>
          <table:table-cell table:style-name="Default" table:formula="of:=[.AB87]/[.U87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21" calcext:value-type="float">
            <text:p>21</text:p>
          </table:table-cell>
          <table:table-cell table:formula="of:=[.C87]" office:value-type="float" office:value="615" calcext:value-type="float">
            <text:p>615</text:p>
          </table:table-cell>
          <table:table-cell table:formula="of:=[.D87]+[.D86]" office:value-type="float" office:value="90" calcext:value-type="float">
            <text:p>90</text:p>
          </table:table-cell>
          <table:table-cell table:formula="of:=[.E87]" office:value-type="float" office:value="2160" calcext:value-type="float">
            <text:p>2160</text:p>
          </table:table-cell>
          <table:table-cell table:formula="of:=[.F87]+[.F86]" office:value-type="float" office:value="3" calcext:value-type="float">
            <text:p>3</text:p>
          </table:table-cell>
          <table:table-cell table:formula="of:=[.G87]" office:value-type="float" office:value="80" calcext:value-type="float">
            <text:p>80</text:p>
          </table:table-cell>
          <table:table-cell table:formula="of:=[.H87]+[.H86]" office:value-type="float" office:value="44" calcext:value-type="float">
            <text:p>44</text:p>
          </table:table-cell>
          <table:table-cell table:formula="of:=[.I87]" office:value-type="float" office:value="1296" calcext:value-type="float">
            <text:p>1296</text:p>
          </table:table-cell>
          <table:table-cell table:formula="of:=[.J87]+[.J86]" office:value-type="float" office:value="277.01568" calcext:value-type="float">
            <text:p>277.01568</text:p>
          </table:table-cell>
          <table:table-cell table:formula="of:=[.K87]" office:value-type="float" office:value="8640" calcext:value-type="float">
            <text:p>8640</text:p>
          </table:table-cell>
          <table:table-cell table:formula="of:=[.L87]+[.L86]" office:value-type="float" office:value="65" calcext:value-type="float">
            <text:p>65</text:p>
          </table:table-cell>
          <table:table-cell table:formula="of:=[.M87]" office:value-type="float" office:value="2178" calcext:value-type="float">
            <text:p>2178</text:p>
          </table:table-cell>
          <table:table-cell table:formula="of:=[.N87]+[.N86]" office:value-type="float" office:value="3" calcext:value-type="float">
            <text:p>3</text:p>
          </table:table-cell>
          <table:table-cell table:formula="of:=[.O87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8];[.D88];[.F88];[.H88];[.J88];[.L88];[.N88];[.P88])/SUM([.C88];[.E88];[.G88];[.I88];[.K88];[.M88];[.O88];[.Q88]))" office:value-type="float" office:value="30.1948188861238" calcext:value-type="float">
            <text:p>30.1948188861238</text:p>
          </table:table-cell>
          <table:table-cell table:formula="of:=(SUM([.B88];[.D88];[.F88];[.H88];[.J88];[.L88];[.N88];[.P88])/SUM([.C88];[.E88];[.G88];[.I88];[.K88];[.M88];[.O88];[.Q88]))*100" office:value-type="float" office:value="3.31182645529812" calcext:value-type="float">
            <text:p>3.31182645529812</text:p>
          </table:table-cell>
          <table:table-cell table:formula="of:=[.V87]+[.V86]" office:value-type="float" office:value="24" calcext:value-type="float">
            <text:p>24</text:p>
          </table:table-cell>
          <table:table-cell table:formula="of:=[.U88]/[.V88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15581" calcext:value-type="float">
            <text:p>15581</text:p>
          </table:table-cell>
          <table:table-cell table:formula="of:=1/(SUM([.B88];[.D88];[.F88];[.H88];[.J88];[.L88];[.N88];[.P88])/SUM([.C88];[.E88];[.G88];[.I88];[.K88];[.M88];[.O88];[.Q88])+([.AB88]/100))" office:value-type="float" office:value="27.8333773002257" calcext:value-type="float">
            <text:p>27.8333773002257</text:p>
          </table:table-cell>
          <table:table-cell table:formula="of:=1/(SUM([.B88];[.D88];[.F88];[.H88];[.J88];[.L88];[.N88];[.P88])/SUM([.C88];[.E88];[.G88];[.I88];[.K88];[.M88];[.O88];[.Q88])-([.AB88]/100))" office:value-type="float" office:value="32.9941075540928" calcext:value-type="float">
            <text:p>32.9941075540928</text:p>
          </table:table-cell>
          <table:table-cell table:formula="of:=1.96*SQRT((([.U88]/100)*(1-([.U88]/100)))/[.Y88])*100" office:value-type="float" office:value="0.280982240583319" calcext:value-type="float">
            <text:p>0.280982240583319</text:p>
          </table:table-cell>
          <table:table-cell table:style-name="Default" table:formula="of:=[.AB88]/[.U88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89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9];[.D89];[.F89];[.H89];[.J89];[.L89];[.N89];[.P89])/SUM([.C89];[.E89];[.G89];[.I89];[.K89];[.M89];[.O89];[.Q89]))" office:value-type="float" office:value="146.989456683346" calcext:value-type="float">
            <text:p>146.989456683346</text:p>
          </table:table-cell>
          <table:table-cell table:formula="of:=(SUM([.B89];[.D89];[.F89];[.H89];[.J89];[.L89];[.N89];[.P89])/SUM([.C89];[.E89];[.G89];[.I89];[.K89];[.M89];[.O89];[.Q89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89]/[.V89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15581" calcext:value-type="float">
            <text:p>15581</text:p>
          </table:table-cell>
          <table:table-cell table:formula="of:=1/(SUM([.B89];[.D89];[.F89];[.H89];[.J89];[.L89];[.N89];[.P89])/SUM([.C89];[.E89];[.G89];[.I89];[.K89];[.M89];[.O89];[.Q89])+([.AB89]/100))" office:value-type="float" office:value="123.549348427917" calcext:value-type="float">
            <text:p>123.549348427917</text:p>
          </table:table-cell>
          <table:table-cell table:formula="of:=1/(SUM([.B89];[.D89];[.F89];[.H89];[.J89];[.L89];[.N89];[.P89])/SUM([.C89];[.E89];[.G89];[.I89];[.K89];[.M89];[.O89];[.Q89])-([.AB89]/100))" office:value-type="float" office:value="181.406347383224" calcext:value-type="float">
            <text:p>181.406347383224</text:p>
          </table:table-cell>
          <table:table-cell table:formula="of:=1.96*SQRT((([.U89]/100)*(1-([.U89]/100)))/[.Y89])*100" office:value-type="float" office:value="0.129072276246251" calcext:value-type="float">
            <text:p>0.129072276246251</text:p>
          </table:table-cell>
          <table:table-cell table:style-name="Default" table:formula="of:=[.AB89]/[.U89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90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0];[.D90];[.F90];[.H90];[.J90];[.L90];[.N90];[.P90])/SUM([.C90];[.E90];[.G90];[.I90];[.K90];[.M90];[.O90];[.Q90]))" office:value-type="float" office:value="77.516487365325" calcext:value-type="float">
            <text:p>77.516487365325</text:p>
          </table:table-cell>
          <table:table-cell table:formula="of:=(SUM([.B90];[.D90];[.F90];[.H90];[.J90];[.L90];[.N90];[.P90])/SUM([.C90];[.E90];[.G90];[.I90];[.K90];[.M90];[.O90];[.Q90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90]/[.V90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15581" calcext:value-type="float">
            <text:p>15581</text:p>
          </table:table-cell>
          <table:table-cell table:formula="of:=1/(SUM([.B90];[.D90];[.F90];[.H90];[.J90];[.L90];[.N90];[.P90])/SUM([.C90];[.E90];[.G90];[.I90];[.K90];[.M90];[.O90];[.Q90])+([.AB90]/100))" office:value-type="float" office:value="68.1552125194823" calcext:value-type="float">
            <text:p>68.1552125194823</text:p>
          </table:table-cell>
          <table:table-cell table:formula="of:=1/(SUM([.B90];[.D90];[.F90];[.H90];[.J90];[.L90];[.N90];[.P90])/SUM([.C90];[.E90];[.G90];[.I90];[.K90];[.M90];[.O90];[.Q90])-([.AB90]/100))" office:value-type="float" office:value="89.8587997196895" calcext:value-type="float">
            <text:p>89.8587997196895</text:p>
          </table:table-cell>
          <table:table-cell table:formula="of:=1.96*SQRT((([.U90]/100)*(1-([.U90]/100)))/[.Y90])*100" office:value-type="float" office:value="0.177191071890439" calcext:value-type="float">
            <text:p>0.177191071890439</text:p>
          </table:table-cell>
          <table:table-cell table:style-name="Default" table:formula="of:=[.AB90]/[.U90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91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1];[.D91];[.F91];[.H91];[.J91];[.L91];[.N91];[.P91])/SUM([.C91];[.E91];[.G91];[.I91];[.K91];[.M91];[.O91];[.Q91]))" office:value-type="float" office:value="115.406608122682" calcext:value-type="float">
            <text:p>115.406608122682</text:p>
          </table:table-cell>
          <table:table-cell table:formula="of:=(SUM([.B91];[.D91];[.F91];[.H91];[.J91];[.L91];[.N91];[.P91])/SUM([.C91];[.E91];[.G91];[.I91];[.K91];[.M91];[.O91];[.Q91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91]/[.V91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15581" calcext:value-type="float">
            <text:p>15581</text:p>
          </table:table-cell>
          <table:table-cell table:formula="of:=1/(SUM([.B91];[.D91];[.F91];[.H91];[.J91];[.L91];[.N91];[.P91])/SUM([.C91];[.E91];[.G91];[.I91];[.K91];[.M91];[.O91];[.Q91])+([.AB91]/100))" office:value-type="float" office:value="98.8111280583005" calcext:value-type="float">
            <text:p>98.8111280583005</text:p>
          </table:table-cell>
          <table:table-cell table:formula="of:=1/(SUM([.B91];[.D91];[.F91];[.H91];[.J91];[.L91];[.N91];[.P91])/SUM([.C91];[.E91];[.G91];[.I91];[.K91];[.M91];[.O91];[.Q91])-([.AB91]/100))" office:value-type="float" office:value="138.701785027928" calcext:value-type="float">
            <text:p>138.701785027928</text:p>
          </table:table-cell>
          <table:table-cell table:formula="of:=1.96*SQRT((([.U91]/100)*(1-([.U91]/100)))/[.Y91])*100" office:value-type="float" office:value="0.145530253408184" calcext:value-type="float">
            <text:p>0.145530253408184</text:p>
          </table:table-cell>
          <table:table-cell table:style-name="Default" table:formula="of:=[.AB91]/[.U91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92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2];[.D92];[.F92];[.H92];[.J92];[.L92];[.N92];[.P92])/SUM([.C92];[.E92];[.G92];[.I92];[.K92];[.M92];[.O92];[.Q92]))" office:value-type="float" office:value="7.95757599232265" calcext:value-type="float">
            <text:p>7.95757599232265</text:p>
          </table:table-cell>
          <table:table-cell table:formula="of:=(SUM([.B92];[.D92];[.F92];[.H92];[.J92];[.L92];[.N92];[.P92])/SUM([.C92];[.E92];[.G92];[.I92];[.K92];[.M92];[.O92];[.Q92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92]/[.V92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15581" calcext:value-type="float">
            <text:p>15581</text:p>
          </table:table-cell>
          <table:table-cell table:formula="of:=1/(SUM([.B92];[.D92];[.F92];[.H92];[.J92];[.L92];[.N92];[.P92])/SUM([.C92];[.E92];[.G92];[.I92];[.K92];[.M92];[.O92];[.Q92])+([.AB92]/100))" office:value-type="float" office:value="7.64109825072135" calcext:value-type="float">
            <text:p>7.64109825072135</text:p>
          </table:table-cell>
          <table:table-cell table:formula="of:=1/(SUM([.B92];[.D92];[.F92];[.H92];[.J92];[.L92];[.N92];[.P92])/SUM([.C92];[.E92];[.G92];[.I92];[.K92];[.M92];[.O92];[.Q92])-([.AB92]/100))" office:value-type="float" office:value="8.30140208891499" calcext:value-type="float">
            <text:p>8.30140208891499</text:p>
          </table:table-cell>
          <table:table-cell table:formula="of:=1.96*SQRT((([.U92]/100)*(1-([.U92]/100)))/[.Y92])*100" office:value-type="float" office:value="0.520483051497963" calcext:value-type="float">
            <text:p>0.520483051497963</text:p>
          </table:table-cell>
          <table:table-cell table:style-name="Default" table:formula="of:=[.AB92]/[.U92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3];[.D93];[.F93];[.H93];[.J93];[.L93];[.N93];[.P93])/SUM([.C93];[.E93];[.G93];[.I93];[.K93];[.M93];[.O93];[.Q93]))" office:value-type="float" office:value="169.292682926829" calcext:value-type="float">
            <text:p>169.292682926829</text:p>
          </table:table-cell>
          <table:table-cell table:formula="of:=(SUM([.B93];[.D93];[.F93];[.H93];[.J93];[.L93];[.N93];[.P93])/SUM([.C93];[.E93];[.G93];[.I93];[.K93];[.M93];[.O93];[.Q93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93]/[.V93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6941" calcext:value-type="float">
            <text:p>6941</text:p>
          </table:table-cell>
          <table:table-cell table:formula="of:=1/(SUM([.B93];[.D93];[.F93];[.H93];[.J93];[.L93];[.N93];[.P93])/SUM([.C93];[.E93];[.G93];[.I93];[.K93];[.M93];[.O93];[.Q93])+([.AB93]/100))" office:value-type="float" office:value="129.706794747317" calcext:value-type="float">
            <text:p>129.706794747317</text:p>
          </table:table-cell>
          <table:table-cell table:formula="of:=1/(SUM([.B93];[.D93];[.F93];[.H93];[.J93];[.L93];[.N93];[.P93])/SUM([.C93];[.E93];[.G93];[.I93];[.K93];[.M93];[.O93];[.Q93])-([.AB93]/100))" office:value-type="float" office:value="243.655019827078" calcext:value-type="float">
            <text:p>243.655019827078</text:p>
          </table:table-cell>
          <table:table-cell table:formula="of:=1.96*SQRT((([.U93]/100)*(1-([.U93]/100)))/[.Y93])*100" office:value-type="float" office:value="0.180276649712237" calcext:value-type="float">
            <text:p>0.180276649712237</text:p>
          </table:table-cell>
          <table:table-cell table:style-name="Default" table:formula="of:=[.AB93]/[.U93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4];[.D94];[.F94];[.H94];[.J94];[.L94];[.N94];[.P94])/SUM([.C94];[.E94];[.G94];[.I94];[.K94];[.M94];[.O94];[.Q94]))" office:value-type="float" office:value="37.9289617486339" calcext:value-type="float">
            <text:p>37.9289617486339</text:p>
          </table:table-cell>
          <table:table-cell table:formula="of:=(SUM([.B94];[.D94];[.F94];[.H94];[.J94];[.L94];[.N94];[.P94])/SUM([.C94];[.E94];[.G94];[.I94];[.K94];[.M94];[.O94];[.Q94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94]/[.V94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6941" calcext:value-type="float">
            <text:p>6941</text:p>
          </table:table-cell>
          <table:table-cell table:formula="of:=1/(SUM([.B94];[.D94];[.F94];[.H94];[.J94];[.L94];[.N94];[.P94])/SUM([.C94];[.E94];[.G94];[.I94];[.K94];[.M94];[.O94];[.Q94])+([.AB94]/100))" office:value-type="float" office:value="33.1847205288606" calcext:value-type="float">
            <text:p>33.1847205288606</text:p>
          </table:table-cell>
          <table:table-cell table:formula="of:=1/(SUM([.B94];[.D94];[.F94];[.H94];[.J94];[.L94];[.N94];[.P94])/SUM([.C94];[.E94];[.G94];[.I94];[.K94];[.M94];[.O94];[.Q94])-([.AB94]/100))" office:value-type="float" office:value="44.2560050377242" calcext:value-type="float">
            <text:p>44.2560050377242</text:p>
          </table:table-cell>
          <table:table-cell table:formula="of:=1.96*SQRT((([.U94]/100)*(1-([.U94]/100)))/[.Y94])*100" office:value-type="float" office:value="0.376927343197778" calcext:value-type="float">
            <text:p>0.376927343197778</text:p>
          </table:table-cell>
          <table:table-cell table:style-name="Default" table:formula="of:=[.AB94]/[.U94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95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5];[.D95];[.F95];[.H95];[.J95];[.L95];[.N95];[.P95])/SUM([.C95];[.E95];[.G95];[.I95];[.K95];[.M95];[.O95];[.Q95]))" office:value-type="float" office:value="11.8848178465738" calcext:value-type="float">
            <text:p>11.8848178465738</text:p>
          </table:table-cell>
          <table:table-cell table:formula="of:=(SUM([.B95];[.D95];[.F95];[.H95];[.J95];[.L95];[.N95];[.P95])/SUM([.C95];[.E95];[.G95];[.I95];[.K95];[.M95];[.O95];[.Q95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15581" calcext:value-type="float">
            <text:p>15581</text:p>
          </table:table-cell>
          <table:table-cell table:formula="of:=1/(SUM([.B95];[.D95];[.F95];[.H95];[.J95];[.L95];[.N95];[.P95])/SUM([.C95];[.E95];[.G95];[.I95];[.K95];[.M95];[.O95];[.Q95])+([.AB95]/100))" office:value-type="float" office:value="11.2994532913498" calcext:value-type="float">
            <text:p>11.2994532913498</text:p>
          </table:table-cell>
          <table:table-cell table:formula="of:=1/(SUM([.B95];[.D95];[.F95];[.H95];[.J95];[.L95];[.N95];[.P95])/SUM([.C95];[.E95];[.G95];[.I95];[.K95];[.M95];[.O95];[.Q95])-([.AB95]/100))" office:value-type="float" office:value="12.5341452213995" calcext:value-type="float">
            <text:p>12.5341452213995</text:p>
          </table:table-cell>
          <table:table-cell table:formula="of:=1.96*SQRT((([.U95]/100)*(1-([.U95]/100)))/[.Y95])*100" office:value-type="float" office:value="0.435889553167704" calcext:value-type="float">
            <text:p>0.435889553167704</text:p>
          </table:table-cell>
          <table:table-cell table:style-name="Default" table:formula="of:=[.AB95]/[.U95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6];[.D96];[.F96];[.H96];[.J96];[.L96];[.N96];[.P96])/SUM([.C96];[.E96];[.G96];[.I96];[.K96];[.M96];[.O96];[.Q96]))" office:value-type="float" office:value="55.593023255814" calcext:value-type="float">
            <text:p>55.593023255814</text:p>
          </table:table-cell>
          <table:table-cell table:formula="of:=(SUM([.B96];[.D96];[.F96];[.H96];[.J96];[.L96];[.N96];[.P96])/SUM([.C96];[.E96];[.G96];[.I96];[.K96];[.M96];[.O96];[.Q96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96]/[.V96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4781" calcext:value-type="float">
            <text:p>4781</text:p>
          </table:table-cell>
          <table:table-cell table:formula="of:=1/(SUM([.B96];[.D96];[.F96];[.H96];[.J96];[.L96];[.N96];[.P96])/SUM([.C96];[.E96];[.G96];[.I96];[.K96];[.M96];[.O96];[.Q96])+([.AB96]/100))" office:value-type="float" office:value="45.9658173750354" calcext:value-type="float">
            <text:p>45.9658173750354</text:p>
          </table:table-cell>
          <table:table-cell table:formula="of:=1/(SUM([.B96];[.D96];[.F96];[.H96];[.J96];[.L96];[.N96];[.P96])/SUM([.C96];[.E96];[.G96];[.I96];[.K96];[.M96];[.O96];[.Q96])-([.AB96]/100))" office:value-type="float" office:value="70.3213097370742" calcext:value-type="float">
            <text:p>70.3213097370742</text:p>
          </table:table-cell>
          <table:table-cell table:formula="of:=1.96*SQRT((([.U96]/100)*(1-([.U96]/100)))/[.Y96])*100" office:value-type="float" office:value="0.376742816092055" calcext:value-type="float">
            <text:p>0.376742816092055</text:p>
          </table:table-cell>
          <table:table-cell table:style-name="Default" table:formula="of:=[.AB96]/[.U96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7];[.D97];[.F97];[.H97];[.J97];[.L97];[.N97];[.P97])/SUM([.C97];[.E97];[.G97];[.I97];[.K97];[.M97];[.O97];[.Q97]))" office:value-type="float" office:value="265.611111111111" calcext:value-type="float">
            <text:p>265.611111111111</text:p>
          </table:table-cell>
          <table:table-cell table:formula="of:=(SUM([.B97];[.D97];[.F97];[.H97];[.J97];[.L97];[.N97];[.P97])/SUM([.C97];[.E97];[.G97];[.I97];[.K97];[.M97];[.O97];[.Q97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97]/[.V97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4781" calcext:value-type="float">
            <text:p>4781</text:p>
          </table:table-cell>
          <table:table-cell table:formula="of:=1/(SUM([.B97];[.D97];[.F97];[.H97];[.J97];[.L97];[.N97];[.P97])/SUM([.C97];[.E97];[.G97];[.I97];[.K97];[.M97];[.O97];[.Q97])+([.AB97]/100))" office:value-type="float" office:value="181.787712866269" calcext:value-type="float">
            <text:p>181.787712866269</text:p>
          </table:table-cell>
          <table:table-cell table:formula="of:=1/(SUM([.B97];[.D97];[.F97];[.H97];[.J97];[.L97];[.N97];[.P97])/SUM([.C97];[.E97];[.G97];[.I97];[.K97];[.M97];[.O97];[.Q97])-([.AB97]/100))" office:value-type="float" office:value="492.88188854635" calcext:value-type="float">
            <text:p>492.88188854635</text:p>
          </table:table-cell>
          <table:table-cell table:formula="of:=1.96*SQRT((([.U97]/100)*(1-([.U97]/100)))/[.Y97])*100" office:value-type="float" office:value="0.173601910026412" calcext:value-type="float">
            <text:p>0.173601910026412</text:p>
          </table:table-cell>
          <table:table-cell table:style-name="Default" table:formula="of:=[.AB97]/[.U97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98];[.D98];[.F98];[.H98];[.J98];[.L98];[.N98];[.P98])/SUM([.C98];[.E98];[.G98];[.I98];[.K98];[.M98];[.O98];[.Q98]))" office:value-type="float" office:value="108.453125" calcext:value-type="float">
            <text:p>108.453125</text:p>
          </table:table-cell>
          <table:table-cell table:formula="of:=(SUM([.B98];[.D98];[.F98];[.H98];[.J98];[.L98];[.N98];[.P98])/SUM([.C98];[.E98];[.G98];[.I98];[.K98];[.M98];[.O98];[.Q98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6941" calcext:value-type="float">
            <text:p>6941</text:p>
          </table:table-cell>
          <table:table-cell table:formula="of:=1/(SUM([.B98];[.D98];[.F98];[.H98];[.J98];[.L98];[.N98];[.P98])/SUM([.C98];[.E98];[.G98];[.I98];[.K98];[.M98];[.O98];[.Q98])+([.AB98]/100))" office:value-type="float" office:value="87.1902298794987" calcext:value-type="float">
            <text:p>87.1902298794987</text:p>
          </table:table-cell>
          <table:table-cell table:formula="of:=1/(SUM([.B98];[.D98];[.F98];[.H98];[.J98];[.L98];[.N98];[.P98])/SUM([.C98];[.E98];[.G98];[.I98];[.K98];[.M98];[.O98];[.Q98])-([.AB98]/100))" office:value-type="float" office:value="143.431445158027" calcext:value-type="float">
            <text:p>143.431445158027</text:p>
          </table:table-cell>
          <table:table-cell table:formula="of:=1.96*SQRT((([.U98]/100)*(1-([.U98]/100)))/[.Y98])*100" office:value-type="float" office:value="0.224860154078941" calcext:value-type="float">
            <text:p>0.224860154078941</text:p>
          </table:table-cell>
          <table:table-cell table:style-name="Default" table:formula="of:=[.AB98]/[.U98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8" calcext:value-type="float">
            <text:p>8</text:p>
          </table:table-cell>
          <table:table-cell table:formula="of:=[.C97]" office:value-type="float" office:value="615" calcext:value-type="float">
            <text:p>615</text:p>
          </table:table-cell>
          <table:table-cell table:number-columns-repeated="2"/>
          <table:table-cell table:formula="of:=[.F97]+[.F98]" office:value-type="float" office:value="0" calcext:value-type="float">
            <text:p>0</text:p>
          </table:table-cell>
          <table:table-cell table:formula="of:=[.G97]" office:value-type="float" office:value="80" calcext:value-type="float">
            <text:p>80</text:p>
          </table:table-cell>
          <table:table-cell table:formula="of:=[.H97]+[.H98]" office:value-type="float" office:value="17" calcext:value-type="float">
            <text:p>17</text:p>
          </table:table-cell>
          <table:table-cell table:formula="of:=[.I97]" office:value-type="float" office:value="1296" calcext:value-type="float">
            <text:p>1296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27" calcext:value-type="float">
            <text:p>27</text:p>
          </table:table-cell>
          <table:table-cell table:formula="of:=[.M97]" office:value-type="float" office:value="2178" calcext:value-type="float">
            <text:p>2178</text:p>
          </table:table-cell>
          <table:table-cell table:formula="of:=[.N97]+[.N98]" office:value-type="float" office:value="2" calcext:value-type="float">
            <text:p>2</text:p>
          </table:table-cell>
          <table:table-cell table:formula="of:=[.O97]" office:value-type="float" office:value="108" calcext:value-type="float">
            <text:p>108</text:p>
          </table:table-cell>
          <table:table-cell table:formula="of:=[.P97]+[.P98]" office:value-type="float" office:value="7" calcext:value-type="float">
            <text:p>7</text:p>
          </table:table-cell>
          <table:table-cell table:formula="of:=[.Q97]" office:value-type="float" office:value="504" calcext:value-type="float">
            <text:p>504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78.3770491803279" calcext:value-type="float">
            <text:p>78.3770491803279</text:p>
          </table:table-cell>
          <table:table-cell table:formula="of:=(SUM([.B99];[.D99];[.F99];[.H99];[.J99];[.L99];[.N99];[.P99])/SUM([.C99];[.E99];[.G99];[.I99];[.K99];[.M99];[.O99];[.Q99]))*100" office:value-type="float" office:value="1.27588370633759" calcext:value-type="float">
            <text:p>1.27588370633759</text:p>
          </table:table-cell>
          <table:table-cell table:formula="of:=[.V98]+[.V97]" office:value-type="float" office:value="7" calcext:value-type="float">
            <text:p>7</text:p>
          </table:table-cell>
          <table:table-cell table:formula="of:=[.U99]/[.V99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4781" calcext:value-type="float">
            <text:p>4781</text:p>
          </table:table-cell>
          <table:table-cell table:formula="of:=1/(SUM([.B99];[.D99];[.F99];[.H99];[.J99];[.L99];[.N99];[.P99])/SUM([.C99];[.E99];[.G99];[.I99];[.K99];[.M99];[.O99];[.Q99])+([.AB99]/100))" office:value-type="float" office:value="62.7344511849543" calcext:value-type="float">
            <text:p>62.7344511849543</text:p>
          </table:table-cell>
          <table:table-cell table:formula="of:=1/(SUM([.B99];[.D99];[.F99];[.H99];[.J99];[.L99];[.N99];[.P99])/SUM([.C99];[.E99];[.G99];[.I99];[.K99];[.M99];[.O99];[.Q99])-([.AB99]/100))" office:value-type="float" office:value="104.411715249973" calcext:value-type="float">
            <text:p>104.411715249973</text:p>
          </table:table-cell>
          <table:table-cell table:formula="of:=1.96*SQRT((([.U99]/100)*(1-([.U99]/100)))/[.Y99])*100" office:value-type="float" office:value="0.318136773815801" calcext:value-type="float">
            <text:p>0.318136773815801</text:p>
          </table:table-cell>
          <table:table-cell table:style-name="Default" table:formula="of:=[.AB99]/[.U99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0];[.D100];[.F100];[.H100];[.J100];[.L100];[.N100];[.P100])/SUM([.C100];[.E100];[.G100];[.I100];[.K100];[.M100];[.O100];[.Q100]))" office:value-type="float" office:value="136.098039215686" calcext:value-type="float">
            <text:p>136.098039215686</text:p>
          </table:table-cell>
          <table:table-cell table:formula="of:=(SUM([.B100];[.D100];[.F100];[.H100];[.J100];[.L100];[.N100];[.P100])/SUM([.C100];[.E100];[.G100];[.I100];[.K100];[.M100];[.O100];[.Q100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6941" calcext:value-type="float">
            <text:p>6941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06.873926327088" calcext:value-type="float">
            <text:p>106.873926327088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187.319597720869" calcext:value-type="float">
            <text:p>187.319597720869</text:p>
          </table:table-cell>
          <table:table-cell table:formula="of:=1.96*SQRT((([.U100]/100)*(1-([.U100]/100)))/[.Y100])*100" office:value-type="float" office:value="0.200917471374914" calcext:value-type="float">
            <text:p>0.200917471374914</text:p>
          </table:table-cell>
          <table:table-cell table:style-name="Default" table:formula="of:=[.AB100]/[.U100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3" calcext:value-type="float">
            <text:p>0.8347245409015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101];[.D101];[.F101];[.H101];[.J101];[.L101];[.N101];[.P101])/SUM([.C101];[.E101];[.G101];[.I101];[.K101];[.M101];[.O101];[.Q101]))" office:value-type="float" office:value="21.0616740088106" calcext:value-type="float">
            <text:p>21.0616740088106</text:p>
          </table:table-cell>
          <table:table-cell table:formula="of:=(SUM([.B101];[.D101];[.F101];[.H101];[.J101];[.L101];[.N101];[.P101])/SUM([.C101];[.E101];[.G101];[.I101];[.K101];[.M101];[.O101];[.Q101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101]/[.V101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101];[.O101];[.M101];[.K101];[.I101];[.G101];[.E101];[.C101])" office:value-type="float" office:value="4781" calcext:value-type="float">
            <text:p>4781</text:p>
          </table:table-cell>
          <table:table-cell table:formula="of:=1/(SUM([.B101];[.D101];[.F101];[.H101];[.J101];[.L101];[.N101];[.P101])/SUM([.C101];[.E101];[.G101];[.I101];[.K101];[.M101];[.O101];[.Q101])+([.AB101]/100))" office:value-type="float" office:value="18.6888629232141" calcext:value-type="float">
            <text:p>18.6888629232141</text:p>
          </table:table-cell>
          <table:table-cell table:formula="of:=1/(SUM([.B101];[.D101];[.F101];[.H101];[.J101];[.L101];[.N101];[.P101])/SUM([.C101];[.E101];[.G101];[.I101];[.K101];[.M101];[.O101];[.Q101])-([.AB101]/100))" office:value-type="float" office:value="24.1246315224723" calcext:value-type="float">
            <text:p>24.1246315224723</text:p>
          </table:table-cell>
          <table:table-cell table:formula="of:=1.96*SQRT((([.U101]/100)*(1-([.U101]/100)))/[.Y101])*100" office:value-type="float" office:value="0.602819645917962" calcext:value-type="float">
            <text:p>0.602819645917962</text:p>
          </table:table-cell>
          <table:table-cell table:style-name="Default" table:formula="of:=[.AB101]/[.U101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85];[.U88:.U94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6];[.D106];[.F106];[.H106];[.J106];[.L106];[.N106];[.P106])/SUM([.C106];[.E106];[.G106];[.I106];[.K106];[.M106];[.O106];[.Q106]))" office:value-type="float" office:value="5.64878048780488" calcext:value-type="float">
            <text:p>5.64878048780488</text:p>
          </table:table-cell>
          <table:table-cell table:formula="of:=(SUM([.B106];[.D106];[.F106];[.H106];[.J106];[.L106];[.N106];[.P106])/SUM([.C106];[.E106];[.G106];[.I106];[.K106];[.M106];[.O106];[.Q106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106]/[.V106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106];[.O106];[.M106];[.K106];[.I106];[.G106];[.E106];[.C106])" office:value-type="float" office:value="1158" calcext:value-type="float">
            <text:p>1158</text:p>
          </table:table-cell>
          <table:table-cell table:formula="of:=1/(SUM([.B106];[.D106];[.F106];[.H106];[.J106];[.L106];[.N106];[.P106])/SUM([.C106];[.E106];[.G106];[.I106];[.K106];[.M106];[.O106];[.Q106])+([.AB106]/100))" office:value-type="float" office:value="5.0247756109415" calcext:value-type="float">
            <text:p>5.0247756109415</text:p>
          </table:table-cell>
          <table:table-cell table:formula="of:=1/(SUM([.B106];[.D106];[.F106];[.H106];[.J106];[.L106];[.N106];[.P106])/SUM([.C106];[.E106];[.G106];[.I106];[.K106];[.M106];[.O106];[.Q106])-([.AB106]/100))" office:value-type="float" office:value="6.44974622442587" calcext:value-type="float">
            <text:p>6.44974622442587</text:p>
          </table:table-cell>
          <table:table-cell table:formula="of:=1.96*SQRT((([.U106]/100)*(1-([.U106]/100)))/[.Y106])*100" office:value-type="float" office:value="2.19845010294566" calcext:value-type="float">
            <text:p>2.19845010294566</text:p>
          </table:table-cell>
          <table:table-cell table:style-name="Default" table:formula="of:=[.AB106]/[.U106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7];[.D107];[.F107];[.H107];[.J107];[.L107];[.N107];[.P107])/SUM([.C107];[.E107];[.G107];[.I107];[.K107];[.M107];[.O107];[.Q107]))" office:value-type="float" office:value="42.1415094339623" calcext:value-type="float">
            <text:p>42.1415094339623</text:p>
          </table:table-cell>
          <table:table-cell table:formula="of:=(SUM([.B107];[.D107];[.F107];[.H107];[.J107];[.L107];[.N107];[.P107])/SUM([.C107];[.E107];[.G107];[.I107];[.K107];[.M107];[.O107];[.Q107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107]/[.V107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107];[.O107];[.M107];[.K107];[.I107];[.G107];[.E107];[.C107])" office:value-type="float" office:value="8934" calcext:value-type="float">
            <text:p>8934</text:p>
          </table:table-cell>
          <table:table-cell table:formula="of:=1/(SUM([.B107];[.D107];[.F107];[.H107];[.J107];[.L107];[.N107];[.P107])/SUM([.C107];[.E107];[.G107];[.I107];[.K107];[.M107];[.O107];[.Q107])+([.AB107]/100))" office:value-type="float" office:value="37.1944075617105" calcext:value-type="float">
            <text:p>37.1944075617105</text:p>
          </table:table-cell>
          <table:table-cell table:formula="of:=1/(SUM([.B107];[.D107];[.F107];[.H107];[.J107];[.L107];[.N107];[.P107])/SUM([.C107];[.E107];[.G107];[.I107];[.K107];[.M107];[.O107];[.Q107])-([.AB107]/100))" office:value-type="float" office:value="48.6064942059589" calcext:value-type="float">
            <text:p>48.6064942059589</text:p>
          </table:table-cell>
          <table:table-cell table:formula="of:=1.96*SQRT((([.U107]/100)*(1-([.U107]/100)))/[.Y107])*100" office:value-type="float" office:value="0.315618986407545" calcext:value-type="float">
            <text:p>0.315618986407545</text:p>
          </table:table-cell>
          <table:table-cell table:style-name="Default" table:formula="of:=[.AB107]/[.U107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08];[.D108];[.F108];[.H108];[.J108];[.L108];[.N108];[.P108])/SUM([.C108];[.E108];[.G108];[.I108];[.K108];[.M108];[.O108];[.Q108]))" office:value-type="float" office:value="88.4554455445545" calcext:value-type="float">
            <text:p>88.4554455445545</text:p>
          </table:table-cell>
          <table:table-cell table:formula="of:=(SUM([.B108];[.D108];[.F108];[.H108];[.J108];[.L108];[.N108];[.P108])/SUM([.C108];[.E108];[.G108];[.I108];[.K108];[.M108];[.O108];[.Q108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108]/[.V108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108];[.O108];[.M108];[.K108];[.I108];[.G108];[.E108];[.C108])" office:value-type="float" office:value="8934" calcext:value-type="float">
            <text:p>8934</text:p>
          </table:table-cell>
          <table:table-cell table:formula="of:=1/(SUM([.B108];[.D108];[.F108];[.H108];[.J108];[.L108];[.N108];[.P108])/SUM([.C108];[.E108];[.G108];[.I108];[.K108];[.M108];[.O108];[.Q108])+([.AB108]/100))" office:value-type="float" office:value="74.0881430585126" calcext:value-type="float">
            <text:p>74.0881430585126</text:p>
          </table:table-cell>
          <table:table-cell table:formula="of:=1/(SUM([.B108];[.D108];[.F108];[.H108];[.J108];[.L108];[.N108];[.P108])/SUM([.C108];[.E108];[.G108];[.I108];[.K108];[.M108];[.O108];[.Q108])-([.AB108]/100))" office:value-type="float" office:value="109.735556984614" calcext:value-type="float">
            <text:p>109.735556984614</text:p>
          </table:table-cell>
          <table:table-cell table:formula="of:=1.96*SQRT((([.U108]/100)*(1-([.U108]/100)))/[.Y108])*100" office:value-type="float" office:value="0.219230993139291" calcext:value-type="float">
            <text:p>0.219230993139291</text:p>
          </table:table-cell>
          <table:table-cell table:style-name="Default" table:formula="of:=[.AB108]/[.U108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108]+[.B107]" office:value-type="float" office:value="171" calcext:value-type="float">
            <text:p>171</text:p>
          </table:table-cell>
          <table:table-cell table:formula="of:=[.C108]" office:value-type="float" office:value="4824" calcext:value-type="float">
            <text:p>4824</text:p>
          </table:table-cell>
          <table:table-cell table:formula="of:=[.D108]+[.D107]" office:value-type="float" office:value="0" calcext:value-type="float">
            <text:p>0</text:p>
          </table:table-cell>
          <table:table-cell table:formula="of:=[.E108]" office:value-type="float" office:value="82" calcext:value-type="float">
            <text:p>82</text:p>
          </table:table-cell>
          <table:table-cell table:formula="of:=[.F108]+[.F107]" office:value-type="float" office:value="4" calcext:value-type="float">
            <text:p>4</text:p>
          </table:table-cell>
          <table:table-cell table:formula="of:=[.G108]" office:value-type="float" office:value="72" calcext:value-type="float">
            <text:p>72</text:p>
          </table:table-cell>
          <table:table-cell table:formula="of:=[.H108]+[.H107]" office:value-type="float" office:value="38" calcext:value-type="float">
            <text:p>38</text:p>
          </table:table-cell>
          <table:table-cell table:formula="of:=[.I108]" office:value-type="float" office:value="1004" calcext:value-type="float">
            <text:p>1004</text:p>
          </table:table-cell>
          <table:table-cell table:formula="of:=[.J108]+[.J107]" office:value-type="float" office:value="25" calcext:value-type="float">
            <text:p>25</text:p>
          </table:table-cell>
          <table:table-cell table:formula="of:=[.K108]" office:value-type="float" office:value="792" calcext:value-type="float">
            <text:p>792</text:p>
          </table:table-cell>
          <table:table-cell table:formula="of:=[.L108]+[.L107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109];[.D109];[.F109];[.H109];[.J109];[.L109];[.N109];[.P109])/SUM([.C109];[.E109];[.G109];[.I109];[.K109];[.M109];[.O109];[.Q109]))" office:value-type="float" office:value="28.5431309904153" calcext:value-type="float">
            <text:p>28.5431309904153</text:p>
          </table:table-cell>
          <table:table-cell table:formula="of:=(SUM([.B109];[.D109];[.F109];[.H109];[.J109];[.L109];[.N109];[.P109])/SUM([.C109];[.E109];[.G109];[.I109];[.K109];[.M109];[.O109];[.Q109]))*100" office:value-type="float" office:value="3.50346989030669" calcext:value-type="float">
            <text:p>3.50346989030669</text:p>
          </table:table-cell>
          <table:table-cell table:formula="of:=[.V108]+[.V107]" office:value-type="float" office:value="17" calcext:value-type="float">
            <text:p>17</text:p>
          </table:table-cell>
          <table:table-cell table:formula="of:=[.U109]/[.V109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109];[.O109];[.M109];[.K109];[.I109];[.G109];[.E109];[.C109])" office:value-type="float" office:value="8934" calcext:value-type="float">
            <text:p>8934</text:p>
          </table:table-cell>
          <table:table-cell table:formula="of:=1/(SUM([.B109];[.D109];[.F109];[.H109];[.J109];[.L109];[.N109];[.P109])/SUM([.C109];[.E109];[.G109];[.I109];[.K109];[.M109];[.O109];[.Q109])+([.AB109]/100))" office:value-type="float" office:value="25.7417171786437" calcext:value-type="float">
            <text:p>25.7417171786437</text:p>
          </table:table-cell>
          <table:table-cell table:formula="of:=1/(SUM([.B109];[.D109];[.F109];[.H109];[.J109];[.L109];[.N109];[.P109])/SUM([.C109];[.E109];[.G109];[.I109];[.K109];[.M109];[.O109];[.Q109])-([.AB109]/100))" office:value-type="float" office:value="32.0287484257641" calcext:value-type="float">
            <text:p>32.0287484257641</text:p>
          </table:table-cell>
          <table:table-cell table:formula="of:=1.96*SQRT((([.U109]/100)*(1-([.U109]/100)))/[.Y109])*100" office:value-type="float" office:value="0.381274833831755" calcext:value-type="float">
            <text:p>0.381274833831755</text:p>
          </table:table-cell>
          <table:table-cell table:style-name="Default" table:formula="of:=[.AB109]/[.U109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0];[.D110];[.F110];[.H110];[.J110];[.L110];[.N110];[.P110])/SUM([.C110];[.E110];[.G110];[.I110];[.K110];[.M110];[.O110];[.Q110]))" office:value-type="float" office:value="144.096774193548" calcext:value-type="float">
            <text:p>144.096774193548</text:p>
          </table:table-cell>
          <table:table-cell table:formula="of:=(SUM([.B110];[.D110];[.F110];[.H110];[.J110];[.L110];[.N110];[.P110])/SUM([.C110];[.E110];[.G110];[.I110];[.K110];[.M110];[.O110];[.Q110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110]/[.V110]" office:value-type="float" office:value="0.173494515334677" calcext:value-type="float">
            <text:p>0.173494515334677</text:p>
          </table:table-cell>
          <table:table-cell office:value-type="string" calcext:value-type="string">
            <text:p>Alt art V</text:p>
          </table:table-cell>
          <table:table-cell table:style-name="Default" table:formula="of:=SUM([.Q110];[.O110];[.M110];[.K110];[.I110];[.G110];[.E110];[.C110])" office:value-type="float" office:value="8934" calcext:value-type="float">
            <text:p>8934</text:p>
          </table:table-cell>
          <table:table-cell table:formula="of:=1/(SUM([.B110];[.D110];[.F110];[.H110];[.J110];[.L110];[.N110];[.P110])/SUM([.C110];[.E110];[.G110];[.I110];[.K110];[.M110];[.O110];[.Q110])+([.AB110]/100))" office:value-type="float" office:value="115.457068778407" calcext:value-type="float">
            <text:p>115.457068778407</text:p>
          </table:table-cell>
          <table:table-cell table:formula="of:=1/(SUM([.B110];[.D110];[.F110];[.H110];[.J110];[.L110];[.N110];[.P110])/SUM([.C110];[.E110];[.G110];[.I110];[.K110];[.M110];[.O110];[.Q110])-([.AB110]/100))" office:value-type="float" office:value="191.632071331144" calcext:value-type="float">
            <text:p>191.632071331144</text:p>
          </table:table-cell>
          <table:table-cell table:formula="of:=1.96*SQRT((([.U110]/100)*(1-([.U110]/100)))/[.Y110])*100" office:value-type="float" office:value="0.172144741345009" calcext:value-type="float">
            <text:p>0.172144741345009</text:p>
          </table:table-cell>
          <table:table-cell table:style-name="Default" table:formula="of:=[.AB110]/[.U110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1];[.D111];[.F111];[.H111];[.J111];[.L111];[.N111];[.P111])/SUM([.C111];[.E111];[.G111];[.I111];[.K111];[.M111];[.O111];[.Q111]))" office:value-type="float" office:value="68.1984732824428" calcext:value-type="float">
            <text:p>68.1984732824428</text:p>
          </table:table-cell>
          <table:table-cell table:formula="of:=(SUM([.B111];[.D111];[.F111];[.H111];[.J111];[.L111];[.N111];[.P111])/SUM([.C111];[.E111];[.G111];[.I111];[.K111];[.M111];[.O111];[.Q111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111]/[.V111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111];[.O111];[.M111];[.K111];[.I111];[.G111];[.E111];[.C111])" office:value-type="float" office:value="8934" calcext:value-type="float">
            <text:p>8934</text:p>
          </table:table-cell>
          <table:table-cell table:formula="of:=1/(SUM([.B111];[.D111];[.F111];[.H111];[.J111];[.L111];[.N111];[.P111])/SUM([.C111];[.E111];[.G111];[.I111];[.K111];[.M111];[.O111];[.Q111])+([.AB111]/100))" office:value-type="float" office:value="58.2899977957165" calcext:value-type="float">
            <text:p>58.2899977957165</text:p>
          </table:table-cell>
          <table:table-cell table:formula="of:=1/(SUM([.B111];[.D111];[.F111];[.H111];[.J111];[.L111];[.N111];[.P111])/SUM([.C111];[.E111];[.G111];[.I111];[.K111];[.M111];[.O111];[.Q111])-([.AB111]/100))" office:value-type="float" office:value="82.1654356371116" calcext:value-type="float">
            <text:p>82.1654356371116</text:p>
          </table:table-cell>
          <table:table-cell table:formula="of:=1.96*SQRT((([.U111]/100)*(1-([.U111]/100)))/[.Y111])*100" office:value-type="float" office:value="0.249251710816406" calcext:value-type="float">
            <text:p>0.249251710816406</text:p>
          </table:table-cell>
          <table:table-cell table:style-name="Default" table:formula="of:=[.AB111]/[.U111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2];[.D112];[.F112];[.H112];[.J112];[.L112];[.N112];[.P112])/SUM([.C112];[.E112];[.G112];[.I112];[.K112];[.M112];[.O112];[.Q112]))" office:value-type="float" office:value="133.34328358209" calcext:value-type="float">
            <text:p>133.34328358209</text:p>
          </table:table-cell>
          <table:table-cell table:formula="of:=(SUM([.B112];[.D112];[.F112];[.H112];[.J112];[.L112];[.N112];[.P112])/SUM([.C112];[.E112];[.G112];[.I112];[.K112];[.M112];[.O112];[.Q112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112]/[.V112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112];[.O112];[.M112];[.K112];[.I112];[.G112];[.E112];[.C112])" office:value-type="float" office:value="8934" calcext:value-type="float">
            <text:p>8934</text:p>
          </table:table-cell>
          <table:table-cell table:formula="of:=1/(SUM([.B112];[.D112];[.F112];[.H112];[.J112];[.L112];[.N112];[.P112])/SUM([.C112];[.E112];[.G112];[.I112];[.K112];[.M112];[.O112];[.Q112])+([.AB112]/100))" office:value-type="float" office:value="107.660578760542" calcext:value-type="float">
            <text:p>107.660578760542</text:p>
          </table:table-cell>
          <table:table-cell table:formula="of:=1/(SUM([.B112];[.D112];[.F112];[.H112];[.J112];[.L112];[.N112];[.P112])/SUM([.C112];[.E112];[.G112];[.I112];[.K112];[.M112];[.O112];[.Q112])-([.AB112]/100))" office:value-type="float" office:value="175.118167799302" calcext:value-type="float">
            <text:p>175.118167799302</text:p>
          </table:table-cell>
          <table:table-cell table:formula="of:=1.96*SQRT((([.U112]/100)*(1-([.U112]/100)))/[.Y112])*100" office:value-type="float" office:value="0.178901056267248" calcext:value-type="float">
            <text:p>0.178901056267248</text:p>
          </table:table-cell>
          <table:table-cell table:style-name="Default" table:formula="of:=[.AB112]/[.U112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3];[.D113];[.F113];[.H113];[.J113];[.L113];[.N113];[.P113])/SUM([.C113];[.E113];[.G113];[.I113];[.K113];[.M113];[.O113];[.Q113]))" office:value-type="float" office:value="6.98514464425332" calcext:value-type="float">
            <text:p>6.98514464425332</text:p>
          </table:table-cell>
          <table:table-cell table:formula="of:=(SUM([.B113];[.D113];[.F113];[.H113];[.J113];[.L113];[.N113];[.P113])/SUM([.C113];[.E113];[.G113];[.I113];[.K113];[.M113];[.O113];[.Q113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113]/[.V113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113];[.O113];[.M113];[.K113];[.I113];[.G113];[.E113];[.C113])" office:value-type="float" office:value="8934" calcext:value-type="float">
            <text:p>8934</text:p>
          </table:table-cell>
          <table:table-cell table:formula="of:=1/(SUM([.B113];[.D113];[.F113];[.H113];[.J113];[.L113];[.N113];[.P113])/SUM([.C113];[.E113];[.G113];[.I113];[.K113];[.M113];[.O113];[.Q113])+([.AB113]/100))" office:value-type="float" office:value="6.64789272835339" calcext:value-type="float">
            <text:p>6.64789272835339</text:p>
          </table:table-cell>
          <table:table-cell table:formula="of:=1/(SUM([.B113];[.D113];[.F113];[.H113];[.J113];[.L113];[.N113];[.P113])/SUM([.C113];[.E113];[.G113];[.I113];[.K113];[.M113];[.O113];[.Q113])-([.AB113]/100))" office:value-type="float" office:value="7.35844324959681" calcext:value-type="float">
            <text:p>7.35844324959681</text:p>
          </table:table-cell>
          <table:table-cell table:formula="of:=1.96*SQRT((([.U113]/100)*(1-([.U113]/100)))/[.Y113])*100" office:value-type="float" office:value="0.72626483890158" calcext:value-type="float">
            <text:p>0.72626483890158</text:p>
          </table:table-cell>
          <table:table-cell table:style-name="Default" table:formula="of:=[.AB113]/[.U113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4];[.D114];[.F114];[.H114];[.J114];[.L114];[.N114];[.P114])/SUM([.C114];[.E114];[.G114];[.I114];[.K114];[.M114];[.O114];[.Q114]))" office:value-type="float" office:value="81.9633027522936" calcext:value-type="float">
            <text:p>81.9633027522936</text:p>
          </table:table-cell>
          <table:table-cell table:formula="of:=(SUM([.B114];[.D114];[.F114];[.H114];[.J114];[.L114];[.N114];[.P114])/SUM([.C114];[.E114];[.G114];[.I114];[.K114];[.M114];[.O114];[.Q114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114]/[.V114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114];[.O114];[.M114];[.K114];[.I114];[.G114];[.E114];[.C114])" office:value-type="float" office:value="8934" calcext:value-type="float">
            <text:p>8934</text:p>
          </table:table-cell>
          <table:table-cell table:formula="of:=1/(SUM([.B114];[.D114];[.F114];[.H114];[.J114];[.L114];[.N114];[.P114])/SUM([.C114];[.E114];[.G114];[.I114];[.K114];[.M114];[.O114];[.Q114])+([.AB114]/100))" office:value-type="float" office:value="69.0749407357037" calcext:value-type="float">
            <text:p>69.0749407357037</text:p>
          </table:table-cell>
          <table:table-cell table:formula="of:=1/(SUM([.B114];[.D114];[.F114];[.H114];[.J114];[.L114];[.N114];[.P114])/SUM([.C114];[.E114];[.G114];[.I114];[.K114];[.M114];[.O114];[.Q114])-([.AB114]/100))" office:value-type="float" office:value="100.764460289005" calcext:value-type="float">
            <text:p>100.764460289005</text:p>
          </table:table-cell>
          <table:table-cell table:formula="of:=1.96*SQRT((([.U114]/100)*(1-([.U114]/100)))/[.Y114])*100" office:value-type="float" office:value="0.227644810909221" calcext:value-type="float">
            <text:p>0.227644810909221</text:p>
          </table:table-cell>
          <table:table-cell table:style-name="Default" table:formula="of:=[.AB114]/[.U114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115];[.D115];[.F115];[.H115];[.J115];[.L115];[.N115];[.P115])/SUM([.C115];[.E115];[.G115];[.I115];[.K115];[.M115];[.O115];[.Q115]))" office:value-type="float" office:value="58.3921568627451" calcext:value-type="float">
            <text:p>58.3921568627451</text:p>
          </table:table-cell>
          <table:table-cell table:formula="of:=(SUM([.B115];[.D115];[.F115];[.H115];[.J115];[.L115];[.N115];[.P115])/SUM([.C115];[.E115];[.G115];[.I115];[.K115];[.M115];[.O115];[.Q115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115]/[.V115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115];[.O115];[.M115];[.K115];[.I115];[.G115];[.E115];[.C115])" office:value-type="float" office:value="8934" calcext:value-type="float">
            <text:p>8934</text:p>
          </table:table-cell>
          <table:table-cell table:formula="of:=1/(SUM([.B115];[.D115];[.F115];[.H115];[.J115];[.L115];[.N115];[.P115])/SUM([.C115];[.E115];[.G115];[.I115];[.K115];[.M115];[.O115];[.Q115])+([.AB115]/100))" office:value-type="float" office:value="50.4644920958925" calcext:value-type="float">
            <text:p>50.4644920958925</text:p>
          </table:table-cell>
          <table:table-cell table:formula="of:=1/(SUM([.B115];[.D115];[.F115];[.H115];[.J115];[.L115];[.N115];[.P115])/SUM([.C115];[.E115];[.G115];[.I115];[.K115];[.M115];[.O115];[.Q115])-([.AB115]/100))" office:value-type="float" office:value="69.274807819303" calcext:value-type="float">
            <text:p>69.274807819303</text:p>
          </table:table-cell>
          <table:table-cell table:formula="of:=1.96*SQRT((([.U115]/100)*(1-([.U115]/100)))/[.Y115])*100" office:value-type="float" office:value="0.269032565529049" calcext:value-type="float">
            <text:p>0.269032565529049</text:p>
          </table:table-cell>
          <table:table-cell table:style-name="Default" table:formula="of:=[.AB115]/[.U115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116];[.D116];[.F116];[.H116];[.J116];[.L116];[.N116];[.P116])/SUM([.C116];[.E116];[.G116];[.I116];[.K116];[.M116];[.O116];[.Q116]))" office:value-type="float" office:value="17.5038759689922" calcext:value-type="float">
            <text:p>17.5038759689922</text:p>
          </table:table-cell>
          <table:table-cell table:formula="of:=(SUM([.B116];[.D116];[.F116];[.H116];[.J116];[.L116];[.N116];[.P116])/SUM([.C116];[.E116];[.G116];[.I116];[.K116];[.M116];[.O116];[.Q116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116]/[.V116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16];[.O116];[.M116];[.K116];[.I116];[.G116];[.E116];[.C116])" office:value-type="float" office:value="6774" calcext:value-type="float">
            <text:p>6774</text:p>
          </table:table-cell>
          <table:table-cell table:formula="of:=1/(SUM([.B116];[.D116];[.F116];[.H116];[.J116];[.L116];[.N116];[.P116])/SUM([.C116];[.E116];[.G116];[.I116];[.K116];[.M116];[.O116];[.Q116])+([.AB116]/100))" office:value-type="float" office:value="15.9598478748223" calcext:value-type="float">
            <text:p>15.9598478748223</text:p>
          </table:table-cell>
          <table:table-cell table:formula="of:=1/(SUM([.B116];[.D116];[.F116];[.H116];[.J116];[.L116];[.N116];[.P116])/SUM([.C116];[.E116];[.G116];[.I116];[.K116];[.M116];[.O116];[.Q116])-([.AB116]/100))" office:value-type="float" office:value="19.3786549731848" calcext:value-type="float">
            <text:p>19.3786549731848</text:p>
          </table:table-cell>
          <table:table-cell table:formula="of:=1.96*SQRT((([.U116]/100)*(1-([.U116]/100)))/[.Y116])*100" office:value-type="float" office:value="0.55270351109458" calcext:value-type="float">
            <text:p>0.55270351109458</text:p>
          </table:table-cell>
          <table:table-cell table:style-name="Default" table:formula="of:=[.AB116]/[.U116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7];[.D117];[.F117];[.H117];[.J117];[.L117];[.N117];[.P117])/SUM([.C117];[.E117];[.G117];[.I117];[.K117];[.M117];[.O117];[.Q117]))" office:value-type="float" office:value="112.867924528302" calcext:value-type="float">
            <text:p>112.867924528302</text:p>
          </table:table-cell>
          <table:table-cell table:formula="of:=(SUM([.B117];[.D117];[.F117];[.H117];[.J117];[.L117];[.N117];[.P117])/SUM([.C117];[.E117];[.G117];[.I117];[.K117];[.M117];[.O117];[.Q117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117]/[.V117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117];[.O117];[.M117];[.K117];[.I117];[.G117];[.E117];[.C117])" office:value-type="float" office:value="5982" calcext:value-type="float">
            <text:p>5982</text:p>
          </table:table-cell>
          <table:table-cell table:formula="of:=1/(SUM([.B117];[.D117];[.F117];[.H117];[.J117];[.L117];[.N117];[.P117])/SUM([.C117];[.E117];[.G117];[.I117];[.K117];[.M117];[.O117];[.Q117])+([.AB117]/100))" office:value-type="float" office:value="89.0103553314662" calcext:value-type="float">
            <text:p>89.0103553314662</text:p>
          </table:table-cell>
          <table:table-cell table:formula="of:=1/(SUM([.B117];[.D117];[.F117];[.H117];[.J117];[.L117];[.N117];[.P117])/SUM([.C117];[.E117];[.G117];[.I117];[.K117];[.M117];[.O117];[.Q117])-([.AB117]/100))" office:value-type="float" office:value="154.19776595631" calcext:value-type="float">
            <text:p>154.19776595631</text:p>
          </table:table-cell>
          <table:table-cell table:formula="of:=1.96*SQRT((([.U117]/100)*(1-([.U117]/100)))/[.Y117])*100" office:value-type="float" office:value="0.237473480944088" calcext:value-type="float">
            <text:p>0.237473480944088</text:p>
          </table:table-cell>
          <table:table-cell table:style-name="Default" table:formula="of:=[.AB117]/[.U117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8];[.D118];[.F118];[.H118];[.J118];[.L118];[.N118];[.P118])/SUM([.C118];[.E118];[.G118];[.I118];[.K118];[.M118];[.O118];[.Q118]))" office:value-type="float" office:value="186.9375" calcext:value-type="float">
            <text:p>186.9375</text:p>
          </table:table-cell>
          <table:table-cell table:formula="of:=(SUM([.B118];[.D118];[.F118];[.H118];[.J118];[.L118];[.N118];[.P118])/SUM([.C118];[.E118];[.G118];[.I118];[.K118];[.M118];[.O118];[.Q118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118]/[.V118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118];[.O118];[.M118];[.K118];[.I118];[.G118];[.E118];[.C118])" office:value-type="float" office:value="5982" calcext:value-type="float">
            <text:p>5982</text:p>
          </table:table-cell>
          <table:table-cell table:formula="of:=1/(SUM([.B118];[.D118];[.F118];[.H118];[.J118];[.L118];[.N118];[.P118])/SUM([.C118];[.E118];[.G118];[.I118];[.K118];[.M118];[.O118];[.Q118])+([.AB118]/100))" office:value-type="float" office:value="138.92972841429" calcext:value-type="float">
            <text:p>138.92972841429</text:p>
          </table:table-cell>
          <table:table-cell table:formula="of:=1/(SUM([.B118];[.D118];[.F118];[.H118];[.J118];[.L118];[.N118];[.P118])/SUM([.C118];[.E118];[.G118];[.I118];[.K118];[.M118];[.O118];[.Q118])-([.AB118]/100))" office:value-type="float" office:value="285.642511570789" calcext:value-type="float">
            <text:p>285.642511570789</text:p>
          </table:table-cell>
          <table:table-cell table:formula="of:=1.96*SQRT((([.U118]/100)*(1-([.U118]/100)))/[.Y118])*100" office:value-type="float" office:value="0.184850202358155" calcext:value-type="float">
            <text:p>0.184850202358155</text:p>
          </table:table-cell>
          <table:table-cell table:style-name="Default" table:formula="of:=[.AB118]/[.U118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19];[.D119];[.F119];[.H119];[.J119];[.L119];[.N119];[.P119])/SUM([.C119];[.E119];[.G119];[.I119];[.K119];[.M119];[.O119];[.Q119]))" office:value-type="float" office:value="181.272727272727" calcext:value-type="float">
            <text:p>181.272727272727</text:p>
          </table:table-cell>
          <table:table-cell table:formula="of:=(SUM([.B119];[.D119];[.F119];[.H119];[.J119];[.L119];[.N119];[.P119])/SUM([.C119];[.E119];[.G119];[.I119];[.K119];[.M119];[.O119];[.Q119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119]/[.V119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119];[.O119];[.M119];[.K119];[.I119];[.G119];[.E119];[.C119])" office:value-type="float" office:value="5982" calcext:value-type="float">
            <text:p>5982</text:p>
          </table:table-cell>
          <table:table-cell table:formula="of:=1/(SUM([.B119];[.D119];[.F119];[.H119];[.J119];[.L119];[.N119];[.P119])/SUM([.C119];[.E119];[.G119];[.I119];[.K119];[.M119];[.O119];[.Q119])+([.AB119]/100))" office:value-type="float" office:value="135.252940878291" calcext:value-type="float">
            <text:p>135.252940878291</text:p>
          </table:table-cell>
          <table:table-cell table:formula="of:=1/(SUM([.B119];[.D119];[.F119];[.H119];[.J119];[.L119];[.N119];[.P119])/SUM([.C119];[.E119];[.G119];[.I119];[.K119];[.M119];[.O119];[.Q119])-([.AB119]/100))" office:value-type="float" office:value="274.759640701718" calcext:value-type="float">
            <text:p>274.759640701718</text:p>
          </table:table-cell>
          <table:table-cell table:formula="of:=1.96*SQRT((([.U119]/100)*(1-([.U119]/100)))/[.Y119])*100" office:value-type="float" office:value="0.187700492743656" calcext:value-type="float">
            <text:p>0.187700492743656</text:p>
          </table:table-cell>
          <table:table-cell table:style-name="Default" table:formula="of:=[.AB119]/[.U119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118]+[.B119]" office:value-type="float" office:value="43" calcext:value-type="float">
            <text:p>43</text:p>
          </table:table-cell>
          <table:table-cell table:formula="of:=[.C118]" office:value-type="float" office:value="4824" calcext:value-type="float">
            <text:p>4824</text:p>
          </table:table-cell>
          <table:table-cell table:formula="of:=[.D118]+[.D119]" office:value-type="float" office:value="1" calcext:value-type="float">
            <text:p>1</text:p>
          </table:table-cell>
          <table:table-cell table:formula="of:=[.E118]" office:value-type="float" office:value="82" calcext:value-type="float">
            <text:p>82</text:p>
          </table:table-cell>
          <table:table-cell table:formula="of:=[.F118]+[.F119]" office:value-type="float" office:value="2" calcext:value-type="float">
            <text:p>2</text:p>
          </table:table-cell>
          <table:table-cell table:formula="of:=[.G118]" office:value-type="float" office:value="72" calcext:value-type="float">
            <text:p>72</text:p>
          </table:table-cell>
          <table:table-cell table:formula="of:=[.H118]+[.H119]" office:value-type="float" office:value="19" calcext:value-type="float">
            <text:p>19</text:p>
          </table:table-cell>
          <table:table-cell table:formula="of:=[.I118]" office:value-type="float" office:value="1004" calcext:value-type="float">
            <text:p>1004</text:p>
          </table:table-cell>
          <table:table-cell table:formula="of:=[.J118]+[.J119]" office:value-type="float" office:value="0" calcext:value-type="float">
            <text:p>0</text:p>
          </table:table-cell>
          <table:table-cell table:formula="of:=[.K118]" office:value-type="float" office:value="0" calcext:value-type="float">
            <text:p>0</text:p>
          </table:table-cell>
          <table:table-cell table:formula="of:=[.L118]+[.L119]" office:value-type="float" office:value="0" calcext:value-type="float">
            <text:p>0</text:p>
          </table:table-cell>
          <table:table-cell table:formula="of:=[.M118]" office:value-type="float" office:value="0" calcext:value-type="float">
            <text:p>0</text:p>
          </table:table-cell>
          <table:table-cell table:formula="of:=[.N118]+[.N119]" office:value-type="float" office:value="0" calcext:value-type="float">
            <text:p>0</text:p>
          </table:table-cell>
          <table:table-cell table:formula="of:=[.O118]" office:value-type="float" office:value="0" calcext:value-type="float">
            <text:p>0</text:p>
          </table:table-cell>
          <table:table-cell table:formula="of:=[.P118]+[.P119]" office:value-type="float" office:value="0" calcext:value-type="float">
            <text:p>0</text:p>
          </table:table-cell>
          <table:table-cell table:formula="of:=[.Q118]+[.Q119]" office:value-type="float" office:value="0" calcext:value-type="float">
            <text:p>0</text:p>
          </table:table-cell>
          <table:table-cell table:number-columns-repeated="2"/>
          <table:table-cell table:formula="of:=1/(SUM([.B120];[.D120];[.F120];[.H120];[.J120];[.L120];[.N120];[.P120])/SUM([.C120];[.E120];[.G120];[.I120];[.K120];[.M120];[.O120];[.Q120]))" office:value-type="float" office:value="92.0307692307692" calcext:value-type="float">
            <text:p>92.0307692307692</text:p>
          </table:table-cell>
          <table:table-cell table:formula="of:=(SUM([.B120];[.D120];[.F120];[.H120];[.J120];[.L120];[.N120];[.P120])/SUM([.C120];[.E120];[.G120];[.I120];[.K120];[.M120];[.O120];[.Q120]))*100" office:value-type="float" office:value="1.08659311267135" calcext:value-type="float">
            <text:p>1.08659311267135</text:p>
          </table:table-cell>
          <table:table-cell table:formula="of:=[.V119]+[.V118]" office:value-type="float" office:value="10" calcext:value-type="float">
            <text:p>10</text:p>
          </table:table-cell>
          <table:table-cell table:formula="of:=[.U120]/[.V120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120];[.O120];[.M120];[.K120];[.I120];[.G120];[.E120];[.C120])" office:value-type="float" office:value="5982" calcext:value-type="float">
            <text:p>5982</text:p>
          </table:table-cell>
          <table:table-cell table:formula="of:=1/(SUM([.B120];[.D120];[.F120];[.H120];[.J120];[.L120];[.N120];[.P120])/SUM([.C120];[.E120];[.G120];[.I120];[.K120];[.M120];[.O120];[.Q120])+([.AB120]/100))" office:value-type="float" office:value="74.1117564409055" calcext:value-type="float">
            <text:p>74.1117564409055</text:p>
          </table:table-cell>
          <table:table-cell table:formula="of:=1/(SUM([.B120];[.D120];[.F120];[.H120];[.J120];[.L120];[.N120];[.P120])/SUM([.C120];[.E120];[.G120];[.I120];[.K120];[.M120];[.O120];[.Q120])-([.AB120]/100))" office:value-type="float" office:value="121.377984258177" calcext:value-type="float">
            <text:p>121.377984258177</text:p>
          </table:table-cell>
          <table:table-cell table:formula="of:=1.96*SQRT((([.U120]/100)*(1-([.U120]/100)))/[.Y120])*100" office:value-type="float" office:value="0.262720475379112" calcext:value-type="float">
            <text:p>0.262720475379112</text:p>
          </table:table-cell>
          <table:table-cell table:style-name="Default" table:formula="of:=[.AB120]/[.U120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21];[.D121];[.F121];[.H121];[.J121];[.L121];[.N121];[.P121])/SUM([.C121];[.E121];[.G121];[.I121];[.K121];[.M121];[.O121];[.Q121]))" office:value-type="float" office:value="221.555555555556" calcext:value-type="float">
            <text:p>221.555555555556</text:p>
          </table:table-cell>
          <table:table-cell table:formula="of:=(SUM([.B121];[.D121];[.F121];[.H121];[.J121];[.L121];[.N121];[.P121])/SUM([.C121];[.E121];[.G121];[.I121];[.K121];[.M121];[.O121];[.Q121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21]/[.V121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21];[.O121];[.M121];[.K121];[.I121];[.G121];[.E121];[.C121])" office:value-type="float" office:value="5982" calcext:value-type="float">
            <text:p>5982</text:p>
          </table:table-cell>
          <table:table-cell table:formula="of:=1/(SUM([.B121];[.D121];[.F121];[.H121];[.J121];[.L121];[.N121];[.P121])/SUM([.C121];[.E121];[.G121];[.I121];[.K121];[.M121];[.O121];[.Q121])+([.AB121]/100))" office:value-type="float" office:value="160.973271975509" calcext:value-type="float">
            <text:p>160.973271975509</text:p>
          </table:table-cell>
          <table:table-cell table:formula="of:=1/(SUM([.B121];[.D121];[.F121];[.H121];[.J121];[.L121];[.N121];[.P121])/SUM([.C121];[.E121];[.G121];[.I121];[.K121];[.M121];[.O121];[.Q121])-([.AB121]/100))" office:value-type="float" office:value="355.256216440853" calcext:value-type="float">
            <text:p>355.256216440853</text:p>
          </table:table-cell>
          <table:table-cell table:formula="of:=1.96*SQRT((([.U121]/100)*(1-([.U121]/100)))/[.Y121])*100" office:value-type="float" office:value="0.169867080757062" calcext:value-type="float">
            <text:p>0.169867080757062</text:p>
          </table:table-cell>
          <table:table-cell table:style-name="Default" table:formula="of:=[.AB121]/[.U121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106];[.U109:.U115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26];[.D126];[.F126];[.H126])/SUM([.C126];[.E126];[.G126];[.I126]))" office:value-type="string" office:string-value="" calcext:value-type="error">
            <text:p>#DIV/0!</text:p>
          </table:table-cell>
          <table:table-cell table:formula="of:=(SUM([.B126];[.D126];[.F126];[.H126])/SUM([.C126];[.E126];[.G126];[.I126]))" office:value-type="string" office:string-value="" calcext:value-type="error">
            <text:p>#DIV/0!</text:p>
          </table:table-cell>
          <table:table-cell/>
          <table:table-cell table:formula="of:=[.K126]/[.L126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7];[.D127];[.F127];[.H127])/SUM([.C127];[.E127];[.G127];[.I127]))" office:value-type="float" office:value="44.4" calcext:value-type="float">
            <text:p>44.4</text:p>
          </table:table-cell>
          <table:table-cell table:formula="of:=(SUM([.B127];[.D127];[.F127];[.H127])/SUM([.C127];[.E127];[.G127];[.I127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27]/[.L127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28];[.D128];[.F128];[.H128])/SUM([.C128];[.E128];[.G128];[.I128]))" office:value-type="float" office:value="63.4285714285714" calcext:value-type="float">
            <text:p>63.4285714285714</text:p>
          </table:table-cell>
          <table:table-cell table:formula="of:=(SUM([.B128];[.D128];[.F128];[.H128])/SUM([.C128];[.E128];[.G128];[.I128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28]/[.L128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29];[.D129];[.F129];[.H129])/SUM([.C129];[.E129];[.G129];[.I129]))" office:value-type="float" office:value="136.8" calcext:value-type="float">
            <text:p>136.8</text:p>
          </table:table-cell>
          <table:table-cell table:formula="of:=(SUM([.B129];[.D129];[.F129];[.H129])/SUM([.C129];[.E129];[.G129];[.I129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29]/[.L129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0];[.D130];[.F130];[.H130])/SUM([.C130];[.E130];[.G130];[.I130]))" office:value-type="float" office:value="97.7142857142857" calcext:value-type="float">
            <text:p>97.7142857142857</text:p>
          </table:table-cell>
          <table:table-cell table:formula="of:=(SUM([.B130];[.D130];[.F130];[.H130])/SUM([.C130];[.E130];[.G130];[.I130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30]/[.L130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1];[.D131];[.F131];[.H131])/SUM([.C131];[.E131];[.G131];[.I131]))" office:value-type="float" office:value="120.705882352941" calcext:value-type="float">
            <text:p>120.705882352941</text:p>
          </table:table-cell>
          <table:table-cell table:formula="of:=(SUM([.B131];[.D131];[.F131];[.H131])/SUM([.C131];[.E131];[.G131];[.I131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31]/[.L131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2];[.D132];[.F132];[.H132])/SUM([.C132];[.E132];[.G132];[.I132]))" office:value-type="float" office:value="7.6" calcext:value-type="float">
            <text:p>7.6</text:p>
          </table:table-cell>
          <table:table-cell table:formula="of:=(SUM([.B132];[.D132];[.F132];[.H132])/SUM([.C132];[.E132];[.G132];[.I132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32]/[.L132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3];[.D133];[.F133];[.H133])/SUM([.C133];[.E133];[.G133];[.I133]))" office:value-type="float" office:value="128.25" calcext:value-type="float">
            <text:p>128.25</text:p>
          </table:table-cell>
          <table:table-cell table:formula="of:=(SUM([.B133];[.D133];[.F133];[.H133])/SUM([.C133];[.E133];[.G133];[.I133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33]/[.L133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34];[.D134];[.F134];[.H134])/SUM([.C134];[.E134];[.G134];[.I134]))" office:value-type="float" office:value="64.125" calcext:value-type="float">
            <text:p>64.125</text:p>
          </table:table-cell>
          <table:table-cell table:formula="of:=(SUM([.B134];[.D134];[.F134];[.H134])/SUM([.C134];[.E134];[.G134];[.I134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34]/[.L134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5];[.D135];[.F135];[.H135])/SUM([.C135];[.E135];[.G135];[.I135]))" office:value-type="float" office:value="11.787610619469" calcext:value-type="float">
            <text:p>11.787610619469</text:p>
          </table:table-cell>
          <table:table-cell table:formula="of:=(SUM([.B135];[.D135];[.F135];[.H135])/SUM([.C135];[.E135];[.G135];[.I135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35]/[.L135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6];[.D136];[.F136];[.H136])/SUM([.C136];[.E136];[.G136];[.I136]))" office:value-type="float" office:value="102.461538461538" calcext:value-type="float">
            <text:p>102.461538461538</text:p>
          </table:table-cell>
          <table:table-cell table:formula="of:=(SUM([.B136];[.D136];[.F136];[.H136])/SUM([.C136];[.E136];[.G136];[.I136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36]/[.L136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7];[.D137];[.F137];[.H137])/SUM([.C137];[.E137];[.G137];[.I137]))" office:value-type="float" office:value="102.461538461538" calcext:value-type="float">
            <text:p>102.461538461538</text:p>
          </table:table-cell>
          <table:table-cell table:formula="of:=(SUM([.B137];[.D137];[.F137];[.H137])/SUM([.C137];[.E137];[.G137];[.I137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37]/[.L137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8];[.D138];[.F138];[.H138])/SUM([.C138];[.E138];[.G138];[.I138]))" office:value-type="float" office:value="133.2" calcext:value-type="float">
            <text:p>133.2</text:p>
          </table:table-cell>
          <table:table-cell table:formula="of:=(SUM([.B138];[.D138];[.F138];[.H138])/SUM([.C138];[.E138];[.G138];[.I138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38]/[.L138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39];[.D139];[.F139];[.H139])/SUM([.C139];[.E139];[.G139];[.I139]))" office:value-type="float" office:value="102.461538461538" calcext:value-type="float">
            <text:p>102.461538461538</text:p>
          </table:table-cell>
          <table:table-cell table:formula="of:=(SUM([.B139];[.D139];[.F139];[.H139])/SUM([.C139];[.E139];[.G139];[.I139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39]/[.L139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26:.K134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3];[.D143];[.F143];[.H143];[.J143];[.L143])/SUM([.C143];[.E143];[.G143];[.I143];[.K143];[.M143]))" office:value-type="float" office:value="5.46206825602815" calcext:value-type="float">
            <text:p>5.46206825602815</text:p>
          </table:table-cell>
          <table:table-cell table:formula="of:=(SUM([.B143];[.D143];[.F143];[.H143];[.J143];[.L142])/SUM([.C143];[.E143];[.G143];[.I143];[.K143];[.M142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43]/[.P143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44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4];[.D144];[.F144];[.H144];[.J144];[.L144])/SUM([.C144];[.E144];[.G144];[.I144];[.K144];[.M144]))" office:value-type="float" office:value="61.4156590851442" calcext:value-type="float">
            <text:p>61.4156590851442</text:p>
          </table:table-cell>
          <table:table-cell table:formula="of:=(SUM([.B144];[.D144];[.F144];[.H144];[.J144];[.L143])/SUM([.C144];[.E144];[.G144];[.I144];[.K144];[.M143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44]/[.P144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44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5];[.D145];[.F145];[.H145];[.J145];[.L145])/SUM([.C145];[.E145];[.G145];[.I145];[.K145];[.M145]))" office:value-type="float" office:value="69.2623574144487" calcext:value-type="float">
            <text:p>69.2623574144487</text:p>
          </table:table-cell>
          <table:table-cell table:formula="of:=(SUM([.B145];[.D145];[.F145];[.H145];[.J145];[.L144])/SUM([.C145];[.E145];[.G145];[.I145];[.K145];[.M144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45]/[.P145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44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6];[.D146];[.F146];[.H146];[.J146];[.L146])/SUM([.C146];[.E146];[.G146];[.I146];[.K146];[.M146]))" office:value-type="float" office:value="131.105835472106" calcext:value-type="float">
            <text:p>131.105835472106</text:p>
          </table:table-cell>
          <table:table-cell table:formula="of:=(SUM([.B146];[.D146];[.F146];[.H146];[.J146];[.L145])/SUM([.C146];[.E146];[.G146];[.I146];[.K146];[.M145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46]/[.P146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44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7];[.D147];[.F147];[.H147];[.J147];[.L147])/SUM([.C147];[.E147];[.G147];[.I147];[.K147];[.M147]))" office:value-type="float" office:value="124.058410293911" calcext:value-type="float">
            <text:p>124.058410293911</text:p>
          </table:table-cell>
          <table:table-cell table:formula="of:=(SUM([.B147];[.D147];[.F147];[.H147];[.J147];[.L146])/SUM([.C147];[.E147];[.G147];[.I147];[.K147];[.M146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47]/[.P147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44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8];[.D148];[.F148];[.H148];[.J148];[.L148])/SUM([.C148];[.E148];[.G148];[.I148];[.K148];[.M148]))" office:value-type="float" office:value="272.436698250852" calcext:value-type="float">
            <text:p>272.436698250852</text:p>
          </table:table-cell>
          <table:table-cell table:formula="of:=(SUM([.B148];[.D148];[.F148];[.H148];[.J148];[.L147])/SUM([.C148];[.E148];[.G148];[.I148];[.K148];[.M147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48]/[.P148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44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49];[.D149];[.F149];[.H149];[.J149];[.L149])/SUM([.C149];[.E149];[.G149];[.I149];[.K149];[.M149]))" office:value-type="float" office:value="124.001016936028" calcext:value-type="float">
            <text:p>124.001016936028</text:p>
          </table:table-cell>
          <table:table-cell table:formula="of:=(SUM([.B149];[.D149];[.F149];[.H149];[.J149];[.L148])/SUM([.C149];[.E149];[.G149];[.I149];[.K149];[.M148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49]/[.P149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0];[.D150];[.F150];[.H150];[.J150];[.L150])/SUM([.C150];[.E150];[.G150];[.I150];[.K150];[.M150]))" office:value-type="float" office:value="7.92792625444076" calcext:value-type="float">
            <text:p>7.92792625444076</text:p>
          </table:table-cell>
          <table:table-cell table:formula="of:=(SUM([.B150];[.D150];[.F150];[.H150];[.J150];[.L149])/SUM([.C150];[.E150];[.G150];[.I150];[.K150];[.M149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50]/[.P150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44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51];[.D151];[.F151];[.H151];[.J151];[.L151])/SUM([.C151];[.E151];[.G151];[.I151];[.K151];[.M151]))" office:value-type="float" office:value="28.8373790022338" calcext:value-type="float">
            <text:p>28.8373790022338</text:p>
          </table:table-cell>
          <table:table-cell table:formula="of:=(SUM([.B151];[.D151];[.F151];[.H151];[.J151];[.L150])/SUM([.C151];[.E151];[.G151];[.I151];[.K151];[.M150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51]/[.P151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43:.O151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57:.B162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7:.D162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7:.F162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7:.H162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6];[.D156];[.F156];[.H156])/SUM([.C156];[.E156];[.G156];[.I156]))" office:value-type="float" office:value="6.26780824787155" calcext:value-type="float">
            <text:p>6.26780824787155</text:p>
          </table:table-cell>
          <table:table-cell table:formula="of:=((SUM(;[.B156];[.D156];[.F156];[.H156])/[.O156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56]/[.L156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6.26780824787156" calcext:value-type="float">
            <text:p>6.26780824787156</text:p>
          </table:table-cell>
          <table:table-cell table:formula="of:=1/(SUM([.B156];[.D156];[.F156];[.H156])/SUM([.C156];[.E156];[.G156];[.I156])-([.U156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56]/100)*(1-([.K156]/100)))/[.O156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34.4520710059172" calcext:value-type="float">
            <text:p>34.4520710059172</text:p>
          </table:table-cell>
          <table:table-cell table:formula="of:=((SUM(;[.B157];[.D157];[.F157];[.H157])/[.O157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34.4520710059172" calcext:value-type="float">
            <text:p>34.4520710059172</text:p>
          </table:table-cell>
          <table:table-cell table:formula="of:=1/(SUM([.B157];[.D157];[.F157];[.H157])/SUM([.C157];[.E157];[.G157];[.I157])-([.U157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57]/100)*(1-([.K157]/100)))/[.O157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36.2745808790213" calcext:value-type="float">
            <text:p>36.2745808790213</text:p>
          </table:table-cell>
          <table:table-cell table:formula="of:=((SUM(;[.B158];[.D158];[.F158];[.H158])/[.O158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36.2745808790213" calcext:value-type="float">
            <text:p>36.2745808790213</text:p>
          </table:table-cell>
          <table:table-cell table:formula="of:=1/(SUM([.B158];[.D158];[.F158];[.H158])/SUM([.C158];[.E158];[.G158];[.I158])-([.U158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58]/100)*(1-([.K158]/100)))/[.O158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37.3390337751176" calcext:value-type="float">
            <text:p>37.3390337751176</text:p>
          </table:table-cell>
          <table:table-cell table:formula="of:=((SUM(;[.B159];[.D159];[.F159];[.H159])/[.O159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37.3390337751176" calcext:value-type="float">
            <text:p>37.3390337751176</text:p>
          </table:table-cell>
          <table:table-cell table:formula="of:=1/(SUM([.B159];[.D159];[.F159];[.H159])/SUM([.C159];[.E159];[.G159];[.I159])-([.U159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59]/100)*(1-([.K159]/100)))/[.O159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0];[.D160];[.F160];[.H160])/SUM([.C160];[.E160];[.G160];[.I160]))" office:value-type="float" office:value="38.1178416373785" calcext:value-type="float">
            <text:p>38.1178416373785</text:p>
          </table:table-cell>
          <table:table-cell table:formula="of:=((SUM(;[.B160];[.D160];[.F160];[.H160])/[.O160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60]/[.L160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60];[.G160];[.E160];[.C160];)" office:value-type="float" office:value="9704" calcext:value-type="float">
            <text:p>9704</text:p>
          </table:table-cell>
          <table:table-cell table:formula="of:=1/(SUM([.B160];[.D160];[.F160];[.H160])/SUM([.C160];[.E160];[.G160];[.I160])+([.U160]/100))" office:value-type="float" office:value="38.1178416373785" calcext:value-type="float">
            <text:p>38.1178416373785</text:p>
          </table:table-cell>
          <table:table-cell table:formula="of:=1/(SUM([.B160];[.D160];[.F160];[.H160])/SUM([.C160];[.E160];[.G160];[.I160])-([.U160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60]/100)*(1-([.K160]/100)))/[.O160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1];[.D161];[.F161];[.H161])/SUM([.C161];[.E161];[.G161];[.I161]))" office:value-type="float" office:value="39.5147878268324" calcext:value-type="float">
            <text:p>39.5147878268324</text:p>
          </table:table-cell>
          <table:table-cell table:formula="of:=((SUM(;[.B161];[.D161];[.F161];[.H161])/[.O161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61]/[.L161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39.5147878268324" calcext:value-type="float">
            <text:p>39.5147878268324</text:p>
          </table:table-cell>
          <table:table-cell table:formula="of:=1/(SUM([.B161];[.D161];[.F161];[.H161])/SUM([.C161];[.E161];[.G161];[.I161])-([.U161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61]/100)*(1-([.K161]/100)))/[.O161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40.602510460251" calcext:value-type="float">
            <text:p>40.602510460251</text:p>
          </table:table-cell>
          <table:table-cell table:formula="of:=((SUM(;[.B162];[.D162];[.F162];[.H162])/[.O162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40.6025104602511" calcext:value-type="float">
            <text:p>40.6025104602511</text:p>
          </table:table-cell>
          <table:table-cell table:formula="of:=1/(SUM([.B162];[.D162];[.F162];[.H162])/SUM([.C162];[.E162];[.G162];[.I162])-([.U162]/100))" office:value-type="float" office:value="40.6025104602511" calcext:value-type="float">
            <text:p>40.6025104602511</text:p>
          </table:table-cell>
          <table:table-cell table:number-columns-repeated="2"/>
          <table:table-cell table:formula="of:=1.96*SQRT((([.K162]/100)*(1-([.K162]/100)))/[.O162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65:.B169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5:.D169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5:.F169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5:.H169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4];[.D164];[.F164];[.H164])/SUM([.C164];[.E164];[.G164];[.I164]))" office:value-type="float" office:value="9.32208404628043" calcext:value-type="float">
            <text:p>9.32208404628043</text:p>
          </table:table-cell>
          <table:table-cell table:formula="of:=((SUM(;[.B164];[.D164];[.F164];[.H164])/[.O164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64]/[.L164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9.32208404628043" calcext:value-type="float">
            <text:p>9.32208404628043</text:p>
          </table:table-cell>
          <table:table-cell table:formula="of:=1/(SUM([.B164];[.D164];[.F164];[.H164])/SUM([.C164];[.E164];[.G164];[.I164])-([.U164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64]/100)*(1-([.K164]/100)))/[.O164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46.0569541890219" calcext:value-type="float">
            <text:p>46.0569541890219</text:p>
          </table:table-cell>
          <table:table-cell table:formula="of:=((SUM(;[.B165];[.D165];[.F165];[.H165])/[.O165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46.0569541890219" calcext:value-type="float">
            <text:p>46.0569541890219</text:p>
          </table:table-cell>
          <table:table-cell table:formula="of:=1/(SUM([.B165];[.D165];[.F165];[.H165])/SUM([.C165];[.E165];[.G165];[.I165])-([.U165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65]/100)*(1-([.K165]/100)))/[.O165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45.6238757154538" calcext:value-type="float">
            <text:p>45.6238757154538</text:p>
          </table:table-cell>
          <table:table-cell table:formula="of:=((SUM(;[.B166];[.D166];[.F166];[.H166])/[.O166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45.6238757154538" calcext:value-type="float">
            <text:p>45.6238757154538</text:p>
          </table:table-cell>
          <table:table-cell table:formula="of:=1/(SUM([.B166];[.D166];[.F166];[.H166])/SUM([.C166];[.E166];[.G166];[.I166])-([.U166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66]/100)*(1-([.K166]/100)))/[.O166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47.019381443299" calcext:value-type="float">
            <text:p>47.019381443299</text:p>
          </table:table-cell>
          <table:table-cell table:formula="of:=((SUM(;[.B167];[.D167];[.F167];[.H167])/[.O167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47.019381443299" calcext:value-type="float">
            <text:p>47.019381443299</text:p>
          </table:table-cell>
          <table:table-cell table:formula="of:=1/(SUM([.B167];[.D167];[.F167];[.H167])/SUM([.C167];[.E167];[.G167];[.I167])-([.U167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67]/100)*(1-([.K167]/100)))/[.O167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46.3964692901802" calcext:value-type="float">
            <text:p>46.3964692901802</text:p>
          </table:table-cell>
          <table:table-cell table:formula="of:=((SUM(;[.B168];[.D168];[.F168];[.H168])/[.O168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46.3964692901802" calcext:value-type="float">
            <text:p>46.3964692901802</text:p>
          </table:table-cell>
          <table:table-cell table:formula="of:=1/(SUM([.B168];[.D168];[.F168];[.H168])/SUM([.C168];[.E168];[.G168];[.I168])-([.U168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68]/100)*(1-([.K168]/100)))/[.O168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9];[.D169];[.F169];[.H169])/SUM([.C169];[.E169];[.G169];[.I169]))" office:value-type="float" office:value="48.029898989899" calcext:value-type="float">
            <text:p>48.029898989899</text:p>
          </table:table-cell>
          <table:table-cell table:formula="of:=((SUM(;[.B169];[.D169];[.F169];[.H169])/[.O169])*100)" office:value-type="float" office:value="2.08203644194694" calcext:value-type="float">
            <text:p>2.08203644194694</text:p>
          </table:table-cell>
          <table:table-cell office:value-type="float" office:value="1" calcext:value-type="float">
            <text:p>1</text:p>
          </table:table-cell>
          <table:table-cell table:formula="of:=[.K169]/[.L169]" office:value-type="float" office:value="2.08203644194694" calcext:value-type="float">
            <text:p>2.08203644194694</text:p>
          </table:table-cell>
          <table:table-cell office:value-type="string" calcext:value-type="string">
            <text:p>venusaur</text:p>
          </table:table-cell>
          <table:table-cell table:style-name="Default" table:formula="of:=SUM([.I169];[.G169];[.E169];[.C169];)" office:value-type="float" office:value="9704" calcext:value-type="float">
            <text:p>9704</text:p>
          </table:table-cell>
          <table:table-cell table:formula="of:=1/(SUM([.B169];[.D169];[.F169];[.H169])/SUM([.C169];[.E169];[.G169];[.I169])+([.U169]/100))" office:value-type="float" office:value="48.029898989899" calcext:value-type="float">
            <text:p>48.029898989899</text:p>
          </table:table-cell>
          <table:table-cell table:formula="of:=1/(SUM([.B169];[.D169];[.F169];[.H169])/SUM([.C169];[.E169];[.G169];[.I169])-([.U169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69]/100)*(1-([.K169]/100)))/[.O169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71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2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1];[.D171];[.F171];[.H171])/SUM([.C171];[.E171];[.G171];[.I171]))" office:value-type="float" office:value="64.2117452440033" calcext:value-type="float">
            <text:p>64.2117452440033</text:p>
          </table:table-cell>
          <table:table-cell table:formula="of:=((SUM(;[.B171];[.D171];[.F171];[.H171])/[.O17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1]/[.L171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71];[.G171];[.E171];[.C171];)" office:value-type="float" office:value="9704" calcext:value-type="float">
            <text:p>9704</text:p>
          </table:table-cell>
          <table:table-cell table:formula="of:=1/(SUM([.B171];[.D171];[.F171];[.H171])/SUM([.C171];[.E171];[.G171];[.I171])+([.U171]/100))" office:value-type="float" office:value="64.2117452440033" calcext:value-type="float">
            <text:p>64.2117452440033</text:p>
          </table:table-cell>
          <table:table-cell table:formula="of:=1/(SUM([.B171];[.D171];[.F171];[.H171])/SUM([.C171];[.E171];[.G171];[.I171])-([.U17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1]/100)*(1-([.K171]/100)))/[.O17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72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2];[.D172];[.F172];[.H172])/SUM([.C172];[.E172];[.G172];[.I172]))" office:value-type="float" office:value="64.2117452440033" calcext:value-type="float">
            <text:p>64.2117452440033</text:p>
          </table:table-cell>
          <table:table-cell table:formula="of:=((SUM(;[.B172];[.D172];[.F172];[.H172])/[.O172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72]/[.L172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72];[.G172];[.E172];[.C172];)" office:value-type="float" office:value="9704" calcext:value-type="float">
            <text:p>9704</text:p>
          </table:table-cell>
          <table:table-cell table:formula="of:=1/(SUM([.B172];[.D172];[.F172];[.H172])/SUM([.C172];[.E172];[.G172];[.I172])+([.U172]/100))" office:value-type="float" office:value="64.2117452440033" calcext:value-type="float">
            <text:p>64.2117452440033</text:p>
          </table:table-cell>
          <table:table-cell table:formula="of:=1/(SUM([.B172];[.D172];[.F172];[.H172])/SUM([.C172];[.E172];[.G172];[.I172])-([.U172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72]/100)*(1-([.K172]/100)))/[.O172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75:.B180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75:.D180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75:.F180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75:.H180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74];[.D174];[.F174];[.H174])/SUM([.C174];[.E174];[.G174];[.I174]))" office:value-type="float" office:value="15.3122745256139" calcext:value-type="float">
            <text:p>15.3122745256139</text:p>
          </table:table-cell>
          <table:table-cell table:formula="of:=((SUM(;[.B174];[.D174];[.F174];[.H174])/[.O174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74]/[.L174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74];[.G174];[.E174];[.C174];)" office:value-type="float" office:value="9704" calcext:value-type="float">
            <text:p>9704</text:p>
          </table:table-cell>
          <table:table-cell table:formula="of:=1/(SUM([.B174];[.D174];[.F174];[.H174])/SUM([.C174];[.E174];[.G174];[.I174])+([.U174]/100))" office:value-type="float" office:value="15.3122745256139" calcext:value-type="float">
            <text:p>15.3122745256139</text:p>
          </table:table-cell>
          <table:table-cell table:formula="of:=1/(SUM([.B174];[.D174];[.F174];[.H174])/SUM([.C174];[.E174];[.G174];[.I174])-([.U174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74]/100)*(1-([.K174]/100)))/[.O174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5];[.D175];[.F175];[.H175])/SUM([.C175];[.E175];[.G175];[.I175]))" office:value-type="float" office:value="82.8675279176703" calcext:value-type="float">
            <text:p>82.8675279176703</text:p>
          </table:table-cell>
          <table:table-cell table:formula="of:=((SUM(;[.B175];[.D175];[.F175];[.H175])/[.O175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75]/[.L175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75];[.G175];[.E175];[.C175];)" office:value-type="float" office:value="9704" calcext:value-type="float">
            <text:p>9704</text:p>
          </table:table-cell>
          <table:table-cell table:formula="of:=1/(SUM([.B175];[.D175];[.F175];[.H175])/SUM([.C175];[.E175];[.G175];[.I175])+([.U175]/100))" office:value-type="float" office:value="82.8675279176702" calcext:value-type="float">
            <text:p>82.8675279176702</text:p>
          </table:table-cell>
          <table:table-cell table:formula="of:=1/(SUM([.B175];[.D175];[.F175];[.H175])/SUM([.C175];[.E175];[.G175];[.I175])-([.U175]/100))" office:value-type="float" office:value="82.8675279176702" calcext:value-type="float">
            <text:p>82.8675279176702</text:p>
          </table:table-cell>
          <table:table-cell table:number-columns-repeated="2"/>
          <table:table-cell table:formula="of:=1.96*SQRT((([.K175]/100)*(1-([.K175]/100)))/[.O175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6];[.D176];[.F176];[.H176])/SUM([.C176];[.E176];[.G176];[.I176]))" office:value-type="float" office:value="85.0187449062755" calcext:value-type="float">
            <text:p>85.0187449062755</text:p>
          </table:table-cell>
          <table:table-cell table:formula="of:=((SUM(;[.B176];[.D176];[.F176];[.H176])/[.O176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76]/[.L176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76];[.G176];[.E176];[.C176];)" office:value-type="float" office:value="9704" calcext:value-type="float">
            <text:p>9704</text:p>
          </table:table-cell>
          <table:table-cell table:formula="of:=1/(SUM([.B176];[.D176];[.F176];[.H176])/SUM([.C176];[.E176];[.G176];[.I176])+([.U176]/100))" office:value-type="float" office:value="85.0187449062755" calcext:value-type="float">
            <text:p>85.0187449062755</text:p>
          </table:table-cell>
          <table:table-cell table:formula="of:=1/(SUM([.B176];[.D176];[.F176];[.H176])/SUM([.C176];[.E176];[.G176];[.I176])-([.U176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76]/100)*(1-([.K176]/100)))/[.O176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7];[.D177];[.F177];[.H177])/SUM([.C177];[.E177];[.G177];[.I177]))" office:value-type="float" office:value="88.2622688655672" calcext:value-type="float">
            <text:p>88.2622688655672</text:p>
          </table:table-cell>
          <table:table-cell table:formula="of:=((SUM(;[.B177];[.D177];[.F177];[.H177])/[.O177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77]/[.L177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77];[.G177];[.E177];[.C177];)" office:value-type="float" office:value="9704" calcext:value-type="float">
            <text:p>9704</text:p>
          </table:table-cell>
          <table:table-cell table:formula="of:=1/(SUM([.B177];[.D177];[.F177];[.H177])/SUM([.C177];[.E177];[.G177];[.I177])+([.U177]/100))" office:value-type="float" office:value="88.2622688655672" calcext:value-type="float">
            <text:p>88.2622688655672</text:p>
          </table:table-cell>
          <table:table-cell table:formula="of:=1/(SUM([.B177];[.D177];[.F177];[.H177])/SUM([.C177];[.E177];[.G177];[.I177])-([.U177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77]/100)*(1-([.K177]/100)))/[.O177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8];[.D178];[.F178];[.H178])/SUM([.C178];[.E178];[.G178];[.I178]))" office:value-type="float" office:value="96.875494443398" calcext:value-type="float">
            <text:p>96.875494443398</text:p>
          </table:table-cell>
          <table:table-cell table:formula="of:=((SUM(;[.B178];[.D178];[.F178];[.H178])/[.O178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78]/[.L178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78];[.G178];[.E178];[.C178];)" office:value-type="float" office:value="9704" calcext:value-type="float">
            <text:p>9704</text:p>
          </table:table-cell>
          <table:table-cell table:formula="of:=1/(SUM([.B178];[.D178];[.F178];[.H178])/SUM([.C178];[.E178];[.G178];[.I178])+([.U178]/100))" office:value-type="float" office:value="96.875494443398" calcext:value-type="float">
            <text:p>96.875494443398</text:p>
          </table:table-cell>
          <table:table-cell table:formula="of:=1/(SUM([.B178];[.D178];[.F178];[.H178])/SUM([.C178];[.E178];[.G178];[.I178])-([.U178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78]/100)*(1-([.K178]/100)))/[.O178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79];[.D179];[.F179];[.H179])/SUM([.C179];[.E179];[.G179];[.I179]))" office:value-type="float" office:value="101.941886455074" calcext:value-type="float">
            <text:p>101.941886455074</text:p>
          </table:table-cell>
          <table:table-cell table:formula="of:=((SUM(;[.B179];[.D179];[.F179];[.H179])/[.O179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79]/[.L179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79];[.G179];[.E179];[.C179];)" office:value-type="float" office:value="9704" calcext:value-type="float">
            <text:p>9704</text:p>
          </table:table-cell>
          <table:table-cell table:formula="of:=1/(SUM([.B179];[.D179];[.F179];[.H179])/SUM([.C179];[.E179];[.G179];[.I179])+([.U179]/100))" office:value-type="float" office:value="101.941886455074" calcext:value-type="float">
            <text:p>101.941886455074</text:p>
          </table:table-cell>
          <table:table-cell table:formula="of:=1/(SUM([.B179];[.D179];[.F179];[.H179])/SUM([.C179];[.E179];[.G179];[.I179])-([.U179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79]/100)*(1-([.K179]/100)))/[.O179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0];[.D180];[.F180];[.H180])/SUM([.C180];[.E180];[.G180];[.I180]))" office:value-type="float" office:value="99.8441330998249" calcext:value-type="float">
            <text:p>99.8441330998249</text:p>
          </table:table-cell>
          <table:table-cell table:formula="of:=((SUM(;[.B180];[.D180];[.F180];[.H180])/[.O180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80]/[.L180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80];[.G180];[.E180];[.C180];)" office:value-type="float" office:value="9704" calcext:value-type="float">
            <text:p>9704</text:p>
          </table:table-cell>
          <table:table-cell table:formula="of:=1/(SUM([.B180];[.D180];[.F180];[.H180])/SUM([.C180];[.E180];[.G180];[.I180])+([.U180]/100))" office:value-type="float" office:value="99.8441330998249" calcext:value-type="float">
            <text:p>99.8441330998249</text:p>
          </table:table-cell>
          <table:table-cell table:formula="of:=1/(SUM([.B180];[.D180];[.F180];[.H180])/SUM([.C180];[.E180];[.G180];[.I180])-([.U180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80]/100)*(1-([.K180]/100)))/[.O180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83:.B189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83:.D189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83:.F189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83:.H189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82];[.D182];[.F182];[.H182])/SUM([.C182];[.E182];[.G182];[.I182]))" office:value-type="float" office:value="18.2354475653721" calcext:value-type="float">
            <text:p>18.2354475653721</text:p>
          </table:table-cell>
          <table:table-cell table:formula="of:=((SUM(;[.B182];[.D182];[.F182];[.H182])/[.O182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82]/[.L182]" office:value-type="float" office:value="0.783403546005742" calcext:value-type="float">
            <text:p>0.783403546005742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82];[.G182];[.E182];[.C182];)" office:value-type="float" office:value="9704" calcext:value-type="float">
            <text:p>9704</text:p>
          </table:table-cell>
          <table:table-cell table:formula="of:=1/(SUM([.B182];[.D182];[.F182];[.H182])/SUM([.C182];[.E182];[.G182];[.I182])+([.U182]/100))" office:value-type="float" office:value="18.2354475653721" calcext:value-type="float">
            <text:p>18.2354475653721</text:p>
          </table:table-cell>
          <table:table-cell table:formula="of:=1/(SUM([.B182];[.D182];[.F182];[.H182])/SUM([.C182];[.E182];[.G182];[.I182])-([.U182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82]/100)*(1-([.K182]/100)))/[.O182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3];[.D183];[.F183];[.H183])/SUM([.C183];[.E183];[.G183];[.I183]))" office:value-type="float" office:value="122.809316175689" calcext:value-type="float">
            <text:p>122.809316175689</text:p>
          </table:table-cell>
          <table:table-cell table:formula="of:=((SUM(;[.B183];[.D183];[.F183];[.H183])/[.O183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83];[.G183];[.E183];[.C183];)" office:value-type="float" office:value="9704" calcext:value-type="float">
            <text:p>9704</text:p>
          </table:table-cell>
          <table:table-cell table:formula="of:=1/(SUM([.B183];[.D183];[.F183];[.H183])/SUM([.C183];[.E183];[.G183];[.I183])+([.U183]/100))" office:value-type="float" office:value="122.809316175689" calcext:value-type="float">
            <text:p>122.809316175689</text:p>
          </table:table-cell>
          <table:table-cell table:formula="of:=1/(SUM([.B183];[.D183];[.F183];[.H183])/SUM([.C183];[.E183];[.G183];[.I183])-([.U183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83]/100)*(1-([.K183]/100)))/[.O183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4];[.D184];[.F184];[.H184])/SUM([.C184];[.E184];[.G184];[.I184]))" office:value-type="float" office:value="119.845046645935" calcext:value-type="float">
            <text:p>119.845046645935</text:p>
          </table:table-cell>
          <table:table-cell table:formula="of:=((SUM(;[.B184];[.D184];[.F184];[.H184])/[.O184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84]/[.L184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84];[.G184];[.E184];[.C184];)" office:value-type="float" office:value="9704" calcext:value-type="float">
            <text:p>9704</text:p>
          </table:table-cell>
          <table:table-cell table:formula="of:=1/(SUM([.B184];[.D184];[.F184];[.H184])/SUM([.C184];[.E184];[.G184];[.I184])+([.U184]/100))" office:value-type="float" office:value="119.845046645935" calcext:value-type="float">
            <text:p>119.845046645935</text:p>
          </table:table-cell>
          <table:table-cell table:formula="of:=1/(SUM([.B184];[.D184];[.F184];[.H184])/SUM([.C184];[.E184];[.G184];[.I184])-([.U184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84]/100)*(1-([.K184]/100)))/[.O184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5];[.D185];[.F185];[.H185])/SUM([.C185];[.E185];[.G185];[.I185]))" office:value-type="float" office:value="122.748585795097" calcext:value-type="float">
            <text:p>122.748585795097</text:p>
          </table:table-cell>
          <table:table-cell table:formula="of:=((SUM(;[.B185];[.D185];[.F185];[.H185])/[.O185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85]/[.L185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85];[.G185];[.E185];[.C185];)" office:value-type="float" office:value="9704" calcext:value-type="float">
            <text:p>9704</text:p>
          </table:table-cell>
          <table:table-cell table:formula="of:=1/(SUM([.B185];[.D185];[.F185];[.H185])/SUM([.C185];[.E185];[.G185];[.I185])+([.U185]/100))" office:value-type="float" office:value="122.748585795097" calcext:value-type="float">
            <text:p>122.748585795097</text:p>
          </table:table-cell>
          <table:table-cell table:formula="of:=1/(SUM([.B185];[.D185];[.F185];[.H185])/SUM([.C185];[.E185];[.G185];[.I185])-([.U185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85]/100)*(1-([.K185]/100)))/[.O185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6];[.D186];[.F186];[.H186])/SUM([.C186];[.E186];[.G186];[.I186]))" office:value-type="float" office:value="129.436330486518" calcext:value-type="float">
            <text:p>129.436330486518</text:p>
          </table:table-cell>
          <table:table-cell table:formula="of:=((SUM(;[.B186];[.D186];[.F186];[.H186])/[.O186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86]/[.L186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86];[.G186];[.E186];[.C186];)" office:value-type="float" office:value="9704" calcext:value-type="float">
            <text:p>9704</text:p>
          </table:table-cell>
          <table:table-cell table:formula="of:=1/(SUM([.B186];[.D186];[.F186];[.H186])/SUM([.C186];[.E186];[.G186];[.I186])+([.U186]/100))" office:value-type="float" office:value="129.436330486518" calcext:value-type="float">
            <text:p>129.436330486518</text:p>
          </table:table-cell>
          <table:table-cell table:formula="of:=1/(SUM([.B186];[.D186];[.F186];[.H186])/SUM([.C186];[.E186];[.G186];[.I186])-([.U186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86]/100)*(1-([.K186]/100)))/[.O186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7];[.D187];[.F187];[.H187])/SUM([.C187];[.E187];[.G187];[.I187]))" office:value-type="float" office:value="134.746324387398" calcext:value-type="float">
            <text:p>134.746324387398</text:p>
          </table:table-cell>
          <table:table-cell table:formula="of:=((SUM(;[.B187];[.D187];[.F187];[.H187])/[.O187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87]/[.L187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87];[.G187];[.E187];[.C187];)" office:value-type="float" office:value="9704" calcext:value-type="float">
            <text:p>9704</text:p>
          </table:table-cell>
          <table:table-cell table:formula="of:=1/(SUM([.B187];[.D187];[.F187];[.H187])/SUM([.C187];[.E187];[.G187];[.I187])+([.U187]/100))" office:value-type="float" office:value="134.746324387398" calcext:value-type="float">
            <text:p>134.746324387398</text:p>
          </table:table-cell>
          <table:table-cell table:formula="of:=1/(SUM([.B187];[.D187];[.F187];[.H187])/SUM([.C187];[.E187];[.G187];[.I187])-([.U187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87]/100)*(1-([.K187]/100)))/[.O187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8];[.D188];[.F188];[.H188])/SUM([.C188];[.E188];[.G188];[.I188]))" office:value-type="float" office:value="132.817792985458" calcext:value-type="float">
            <text:p>132.817792985458</text:p>
          </table:table-cell>
          <table:table-cell table:formula="of:=((SUM(;[.B188];[.D188];[.F188];[.H188])/[.O188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88]/[.L188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88];[.G188];[.E188];[.C188];)" office:value-type="float" office:value="9704" calcext:value-type="float">
            <text:p>9704</text:p>
          </table:table-cell>
          <table:table-cell table:formula="of:=1/(SUM([.B188];[.D188];[.F188];[.H188])/SUM([.C188];[.E188];[.G188];[.I188])+([.U188]/100))" office:value-type="float" office:value="132.817792985458" calcext:value-type="float">
            <text:p>132.817792985458</text:p>
          </table:table-cell>
          <table:table-cell table:formula="of:=1/(SUM([.B188];[.D188];[.F188];[.H188])/SUM([.C188];[.E188];[.G188];[.I188])-([.U188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88]/100)*(1-([.K188]/100)))/[.O188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89];[.D189];[.F189];[.H189])/SUM([.C189];[.E189];[.G189];[.I189]))" office:value-type="float" office:value="132.829790851896" calcext:value-type="float">
            <text:p>132.829790851896</text:p>
          </table:table-cell>
          <table:table-cell table:formula="of:=((SUM(;[.B189];[.D189];[.F189];[.H189])/[.O189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89]/[.L189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89];[.G189];[.E189];[.C189];)" office:value-type="float" office:value="9704" calcext:value-type="float">
            <text:p>9704</text:p>
          </table:table-cell>
          <table:table-cell table:formula="of:=1/(SUM([.B189];[.D189];[.F189];[.H189])/SUM([.C189];[.E189];[.G189];[.I189])+([.U189]/100))" office:value-type="float" office:value="132.829790851896" calcext:value-type="float">
            <text:p>132.829790851896</text:p>
          </table:table-cell>
          <table:table-cell table:formula="of:=1/(SUM([.B189];[.D189];[.F189];[.H189])/SUM([.C189];[.E189];[.G189];[.I189])-([.U189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89]/100)*(1-([.K189]/100)))/[.O189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3];[.D193];[.F193];[.H193])/SUM([.C193];[.E193];[.G193];[.I193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4];[.D194];[.F194];[.H194])/SUM([.C194];[.E194];[.G194];[.I194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5];[.D195];[.F195];[.H195])/SUM([.C195];[.E195];[.G195];[.I195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6];[.D196];[.F196];[.H196])/SUM([.C196];[.E196];[.G196];[.I196]))" office:value-type="float" office:value="8.74855759696489" calcext:value-type="float">
            <text:p>8.74855759696489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97];[.D197];[.F197];[.H197])/SUM([.C197];[.E197];[.G197];[.I197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2];[.D202];[.F202];[.H202])/SUM([.C202];[.E202];[.G202];[.I202]))" office:value-type="float" office:value="162.147084100675" calcext:value-type="float">
            <text:p>162.147084100675</text:p>
          </table:table-cell>
          <table:table-cell table:formula="of:=(SUM([.B202];[.D202];[.F202];[.H202])/SUM([.C202];[.E202];[.G202];[.I202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U202]/[.V202]" office:value-type="float" office:value="0.123344802103146" calcext:value-type="float">
            <text:p>0.123344802103146</text:p>
          </table:table-cell>
          <table:table-cell/>
          <table:table-cell table:style-name="Default" table:formula="of:=SUM([.Q202];[.O202];[.M202];[.K202];[.I202];[.G202];[.E202];[.C202];[.S202])" office:value-type="float" office:value="26816" calcext:value-type="float">
            <text:p>26816</text:p>
          </table:table-cell>
          <table:table-cell table:formula="of:=1/(SUM([.B202];[.D202];[.F202];[.H202];[.J202];[.L202];[.N202];[.P202];[.R202])/SUM([.C202];[.E202];[.G202];[.I202];[.K202];[.M202];[.O202];[.Q202];[.S202])+([.AB202]/100))" office:value-type="float" office:value="140.760086372853" calcext:value-type="float">
            <text:p>140.760086372853</text:p>
          </table:table-cell>
          <table:table-cell table:formula="of:=1/(SUM([.B202];[.D202];[.F202];[.H202];[.J202];[.L202];[.N202];[.P202];[.R202])/SUM([.C202];[.E202];[.G202];[.I202];[.U202];[.W202];[.O202];[.Q202];[.S202])-([.AB202]/100))" office:value-type="float" office:value="191.203734200802" calcext:value-type="float">
            <text:p>191.203734200802</text:p>
          </table:table-cell>
          <table:table-cell table:formula="of:=1.96*SQRT((([.U202]/100)*(1-([.U202]/100)))/[.Y202])*100" office:value-type="float" office:value="0.0937046527284405" calcext:value-type="float">
            <text:p>0.0937046527284405</text:p>
          </table:table-cell>
          <table:table-cell table:style-name="Default" table:formula="of:=[.AB202]/[.U202]*100" office:value-type="float" office:value="15.193936206583" calcext:value-type="float">
            <text:p>15.1939362065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3];[.D203];[.F203];[.H203])/SUM([.C203];[.E203];[.G203];[.I203]))" office:value-type="float" office:value="50.0966106218308" calcext:value-type="float">
            <text:p>50.0966106218308</text:p>
          </table:table-cell>
          <table:table-cell table:formula="of:=(SUM([.B203];[.D203];[.F203];[.H203])/SUM([.C203];[.E203];[.G203];[.I203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U203]/[.V203]" office:value-type="float" office:value="0.0907337739825807" calcext:value-type="float">
            <text:p>0.0907337739825807</text:p>
          </table:table-cell>
          <table:table-cell/>
          <table:table-cell table:style-name="Default" table:formula="of:=SUM([.Q203];[.O203];[.M203];[.K203];[.I203];[.G203];[.E203];[.C203];[.S203])" office:value-type="float" office:value="26816" calcext:value-type="float">
            <text:p>26816</text:p>
          </table:table-cell>
          <table:table-cell table:formula="of:=1/(SUM([.B203];[.D203];[.F203];[.H203];[.J203];[.L203];[.N203];[.P203];[.R203])/SUM([.C203];[.E203];[.G203];[.I203];[.K203];[.M203];[.O203];[.Q203];[.S203])+([.AB203]/100))" office:value-type="float" office:value="46.2203080909284" calcext:value-type="float">
            <text:p>46.2203080909284</text:p>
          </table:table-cell>
          <table:table-cell table:formula="of:=1/(SUM([.B203];[.D203];[.F203];[.H203];[.J203];[.L203];[.N203];[.P203];[.R203])/SUM([.C203];[.E203];[.G203];[.I203];[.U203];[.W203];[.O203];[.Q203];[.S203])-([.AB203]/100))" office:value-type="float" office:value="54.6872559459177" calcext:value-type="float">
            <text:p>54.6872559459177</text:p>
          </table:table-cell>
          <table:table-cell table:formula="of:=1.96*SQRT((([.U203]/100)*(1-([.U203]/100)))/[.Y203])*100" office:value-type="float" office:value="0.167408106730314" calcext:value-type="float">
            <text:p>0.167408106730314</text:p>
          </table:table-cell>
          <table:table-cell table:style-name="Default" table:formula="of:=[.AB203]/[.U203]*100" office:value-type="float" office:value="8.38657873780644" calcext:value-type="float">
            <text:p>8.386578737806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4];[.D204];[.F204];[.H204])/SUM([.C204];[.E204];[.G204];[.I204]))" office:value-type="float" office:value="94.4306450227604" calcext:value-type="float">
            <text:p>94.4306450227604</text:p>
          </table:table-cell>
          <table:table-cell table:formula="of:=(SUM([.B204];[.D204];[.F204];[.H204])/SUM([.C204];[.E204];[.G204];[.I204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U204]/[.V204]" office:value-type="float" office:value="0.0962707507580609" calcext:value-type="float">
            <text:p>0.0962707507580609</text:p>
          </table:table-cell>
          <table:table-cell/>
          <table:table-cell table:style-name="Default" table:formula="of:=SUM([.Q204];[.O204];[.M204];[.K204];[.I204];[.G204];[.E204];[.C204];[.S204])" office:value-type="float" office:value="26816" calcext:value-type="float">
            <text:p>26816</text:p>
          </table:table-cell>
          <table:table-cell table:formula="of:=1/(SUM([.B204];[.D204];[.F204];[.H204];[.J204];[.L204];[.N204];[.P204];[.R204])/SUM([.C204];[.E204];[.G204];[.I204];[.K204];[.M204];[.O204];[.Q204];[.S204])+([.AB204]/100))" office:value-type="float" office:value="84.6386239290408" calcext:value-type="float">
            <text:p>84.6386239290408</text:p>
          </table:table-cell>
          <table:table-cell table:formula="of:=1/(SUM([.B204];[.D204];[.F204];[.H204];[.J204];[.L204];[.N204];[.P204];[.R204])/SUM([.C204];[.E204];[.G204];[.I204];[.U204];[.W204];[.O204];[.Q204];[.S204])-([.AB204]/100))" office:value-type="float" office:value="106.790006738219" calcext:value-type="float">
            <text:p>106.790006738219</text:p>
          </table:table-cell>
          <table:table-cell table:formula="of:=1.96*SQRT((([.U204]/100)*(1-([.U204]/100)))/[.Y204])*100" office:value-type="float" office:value="0.122515430450953" calcext:value-type="float">
            <text:p>0.122515430450953</text:p>
          </table:table-cell>
          <table:table-cell table:style-name="Default" table:formula="of:=[.AB204]/[.U204]*100" office:value-type="float" office:value="11.5692111227247" calcext:value-type="float">
            <text:p>11.569211122724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5];[.D205];[.F205];[.H205])/SUM([.C205];[.E205];[.G205];[.I205]))" office:value-type="float" office:value="97.5213766187688" calcext:value-type="float">
            <text:p>97.5213766187688</text:p>
          </table:table-cell>
          <table:table-cell table:formula="of:=(SUM([.B205];[.D205];[.F205];[.H205])/SUM([.C205];[.E205];[.G205];[.I205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U205]/[.V205]" office:value-type="float" office:value="0.0640885128645439" calcext:value-type="float">
            <text:p>0.0640885128645439</text:p>
          </table:table-cell>
          <table:table-cell/>
          <table:table-cell table:style-name="Default" table:formula="of:=SUM([.Q205];[.O205];[.M205];[.K205];[.I205];[.G205];[.E205];[.C205];[.S205])" office:value-type="float" office:value="26816" calcext:value-type="float">
            <text:p>26816</text:p>
          </table:table-cell>
          <table:table-cell table:formula="of:=1/(SUM([.B205];[.D205];[.F205];[.H205];[.J205];[.L205];[.N205];[.P205];[.R205])/SUM([.C205];[.E205];[.G205];[.I205];[.K205];[.M205];[.O205];[.Q205];[.S205])+([.AB205]/100))" office:value-type="float" office:value="87.2604142067334" calcext:value-type="float">
            <text:p>87.2604142067334</text:p>
          </table:table-cell>
          <table:table-cell table:formula="of:=1/(SUM([.B205];[.D205];[.F205];[.H205];[.J205];[.L205];[.N205];[.P205];[.R205])/SUM([.C205];[.E205];[.G205];[.I205];[.U205];[.W205];[.O205];[.Q205];[.S205])-([.AB205]/100))" office:value-type="float" office:value="110.522183434367" calcext:value-type="float">
            <text:p>110.522183434367</text:p>
          </table:table-cell>
          <table:table-cell table:formula="of:=1.96*SQRT((([.U205]/100)*(1-([.U205]/100)))/[.Y205])*100" office:value-type="float" office:value="0.120578812745648" calcext:value-type="float">
            <text:p>0.120578812745648</text:p>
          </table:table-cell>
          <table:table-cell table:style-name="Default" table:formula="of:=[.AB205]/[.U205]*100" office:value-type="float" office:value="11.7590118100123" calcext:value-type="float">
            <text:p>11.75901181001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6];[.D206];[.F206];[.H206])/SUM([.C206];[.E206];[.G206];[.I206]))" office:value-type="float" office:value="289.377616777884" calcext:value-type="float">
            <text:p>289.377616777884</text:p>
          </table:table-cell>
          <table:table-cell table:formula="of:=(SUM([.B206];[.D206];[.F206];[.H206])/SUM([.C206];[.E206];[.G206];[.I206]))*100" office:value-type="float" office:value="0.345569229277179" calcext:value-type="float">
            <text:p>0.345569229277179</text:p>
          </table:table-cell>
          <table:table-cell office:value-type="float" office:value="6" calcext:value-type="float">
            <text:p>6</text:p>
          </table:table-cell>
          <table:table-cell table:formula="of:=[.U206]/[.V206]" office:value-type="float" office:value="0.0575948715461964" calcext:value-type="float">
            <text:p>0.0575948715461964</text:p>
          </table:table-cell>
          <table:table-cell/>
          <table:table-cell table:style-name="Default" table:formula="of:=SUM([.Q206];[.O206];[.M206];[.K206];[.I206];[.G206];[.E206];[.C206];[.S206])" office:value-type="float" office:value="26816" calcext:value-type="float">
            <text:p>26816</text:p>
          </table:table-cell>
          <table:table-cell table:formula="of:=1/(SUM([.B206];[.D206];[.F206];[.H206];[.J206];[.L206];[.N206];[.P206];[.R206])/SUM([.C206];[.E206];[.G206];[.I206];[.K206];[.M206];[.O206];[.Q206];[.S206])+([.AB206]/100))" office:value-type="float" office:value="240.495799576815" calcext:value-type="float">
            <text:p>240.495799576815</text:p>
          </table:table-cell>
          <table:table-cell table:formula="of:=1/(SUM([.B206];[.D206];[.F206];[.H206];[.J206];[.L206];[.N206];[.P206];[.R206])/SUM([.C206];[.E206];[.G206];[.I206];[.U206];[.W206];[.O206];[.Q206];[.S206])-([.AB206]/100))" office:value-type="float" office:value="363.206346938517" calcext:value-type="float">
            <text:p>363.206346938517</text:p>
          </table:table-cell>
          <table:table-cell table:formula="of:=1.96*SQRT((([.U206]/100)*(1-([.U206]/100)))/[.Y206])*100" office:value-type="float" office:value="0.0702384487611229" calcext:value-type="float">
            <text:p>0.0702384487611229</text:p>
          </table:table-cell>
          <table:table-cell table:style-name="Default" table:formula="of:=[.AB206]/[.U206]*100" office:value-type="float" office:value="20.3254349086692" calcext:value-type="float">
            <text:p>20.32543490866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7"/>
          <table:table-cell table:style-name="ce23" table:number-columns-repeated="3"/>
          <table:table-cell table:formula="of:=1/(SUM([.B207];[.D207];[.F207];[.H207])/SUM([.C207];[.E207];[.G207];[.I207]))" office:value-type="float" office:value="106.199855988479" calcext:value-type="float">
            <text:p>106.199855988479</text:p>
          </table:table-cell>
          <table:table-cell table:formula="of:=(SUM([.B207];[.D207];[.F207];[.H207])/SUM([.C207];[.E207];[.G207];[.I207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U207]/[.V207]" office:value-type="float" office:value="0.078468405213632" calcext:value-type="float">
            <text:p>0.078468405213632</text:p>
          </table:table-cell>
          <table:table-cell/>
          <table:table-cell table:style-name="Default" table:formula="of:=SUM([.Q207];[.O207];[.M207];[.K207];[.I207];[.G207];[.E207];[.C207];[.S207])" office:value-type="float" office:value="26816" calcext:value-type="float">
            <text:p>26816</text:p>
          </table:table-cell>
          <table:table-cell table:formula="of:=1/(SUM([.B207];[.D207];[.F207];[.H207];[.J207];[.L207];[.N207];[.P207];[.R207])/SUM([.C207];[.E207];[.G207];[.I207];[.K207];[.M207];[.O207];[.Q207];[.S207])+([.AB207]/100))" office:value-type="float" office:value="94.5879750620299" calcext:value-type="float">
            <text:p>94.5879750620299</text:p>
          </table:table-cell>
          <table:table-cell table:formula="of:=1/(SUM([.B207];[.D207];[.F207];[.H207];[.J207];[.L207];[.N207];[.P207];[.R207])/SUM([.C207];[.E207];[.G207];[.I207];[.U207];[.W207];[.O207];[.Q207];[.S207])-([.AB207]/100))" office:value-type="float" office:value="121.066977614518" calcext:value-type="float">
            <text:p>121.066977614518</text:p>
          </table:table-cell>
          <table:table-cell table:formula="of:=1.96*SQRT((([.U207]/100)*(1-([.U207]/100)))/[.Y207])*100" office:value-type="float" office:value="0.115595976410091" calcext:value-type="float">
            <text:p>0.115595976410091</text:p>
          </table:table-cell>
          <table:table-cell table:style-name="Default" table:formula="of:=[.AB207]/[.U207]*100" office:value-type="float" office:value="12.2762760475993" calcext:value-type="float">
            <text:p>12.276276047599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8];[.D208];[.F208];[.H208])/SUM([.C208];[.E208];[.G208];[.I208]))" office:value-type="float" office:value="17.9071633237822" calcext:value-type="float">
            <text:p>17.9071633237822</text:p>
          </table:table-cell>
          <table:table-cell table:formula="of:=(SUM([.B208];[.D208];[.F208];[.H208])/SUM([.C208];[.E208];[.G208];[.I208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U208]/[.V208]" office:value-type="float" office:value="0.372290493258235" calcext:value-type="float">
            <text:p>0.372290493258235</text:p>
          </table:table-cell>
          <table:table-cell/>
          <table:table-cell table:style-name="Default" table:formula="of:=SUM([.Q208];[.O208];[.M208];[.K208];[.I208];[.G208];[.E208];[.C208];[.S208])" office:value-type="float" office:value="6944" calcext:value-type="float">
            <text:p>6944</text:p>
          </table:table-cell>
          <table:table-cell table:formula="of:=1/(SUM([.B208];[.D208];[.F208];[.H208];[.J208];[.L208];[.N208];[.P208];[.R208])/SUM([.C208];[.E208];[.G208];[.I208];[.K208];[.M208];[.O208];[.Q208];[.S208])+([.AB208]/100))" office:value-type="float" office:value="16.328024759784" calcext:value-type="float">
            <text:p>16.328024759784</text:p>
          </table:table-cell>
          <table:table-cell table:formula="of:=1/(SUM([.B208];[.D208];[.F208];[.H208];[.J208];[.L208];[.N208];[.P208];[.R208])/SUM([.C208];[.E208];[.G208];[.I208];[.U208];[.W208];[.O208];[.Q208];[.S208])-([.AB208]/100))" office:value-type="float" office:value="19.8432814892222" calcext:value-type="float">
            <text:p>19.8432814892222</text:p>
          </table:table-cell>
          <table:table-cell table:formula="of:=1.96*SQRT((([.U208]/100)*(1-([.U208]/100)))/[.Y208])*100" office:value-type="float" office:value="0.540082113632623" calcext:value-type="float">
            <text:p>0.540082113632623</text:p>
          </table:table-cell>
          <table:table-cell table:style-name="Default" table:formula="of:=[.AB208]/[.U208]*100" office:value-type="float" office:value="9.6713386170729" calcext:value-type="float">
            <text:p>9.671338617072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 table:formula="of:=1/(SUM([.B209];[.D209];[.F209];[.H209])/SUM([.B202];[.E209];[.G209];[.I209]))" office:value-type="float" office:value="11.2536040609137" calcext:value-type="float">
            <text:p>11.2536040609137</text:p>
          </table:table-cell>
          <table:table-cell table:formula="of:=(SUM([.B209];[.D209];[.F209];[.H209])/SUM([.C209];[.E209];[.G209];[.I209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U209]/[.V209]" office:value-type="float" office:value="0.500114311842707" calcext:value-type="float">
            <text:p>0.500114311842707</text:p>
          </table:table-cell>
          <table:table-cell/>
          <table:table-cell table:style-name="Default" table:formula="of:=SUM([.Q209];[.O209];[.M209];[.K209];[.I209];[.G209];[.E209];[.C209];[.S209])" office:value-type="float" office:value="1944" calcext:value-type="float">
            <text:p>1944</text:p>
          </table:table-cell>
          <table:table-cell table:formula="of:=1/(SUM([.B209];[.D209];[.F209];[.H209];[.J209];[.L209];[.N209];[.P209];[.R209])/SUM([.C209];[.E209];[.G209];[.I209];[.K209];[.M209];[.O209];[.Q209];[.S209])+([.AB209]/100))" office:value-type="float" office:value="9.73295445944555" calcext:value-type="float">
            <text:p>9.73295445944555</text:p>
          </table:table-cell>
          <table:table-cell table:formula="of:=1/(SUM([.B209];[.D209];[.F209];[.H209];[.J209];[.L209];[.N209];[.P209];[.R209])/SUM([.C209];[.E209];[.G209];[.I209];[.U209];[.W209];[.O209];[.Q209];[.S209])-([.AB209]/100))" office:value-type="float" office:value="13.0107447092202" calcext:value-type="float">
            <text:p>13.0107447092202</text:p>
          </table:table-cell>
          <table:table-cell table:formula="of:=1.96*SQRT((([.U209]/100)*(1-([.U209]/100)))/[.Y209])*100" office:value-type="float" office:value="1.27231492362589" calcext:value-type="float">
            <text:p>1.27231492362589</text:p>
          </table:table-cell>
          <table:table-cell table:style-name="Default" table:formula="of:=[.AB209]/[.U209]*100" office:value-type="float" office:value="14.1336012087356" calcext:value-type="float">
            <text:p>14.13360120873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style-name="Default" table:number-columns-repeated="4"/>
          <table:table-cell/>
          <table:table-cell table:style-name="ce23"/>
          <table:table-cell/>
          <table:table-cell table:style-name="ce23" table:number-columns-repeated="3"/>
          <table:table-cell/>
          <table:table-cell table:formula="of:=(SUM([.B210];[.D210];[.F210];[.H210])/SUM([.C210];[.E210];[.G210];[.I210]))*100" office:value-type="string" office:string-value="" calcext:value-type="error">
            <text:p>#DIV/0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 table:number-columns-repeated="99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Y212]" office:value-type="float" office:value="709.714285714286" calcext:value-type="float">
            <text:p>709.7142857142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Default" table:number-columns-repeated="3"/>
          <table:table-cell table:number-columns-repeated="6"/>
          <table:table-cell office:value-type="string" calcext:value-type="string">
            <text:p>Others Pull Rate</text:p>
          </table:table-cell>
          <table:table-cell table:style-name="ce23" table:formula="of:=[.U205]-[.Y212]" office:value-type="float" office:value="1.02400718811934" calcext:value-type="float">
            <text:p>1.02400718811934</text:p>
          </table:table-cell>
          <table:table-cell table:style-name="ce23" table:formula="of:=1/[.Y213]" office:value-type="float" office:value="0.976555644923325" calcext:value-type="float">
            <text:p>0.9765556449233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5];[.D215];[.F215];[.H215])/SUM([.C215];[.E215];[.G215];[.I215]))" office:value-type="float" office:value="78.0364741641337" calcext:value-type="float">
            <text:p>78.0364741641337</text:p>
          </table:table-cell>
          <table:table-cell table:formula="of:=(SUM([.B215];[.D215];[.F215];[.H215])/SUM([.C215];[.E215];[.G215];[.I215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215]/[.L215]" office:value-type="float" office:value="0.0985732348200215" calcext:value-type="float">
            <text:p>0.0985732348200215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6];[.D216];[.F216];[.H216])/SUM([.C216];[.E216];[.G216];[.I216]))" office:value-type="float" office:value="56.3026315789474" calcext:value-type="float">
            <text:p>56.3026315789474</text:p>
          </table:table-cell>
          <table:table-cell table:formula="of:=(SUM([.B216];[.D216];[.F216];[.H216])/SUM([.C216];[.E216];[.G216];[.I216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216]/[.L216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7];[.D217];[.F217];[.H217])/SUM([.C217];[.E217];[.G217];[.I217]))" office:value-type="float" office:value="132.340206185567" calcext:value-type="float">
            <text:p>132.340206185567</text:p>
          </table:table-cell>
          <table:table-cell table:formula="of:=(SUM([.B217];[.D217];[.F217];[.H217])/SUM([.C217];[.E217];[.G217];[.I217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217]/[.L217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8];[.D218];[.F218];[.H218])/SUM([.C218];[.E218];[.G218];[.I218]))" office:value-type="float" office:value="95.7985074626866" calcext:value-type="float">
            <text:p>95.7985074626866</text:p>
          </table:table-cell>
          <table:table-cell table:formula="of:=(SUM([.B218];[.D218];[.F218];[.H218])/SUM([.C218];[.E218];[.G218];[.I218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218]/[.L218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19];[.D219];[.F219];[.H219])/SUM([.C219];[.E219];[.G219];[.I219]))" office:value-type="float" office:value="611.285714285714" calcext:value-type="float">
            <text:p>611.285714285714</text:p>
          </table:table-cell>
          <table:table-cell table:formula="of:=(SUM([.B219];[.D219];[.F219];[.H219])/SUM([.C219];[.E219];[.G219];[.I219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219]/[.L219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0];[.D220];[.F220];[.H220])/SUM([.C220];[.E220];[.G220];[.I220]))" office:value-type="float" office:value="106.53112033195" calcext:value-type="float">
            <text:p>106.53112033195</text:p>
          </table:table-cell>
          <table:table-cell table:formula="of:=(SUM([.B220];[.D220];[.F220];[.H220])/SUM([.C220];[.E220];[.G220];[.I220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220]/[.L220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1];[.D221];[.F221];[.H221])/SUM([.C221];[.E221];[.G221];[.I221]))" office:value-type="float" office:value="24.2555910543131" calcext:value-type="float">
            <text:p>24.2555910543131</text:p>
          </table:table-cell>
          <table:table-cell table:formula="of:=(SUM([.B221];[.D221];[.F221];[.H221])/SUM([.C221];[.E221];[.G221];[.I221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21]/[.L221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22];[.D222];[.F222];[.H222])/SUM([.C222];[.E222];[.G222];[.I222]))" office:value-type="float" office:value="7.89189189189189" calcext:value-type="float">
            <text:p>7.89189189189189</text:p>
          </table:table-cell>
          <table:table-cell table:formula="of:=(SUM([.B222];[.D222];[.F222];[.H222])/SUM([.C222];[.E222];[.G222];[.I222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22]/[.L222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23];[.D223];[.F223];[.H223])/SUM([.C223];[.E223];[.G223];[.I223]))" office:value-type="string" office:string-value="" calcext:value-type="error">
            <text:p>#DIV/0!</text:p>
          </table:table-cell>
          <table:table-cell table:formula="of:=(SUM([.B223];[.D223];[.F223];[.H223])/SUM([.C223];[.E223];[.G223];[.I223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8];[.D228];[.F228];[.H228])/SUM([.C228];[.E228];[.G228];[.I228]))" office:value-type="float" office:value="71.523178807947" calcext:value-type="float">
            <text:p>71.523178807947</text:p>
          </table:table-cell>
          <table:table-cell table:formula="of:=(SUM([.B228];[.D228];[.F228];[.H228])/SUM([.C228];[.E228];[.G228];[.I228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28]/[.L228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29];[.D229];[.F229];[.H229])/SUM([.C229];[.E229];[.G229];[.I229]))" office:value-type="float" office:value="54.9618320610687" calcext:value-type="float">
            <text:p>54.9618320610687</text:p>
          </table:table-cell>
          <table:table-cell table:formula="of:=(SUM([.B229];[.D229];[.F229];[.H229])/SUM([.C229];[.E229];[.G229];[.I229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29]/[.L229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29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0];[.D230];[.F230];[.H230])/SUM([.C230];[.E230];[.G230];[.I230]))" office:value-type="float" office:value="158.823529411765" calcext:value-type="float">
            <text:p>158.823529411765</text:p>
          </table:table-cell>
          <table:table-cell table:formula="of:=(SUM([.B230];[.D230];[.F230];[.H230])/SUM([.C230];[.E230];[.G230];[.I230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30]/[.L230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28]-[.O229]" office:value-type="float" office:value="1.39666263193126" calcext:value-type="float">
            <text:p>1.39666263193126</text:p>
          </table:table-cell>
          <table:table-cell table:style-name="ce23" table:formula="of:=1/[.O230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1];[.D231];[.F231];[.H231])/SUM([.C231];[.E231];[.G231];[.I231]))" office:value-type="float" office:value="91.1392405063291" calcext:value-type="float">
            <text:p>91.1392405063291</text:p>
          </table:table-cell>
          <table:table-cell table:formula="of:=(SUM([.B231];[.D231];[.F231];[.H231])/SUM([.C231];[.E231];[.G231];[.I231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31]/[.L231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2];[.D232];[.F232];[.H232])/SUM([.C232];[.E232];[.G232];[.I232]))" office:value-type="float" office:value="696.774193548387" calcext:value-type="float">
            <text:p>696.774193548387</text:p>
          </table:table-cell>
          <table:table-cell table:formula="of:=(SUM([.B232];[.D232];[.F232];[.H232])/SUM([.C232];[.E232];[.G232];[.I232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33];[.D233];[.F233];[.H233])/SUM([.C233];[.E233];[.G233];[.I233]))" office:value-type="float" office:value="106.4039408867" calcext:value-type="float">
            <text:p>106.4039408867</text:p>
          </table:table-cell>
          <table:table-cell table:formula="of:=(SUM([.B233];[.D233];[.F233];[.H233])/SUM([.C233];[.E233];[.G233];[.I233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4];[.D234];[.F234];[.H234])/SUM([.C234];[.E234];[.G234];[.I234]))" office:value-type="float" office:value="23.0327868852459" calcext:value-type="float">
            <text:p>23.0327868852459</text:p>
          </table:table-cell>
          <table:table-cell table:formula="of:=(SUM([.B234];[.D234];[.F234];[.H234])/SUM([.C234];[.E234];[.G234];[.I234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34]/[.L234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35];[.D235];[.F235];[.H235])/SUM([.C235];[.E235];[.G235];[.I235]))" office:value-type="float" office:value="8.26470588235294" calcext:value-type="float">
            <text:p>8.26470588235294</text:p>
          </table:table-cell>
          <table:table-cell table:formula="of:=(SUM([.B235];[.D235];[.F235];[.H235])/SUM([.C235];[.E235];[.G235];[.I235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35]/[.L235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*100" office:value-type="string" office:string-value="" calcext:value-type="error">
            <text:p>#DIV/0!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1];[.D241];[.F241];[.F241])/SUM([.C241];[.E241];[.G241];[.G241]))" office:value-type="float" office:value="8.96296296296296" calcext:value-type="float">
            <text:p>8.96296296296296</text:p>
          </table:table-cell>
          <table:table-cell table:formula="of:=(SUM([.B241];[.D241];[.F241];[.H241])/SUM([.C241];[.E241];[.G241];[.I241]))*100" office:value-type="float" office:value="11.0765643218033" calcext:value-type="float">
            <text:p>11.0765643218033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2];[.D242];[.F242];[.F242])/SUM([.C242];[.E242];[.G242];[.G242]))" office:value-type="float" office:value="19.769014084507" calcext:value-type="float">
            <text:p>19.769014084507</text:p>
          </table:table-cell>
          <table:table-cell table:formula="of:=(SUM([.B242];[.D242];[.F242];[.H242])/SUM([.C242];[.E242];[.G242];[.I242]))*100" office:value-type="float" office:value="5.16906335017489" calcext:value-type="float">
            <text:p>5.16906335017489</text:p>
          </table:table-cell>
          <table:table-cell/>
          <table:table-cell table:formula="of:=[.K242]/[.L24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3];[.D243];[.F243];[.F243])/SUM([.C243];[.E243];[.G243];[.G243]))" office:value-type="float" office:value="81.6046511627907" calcext:value-type="float">
            <text:p>81.6046511627907</text:p>
          </table:table-cell>
          <table:table-cell table:formula="of:=(SUM([.B243];[.D243];[.F243];[.H243])/SUM([.C243];[.E243];[.G243];[.I243]))*100" office:value-type="float" office:value="1.14652157015157" calcext:value-type="float">
            <text:p>1.14652157015157</text:p>
          </table:table-cell>
          <table:table-cell/>
          <table:table-cell table:formula="of:=[.K243]/[.L243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108.248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4];[.D244];[.F244];[.F244])/SUM([.C244];[.E244];[.G244];[.G244]))" office:value-type="float" office:value="31.6126126126126" calcext:value-type="float">
            <text:p>31.6126126126126</text:p>
          </table:table-cell>
          <table:table-cell table:formula="of:=(SUM([.B244];[.D244];[.F244];[.H244])/SUM([.C244];[.E244];[.G244];[.I244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44]/[.L244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5];[.D245];[.F245];[.F245])/SUM([.C245];[.E245];[.G245];[.G245]))" office:value-type="float" office:value="17.2432432432432" calcext:value-type="float">
            <text:p>17.2432432432432</text:p>
          </table:table-cell>
          <table:table-cell table:formula="of:=(SUM([.B245];[.D245];[.F245];[.H245])/SUM([.C245];[.E245];[.G245];[.I245]))*100" office:value-type="float" office:value="5.73260785075787" calcext:value-type="float">
            <text:p>5.73260785075787</text:p>
          </table:table-cell>
          <table:table-cell/>
          <table:table-cell table:formula="of:=[.K245]/[.L245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6];[.D246];[.F246];[.F246])/SUM([.C246];[.E246];[.G246];[.G246]))" office:value-type="float" office:value="4.45587301587302" calcext:value-type="float">
            <text:p>4.45587301587302</text:p>
          </table:table-cell>
          <table:table-cell table:formula="of:=(SUM([.B246];[.D246];[.F246];[.H246])/SUM([.C246];[.E246];[.G246];[.I246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46]/[.L246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7];[.D247];[.F247];[.F247])/SUM([.C247];[.E247];[.G247];[.G247]))" office:value-type="float" office:value="15.9438943894389" calcext:value-type="float">
            <text:p>15.9438943894389</text:p>
          </table:table-cell>
          <table:table-cell table:formula="of:=(SUM([.B247];[.D247];[.F247];[.H247])/SUM([.C247];[.E247];[.G247];[.I247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47]/[.L247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8];[.D248];[.F248];[.F248])/SUM([.C248];[.E248];[.G248];[.G248]))" office:value-type="float" office:value="28.0872093023256" calcext:value-type="float">
            <text:p>28.0872093023256</text:p>
          </table:table-cell>
          <table:table-cell table:formula="of:=(SUM([.B248];[.D248];[.F248];[.H248])/SUM([.C248];[.E248];[.G248];[.I248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48]/[.L248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49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49];[.D249];[.F249];[.F249])/SUM([.C249];[.E249];[.G249];[.G249]))" office:value-type="float" office:value="98.8450704225352" calcext:value-type="float">
            <text:p>98.8450704225352</text:p>
          </table:table-cell>
          <table:table-cell table:formula="of:=(SUM([.B249];[.D249];[.F249];[.H249])/SUM([.C249];[.E249];[.G249];[.I249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49]/[.L249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50];[.D250];[.F250];[.F250])/SUM([.C250];[.E250];[.G250];[.G250]))" office:value-type="float" office:value="192.588235294118" calcext:value-type="float">
            <text:p>192.588235294118</text:p>
          </table:table-cell>
          <table:table-cell table:formula="of:=(SUM([.B250];[.D250];[.F250];[.H250])/SUM([.C250];[.E250];[.G250];[.I250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50]/[.L250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5];[.D255];[.F255];[.H255])/SUM([.C255];[.E255];[.G255];[.I255]))" office:value-type="float" office:value="5.59443339960239" calcext:value-type="float">
            <text:p>5.59443339960239</text:p>
          </table:table-cell>
          <table:table-cell table:formula="of:=(SUM([.B255];[.D255];[.F255];[.H255])/SUM([.C255];[.E255];[.G255];[.I255]))*100" office:value-type="float" office:value="17.8749111584932" calcext:value-type="float">
            <text:p>17.8749111584932</text:p>
          </table:table-cell>
          <table:table-cell/>
          <table:table-cell table:formula="of:=[.K255]/[.L25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6];[.D256];[.F256];[.H256])/SUM([.C256];[.E256];[.G256];[.I256]))" office:value-type="float" office:value="7.56293706293706" calcext:value-type="float">
            <text:p>7.56293706293706</text:p>
          </table:table-cell>
          <table:table-cell table:formula="of:=(SUM([.B256];[.D256];[.F256];[.H256])/SUM([.C256];[.E256];[.G256];[.I256]))*100" office:value-type="float" office:value="13.2223763291724" calcext:value-type="float">
            <text:p>13.2223763291724</text:p>
          </table:table-cell>
          <table:table-cell/>
          <table:table-cell table:formula="of:=[.K256]/[.L25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7];[.D257];[.F257];[.H257])/SUM([.C257];[.E257];[.G257];[.I257]))" office:value-type="float" office:value="22.53125" calcext:value-type="float">
            <text:p>22.53125</text:p>
          </table:table-cell>
          <table:table-cell table:formula="of:=(SUM([.B257];[.D257];[.F257];[.H257])/SUM([.C257];[.E257];[.G257];[.I257]))*100" office:value-type="float" office:value="4.43828016643551" calcext:value-type="float">
            <text:p>4.43828016643551</text:p>
          </table:table-cell>
          <table:table-cell/>
          <table:table-cell table:formula="of:=[.K257]/[.L257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58];[.D258];[.F258];[.H258])/SUM([.C258];[.E258];[.G258];[.I258]))" office:value-type="float" office:value="36.05" calcext:value-type="float">
            <text:p>36.05</text:p>
          </table:table-cell>
          <table:table-cell table:formula="of:=(SUM([.B258];[.D258];[.F258];[.H258])/SUM([.C258];[.E258];[.G258];[.I258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58]/[.L258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59];[.D259];[.F259];[.H259])/SUM([.C259];[.E259];[.G259];[.I259]))" office:value-type="float" office:value="81.622641509434" calcext:value-type="float">
            <text:p>81.622641509434</text:p>
          </table:table-cell>
          <table:table-cell table:formula="of:=(SUM([.B259];[.D259];[.F259];[.H259])/SUM([.C259];[.E259];[.G259];[.I259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59]/[.L259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0];[.D260];[.F260];[.H260])/SUM([.C260];[.E260];[.G260];[.I260]))" office:value-type="float" office:value="72.1" calcext:value-type="float">
            <text:p>72.1</text:p>
          </table:table-cell>
          <table:table-cell table:formula="of:=(SUM([.B260];[.D260];[.F260];[.H260])/SUM([.C260];[.E260];[.G260];[.I260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60]/[.L260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61];[.D261];[.F261];[.H261])/SUM([.C261];[.E261];[.G261];[.I261]))" office:value-type="float" office:value="96.1333333333333" calcext:value-type="float">
            <text:p>96.1333333333333</text:p>
          </table:table-cell>
          <table:table-cell table:formula="of:=(SUM([.B261];[.D261];[.F261];[.H261])/SUM([.C261];[.E261];[.G261];[.I261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61]/[.L261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62];[.D262];[.F262];[.H262])/SUM([.C262];[.E262];[.G262];[.I262]))" office:value-type="float" office:value="17.8760330578512" calcext:value-type="float">
            <text:p>17.8760330578512</text:p>
          </table:table-cell>
          <table:table-cell table:formula="of:=(SUM([.B262];[.D262];[.F262];[.H262])/SUM([.C262];[.E262];[.G262];[.I262]))*100" office:value-type="float" office:value="5.59408229311142" calcext:value-type="float">
            <text:p>5.59408229311142</text:p>
          </table:table-cell>
          <table:table-cell/>
          <table:table-cell table:formula="of:=[.K262]/[.L262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55:.K261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7];[.D267];[.F267];[.H267])/SUM([.C267];[.E267];[.G267];[.I267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68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8];[.D268];[.F268];[.H268])/SUM([.C268];[.E268];[.G268];[.I268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69];[.D269];[.F269];[.H269])/SUM([.C269];[.E269];[.G269];[.I269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0];[.D270];[.F270];[.H270])/SUM([.C270];[.E270];[.G270];[.I270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1];[.D271];[.F271];[.H271])/SUM([.C271];[.E271];[.G271];[.I271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72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2];[.D272];[.F272];[.H272])/SUM([.C272];[.E272];[.G272];[.I272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73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73];[.D273];[.F273];[.H273])/SUM([.C273];[.E273];[.G273];[.I273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74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74];[.D274];[.F274];[.H274])/SUM([.C274];[.E274];[.G274];[.I274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83];[.D283];[.F283];[.H283])/SUM([.C283];[.E283];[.G283];[.I283]))" office:value-type="float" office:value="5.72944297082228" calcext:value-type="float">
            <text:p>5.72944297082228</text:p>
          </table:table-cell>
          <table:table-cell table:formula="of:=(SUM([.B283];[.D283];[.F283];[.H283])/SUM([.C283];[.E283];[.G283];[.I283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84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4];[.D284];[.F284];[.H284])/SUM([.C284];[.E284];[.G284];[.I284]))" office:value-type="float" office:value="7.04020842667729" calcext:value-type="float">
            <text:p>7.04020842667729</text:p>
          </table:table-cell>
          <table:table-cell table:formula="of:=(SUM([.B284];[.D284];[.F284];[.H284])/SUM([.C284];[.E284];[.G284];[.I284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85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5];[.D285];[.F285];[.H285])/SUM([.C285];[.E285];[.G285];[.I285]))" office:value-type="float" office:value="44.7120198134584" calcext:value-type="float">
            <text:p>44.7120198134584</text:p>
          </table:table-cell>
          <table:table-cell table:formula="of:=(SUM([.B285];[.D285];[.F285];[.H285])/SUM([.C285];[.E285];[.G285];[.I285]))*100" office:value-type="float" office:value="2.2365350618739" calcext:value-type="float">
            <text:p>2.23653506187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6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6];[.D286];[.F286];[.H286])/SUM([.C286];[.E286];[.G286];[.I286]))" office:value-type="float" office:value="35.0080970407121" calcext:value-type="float">
            <text:p>35.0080970407121</text:p>
          </table:table-cell>
          <table:table-cell table:formula="of:=(SUM([.B286];[.D286];[.F286];[.H286])/SUM([.C286];[.E286];[.G286];[.I286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87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7];[.D287];[.F287];[.H287])/SUM([.C287];[.E287];[.G287];[.I287]))" office:value-type="float" office:value="109.150785023766" calcext:value-type="float">
            <text:p>109.150785023766</text:p>
          </table:table-cell>
          <table:table-cell table:formula="of:=(SUM([.B287];[.D287];[.F287];[.H287])/SUM([.C287];[.E287];[.G287];[.I287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8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8];[.D288];[.F288];[.H288])/SUM([.C288];[.E288];[.G288];[.I288]))" office:value-type="float" office:value="81.8576920665088" calcext:value-type="float">
            <text:p>81.8576920665088</text:p>
          </table:table-cell>
          <table:table-cell table:formula="of:=(SUM([.B288];[.D288];[.F288];[.H288])/SUM([.C288];[.E288];[.G288];[.I288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89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89];[.D289];[.F289];[.H289])/SUM([.C289];[.E289];[.G289];[.I289]))" office:value-type="float" office:value="107.55005165191" calcext:value-type="float">
            <text:p>107.55005165191</text:p>
          </table:table-cell>
          <table:table-cell table:formula="of:=(SUM([.B289];[.D289];[.F289];[.H289])/SUM([.C289];[.E289];[.G289];[.I289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83:.K289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6];[.D296];[.F296];[.H296])/SUM([.C296];[.E296];[.G296];[.I296]))" office:value-type="float" office:value="56.0454545454545" calcext:value-type="float">
            <text:p>56.0454545454545</text:p>
          </table:table-cell>
          <table:table-cell table:formula="of:=(SUM([.B296];[.D296];[.F296];[.H296])/SUM([.C296];[.E296];[.G296];[.I296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96]/[.L296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7];[.D297];[.F297];[.H297])/SUM([.C297];[.E297];[.G297];[.I297]))" office:value-type="float" office:value="62.9756097560976" calcext:value-type="float">
            <text:p>62.9756097560976</text:p>
          </table:table-cell>
          <table:table-cell table:formula="of:=(SUM([.B297];[.D297];[.F297];[.H297])/SUM([.C297];[.E297];[.G297];[.I297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97]/[.L297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8];[.D298];[.F298];[.H298])/SUM([.C298];[.E298];[.G298];[.I298]))" office:value-type="float" office:value="78.2424242424243" calcext:value-type="float">
            <text:p>78.2424242424243</text:p>
          </table:table-cell>
          <table:table-cell table:formula="of:=(SUM([.B298];[.D298];[.F298];[.H298])/SUM([.C298];[.E298];[.G298];[.I298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98]/[.L298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99];[.D299];[.F299];[.H299])/SUM([.C299];[.E299];[.G299];[.I299]))" office:value-type="float" office:value="47.7142857142857" calcext:value-type="float">
            <text:p>47.7142857142857</text:p>
          </table:table-cell>
          <table:table-cell table:formula="of:=(SUM([.B299];[.D299];[.F299];[.H299])/SUM([.C299];[.E299];[.G299];[.I299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99]/[.L299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0];[.D300];[.F300];[.H300])/SUM([.C300];[.E300];[.G300];[.I300]))" office:value-type="float" office:value="76.1818181818182" calcext:value-type="float">
            <text:p>76.1818181818182</text:p>
          </table:table-cell>
          <table:table-cell table:formula="of:=(SUM([.B300];[.D300];[.F300];[.H300])/SUM([.C300];[.E300];[.G300];[.I300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1];[.D301];[.F301];[.H301])/SUM([.C301];[.E301];[.G301];[.I301]))" office:value-type="float" office:value="6.60358056265985" calcext:value-type="float">
            <text:p>6.60358056265985</text:p>
          </table:table-cell>
          <table:table-cell table:formula="of:=(SUM([.B301];[.D301];[.F301];[.H301])/SUM([.C301];[.E301];[.G301];[.I301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301]/[.L301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2];[.D302];[.F302];[.H302])/SUM([.C302];[.E302];[.G302];[.I302]))" office:value-type="float" office:value="4.52892561983471" calcext:value-type="float">
            <text:p>4.52892561983471</text:p>
          </table:table-cell>
          <table:table-cell table:formula="of:=(SUM([.B302];[.D302];[.F302];[.H302])/SUM([.C302];[.E302];[.G302];[.I302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302]/[.L302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303];[.D303];[.F303];[.H303])/SUM([.C303];[.E303];[.G303];[.I303]))" office:value-type="float" office:value="9.15027829313544" calcext:value-type="float">
            <text:p>9.15027829313544</text:p>
          </table:table-cell>
          <table:table-cell table:formula="of:=(SUM([.B303];[.D303];[.F303];[.H303])/SUM([.C303];[.E303];[.G303];[.I303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303]/[.L303]" office:value-type="float" office:value="0.312246553122466" calcext:value-type="float">
            <text:p>0.312246553122466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304];[.D304];[.F304];[.H304])/SUM([.C304];[.E304];[.G304];[.I304]))" office:value-type="float" office:value="30.3636363636364" calcext:value-type="float">
            <text:p>30.3636363636364</text:p>
          </table:table-cell>
          <table:table-cell table:formula="of:=(SUM([.B304];[.D304];[.F304];[.H304])/SUM([.C304];[.E304];[.G304];[.I304]))*100" office:value-type="float" office:value="3.2934131736527" calcext:value-type="float">
            <text:p>3.2934131736527</text:p>
          </table:table-cell>
          <table:table-cell office:value-type="float" office:value="9" calcext:value-type="float">
            <text:p>9</text:p>
          </table:table-cell>
          <table:table-cell table:formula="of:=[.K304]/[.L304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9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09];[.D309];[.F309];[.H309])/SUM([.C309];[.E309];[.G309];[.I309]))" office:value-type="float" office:value="111.111111111111" calcext:value-type="float">
            <text:p>111.111111111111</text:p>
          </table:table-cell>
          <table:table-cell table:formula="of:=(SUM([.B309];[.D309];[.F309];[.H309])/SUM([.C309];[.E309];[.G309];[.I309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309]/[.L309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10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0];[.D310];[.F310];[.H310])/SUM([.C310];[.E310];[.G310];[.I310]))" office:value-type="float" office:value="69.4444444444444" calcext:value-type="float">
            <text:p>69.4444444444444</text:p>
          </table:table-cell>
          <table:table-cell table:formula="of:=(SUM([.B310];[.D310];[.F310];[.H310])/SUM([.C310];[.E310];[.G310];[.I310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1];[.D311];[.F311];[.H311])/SUM([.C311];[.E311];[.G311];[.I311]))" office:value-type="float" office:value="31.3846153846154" calcext:value-type="float">
            <text:p>31.3846153846154</text:p>
          </table:table-cell>
          <table:table-cell table:formula="of:=(SUM([.B311];[.D311];[.F311];[.H311])/SUM([.C311];[.E311];[.G311];[.I311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311]/[.L311]" office:value-type="float" office:value="0.187427912341407" calcext:value-type="float">
            <text:p>0.187427912341407</text:p>
          </table:table-cell>
          <table:table-cell table:formula="of:=([.K311]-([.M312]*([.L311]-4)))/4" office:value-type="float" office:value="0.16226397966594" calcext:value-type="float">
            <text:p>0.16226397966594</text:p>
          </table:table-cell>
          <table:table-cell table:style-name="ce23" table:formula="of:=1/(4*[.N311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312];[.D312];[.F312];[.H312])/SUM([.C312];[.E312];[.G312];[.I312]))" office:value-type="float" office:value="85.3953488372093" calcext:value-type="float">
            <text:p>85.3953488372093</text:p>
          </table:table-cell>
          <table:table-cell table:formula="of:=(SUM([.B312];[.D312];[.F312];[.H312])/SUM([.C312];[.E312];[.G312];[.I312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312]/[.L312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313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313];[.D313];[.F313];[.H313])/SUM([.C313];[.E313];[.G313];[.I313]))" office:value-type="float" office:value="8.28006904735545" calcext:value-type="float">
            <text:p>8.28006904735545</text:p>
          </table:table-cell>
          <table:table-cell table:formula="of:=(SUM([.B313];[.D313];[.F313];[.H313])/SUM([.C313];[.E313];[.G313];[.I313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313]/[.L313]" office:value-type="float" office:value="0.710423174919685" calcext:value-type="float">
            <text:p>0.710423174919685</text:p>
          </table:table-cell>
          <table:table-cell table:formula="of:=1/([.M312]*([.L311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4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4];[.D324];[.F324];[.H324])/SUM([.C324];[.E324];[.G324];[.I324]))" office:value-type="float" office:value="31.8471337579618" calcext:value-type="float">
            <text:p>31.8471337579618</text:p>
          </table:table-cell>
          <table:table-cell table:formula="of:=(SUM([.B324];[.D324];[.F324];[.H324])/SUM([.C324];[.E324];[.G324];[.I324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24]/[.L324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5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25];[.D325];[.F325];[.H325])/SUM([.C325];[.E325];[.G325];[.I325]))" office:value-type="float" office:value="79.3650793650794" calcext:value-type="float">
            <text:p>79.3650793650794</text:p>
          </table:table-cell>
          <table:table-cell table:formula="of:=(SUM([.B325];[.D325];[.F325];[.H325])/SUM([.C325];[.E325];[.G325];[.I325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1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1];[.D331];[.F331];[.H331])/SUM([.C331];[.E331];[.G331];[.I331]))" office:value-type="float" office:value="47.8468899521531" calcext:value-type="float">
            <text:p>47.8468899521531</text:p>
          </table:table-cell>
          <table:table-cell table:formula="of:=(SUM([.B331];[.D331];[.F331];[.H331])/SUM([.C331];[.E331];[.G331];[.I331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31]/[.L331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2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32];[.D332];[.F332];[.H332])/SUM([.C332];[.E332];[.G332];[.I332]))" office:value-type="float" office:value="59.1715976331361" calcext:value-type="float">
            <text:p>59.1715976331361</text:p>
          </table:table-cell>
          <table:table-cell table:formula="of:=(SUM([.B332];[.D332];[.F332];[.H332])/SUM([.C332];[.E332];[.G332];[.I332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32]/[.L332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6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6];[.D336];[.F336];[.H336])/SUM([.C336];[.E336];[.G336];[.I336]))" office:value-type="float" office:value="43.6681222707424" calcext:value-type="float">
            <text:p>43.6681222707424</text:p>
          </table:table-cell>
          <table:table-cell table:formula="of:=(SUM([.B336];[.D336];[.F336];[.H336])/SUM([.C336];[.E336];[.G336];[.I336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36]/[.L336]" office:value-type="float" office:value="0.254444444444445" calcext:value-type="float">
            <text:p>0.25444444444444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7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37];[.D337];[.F337];[.H337])/SUM([.C337];[.E337];[.G337];[.I337]))" office:value-type="float" office:value="78.740157480315" calcext:value-type="float">
            <text:p>78.740157480315</text:p>
          </table:table-cell>
          <table:table-cell table:formula="of:=(SUM([.B337];[.D337];[.F337];[.H337])/SUM([.C337];[.E337];[.G337];[.I337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37]/[.L337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1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1];[.D341];[.F341];[.H341])/SUM([.C341];[.E341];[.G341];[.I341]))" office:value-type="float" office:value="42.9184549356223" calcext:value-type="float">
            <text:p>42.9184549356223</text:p>
          </table:table-cell>
          <table:table-cell table:formula="of:=(SUM([.B341];[.D341];[.F341];[.H341])/SUM([.C341];[.E341];[.G341];[.I341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41]/[.L341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2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42];[.D342];[.F342];[.H342])/SUM([.C342];[.E342];[.G342];[.I342]))" office:value-type="float" office:value="50.761421319797" calcext:value-type="float">
            <text:p>50.761421319797</text:p>
          </table:table-cell>
          <table:table-cell table:formula="of:=(SUM([.B342];[.D342];[.F342];[.H342])/SUM([.C342];[.E342];[.G342];[.I342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42]/[.L342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6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6];[.D346];[.F346];[.H346])/SUM([.C346];[.E346];[.G346];[.I346]))" office:value-type="float" office:value="30.5810397553517" calcext:value-type="float">
            <text:p>30.5810397553517</text:p>
          </table:table-cell>
          <table:table-cell table:formula="of:=(SUM([.B346];[.D346];[.F346];[.H346])/SUM([.C346];[.E346];[.G346];[.I346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46]/[.L346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7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47];[.D347];[.F347];[.H347])/SUM([.C347];[.E347];[.G347];[.I347]))" office:value-type="float" office:value="84.7457627118644" calcext:value-type="float">
            <text:p>84.7457627118644</text:p>
          </table:table-cell>
          <table:table-cell table:formula="of:=(SUM([.B347];[.D347];[.F347];[.H347])/SUM([.C347];[.E347];[.G347];[.I347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47]/[.L347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51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1];[.D351];[.F351];[.H351])/SUM([.C351];[.E351];[.G351];[.I351]))" office:value-type="float" office:value="35.7142857142857" calcext:value-type="float">
            <text:p>35.7142857142857</text:p>
          </table:table-cell>
          <table:table-cell table:formula="of:=(SUM([.B351];[.D351];[.F351];[.H351])/SUM([.C351];[.E351];[.G351];[.I351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51]/[.L351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52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52];[.D352];[.F352];[.H352])/SUM([.C352];[.E352];[.G352];[.I352]))" office:value-type="float" office:value="85.4700854700855" calcext:value-type="float">
            <text:p>85.4700854700855</text:p>
          </table:table-cell>
          <table:table-cell table:formula="of:=(SUM([.B352];[.D352];[.F352];[.H352])/SUM([.C352];[.E352];[.G352];[.I352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52]/[.L352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6];[.D356];[.F356];[.H356])/SUM([.C356];[.E356];[.G356];[.I356]))" office:value-type="float" office:value="37.2222222222222" calcext:value-type="float">
            <text:p>37.2222222222222</text:p>
          </table:table-cell>
          <table:table-cell table:formula="of:=(SUM([.B356];[.D356];[.F356];[.H356])/SUM([.C356];[.E356];[.G356];[.I356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56]/[.L356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57];[.D357];[.F357];[.H357])/SUM([.C357];[.E357];[.G357];[.I357]))" office:value-type="float" office:value="80.4" calcext:value-type="float">
            <text:p>80.4</text:p>
          </table:table-cell>
          <table:table-cell table:formula="of:=(SUM([.B357];[.D357];[.F357];[.H357])/SUM([.C357];[.E357];[.G357];[.I357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57]/[.L357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58];[.D358];[.F358];[.H358])/SUM([.C358];[.E358];[.G358];[.I358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1];[.D361];[.F361];[.H361])/SUM([.C361];[.E361];[.G361];[.I361]))" office:value-type="float" office:value="34.8" calcext:value-type="float">
            <text:p>34.8</text:p>
          </table:table-cell>
          <table:table-cell table:formula="of:=(SUM([.B361];[.D361];[.F361];[.H361])/SUM([.C361];[.E361];[.G361];[.I361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61]/[.L36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62];[.D362];[.F362];[.H362])/SUM([.C362];[.E362];[.G362];[.I362]))" office:value-type="float" office:value="139.2" calcext:value-type="float">
            <text:p>139.2</text:p>
          </table:table-cell>
          <table:table-cell table:formula="of:=(SUM([.B362];[.D362];[.F362];[.H362])/SUM([.C362];[.E362];[.G362];[.I362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62]/[.L362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63];[.D363];[.F363];[.H363])/SUM([.C363];[.E363];[.G363];[.I363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68]+[.B369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68]+[.D369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6];[.D366];[.F366];[.H366])/SUM([.C366];[.E366];[.G366];[.I366]))" office:value-type="float" office:value="23.8064447866825" calcext:value-type="float">
            <text:p>23.8064447866825</text:p>
          </table:table-cell>
          <table:table-cell table:formula="of:=(SUM([.B366];[.D366];[.F366];[.H366])/SUM([.C366];[.E366];[.G366];[.I366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66]/[.L366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67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7];[.D367];[.F367];[.H367])/SUM([.C367];[.E367];[.G367];[.I367]))" office:value-type="float" office:value="121.145045018097" calcext:value-type="float">
            <text:p>121.145045018097</text:p>
          </table:table-cell>
          <table:table-cell table:formula="of:=(SUM([.B367];[.D367];[.F367];[.H367])/SUM([.C367];[.E367];[.G367];[.I367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67]/[.L367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68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8];[.D368];[.F368];[.H368])/SUM([.C368];[.E368];[.G368];[.I368]))" office:value-type="float" office:value="35.5319260935937" calcext:value-type="float">
            <text:p>35.5319260935937</text:p>
          </table:table-cell>
          <table:table-cell table:formula="of:=(SUM([.B368];[.D368];[.F368];[.H368])/SUM([.C368];[.E368];[.G368];[.I368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68]/[.L368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69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69];[.D369];[.F369];[.H369])/SUM([.C369];[.E369];[.G369];[.I369]))" office:value-type="float" office:value="72.1410758817243" calcext:value-type="float">
            <text:p>72.1410758817243</text:p>
          </table:table-cell>
          <table:table-cell table:formula="of:=(SUM([.B369];[.D369];[.F369];[.H369])/SUM([.C369];[.E369];[.G369];[.I369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69]/[.L369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70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0];[.D370];[.F370];[.H370])/SUM([.C370];[.E370];[.G370];[.I370]))" office:value-type="float" office:value="8.97278255956931" calcext:value-type="float">
            <text:p>8.97278255956931</text:p>
          </table:table-cell>
          <table:table-cell table:formula="of:=(SUM([.B370];[.D370];[.F370];[.H370])/SUM([.C370];[.E370];[.G370];[.I370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70]/[.L370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71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1];[.D371];[.F371];[.H371])/SUM([.C371];[.E371];[.G371];[.I371]))" office:value-type="float" office:value="69.1161663566394" calcext:value-type="float">
            <text:p>69.1161663566394</text:p>
          </table:table-cell>
          <table:table-cell table:formula="of:=(SUM([.B371];[.D371];[.F371];[.H371])/SUM([.C371];[.E371];[.G371];[.I371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71]/[.L371]" office:value-type="float" office:value="0.180854938271605" calcext:value-type="float">
            <text:p>0.180854938271605</text:p>
          </table:table-cell>
          <table:table-cell/>
          <table:table-cell table:style-name="ce23" table:formula="of:=SUM([.O374:.O432])" office:value-type="float" office:value="22" calcext:value-type="float">
            <text:p>22</text:p>
          </table:table-cell>
          <table:table-cell table:style-name="ce23" table:formula="of:=1/([.O371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72];[.D372];[.F372];[.H372])/SUM([.C372];[.E372];[.G372];[.I372]))" office:value-type="float" office:value="6.27906976744186" calcext:value-type="float">
            <text:p>6.27906976744186</text:p>
          </table:table-cell>
          <table:table-cell table:formula="of:=(SUM([.B372];[.D372];[.F372];[.H372])/SUM([.C372];[.E372];[.G372];[.I372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67:.K372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3:.K386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3];[.D383];[.F383];[.H383])/SUM([.C383];[.E383];[.G383];[.I383]))" office:value-type="float" office:value="14.4597701149425" calcext:value-type="float">
            <text:p>14.4597701149425</text:p>
          </table:table-cell>
          <table:table-cell table:formula="of:=(SUM([.B383];[.D383];[.F383];[.H383])/SUM([.C383];[.E383];[.G383];[.I383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84];[.D384];[.F384];[.H384])/SUM([.C384];[.E384];[.G384];[.I384]))" office:value-type="float" office:value="4.95609756097561" calcext:value-type="float">
            <text:p>4.95609756097561</text:p>
          </table:table-cell>
          <table:table-cell table:formula="of:=(SUM([.B384];[.D384];[.F384];[.H384])/SUM([.C384];[.E384];[.G384];[.I384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5];[.D385];[.F385];[.H385])/SUM([.C385];[.E385];[.G385];[.I385]))" office:value-type="float" office:value="132.421052631579" calcext:value-type="float">
            <text:p>132.421052631579</text:p>
          </table:table-cell>
          <table:table-cell table:formula="of:=(SUM([.B385];[.D385];[.F385];[.H385])/SUM([.C385];[.E385];[.G385];[.I385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6];[.D386];[.F386];[.H386])/SUM([.C386];[.E386];[.G386];[.I386]))" office:value-type="float" office:value="17.7183098591549" calcext:value-type="float">
            <text:p>17.7183098591549</text:p>
          </table:table-cell>
          <table:table-cell table:formula="of:=(SUM([.B386];[.D386];[.F386];[.H386])/SUM([.C386];[.E386];[.G386];[.I386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87];[.D387];[.F387];[.H387])/SUM([.C387];[.E387];[.G387];[.I387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87];[.D387];[.F387];[.H387])/(SUM([.C387];[.E387];[.G387];[.I387])*(1-([.K382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2:.K395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2];[.D392];[.F392];[.H392])/SUM([.C392];[.E392];[.G392];[.I392]))" office:value-type="float" office:value="7.65957446808511" calcext:value-type="float">
            <text:p>7.65957446808511</text:p>
          </table:table-cell>
          <table:table-cell table:formula="of:=(SUM([.B392];[.D392];[.F392];[.H392])/SUM([.C392];[.E392];[.G392];[.I392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3];[.D393];[.F393];[.H393])/SUM([.C393];[.E393];[.G393];[.I393]))" office:value-type="float" office:value="7.12871287128713" calcext:value-type="float">
            <text:p>7.12871287128713</text:p>
          </table:table-cell>
          <table:table-cell table:formula="of:=(SUM([.B393];[.D393];[.F393];[.H393])/SUM([.C393];[.E393];[.G393];[.I393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4];[.D394];[.F394];[.H394])/SUM([.C394];[.E394];[.G394];[.I394]))" office:value-type="float" office:value="102.857142857143" calcext:value-type="float">
            <text:p>102.857142857143</text:p>
          </table:table-cell>
          <table:table-cell table:formula="of:=(SUM([.B394];[.D394];[.F394];[.H394])/SUM([.C394];[.E394];[.G394];[.I394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5];[.D395];[.F395];[.H395])/SUM([.C395];[.E395];[.G395];[.I395]))" office:value-type="float" office:value="18" calcext:value-type="float">
            <text:p>18</text:p>
          </table:table-cell>
          <table:table-cell table:formula="of:=(SUM([.B395];[.D395];[.F395];[.H395])/SUM([.C395];[.E395];[.G395];[.I395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96];[.D396];[.F396];[.H396])/SUM([.C396];[.E396];[.G396];[.I396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96];[.D396];[.F396];[.H396])/(SUM([.C396];[.E396];[.G396];[.I396])*(1-([.K391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01:.K404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0.5263157894737" calcext:value-type="float">
            <text:p>10.5263157894737</text:p>
          </table:table-cell>
          <table:table-cell table:formula="of:=(SUM([.B401];[.D401];[.F401];[.H401])/SUM([.C401];[.E401];[.G401];[.I401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02];[.D402];[.F402];[.H402])/SUM([.C402];[.E402];[.G402];[.I402]))" office:value-type="string" office:string-value="" calcext:value-type="error">
            <text:p>#DIV/0!</text:p>
          </table:table-cell>
          <table:table-cell table:formula="of:=(SUM([.B402];[.D402];[.F402];[.H402])/SUM([.C402];[.E402];[.G402];[.I402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3];[.D403];[.F403];[.H403])/SUM([.C403];[.E403];[.G403];[.I403]))" office:value-type="float" office:value="166.666666666667" calcext:value-type="float">
            <text:p>166.666666666667</text:p>
          </table:table-cell>
          <table:table-cell table:formula="of:=(SUM([.B403];[.D403];[.F403];[.H403])/SUM([.C403];[.E403];[.G403];[.I403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4];[.D404];[.F404];[.H404])/SUM([.C404];[.E404];[.G404];[.I404]))" office:value-type="float" office:value="20.4081632653061" calcext:value-type="float">
            <text:p>20.4081632653061</text:p>
          </table:table-cell>
          <table:table-cell table:formula="of:=(SUM([.B404];[.D404];[.F404];[.H404])/SUM([.C404];[.E404];[.G404];[.I404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5];[.D405];[.F405];[.H405])/SUM([.C405];[.E405];[.G405];[.I405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405];[.D405];[.F405];[.H405])/(SUM([.C405];[.E405];[.G405];[.I405])*(1-([.K400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0:.K41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0];[.D410];[.F410];[.H410])/SUM([.C410];[.E410];[.G410];[.I410]))" office:value-type="float" office:value="11.1111111111111" calcext:value-type="float">
            <text:p>11.1111111111111</text:p>
          </table:table-cell>
          <table:table-cell table:formula="of:=(SUM([.B410];[.D410];[.F410];[.H410])/SUM([.C410];[.E410];[.G410];[.I410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411];[.D411];[.F411];[.H411])/SUM([.C411];[.E411];[.G411];[.I411]))" office:value-type="string" office:string-value="" calcext:value-type="error">
            <text:p>#DIV/0!</text:p>
          </table:table-cell>
          <table:table-cell table:formula="of:=(SUM([.B411];[.D411];[.F411];[.H411])/SUM([.C411];[.E411];[.G411];[.I41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2];[.D412];[.F412];[.H412])/SUM([.C412];[.E412];[.G412];[.I412]))" office:value-type="float" office:value="136.363636363636" calcext:value-type="float">
            <text:p>136.363636363636</text:p>
          </table:table-cell>
          <table:table-cell table:formula="of:=(SUM([.B412];[.D412];[.F412];[.H412])/SUM([.C412];[.E412];[.G412];[.I412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3];[.D413];[.F413];[.H413])/SUM([.C413];[.E413];[.G413];[.I413]))" office:value-type="float" office:value="18.5185185185185" calcext:value-type="float">
            <text:p>18.5185185185185</text:p>
          </table:table-cell>
          <table:table-cell table:formula="of:=(SUM([.B413];[.D413];[.F413];[.H413])/SUM([.C413];[.E413];[.G413];[.I413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414];[.D414];[.F414];[.H414])/SUM([.C414];[.E414];[.G414];[.I414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414];[.D414];[.F414];[.H414])/(SUM([.C414];[.E414];[.G414];[.I414])*(1-([.K40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419:.K422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19];[.D419];[.F419];[.H419])/SUM([.C419];[.E419];[.G419];[.I419]))" office:value-type="float" office:value="8.84955752212389" calcext:value-type="float">
            <text:p>8.84955752212389</text:p>
          </table:table-cell>
          <table:table-cell table:formula="of:=(SUM([.B419];[.D419];[.F419];[.H419])/SUM([.C419];[.E419];[.G419];[.I419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0];[.D420];[.F420];[.H420])/SUM([.C420];[.E420];[.G420];[.I420]))" office:value-type="string" office:string-value="" calcext:value-type="error">
            <text:p>#DIV/0!</text:p>
          </table:table-cell>
          <table:table-cell table:formula="of:=(SUM([.B420];[.D420];[.F420];[.H420])/SUM([.C420];[.E420];[.G420];[.I420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1];[.D421];[.F421];[.H421])/SUM([.C421];[.E421];[.G421];[.I421]))" office:value-type="float" office:value="111.111111111111" calcext:value-type="float">
            <text:p>111.111111111111</text:p>
          </table:table-cell>
          <table:table-cell table:formula="of:=(SUM([.B421];[.D421];[.F421];[.H421])/SUM([.C421];[.E421];[.G421];[.I421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22];[.D422];[.F422];[.H422])/SUM([.C422];[.E422];[.G422];[.I422]))" office:value-type="float" office:value="18.8679245283019" calcext:value-type="float">
            <text:p>18.8679245283019</text:p>
          </table:table-cell>
          <table:table-cell table:formula="of:=(SUM([.B422];[.D422];[.F422];[.H422])/SUM([.C422];[.E422];[.G422];[.I422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10" table:default-cell-style-name="ce32"/>
        <table:table-column table:style-name="co29" table:number-columns-repeated="2" table:default-cell-style-name="ce32"/>
        <table:table-column table:style-name="co10" table:default-cell-style-name="ce32"/>
        <table:table-column table:style-name="co18" table:default-cell-style-name="ce32"/>
        <table:table-column table:style-name="co30" table:default-cell-style-name="ce32"/>
        <table:table-column table:style-name="co10" table:number-columns-repeated="28" table:default-cell-style-name="ce32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0" office:value-type="string" calcext:value-type="string">
            <text:p>holo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588" calcext:value-type="float">
            <text:p>588</text:p>
          </table:table-cell>
          <table:table-cell table:style-name="ce40" table:formula="of:=1/([.O13]/[.P13])" office:value-type="float" office:value="9.63934426229508" calcext:value-type="float">
            <text:p>9.63934426229508</text:p>
          </table:table-cell>
          <table:table-cell table:style-name="ce40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0" office:value-type="string" calcext:value-type="string">
            <text:p>FA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0"/>
          <table:table-cell table:style-name="ce42"/>
          <table:table-cell table:style-name="ce40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0" office:value-type="float" office:value="608" calcext:value-type="float">
            <text:p>608</text:p>
          </table:table-cell>
          <table:table-cell table:style-name="ce40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0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0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34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31" table:default-cell-style-name="Default"/>
        <table:table-column table:style-name="co1" table:default-cell-style-name="Default"/>
        <table:table-column table:style-name="co10" table:number-columns-repeated="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0" office:value-type="float" office:value="41" calcext:value-type="float">
            <text:p>4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break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0" office:value-type="string" calcext:value-type="string">
            <text:p>holo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number-columns-repeated="6"/>
          <table:table-cell table:style-name="ce40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10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combined EX</text:p>
          </table:table-cell>
          <table:table-cell table:style-name="ce40" table:formula="of:=[.B11]+[.B10]" office:value-type="float" office:value="81" calcext:value-type="float">
            <text:p>81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[.D11]+[.D10]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Gold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+49" office:value-type="float" office:value="61" calcext:value-type="float">
            <text:p>61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96" calcext:value-type="float">
            <text:p>96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4"/>
          <table:table-cell table:style-name="ce40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0"/>
          <table:table-cell table:style-name="ce40" office:value-type="string" calcext:value-type="string">
            <text:p>https://cardzard.com/blogs/news/xy-evolutions-etb-pull-rates</text:p>
          </table:table-cell>
          <table:table-cell table:style-name="ce40" table:number-columns-repeated="2"/>
          <table:table-cell table:style-name="ce40" office:value-type="string" calcext:value-type="string">
            <text:p>https://docs.google.com/spreadsheets/d/1Qct7IOTe7W1CamyYBwKgImGBituap8QwnuFJ7xl1m9E/edit#gid=0</text:p>
          </table:table-cell>
          <table:table-cell table:style-name="ce40" table:number-columns-repeated="5"/>
          <table:table-cell table:number-columns-repeated="9"/>
        </table:table-row>
        <table:table-row table:style-name="ro1">
          <table:table-cell table:style-name="ce40" table:number-columns-repeated="10"/>
          <table:table-cell table:number-columns-repeated="9"/>
        </table:table-row>
        <table:table-row table:style-name="ro1">
          <table:table-cell table:style-name="ce40" office:value-type="string" calcext:value-type="string">
            <text:p>proof of multiple secrets per pack being possible</text:p>
          </table:table-cell>
          <table:table-cell table:style-name="ce40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8+14+13+12+10+8" office:value-type="float" office:value="75" calcext:value-type="float">
            <text:p>75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>
            <text:p>Mega EX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table:formula="of:=125-[.D22]" office:value-type="float" office:value="50" calcext:value-type="float">
            <text:p>50</text:p>
          </table:table-cell>
          <table:table-cell table:style-name="ce40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0" office:value-type="float" office:value="41" calcext:value-type="float">
            <text:p>41</text:p>
          </table:table-cell>
          <table:table-cell table:style-name="ce40" table:formula="of:=712-31" office:value-type="float" office:value="681" calcext:value-type="float">
            <text:p>681</text:p>
          </table:table-cell>
          <table:table-cell table:style-name="ce40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0" table:number-columns-repeated="4"/>
          <table:table-cell table:style-name="ce43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0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0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10" table:default-cell-style-name="Default"/>
        <table:table-column table:style-name="co10" table:number-columns-repeated="5" table:default-cell-style-name="ce19"/>
        <table:table-column table:style-name="co10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10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0" office:value-type="string" calcext:value-type="string">
            <text:p>Legendary Treasures:</text:p>
          </table:table-cell>
          <table:table-cell table:style-name="ce40" table:number-columns-repeated="9"/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holo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gold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main ex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ex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 calcext:value-type="string">
            <text:p>RC FA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36" calcext:value-type="float">
            <text:p>36</text:p>
          </table:table-cell>
          <table:table-cell table:style-name="ce40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38" table:number-columns-repeated="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7" table:number-columns-repeated="2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0" table:number-columns-repeated="10"/>
          <table:table-cell table:number-columns-repeated="20"/>
        </table:table-row>
        <table:table-row table:style-name="ro1">
          <table:table-cell table:style-name="ce40" office:value-type="string" calcext:value-type="string">
            <text:p>Rarity</text:p>
          </table:table-cell>
          <table:table-cell table:style-name="ce40" office:value-type="string" calcext:value-type="string">
            <text:p>pulled 1</text:p>
          </table:table-cell>
          <table:table-cell table:style-name="ce40" office:value-type="string" calcext:value-type="string">
            <text:p>packs opened 1</text:p>
          </table:table-cell>
          <table:table-cell table:style-name="ce40" office:value-type="string" calcext:value-type="string">
            <text:p>pulled 2</text:p>
          </table:table-cell>
          <table:table-cell table:style-name="ce40" office:value-type="string" calcext:value-type="string">
            <text:p>packs opened 2</text:p>
          </table:table-cell>
          <table:table-cell table:style-name="ce40" office:value-type="string" calcext:value-type="string">
            <text:p>Pulled 3</text:p>
          </table:table-cell>
          <table:table-cell table:style-name="ce40" office:value-type="string" calcext:value-type="string">
            <text:p>packs opened 3</text:p>
          </table:table-cell>
          <table:table-cell table:style-name="ce40" office:value-type="string" calcext:value-type="string">
            <text:p>Pulled 4</text:p>
          </table:table-cell>
          <table:table-cell table:style-name="ce40" office:value-type="string" calcext:value-type="string">
            <text:p>packs opened 4</text:p>
          </table:table-cell>
          <table:table-cell table:style-name="ce40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EX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primal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secret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0" office:value-type="string" calcext:value-type="string">
            <text:p>FA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table:number-columns-repeated="6"/>
          <table:table-cell table:style-name="ce40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0" office:value-type="float" office:value="1000" calcext:value-type="float">
            <text:p>1000</text:p>
          </table:table-cell>
          <table:table-cell table:number-columns-repeated="6"/>
          <table:table-cell table:style-name="ce40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10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10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632" calcext:value-type="float">
            <text:p>6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9.43283582089552" calcext:value-type="float">
            <text:p>9.43283582089552</text:p>
          </table:table-cell>
          <table:table-cell table:formula="of:=1/[.G19]" office:value-type="float" office:value="0.106012658227848" calcext:value-type="float">
            <text:p>0.106012658227848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okego</text:p>
          </table:table-cell>
          <table:table-cell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formula="of:=SUM([.D22])/SUM([.F22])" office:value-type="float" office:value="8.775" calcext:value-type="float">
            <text:p>8.775</text:p>
          </table:table-cell>
          <table:table-cell table:formula="of:=1/[.G22]" office:value-type="float" office:value="0.113960113960114" calcext:value-type="float">
            <text:p>0.1139601139601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table:formula="of:=SUM([.E23:.F2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3])/SUM([.F23])" office:value-type="float" office:value="10.375" calcext:value-type="float">
            <text:p>10.375</text:p>
          </table:table-cell>
          <table:table-cell table:formula="of:=1/[.G23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lver tempest</text:p>
          </table:table-cell>
          <table:table-cell table:formula="of:=SUM([.E24:.F24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D24])/SUM([.F24])" office:value-type="float" office:value="9.11111111111111" calcext:value-type="float">
            <text:p>9.11111111111111</text:p>
          </table:table-cell>
          <table:table-cell table:formula="of:=1/[.G24]" office:value-type="float" office:value="0.109756097560976" calcext:value-type="float">
            <text:p>0.1097560975609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own zenith</text:p>
          </table:table-cell>
          <table:table-cell table:formula="of:=SUM([.E25:.F25])" office:value-type="float" office:value="634" calcext:value-type="float">
            <text:p>634</text:p>
          </table:table-cell>
          <table:table-cell office:value-type="float" office:value="580" calcext:value-type="float">
            <text:p>580</text:p>
          </table:table-cell>
          <table:table-cell office:value-type="float" office:value="54" calcext:value-type="float">
            <text:p>54</text:p>
          </table:table-cell>
          <table:table-cell table:formula="of:=SUM([.D25])/SUM([.F25])" office:value-type="float" office:value="11.7407407407407" calcext:value-type="float">
            <text:p>11.7407407407407</text:p>
          </table:table-cell>
          <table:table-cell table:formula="of:=1/[.G25]" office:value-type="float" office:value="0.0851735015772871" calcext:value-type="float">
            <text:p>0.0851735015772871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SUM([.D20:.D25])" office:value-type="float" office:value="1348" calcext:value-type="float">
            <text:p>1348</text:p>
          </table:table-cell>
          <table:table-cell table:number-columns-repeated="2"/>
          <table:table-cell table:formula="of:=SUM([.D20:.D25])/SUM([.F20:.F25])" office:value-type="float" office:value="10.3692307692308" calcext:value-type="float">
            <text:p>10.3692307692308</text:p>
          </table:table-cell>
          <table:table-cell table:formula="of:=1/[.G26]" office:value-type="float" office:value="0.0964391691394659" calcext:value-type="float">
            <text:p>0.096439169139465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9:.D29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31:.F31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3:.K33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10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8" calcext:value-type="float">
            <text:p>8.64197530864198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9" calcext:value-type="float">
            <text:p>3.59281437125749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1" calcext:value-type="float">
            <text:p>4.09836065573771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4" calcext:value-type="float">
            <text:p>2.94117647058824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4" calcext:value-type="float">
            <text:p>4.85436893203884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4" calcext:value-type="float">
            <text:p>4.85436893203884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4" calcext:value-type="float">
            <text:p>2.94117647058824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10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table table:name="silver tempest" table:style-name="ta1">
        <table:table-column table:style-name="co10" table:number-columns-repeated="12" table:default-cell-style-name="Default"/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2]/[.D2]" office:value-type="float" office:value="9.11111111111111" calcext:value-type="float">
            <text:p>9.11111111111111</text:p>
          </table:table-cell>
          <table:table-cell table:formula="of:=SUM([.C2:.I2])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4:.M4])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TG sup</text:p>
          </table:table-cell>
          <table:table-cell table:number-columns-repeated="3"/>
        </table:table-row>
        <table:table-row table:style-name="ro1">
          <table:table-cell/>
          <table:table-cell table:formula="of:=SUM([.C6:.I6])"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Crown Zenith" table:style-name="ta1">
        <table:table-column table:style-name="co10" table:default-cell-style-name="Default"/>
        <table:table-column table:style-name="co1" table:default-cell-style-name="ce46"/>
        <table:table-column table:style-name="co10" table:default-cell-style-name="ce33"/>
        <table:table-column table:style-name="co10" table:number-columns-repeated="18" table:default-cell-style-name="Default"/>
        <table:table-row table:style-name="ro1">
          <table:table-cell office:value-type="string" calcext:value-type="string">
            <text:p>total</text:p>
          </table:table-cell>
          <table:table-cell table:style-name="Default" table:formula="of:=100+34+22+20+10+10+10+10+90+10+20+100+150+48" office:value-type="float" office:value="634" calcext:value-type="float">
            <text:p>634</text:p>
          </table:table-cell>
          <table:table-cell table:style-name="Default"/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https://www.youtube.com/watch?v=9y1DmQaC3ck</text:p>
          </table:table-cell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048642252808262</text:p>
          </table:table-cell>
          <table:table-cell table:number-columns-repeated="8"/>
          <table:table-cell table:formula="of:=SUM([.N5:.N24])" office:value-type="float" office:value="104" calcext:value-type="float">
            <text:p>104</text:p>
          </table:table-cell>
          <table:table-cell office:value-type="string" calcext:value-type="string">
            <text:p>rare holo</text:p>
          </table:table-cell>
          <table:table-cell/>
          <table:table-cell table:formula="of:=SUM([.Q5:.Q12])" office:value-type="float" office:value="25" calcext:value-type="float">
            <text:p>25</text:p>
          </table:table-cell>
          <table:table-cell office:value-type="string" calcext:value-type="string">
            <text:p>rev energy</text:p>
          </table:table-cell>
          <table:table-cell/>
          <table:table-cell table:formula="of:=COUNTIF([.A5:.A1008]~[.E6:.E40]; [.U4])" office:value-type="float" office:value="484" calcext:value-type="float">
            <text:p>484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https://discord.com/channels/558830423577460746/558830423577460748/1066123707803770950</text:p>
          </table:table-cell>
          <table:table-cell table:number-columns-repeated="8"/>
          <table:table-cell table:style-name="ce41" table:formula="of:=COUNTIF([.$C$6:.$C$1009]~[.G7:.G1009]; [.O5])" office:value-type="float" office:value="8" calcext:value-type="float">
            <text:p>8</text:p>
          </table:table-cell>
          <table:table-cell office:value-type="string" calcext:value-type="string">
            <text:p>bea holo</text:p>
          </table:table-cell>
          <table:table-cell/>
          <table:table-cell table:formula="of:=COUNTIF([.$B$6:.$B$1009]~[.F7:.F1009]; [.R5])" office:value-type="float" office:value="2" calcext:value-type="float">
            <text:p>2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A6:.A1009]~[.E7:.E41]; [.U5])" office:value-type="float" office:value="54" calcext:value-type="float">
            <text:p>54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bea holo</text:p>
          </table:table-cell>
          <table:table-cell table:number-columns-repeated="10"/>
          <table:table-cell table:formula="of:=COUNTIF([.$C$6:.$C$1009]~[.G7:.G1009]; [.O6])" office:value-type="float" office:value="5" calcext:value-type="float">
            <text:p>5</text:p>
          </table:table-cell>
          <table:table-cell office:value-type="string" calcext:value-type="string">
            <text:p>tapu lele</text:p>
          </table:table-cell>
          <table:table-cell/>
          <table:table-cell table:formula="of:=COUNTIF([.$B$6:.$B$1009]~[.F7:.F1009]; [.R6])" office:value-type="float" office:value="5" calcext:value-type="float">
            <text:p>5</text:p>
          </table:table-cell>
          <table:table-cell office:value-type="string" calcext:value-type="string">
            <text:p>gra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dragalge</text:p>
          </table:table-cell>
          <table:table-cell/>
          <table:table-cell office:value-type="string" calcext:value-type="string">
            <text:p>vstar</text:p>
          </table:table-cell>
          <table:table-cell table:style-name="ce46"/>
          <table:table-cell table:style-name="ce33" office:value-type="string" calcext:value-type="string">
            <text:p>charizard V</text:p>
          </table:table-cell>
          <table:table-cell table:number-columns-repeated="6"/>
          <table:table-cell table:formula="of:=COUNTIF([.$C$6:.$C$1009]~[.G7:.G1009]; [.O7])" office:value-type="float" office:value="6" calcext:value-type="float">
            <text:p>6</text:p>
          </table:table-cell>
          <table:table-cell office:value-type="string" calcext:value-type="string">
            <text:p>ditto</text:p>
          </table:table-cell>
          <table:table-cell/>
          <table:table-cell table:formula="of:=COUNTIF([.$B$6:.$B$1009]~[.F7:.F1009]; [.R7])" office:value-type="float" office:value="5" calcext:value-type="float">
            <text:p>5</text:p>
          </table:table-cell>
          <table:table-cell office:value-type="string" calcext:value-type="string">
            <text:p>lightn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water energy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8])" office:value-type="float" office:value="5" calcext:value-type="float">
            <text:p>5</text:p>
          </table:table-cell>
          <table:table-cell office:value-type="string" calcext:value-type="string">
            <text:p>mewtwo</text:p>
          </table:table-cell>
          <table:table-cell/>
          <table:table-cell table:formula="of:=COUNTIF([.$B$6:.$B$1009]~[.F7:.F1009]; [.R8])" office:value-type="float" office:value="2" calcext:value-type="float">
            <text:p>2</text:p>
          </table:table-cell>
          <table:table-cell office:value-type="string" calcext:value-type="string">
            <text:p>water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pangoro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oricorio GG</text:p>
          </table:table-cell>
          <table:table-cell table:style-name="ce33" office:value-type="string" calcext:value-type="string">
            <text:p>regigigas Vstar</text:p>
          </table:table-cell>
          <table:table-cell table:number-columns-repeated="6"/>
          <table:table-cell table:formula="of:=COUNTIF([.$C$6:.$C$1009]~[.G7:.G1009]; [.O9])" office:value-type="float" office:value="10" calcext:value-type="float">
            <text:p>10</text:p>
          </table:table-cell>
          <table:table-cell office:value-type="string" calcext:value-type="string">
            <text:p>entei</text:p>
          </table:table-cell>
          <table:table-cell/>
          <table:table-cell table:formula="of:=COUNTIF([.$B$6:.$B$1009]~[.F7:.F1009]; [.R9])" office:value-type="float" office:value="5" calcext:value-type="float">
            <text:p>5</text:p>
          </table:table-cell>
          <table:table-cell office:value-type="string" calcext:value-type="string">
            <text:p>fighting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uxray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lapras GG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10])" office:value-type="float" office:value="4" calcext:value-type="float">
            <text:p>4</text:p>
          </table:table-cell>
          <table:table-cell office:value-type="string" calcext:value-type="string">
            <text:p>aggron</text:p>
          </table:table-cell>
          <table:table-cell/>
          <table:table-cell table:formula="of:=COUNTIF([.$B$6:.$B$1009]~[.F7:.F1009]; [.R10])" office:value-type="float" office:value="2" calcext:value-type="float">
            <text:p>2</text:p>
          </table:table-cell>
          <table:table-cell office:value-type="string" calcext:value-type="string">
            <text:p>psychic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egigigas vstar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duskull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COUNTIF([.$C$6:.$C$1009]~[.G7:.G1009]; [.O11])" office:value-type="float" office:value="8" calcext:value-type="float">
            <text:p>8</text:p>
          </table:table-cell>
          <table:table-cell office:value-type="string" calcext:value-type="string">
            <text:p>absol</text:p>
          </table:table-cell>
          <table:table-cell/>
          <table:table-cell table:formula="of:=COUNTIF([.$B$6:.$B$1009]~[.F7:.F1009]; [.R11])" office:value-type="float" office:value="3" calcext:value-type="float">
            <text:p>3</text:p>
          </table:table-cell>
          <table:table-cell office:value-type="string" calcext:value-type="string">
            <text:p>darkness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bwool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toxicitry GG</text:p>
          </table:table-cell>
          <table:table-cell table:style-name="ce33" office:value-type="string" calcext:value-type="string">
            <text:p>zamazenta</text:p>
          </table:table-cell>
          <table:table-cell table:number-columns-repeated="6"/>
          <table:table-cell table:formula="of:=COUNTIF([.$C$6:.$C$1009]~[.G7:.G1009]; [.O12])" office:value-type="float" office:value="3" calcext:value-type="float">
            <text:p>3</text:p>
          </table:table-cell>
          <table:table-cell office:value-type="string" calcext:value-type="string">
            <text:p>kyogre</text:p>
          </table:table-cell>
          <table:table-cell/>
          <table:table-cell table:formula="of:=COUNTIF([.$B$6:.$B$1009]~[.F7:.F1009]; [.R12])" office:value-type="float" office:value="1" calcext:value-type="float">
            <text:p>1</text:p>
          </table:table-cell>
          <table:table-cell office:value-type="string" calcext:value-type="string">
            <text:p>metal energ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zamazenta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grass energy</text:p>
          </table:table-cell>
          <table:table-cell table:number-columns-repeated="6"/>
          <table:table-cell table:formula="of:=COUNTIF([.$C$6:.$C$1009]~[.G7:.G1009]; [.O13])" office:value-type="float" office:value="0" calcext:value-type="float">
            <text:p>0</text:p>
          </table:table-cell>
          <table:table-cell office:value-type="string" calcext:value-type="string">
            <text:p>hoo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zarude</text:p>
          </table:table-cell>
          <table:table-cell table:number-columns-repeated="6"/>
          <table:table-cell table:formula="of:=COUNTIF([.$C$6:.$C$1009]~[.G7:.G1009]; [.O14])" office:value-type="float" office:value="4" calcext:value-type="float">
            <text:p>4</text:p>
          </table:table-cell>
          <table:table-cell office:value-type="string" calcext:value-type="string">
            <text:p>volcanion</text:p>
          </table:table-cell>
          <table:table-cell/>
          <table:table-cell table:formula="of:=SUM([.Q15:.Q48])" office:value-type="float" office:value="146" calcext:value-type="float">
            <text:p>146</text:p>
          </table:table-cell>
          <table:table-cell office:value-type="string" calcext:value-type="string">
            <text:p>GG h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15])" office:value-type="float" office:value="3" calcext:value-type="float">
            <text:p>3</text:p>
          </table:table-cell>
          <table:table-cell office:value-type="string" calcext:value-type="string">
            <text:p>zacian</text:p>
          </table:table-cell>
          <table:table-cell/>
          <table:table-cell table:formula="of:=COUNTIF([.$B$6:.$B$1009]~[.F7:.F1009]; [.R15])" office:value-type="float" office:value="7" calcext:value-type="float">
            <text:p>7</text:p>
          </table:table-cell>
          <table:table-cell office:value-type="string" calcext:value-type="string">
            <text:p>pikach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 office:value-type="string" calcext:value-type="string">
            <text:p>radiant charjabug</text:p>
          </table:table-cell>
          <table:table-cell table:style-name="ce33" office:value-type="string" calcext:value-type="string">
            <text:p>bede holo</text:p>
          </table:table-cell>
          <table:table-cell table:number-columns-repeated="6"/>
          <table:table-cell table:formula="of:=COUNTIF([.$C$6:.$C$1009]~[.G7:.G1009]; [.O16])" office:value-type="float" office:value="5" calcext:value-type="float">
            <text:p>5</text:p>
          </table:table-cell>
          <table:table-cell office:value-type="string" calcext:value-type="string">
            <text:p>zamazenta</text:p>
          </table:table-cell>
          <table:table-cell/>
          <table:table-cell table:formula="of:=COUNTIF([.$B$6:.$B$1009]~[.F7:.F1009]; [.R16])" office:value-type="float" office:value="7" calcext:value-type="float">
            <text:p>7</text:p>
          </table:table-cell>
          <table:table-cell office:value-type="string" calcext:value-type="string">
            <text:p>pa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 office:value-type="string" calcext:value-type="string">
            <text:p>voltorb GG</text:p>
          </table:table-cell>
          <table:table-cell table:style-name="ce33" office:value-type="string" calcext:value-type="string">
            <text:p>entei</text:p>
          </table:table-cell>
          <table:table-cell table:number-columns-repeated="6"/>
          <table:table-cell table:formula="of:=COUNTIF([.$C$6:.$C$1009]~[.G7:.G1009]; [.O17])" office:value-type="float" office:value="8" calcext:value-type="float">
            <text:p>8</text:p>
          </table:table-cell>
          <table:table-cell office:value-type="string" calcext:value-type="string">
            <text:p>zarude</text:p>
          </table:table-cell>
          <table:table-cell/>
          <table:table-cell table:formula="of:=COUNTIF([.$B$6:.$B$1009]~[.F7:.F1009]; [.R17])" office:value-type="float" office:value="2" calcext:value-type="float">
            <text:p>2</text:p>
          </table:table-cell>
          <table:table-cell office:value-type="string" calcext:value-type="string">
            <text:p>magnez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6" office:value-type="string" calcext:value-type="string">
            <text:p>electivire GG</text:p>
          </table:table-cell>
          <table:table-cell table:style-name="ce33" office:value-type="string" calcext:value-type="string">
            <text:p>tapu lele</text:p>
          </table:table-cell>
          <table:table-cell table:number-columns-repeated="6"/>
          <table:table-cell table:formula="of:=COUNTIF([.$C$6:.$C$1009]~[.G7:.G1009]; [.O18])" office:value-type="float" office:value="2" calcext:value-type="float">
            <text:p>2</text:p>
          </table:table-cell>
          <table:table-cell office:value-type="string" calcext:value-type="string">
            <text:p>calyrex</text:p>
          </table:table-cell>
          <table:table-cell/>
          <table:table-cell table:formula="of:=COUNTIF([.$B$6:.$B$1009]~[.F7:.F1009]; [.R18])" office:value-type="float" office:value="4" calcext:value-type="float">
            <text:p>4</text:p>
          </table:table-cell>
          <table:table-cell office:value-type="string" calcext:value-type="string">
            <text:p>voltorb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 office:value-type="string" calcext:value-type="string">
            <text:p>electivire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19])" office:value-type="float" office:value="7" calcext:value-type="float">
            <text:p>7</text:p>
          </table:table-cell>
          <table:table-cell office:value-type="string" calcext:value-type="string">
            <text:p>bede holo</text:p>
          </table:table-cell>
          <table:table-cell/>
          <table:table-cell table:formula="of:=COUNTIF([.$B$6:.$B$1009]~[.F7:.F1009]; [.R19])" office:value-type="float" office:value="3" calcext:value-type="float">
            <text:p>3</text:p>
          </table:table-cell>
          <table:table-cell office:value-type="string" calcext:value-type="string">
            <text:p>electivir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eevee V</text:p>
          </table:table-cell>
          <table:table-cell table:number-columns-repeated="2"/>
          <table:table-cell table:style-name="ce46" office:value-type="string" calcext:value-type="string">
            <text:p>latias GG</text:p>
          </table:table-cell>
          <table:table-cell table:style-name="ce33" office:value-type="string" calcext:value-type="string">
            <text:p>sky seal stone</text:p>
          </table:table-cell>
          <table:table-cell table:number-columns-repeated="6"/>
          <table:table-cell table:formula="of:=COUNTIF([.$C$6:.$C$1009]~[.G7:.G1009]; [.O20])" office:value-type="float" office:value="8" calcext:value-type="float">
            <text:p>8</text:p>
          </table:table-cell>
          <table:table-cell office:value-type="string" calcext:value-type="string">
            <text:p>hop holo</text:p>
          </table:table-cell>
          <table:table-cell/>
          <table:table-cell table:formula="of:=COUNTIF([.$B$6:.$B$1009]~[.F7:.F1009]; [.R20])" office:value-type="float" office:value="3" calcext:value-type="float">
            <text:p>3</text:p>
          </table:table-cell>
          <table:table-cell office:value-type="string" calcext:value-type="string">
            <text:p>magmortar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 office:value-type="string" calcext:value-type="string">
            <text:p>zacian V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21])" office:value-type="float" office:value="6" calcext:value-type="float">
            <text:p>6</text:p>
          </table:table-cell>
          <table:table-cell office:value-type="string" calcext:value-type="string">
            <text:p>leon holo</text:p>
          </table:table-cell>
          <table:table-cell/>
          <table:table-cell table:formula="of:=COUNTIF([.$B$6:.$B$1009]~[.F7:.F1009]; [.R21])" office:value-type="float" office:value="3" calcext:value-type="float">
            <text:p>3</text:p>
          </table:table-cell>
          <table:table-cell office:value-type="string" calcext:value-type="string">
            <text:p>lapr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2"/>
          <table:table-cell table:style-name="ce46" office:value-type="string" calcext:value-type="string">
            <text:p>adaman</text:p>
          </table:table-cell>
          <table:table-cell table:style-name="ce33" office:value-type="string" calcext:value-type="string">
            <text:p>hop holo</text:p>
          </table:table-cell>
          <table:table-cell table:number-columns-repeated="6"/>
          <table:table-cell table:formula="of:=COUNTIF([.$C$6:.$C$1009]~[.G7:.G1009]; [.O22])" office:value-type="float" office:value="4" calcext:value-type="float">
            <text:p>4</text:p>
          </table:table-cell>
          <table:table-cell office:value-type="string" calcext:value-type="string">
            <text:p>nessa holo</text:p>
          </table:table-cell>
          <table:table-cell/>
          <table:table-cell table:formula="of:=COUNTIF([.$B$6:.$B$1009]~[.F7:.F1009]; [.R22])" office:value-type="float" office:value="9" calcext:value-type="float">
            <text:p>9</text:p>
          </table:table-cell>
          <table:table-cell office:value-type="string" calcext:value-type="string">
            <text:p>ditt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6" office:value-type="string" calcext:value-type="string">
            <text:p>mewtwo Vstar</text:p>
          </table:table-cell>
          <table:table-cell table:style-name="ce33" office:value-type="string" calcext:value-type="string">
            <text:p>lightning energy</text:p>
          </table:table-cell>
          <table:table-cell table:number-columns-repeated="6"/>
          <table:table-cell table:formula="of:=COUNTIF([.$C$6:.$C$1009]~[.G7:.G1009]; [.O23])" office:value-type="float" office:value="4" calcext:value-type="float">
            <text:p>4</text:p>
          </table:table-cell>
          <table:table-cell office:value-type="string" calcext:value-type="string">
            <text:p>raihan holo</text:p>
          </table:table-cell>
          <table:table-cell/>
          <table:table-cell table:formula="of:=COUNTIF([.$B$6:.$B$1009]~[.F7:.F1009]; [.R23])" office:value-type="float" office:value="2" calcext:value-type="float">
            <text:p>2</text:p>
          </table:table-cell>
          <table:table-cell office:value-type="string" calcext:value-type="string">
            <text:p>mew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 office:value-type="string" calcext:value-type="string">
            <text:p>palkia Vstar</text:p>
          </table:table-cell>
          <table:table-cell table:style-name="ce33" office:value-type="string" calcext:value-type="string">
            <text:p>psychic energy</text:p>
          </table:table-cell>
          <table:table-cell table:number-columns-repeated="6"/>
          <table:table-cell table:formula="of:=COUNTIF([.$C$6:.$C$1009]~[.G7:.G1009]; [.O24])" office:value-type="float" office:value="4" calcext:value-type="float">
            <text:p>4</text:p>
          </table:table-cell>
          <table:table-cell office:value-type="string" calcext:value-type="string">
            <text:p>sky seal stone</text:p>
          </table:table-cell>
          <table:table-cell/>
          <table:table-cell table:formula="of:=COUNTIF([.$B$6:.$B$1009]~[.F7:.F1009]; [.R24])" office:value-type="float" office:value="2" calcext:value-type="float">
            <text:p>2</text:p>
          </table:table-cell>
          <table:table-cell office:value-type="string" calcext:value-type="string">
            <text:p>mareep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 office:value-type="string" calcext:value-type="string">
            <text:p>simisear V</text:p>
          </table:table-cell>
          <table:table-cell table:number-columns-repeated="9"/>
          <table:table-cell table:formula="of:=COUNTIF([.$B$6:.$B$1009]~[.F7:.F1009]; [.R25])" office:value-type="float" office:value="7" calcext:value-type="float">
            <text:p>7</text:p>
          </table:table-cell>
          <table:table-cell office:value-type="string" calcext:value-type="string">
            <text:p>dunsparc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bibarel GG</text:p>
          </table:table-cell>
          <table:table-cell table:style-name="ce33" office:value-type="string" calcext:value-type="string">
            <text:p>rayquaza V</text:p>
          </table:table-cell>
          <table:table-cell table:number-columns-repeated="6"/>
          <table:table-cell table:formula="of:=SUM([.N27:.N47])" office:value-type="float" office:value="307" calcext:value-type="float">
            <text:p>307</text:p>
          </table:table-cell>
          <table:table-cell office:value-type="string" calcext:value-type="string">
            <text:p>rare</text:p>
          </table:table-cell>
          <table:table-cell/>
          <table:table-cell table:formula="of:=COUNTIF([.$B$6:.$B$1009]~[.F7:.F1009]; [.R26])" office:value-type="float" office:value="6" calcext:value-type="float">
            <text:p>6</text:p>
          </table:table-cell>
          <table:table-cell office:value-type="string" calcext:value-type="string">
            <text:p>miltan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leafeon V</text:p>
          </table:table-cell>
          <table:table-cell table:number-columns-repeated="2"/>
          <table:table-cell table:style-name="ce46" office:value-type="string" calcext:value-type="string">
            <text:p>comfey GG</text:p>
          </table:table-cell>
          <table:table-cell table:style-name="ce33" office:value-type="string" calcext:value-type="string">
            <text:p>hatterne V</text:p>
          </table:table-cell>
          <table:table-cell table:number-columns-repeated="6"/>
          <table:table-cell table:formula="of:=COUNTIF([.$C$6:.$C$1009]~[.G7:.G1009]; [.O27])" office:value-type="float" office:value="17" calcext:value-type="float">
            <text:p>17</text:p>
          </table:table-cell>
          <table:table-cell office:value-type="string" calcext:value-type="string">
            <text:p>bellossom</text:p>
          </table:table-cell>
          <table:table-cell/>
          <table:table-cell table:formula="of:=COUNTIF([.$B$6:.$B$1009]~[.F7:.F1009]; [.R27])" office:value-type="float" office:value="5" calcext:value-type="float">
            <text:p>5</text:p>
          </table:table-cell>
          <table:table-cell office:value-type="string" calcext:value-type="string">
            <text:p>poochyen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water energy</text:p>
          </table:table-cell>
          <table:table-cell table:number-columns-repeated="2"/>
          <table:table-cell table:style-name="ce46" office:value-type="string" calcext:value-type="string">
            <text:p>raikou V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28])" office:value-type="float" office:value="9" calcext:value-type="float">
            <text:p>9</text:p>
          </table:table-cell>
          <table:table-cell office:value-type="string" calcext:value-type="string">
            <text:p>perrserker</text:p>
          </table:table-cell>
          <table:table-cell/>
          <table:table-cell table:formula="of:=COUNTIF([.$B$6:.$B$1009]~[.F7:.F1009]; [.R28])" office:value-type="float" office:value="3" calcext:value-type="float">
            <text:p>3</text:p>
          </table:table-cell>
          <table:table-cell office:value-type="string" calcext:value-type="string">
            <text:p>swab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6" office:value-type="string" calcext:value-type="string">
            <text:p>leafeon Vstar</text:p>
          </table:table-cell>
          <table:table-cell table:style-name="ce33" office:value-type="string" calcext:value-type="string">
            <text:p>leafeon Vstar</text:p>
          </table:table-cell>
          <table:table-cell table:number-columns-repeated="6"/>
          <table:table-cell table:formula="of:=COUNTIF([.$C$6:.$C$1009]~[.G7:.G1009]; [.O29])" office:value-type="float" office:value="7" calcext:value-type="float">
            <text:p>7</text:p>
          </table:table-cell>
          <table:table-cell office:value-type="string" calcext:value-type="string">
            <text:p>exeggutor</text:p>
          </table:table-cell>
          <table:table-cell/>
          <table:table-cell table:formula="of:=COUNTIF([.$B$6:.$B$1009]~[.F7:.F1009]; [.R29])" office:value-type="float" office:value="6" calcext:value-type="float">
            <text:p>6</text:p>
          </table:table-cell>
          <table:table-cell office:value-type="string" calcext:value-type="string">
            <text:p>altari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galge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6" office:value-type="string" calcext:value-type="string">
            <text:p>darkrai Vstar</text:p>
          </table:table-cell>
          <table:table-cell table:style-name="ce33" office:value-type="string" calcext:value-type="string">
            <text:p>metal energy</text:p>
          </table:table-cell>
          <table:table-cell table:number-columns-repeated="6"/>
          <table:table-cell table:formula="of:=COUNTIF([.$C$6:.$C$1009]~[.G7:.G1009]; [.O30])" office:value-type="float" office:value="13" calcext:value-type="float">
            <text:p>13</text:p>
          </table:table-cell>
          <table:table-cell office:value-type="string" calcext:value-type="string">
            <text:p>tangrowth</text:p>
          </table:table-cell>
          <table:table-cell/>
          <table:table-cell table:formula="of:=COUNTIF([.$B$6:.$B$1009]~[.F7:.F1009]; [.R30])" office:value-type="float" office:value="1" calcext:value-type="float">
            <text:p>1</text:p>
          </table:table-cell>
          <table:table-cell office:value-type="string" calcext:value-type="string">
            <text:p>lunato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rapion V</text:p>
          </table:table-cell>
          <table:table-cell office:value-type="string" calcext:value-type="string">
            <text:p>mewtw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31])" office:value-type="float" office:value="25" calcext:value-type="float">
            <text:p>25</text:p>
          </table:table-cell>
          <table:table-cell office:value-type="string" calcext:value-type="string">
            <text:p>scizor</text:p>
          </table:table-cell>
          <table:table-cell/>
          <table:table-cell table:formula="of:=COUNTIF([.$B$6:.$B$1009]~[.F7:.F1009]; [.R31])" office:value-type="float" office:value="3" calcext:value-type="float">
            <text:p>3</text:p>
          </table:table-cell>
          <table:table-cell office:value-type="string" calcext:value-type="string">
            <text:p>solrock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volcarona</text:p>
          </table:table-cell>
          <table:table-cell/>
          <table:table-cell office:value-type="string" calcext:value-type="string">
            <text:p>Psy 48 packs</text:p>
          </table:table-cell>
          <table:table-cell table:style-name="ce46"/>
          <table:table-cell table:style-name="ce33"/>
          <table:table-cell table:number-columns-repeated="6"/>
          <table:table-cell table:formula="of:=COUNTIF([.$C$6:.$C$1009]~[.G7:.G1009]; [.O32])" office:value-type="float" office:value="14" calcext:value-type="float">
            <text:p>14</text:p>
          </table:table-cell>
          <table:table-cell office:value-type="string" calcext:value-type="string">
            <text:p>tauros</text:p>
          </table:table-cell>
          <table:table-cell/>
          <table:table-cell table:formula="of:=COUNTIF([.$B$6:.$B$1009]~[.F7:.F1009]; [.R32])" office:value-type="float" office:value="5" calcext:value-type="float">
            <text:p>5</text:p>
          </table:table-cell>
          <table:table-cell office:value-type="string" calcext:value-type="string">
            <text:p>duskul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wailord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latias GG</text:p>
          </table:table-cell>
          <table:table-cell table:style-name="ce33" office:value-type="string" calcext:value-type="string">
            <text:p>leon holo</text:p>
          </table:table-cell>
          <table:table-cell table:number-columns-repeated="6"/>
          <table:table-cell table:formula="of:=COUNTIF([.$C$6:.$C$1009]~[.G7:.G1009]; [.O33])" office:value-type="float" office:value="18" calcext:value-type="float">
            <text:p>18</text:p>
          </table:table-cell>
          <table:table-cell office:value-type="string" calcext:value-type="string">
            <text:p>snorlax</text:p>
          </table:table-cell>
          <table:table-cell/>
          <table:table-cell table:formula="of:=COUNTIF([.$B$6:.$B$1009]~[.F7:.F1009]; [.R33])" office:value-type="float" office:value="3" calcext:value-type="float">
            <text:p>3</text:p>
          </table:table-cell>
          <table:table-cell office:value-type="string" calcext:value-type="string">
            <text:p>abso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mew V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grass energy</text:p>
          </table:table-cell>
          <table:table-cell table:style-name="ce33" office:value-type="string" calcext:value-type="string">
            <text:p>ditto</text:p>
          </table:table-cell>
          <table:table-cell table:number-columns-repeated="6"/>
          <table:table-cell table:formula="of:=COUNTIF([.$C$6:.$C$1009]~[.G7:.G1009]; [.O34])" office:value-type="float" office:value="16" calcext:value-type="float">
            <text:p>16</text:p>
          </table:table-cell>
          <table:table-cell office:value-type="string" calcext:value-type="string">
            <text:p>yanmega</text:p>
          </table:table-cell>
          <table:table-cell/>
          <table:table-cell table:formula="of:=COUNTIF([.$B$6:.$B$1009]~[.F7:.F1009]; [.R34])" office:value-type="float" office:value="5" calcext:value-type="float">
            <text:p>5</text:p>
          </table:table-cell>
          <table:table-cell office:value-type="string" calcext:value-type="string">
            <text:p>latia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entei</text:p>
          </table:table-cell>
          <table:table-cell/>
          <table:table-cell office:value-type="string" calcext:value-type="string">
            <text:p>vstar</text:p>
          </table:table-cell>
          <table:table-cell table:style-name="ce46" office:value-type="string" calcext:value-type="string">
            <text:p>altaria GG</text:p>
          </table:table-cell>
          <table:table-cell table:style-name="ce33" office:value-type="string" calcext:value-type="string">
            <text:p>rotom V</text:p>
          </table:table-cell>
          <table:table-cell table:number-columns-repeated="6"/>
          <table:table-cell table:formula="of:=COUNTIF([.$C$6:.$C$1009]~[.G7:.G1009]; [.O35])" office:value-type="float" office:value="11" calcext:value-type="float">
            <text:p>11</text:p>
          </table:table-cell>
          <table:table-cell office:value-type="string" calcext:value-type="string">
            <text:p>wailord</text:p>
          </table:table-cell>
          <table:table-cell/>
          <table:table-cell table:formula="of:=COUNTIF([.$B$6:.$B$1009]~[.F7:.F1009]; [.R35])" office:value-type="float" office:value="0" calcext:value-type="float">
            <text:p>0</text:p>
          </table:table-cell>
          <table:table-cell office:value-type="string" calcext:value-type="string">
            <text:p>deoxys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dubwool</text:p>
          </table:table-cell>
          <table:table-cell table:number-columns-repeated="2"/>
          <table:table-cell table:style-name="ce46" office:value-type="string" calcext:value-type="string">
            <text:p>fire energy</text:p>
          </table:table-cell>
          <table:table-cell table:style-name="ce33" office:value-type="string" calcext:value-type="string">
            <text:p>rotom Vstar</text:p>
          </table:table-cell>
          <table:table-cell table:number-columns-repeated="6"/>
          <table:table-cell table:formula="of:=COUNTIF([.$C$6:.$C$1009]~[.G7:.G1009]; [.O36])" office:value-type="float" office:value="30" calcext:value-type="float">
            <text:p>30</text:p>
          </table:table-cell>
          <table:table-cell office:value-type="string" calcext:value-type="string">
            <text:p>luxray</text:p>
          </table:table-cell>
          <table:table-cell/>
          <table:table-cell table:formula="of:=COUNTIF([.$B$6:.$B$1009]~[.F7:.F1009]; [.R36])" office:value-type="float" office:value="1" calcext:value-type="float">
            <text:p>1</text:p>
          </table:table-cell>
          <table:table-cell office:value-type="string" calcext:value-type="string">
            <text:p>turtwig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 office:value-type="string" calcext:value-type="string">
            <text:p>dunsparce GG</text:p>
          </table:table-cell>
          <table:table-cell table:style-name="ce33" office:value-type="string" calcext:value-type="string">
            <text:p>eevee V</text:p>
          </table:table-cell>
          <table:table-cell table:number-columns-repeated="6"/>
          <table:table-cell table:formula="of:=COUNTIF([.$C$6:.$C$1009]~[.G7:.G1009]; [.O37])" office:value-type="float" office:value="14" calcext:value-type="float">
            <text:p>14</text:p>
          </table:table-cell>
          <table:table-cell office:value-type="string" calcext:value-type="string">
            <text:p>liepard</text:p>
          </table:table-cell>
          <table:table-cell/>
          <table:table-cell table:formula="of:=COUNTIF([.$B$6:.$B$1009]~[.F7:.F1009]; [.R37])" office:value-type="float" office:value="3" calcext:value-type="float">
            <text:p>3</text:p>
          </table:table-cell>
          <table:table-cell office:value-type="string" calcext:value-type="string">
            <text:p>bidoof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rayquaza Vmax 102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 office:value-type="string" calcext:value-type="string">
            <text:p>calyrex</text:p>
          </table:table-cell>
          <table:table-cell table:number-columns-repeated="6"/>
          <table:table-cell table:formula="of:=COUNTIF([.$C$6:.$C$1009]~[.G7:.G1009]; [.O38])" office:value-type="float" office:value="13" calcext:value-type="float">
            <text:p>13</text:p>
          </table:table-cell>
          <table:table-cell office:value-type="string" calcext:value-type="string">
            <text:p>volcarona</text:p>
          </table:table-cell>
          <table:table-cell/>
          <table:table-cell table:formula="of:=COUNTIF([.$B$6:.$B$1009]~[.F7:.F1009]; [.R38])" office:value-type="float" office:value="7" calcext:value-type="float">
            <text:p>7</text:p>
          </table:table-cell>
          <table:table-cell office:value-type="string" calcext:value-type="string">
            <text:p>bibare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lress</text:p>
          </table:table-cell>
          <table:table-cell office:value-type="string" calcext:value-type="string">
            <text:p>charizard V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 office:value-type="string" calcext:value-type="string">
            <text:p>nessa holo</text:p>
          </table:table-cell>
          <table:table-cell table:number-columns-repeated="6"/>
          <table:table-cell table:formula="of:=COUNTIF([.$C$6:.$C$1009]~[.G7:.G1009]; [.O39])" office:value-type="float" office:value="8" calcext:value-type="float">
            <text:p>8</text:p>
          </table:table-cell>
          <table:table-cell office:value-type="string" calcext:value-type="string">
            <text:p>pangoro</text:p>
          </table:table-cell>
          <table:table-cell/>
          <table:table-cell table:formula="of:=COUNTIF([.$B$6:.$B$1009]~[.F7:.F1009]; [.R39])" office:value-type="float" office:value="5" calcext:value-type="float">
            <text:p>5</text:p>
          </table:table-cell>
          <table:table-cell office:value-type="string" calcext:value-type="string">
            <text:p>kricketun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leon holo</text:p>
          </table:table-cell>
          <table:table-cell table:number-columns-repeated="2"/>
          <table:table-cell table:style-name="ce46" office:value-type="string" calcext:value-type="string">
            <text:p>entei V</text:p>
          </table:table-cell>
          <table:table-cell table:style-name="ce33" office:value-type="string" calcext:value-type="string">
            <text:p>simisear V</text:p>
          </table:table-cell>
          <table:table-cell table:number-columns-repeated="6"/>
          <table:table-cell table:formula="of:=COUNTIF([.$C$6:.$C$1009]~[.G7:.G1009]; [.O40])" office:value-type="float" office:value="16" calcext:value-type="float">
            <text:p>16</text:p>
          </table:table-cell>
          <table:table-cell office:value-type="string" calcext:value-type="string">
            <text:p>dragalge</text:p>
          </table:table-cell>
          <table:table-cell/>
          <table:table-cell table:formula="of:=COUNTIF([.$B$6:.$B$1009]~[.F7:.F1009]; [.R40])" office:value-type="float" office:value="3" calcext:value-type="float">
            <text:p>3</text:p>
          </table:table-cell>
          <table:table-cell office:value-type="string" calcext:value-type="string">
            <text:p>riolu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 office:value-type="string" calcext:value-type="string">
            <text:p>duskull GG</text:p>
          </table:table-cell>
          <table:table-cell table:style-name="ce33" office:value-type="string" calcext:value-type="string">
            <text:p>bea holo</text:p>
          </table:table-cell>
          <table:table-cell table:number-columns-repeated="6"/>
          <table:table-cell table:formula="of:=COUNTIF([.$C$6:.$C$1009]~[.G7:.G1009]; [.O41])" office:value-type="float" office:value="9" calcext:value-type="float">
            <text:p>9</text:p>
          </table:table-cell>
          <table:table-cell office:value-type="string" calcext:value-type="string">
            <text:p>heliolisk</text:p>
          </table:table-cell>
          <table:table-cell/>
          <table:table-cell table:formula="of:=COUNTIF([.$B$6:.$B$1009]~[.F7:.F1009]; [.R41])" office:value-type="float" office:value="8" calcext:value-type="float">
            <text:p>8</text:p>
          </table:table-cell>
          <table:table-cell office:value-type="string" calcext:value-type="string">
            <text:p>manaphy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kyogre</text:p>
          </table:table-cell>
          <table:table-cell table:number-columns-repeated="6"/>
          <table:table-cell table:formula="of:=COUNTIF([.$C$6:.$C$1009]~[.G7:.G1009]; [.O42])" office:value-type="float" office:value="16" calcext:value-type="float">
            <text:p>16</text:p>
          </table:table-cell>
          <table:table-cell office:value-type="string" calcext:value-type="string">
            <text:p>gumshoos</text:p>
          </table:table-cell>
          <table:table-cell/>
          <table:table-cell table:formula="of:=COUNTIF([.$B$6:.$B$1009]~[.F7:.F1009]; [.R42])" office:value-type="float" office:value="8" calcext:value-type="float">
            <text:p>8</text:p>
          </table:table-cell>
          <table:table-cell office:value-type="string" calcext:value-type="string">
            <text:p>kelde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 office:value-type="string" calcext:value-type="string">
            <text:p>radiant eternatus</text:p>
          </table:table-cell>
          <table:table-cell table:style-name="ce33" office:value-type="string" calcext:value-type="string">
            <text:p>zacian V</text:p>
          </table:table-cell>
          <table:table-cell table:number-columns-repeated="6"/>
          <table:table-cell table:formula="of:=COUNTIF([.$C$6:.$C$1009]~[.G7:.G1009]; [.O43])" office:value-type="float" office:value="9" calcext:value-type="float">
            <text:p>9</text:p>
          </table:table-cell>
          <table:table-cell office:value-type="string" calcext:value-type="string">
            <text:p>lycanroc</text:p>
          </table:table-cell>
          <table:table-cell/>
          <table:table-cell table:formula="of:=COUNTIF([.$B$6:.$B$1009]~[.F7:.F1009]; [.R43])" office:value-type="float" office:value="5" calcext:value-type="float">
            <text:p>5</text:p>
          </table:table-cell>
          <table:table-cell office:value-type="string" calcext:value-type="string">
            <text:p>goodra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mew V</text:p>
          </table:table-cell>
          <table:table-cell table:number-columns-repeated="2"/>
          <table:table-cell table:style-name="ce46" office:value-type="string" calcext:value-type="string">
            <text:p>hoopa V</text:p>
          </table:table-cell>
          <table:table-cell table:style-name="ce33" office:value-type="string" calcext:value-type="string">
            <text:p>zacian Vstar</text:p>
          </table:table-cell>
          <table:table-cell table:number-columns-repeated="6"/>
          <table:table-cell table:formula="of:=COUNTIF([.$C$6:.$C$1009]~[.G7:.G1009]; [.O44])" office:value-type="float" office:value="13" calcext:value-type="float">
            <text:p>13</text:p>
          </table:table-cell>
          <table:table-cell office:value-type="string" calcext:value-type="string">
            <text:p>oranguru</text:p>
          </table:table-cell>
          <table:table-cell/>
          <table:table-cell table:formula="of:=COUNTIF([.$B$6:.$B$1009]~[.F7:.F1009]; [.R44])" office:value-type="float" office:value="5" calcext:value-type="float">
            <text:p>5</text:p>
          </table:table-cell>
          <table:table-cell office:value-type="string" calcext:value-type="string">
            <text:p>diancie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nessa holo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 office:value-type="string" calcext:value-type="string">
            <text:p>zacian</text:p>
          </table:table-cell>
          <table:table-cell table:number-columns-repeated="6"/>
          <table:table-cell table:formula="of:=COUNTIF([.$C$6:.$C$1009]~[.G7:.G1009]; [.O45])" office:value-type="float" office:value="20" calcext:value-type="float">
            <text:p>20</text:p>
          </table:table-cell>
          <table:table-cell office:value-type="string" calcext:value-type="string">
            <text:p>zeraora</text:p>
          </table:table-cell>
          <table:table-cell/>
          <table:table-cell table:formula="of:=COUNTIF([.$B$6:.$B$1009]~[.F7:.F1009]; [.R45])" office:value-type="float" office:value="4" calcext:value-type="float">
            <text:p>4</text:p>
          </table:table-cell>
          <table:table-cell office:value-type="string" calcext:value-type="string">
            <text:p>oricorio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 office:value-type="string" calcext:value-type="string">
            <text:p>keldeo GG</text:p>
          </table:table-cell>
          <table:table-cell table:style-name="ce33" office:value-type="string" calcext:value-type="string">
            <text:p>zamazenta V</text:p>
          </table:table-cell>
          <table:table-cell table:number-columns-repeated="6"/>
          <table:table-cell table:formula="of:=COUNTIF([.$C$6:.$C$1009]~[.G7:.G1009]; [.O46])" office:value-type="float" office:value="16" calcext:value-type="float">
            <text:p>16</text:p>
          </table:table-cell>
          <table:table-cell office:value-type="string" calcext:value-type="string">
            <text:p>dubwool</text:p>
          </table:table-cell>
          <table:table-cell/>
          <table:table-cell table:formula="of:=COUNTIF([.$B$6:.$B$1009]~[.F7:.F1009]; [.R46])" office:value-type="float" office:value="5" calcext:value-type="float">
            <text:p>5</text:p>
          </table:table-cell>
          <table:table-cell office:value-type="string" calcext:value-type="string">
            <text:p>comfe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6" office:value-type="string" calcext:value-type="string">
            <text:p>paras GG</text:p>
          </table:table-cell>
          <table:table-cell table:style-name="ce33" office:value-type="string" calcext:value-type="string">
            <text:p>kyogre V</text:p>
          </table:table-cell>
          <table:table-cell table:number-columns-repeated="6"/>
          <table:table-cell table:formula="of:=COUNTIF([.$C$6:.$C$1009]~[.G7:.G1009]; [.O47])" office:value-type="float" office:value="13" calcext:value-type="float">
            <text:p>13</text:p>
          </table:table-cell>
          <table:table-cell office:value-type="string" calcext:value-type="string">
            <text:p>enamorus</text:p>
          </table:table-cell>
          <table:table-cell/>
          <table:table-cell table:formula="of:=COUNTIF([.$B$6:.$B$1009]~[.F7:.F1009]; [.R47])" office:value-type="float" office:value="3" calcext:value-type="float">
            <text:p>3</text:p>
          </table:table-cell>
          <table:table-cell office:value-type="string" calcext:value-type="string">
            <text:p>thievul G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youtube.com/watch?v=XEOh2XFvipI</text:p>
          </table:table-cell>
          <table:table-cell table:number-columns-repeated="4"/>
          <table:table-cell table:style-name="ce46" office:value-type="string" calcext:value-type="string">
            <text:p>altaria GG</text:p>
          </table:table-cell>
          <table:table-cell table:style-name="ce33" office:value-type="string" calcext:value-type="string">
            <text:p>entei</text:p>
          </table:table-cell>
          <table:table-cell table:number-columns-repeated="9"/>
          <table:table-cell table:formula="of:=COUNTIF([.$B$6:.$B$1009]~[.F7:.F1009]; [.R48])" office:value-type="float" office:value="3" calcext:value-type="float">
            <text:p>3</text:p>
          </table:table-cell>
          <table:table-cell office:value-type="string" calcext:value-type="string">
            <text:p>toxicitry GG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46" office:value-type="string" calcext:value-type="string">
            <text:p>mareep GG</text:p>
          </table:table-cell>
          <table:table-cell table:style-name="ce33" office:value-type="string" calcext:value-type="string">
            <text:p>duraludon Vmax</text:p>
          </table:table-cell>
          <table:table-cell table:number-columns-repeated="6"/>
          <table:table-cell table:formula="of:=SUM([.N50:.N66])" office:value-type="float" office:value="87" calcext:value-type="float">
            <text:p>8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zacian vstar</text:p>
          </table:table-cell>
          <table:table-cell table:number-columns-repeated="2"/>
          <table:table-cell table:style-name="ce46" office:value-type="string" calcext:value-type="string">
            <text:p>fighting energy</text:p>
          </table:table-cell>
          <table:table-cell table:style-name="ce33"/>
          <table:table-cell table:number-columns-repeated="6"/>
          <table:table-cell table:formula="of:=COUNTIF([.$C$6:.$C$1009]~[.G7:.G1009]; [.O50])" office:value-type="float" office:value="3" calcext:value-type="float">
            <text:p>3</text:p>
          </table:table-cell>
          <table:table-cell office:value-type="string" calcext:value-type="string">
            <text:p>charizard V</text:p>
          </table:table-cell>
          <table:table-cell/>
          <table:table-cell table:formula="of:=SUM([.Q51:.Q59])" office:value-type="float" office:value="23" calcext:value-type="float">
            <text:p>23</text:p>
          </table:table-cell>
          <table:table-cell office:value-type="string" calcext:value-type="string">
            <text:p>GG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2"/>
          <table:table-cell table:style-name="ce46" office:value-type="string" calcext:value-type="string">
            <text:p>radiant charizard</text:p>
          </table:table-cell>
          <table:table-cell table:style-name="ce33"/>
          <table:table-cell table:number-columns-repeated="6"/>
          <table:table-cell table:formula="of:=COUNTIF([.$C$6:.$C$1009]~[.G7:.G1009]; [.O51])" office:value-type="float" office:value="6" calcext:value-type="float">
            <text:p>6</text:p>
          </table:table-cell>
          <table:table-cell office:value-type="string" calcext:value-type="string">
            <text:p>eevee V</text:p>
          </table:table-cell>
          <table:table-cell/>
          <table:table-cell table:formula="of:=COUNTIF([.$B$6:.$B$1009]~[.F7:.F1009]; [.R51])" office:value-type="float" office:value="4" calcext:value-type="float">
            <text:p>4</text:p>
          </table:table-cell>
          <table:table-cell office:value-type="string" calcext:value-type="string">
            <text:p>zacia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2"/>
          <table:table-cell table:style-name="ce46" office:value-type="string" calcext:value-type="string">
            <text:p>melony</text:p>
          </table:table-cell>
          <table:table-cell table:style-name="ce33"/>
          <table:table-cell table:number-columns-repeated="6"/>
          <table:table-cell table:formula="of:=COUNTIF([.$C$6:.$C$1009]~[.G7:.G1009]; [.O52])" office:value-type="float" office:value="7" calcext:value-type="float">
            <text:p>7</text:p>
          </table:table-cell>
          <table:table-cell office:value-type="string" calcext:value-type="string">
            <text:p>leafeon V</text:p>
          </table:table-cell>
          <table:table-cell/>
          <table:table-cell table:formula="of:=COUNTIF([.$B$6:.$B$1009]~[.F7:.F1009]; [.R52])" office:value-type="float" office:value="2" calcext:value-type="float">
            <text:p>2</text:p>
          </table:table-cell>
          <table:table-cell office:value-type="string" calcext:value-type="string">
            <text:p>suicune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 office:value-type="string" calcext:value-type="string">
            <text:p>pikachu GG</text:p>
          </table:table-cell>
          <table:table-cell table:style-name="ce33"/>
          <table:table-cell table:number-columns-repeated="6"/>
          <table:table-cell table:formula="of:=COUNTIF([.$C$6:.$C$1009]~[.G7:.G1009]; [.O53])" office:value-type="float" office:value="0" calcext:value-type="float">
            <text:p>0</text:p>
          </table:table-cell>
          <table:table-cell office:value-type="string" calcext:value-type="string">
            <text:p>glaceon V</text:p>
          </table:table-cell>
          <table:table-cell/>
          <table:table-cell table:formula="of:=COUNTIF([.$B$6:.$B$1009]~[.F7:.F1009]; [.R53])" office:value-type="float" office:value="5" calcext:value-type="float">
            <text:p>5</text:p>
          </table:table-cell>
          <table:table-cell office:value-type="string" calcext:value-type="string">
            <text:p>entei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 office:value-type="string" calcext:value-type="string">
            <text:p>ditto GG</text:p>
          </table:table-cell>
          <table:table-cell table:style-name="ce33"/>
          <table:table-cell table:number-columns-repeated="6"/>
          <table:table-cell table:formula="of:=COUNTIF([.$C$6:.$C$1009]~[.G7:.G1009]; [.O54])" office:value-type="float" office:value="7" calcext:value-type="float">
            <text:p>7</text:p>
          </table:table-cell>
          <table:table-cell office:value-type="string" calcext:value-type="string">
            <text:p>mew V</text:p>
          </table:table-cell>
          <table:table-cell/>
          <table:table-cell table:formula="of:=COUNTIF([.$B$6:.$B$1009]~[.F7:.F1009]; [.R54])" office:value-type="float" office:value="5" calcext:value-type="float">
            <text:p>5</text:p>
          </table:table-cell>
          <table:table-cell office:value-type="string" calcext:value-type="string">
            <text:p>raikou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5])" office:value-type="float" office:value="5" calcext:value-type="float">
            <text:p>5</text:p>
          </table:table-cell>
          <table:table-cell office:value-type="string" calcext:value-type="string">
            <text:p>kyogre V</text:p>
          </table:table-cell>
          <table:table-cell/>
          <table:table-cell table:formula="of:=COUNTIF([.$B$6:.$B$1009]~[.F7:.F1009]; [.R55])" office:value-type="float" office:value="1" calcext:value-type="float">
            <text:p>1</text:p>
          </table:table-cell>
          <table:table-cell office:value-type="string" calcext:value-type="string">
            <text:p>samurott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6])" office:value-type="float" office:value="8" calcext:value-type="float">
            <text:p>8</text:p>
          </table:table-cell>
          <table:table-cell office:value-type="string" calcext:value-type="string">
            <text:p>rayquaza V</text:p>
          </table:table-cell>
          <table:table-cell/>
          <table:table-cell table:formula="of:=COUNTIF([.$B$6:.$B$1009]~[.F7:.F1009]; [.R56])" office:value-type="float" office:value="1" calcext:value-type="float">
            <text:p>1</text:p>
          </table:table-cell>
          <table:table-cell office:value-type="string" calcext:value-type="string">
            <text:p>lumine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amerous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7])" office:value-type="float" office:value="8" calcext:value-type="float">
            <text:p>8</text:p>
          </table:table-cell>
          <table:table-cell office:value-type="string" calcext:value-type="string">
            <text:p>rotom V</text:p>
          </table:table-cell>
          <table:table-cell/>
          <table:table-cell table:formula="of:=COUNTIF([.$B$6:.$B$1009]~[.F7:.F1009]; [.R57])" office:value-type="float" office:value="1" calcext:value-type="float">
            <text:p>1</text:p>
          </table:table-cell>
          <table:table-cell office:value-type="string" calcext:value-type="string">
            <text:p>drapion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8])" office:value-type="float" office:value="6" calcext:value-type="float">
            <text:p>6</text:p>
          </table:table-cell>
          <table:table-cell office:value-type="string" calcext:value-type="string">
            <text:p>regigigas V</text:p>
          </table:table-cell>
          <table:table-cell/>
          <table:table-cell table:formula="of:=COUNTIF([.$B$6:.$B$1009]~[.F7:.F1009]; [.R58])" office:value-type="float" office:value="0" calcext:value-type="float">
            <text:p>0</text:p>
          </table:table-cell>
          <table:table-cell office:value-type="string" calcext:value-type="string">
            <text:p>zamazen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59])" office:value-type="float" office:value="2" calcext:value-type="float">
            <text:p>2</text:p>
          </table:table-cell>
          <table:table-cell office:value-type="string" calcext:value-type="string">
            <text:p>stoutland V</text:p>
          </table:table-cell>
          <table:table-cell/>
          <table:table-cell table:formula="of:=COUNTIF([.$B$6:.$B$1009]~[.F7:.F1009]; [.R59])" office:value-type="float" office:value="4" calcext:value-type="float">
            <text:p>4</text:p>
          </table:table-cell>
          <table:table-cell office:value-type="string" calcext:value-type="string">
            <text:p>hoop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0])" office:value-type="float" office:value="8" calcext:value-type="float">
            <text:p>8</text:p>
          </table:table-cell>
          <table:table-cell office:value-type="string" calcext:value-type="string">
            <text:p>simisear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reep GG</text:p>
          </table:table-cell>
          <table:table-cell office:value-type="string" calcext:value-type="string">
            <text:p>ditt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1])" office:value-type="float" office:value="9" calcext:value-type="float">
            <text:p>9</text:p>
          </table:table-cell>
          <table:table-cell office:value-type="string" calcext:value-type="string">
            <text:p>zeraora V</text:p>
          </table:table-cell>
          <table:table-cell/>
          <table:table-cell table:formula="of:=SUM([.Q62:.Q64])" office:value-type="float" office:value="4" calcext:value-type="float">
            <text:p>4</text:p>
          </table:table-cell>
          <table:table-cell office:value-type="string" calcext:value-type="string">
            <text:p>GG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2])" office:value-type="float" office:value="5" calcext:value-type="float">
            <text:p>5</text:p>
          </table:table-cell>
          <table:table-cell office:value-type="string" calcext:value-type="string">
            <text:p>greedent V</text:p>
          </table:table-cell>
          <table:table-cell/>
          <table:table-cell table:formula="of:=COUNTIF([.$B$6:.$B$1009]~[.F7:.F1009]; [.R62])" office:value-type="float" office:value="1" calcext:value-type="float">
            <text:p>1</text:p>
          </table:table-cell>
          <table:table-cell office:value-type="string" calcext:value-type="string">
            <text:p>zeraora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zeraora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3])" office:value-type="float" office:value="4" calcext:value-type="float">
            <text:p>4</text:p>
          </table:table-cell>
          <table:table-cell office:value-type="string" calcext:value-type="string">
            <text:p>hatterne V</text:p>
          </table:table-cell>
          <table:table-cell/>
          <table:table-cell table:formula="of:=COUNTIF([.$B$6:.$B$1009]~[.F7:.F1009]; [.R63])" office:value-type="float" office:value="0" calcext:value-type="float">
            <text:p>0</text:p>
          </table:table-cell>
          <table:table-cell office:value-type="string" calcext:value-type="string">
            <text:p>deoxys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4])" office:value-type="float" office:value="3" calcext:value-type="float">
            <text:p>3</text:p>
          </table:table-cell>
          <table:table-cell office:value-type="string" calcext:value-type="string">
            <text:p>duraludon V</text:p>
          </table:table-cell>
          <table:table-cell/>
          <table:table-cell table:formula="of:=COUNTIF([.$B$6:.$B$1009]~[.F7:.F1009]; [.R64])" office:value-type="float" office:value="3" calcext:value-type="float">
            <text:p>3</text:p>
          </table:table-cell>
          <table:table-cell office:value-type="string" calcext:value-type="string">
            <text:p>hatterne Vm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5])" office:value-type="float" office:value="2" calcext:value-type="float">
            <text:p>2</text:p>
          </table:table-cell>
          <table:table-cell office:value-type="string" calcext:value-type="string">
            <text:p>zacian 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pangor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6])" office:value-type="float" office:value="4" calcext:value-type="float">
            <text:p>4</text:p>
          </table:table-cell>
          <table:table-cell office:value-type="string" calcext:value-type="string">
            <text:p>zamazenta V</text:p>
          </table:table-cell>
          <table:table-cell/>
          <table:table-cell table:formula="of:=SUM([.Q67:.Q76])" office:value-type="float" office:value="21" calcext:value-type="float">
            <text:p>21</text:p>
          </table:table-cell>
          <table:table-cell office:value-type="string" calcext:value-type="string">
            <text:p>GG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regigigas V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67])" office:value-type="float" office:value="2" calcext:value-type="float">
            <text:p>2</text:p>
          </table:table-cell>
          <table:table-cell office:value-type="string" calcext:value-type="string">
            <text:p>zeraor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69:.N73])" office:value-type="float" office:value="19" calcext:value-type="float">
            <text:p>19</text:p>
          </table:table-cell>
          <table:table-cell office:value-type="string" calcext:value-type="string">
            <text:p>Vmax</text:p>
          </table:table-cell>
          <table:table-cell/>
          <table:table-cell table:formula="of:=COUNTIF([.$B$6:.$B$1009]~[.F7:.F1009]; [.R68])" office:value-type="float" office:value="2" calcext:value-type="float">
            <text:p>2</text:p>
          </table:table-cell>
          <table:table-cell office:value-type="string" calcext:value-type="string">
            <text:p>mewtwo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rotom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69])" office:value-type="float" office:value="7" calcext:value-type="float">
            <text:p>7</text:p>
          </table:table-cell>
          <table:table-cell office:value-type="string" calcext:value-type="string">
            <text:p>duraludon Vmax</text:p>
          </table:table-cell>
          <table:table-cell/>
          <table:table-cell table:formula="of:=COUNTIF([.$B$6:.$B$1009]~[.F7:.F1009]; [.R69])" office:value-type="float" office:value="2" calcext:value-type="float">
            <text:p>2</text:p>
          </table:table-cell>
          <table:table-cell office:value-type="string" calcext:value-type="string">
            <text:p>deoxy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raihan hol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0])" office:value-type="float" office:value="4" calcext:value-type="float">
            <text:p>4</text:p>
          </table:table-cell>
          <table:table-cell office:value-type="string" calcext:value-type="string">
            <text:p>hatterne Vmax</text:p>
          </table:table-cell>
          <table:table-cell/>
          <table:table-cell table:formula="of:=COUNTIF([.$B$6:.$B$1009]~[.F7:.F1009]; [.R70])" office:value-type="float" office:value="2" calcext:value-type="float">
            <text:p>2</text:p>
          </table:table-cell>
          <table:table-cell office:value-type="string" calcext:value-type="string">
            <text:p>glac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simisear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1])" office:value-type="float" office:value="3" calcext:value-type="float">
            <text:p>3</text:p>
          </table:table-cell>
          <table:table-cell office:value-type="string" calcext:value-type="string">
            <text:p>zeraora Vmax</text:p>
          </table:table-cell>
          <table:table-cell/>
          <table:table-cell table:formula="of:=COUNTIF([.$B$6:.$B$1009]~[.F7:.F1009]; [.R71])" office:value-type="float" office:value="4" calcext:value-type="float">
            <text:p>4</text:p>
          </table:table-cell>
          <table:table-cell office:value-type="string" calcext:value-type="string">
            <text:p>leafeon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sciz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2])" office:value-type="float" office:value="2" calcext:value-type="float">
            <text:p>2</text:p>
          </table:table-cell>
          <table:table-cell office:value-type="string" calcext:value-type="string">
            <text:p>Rayquaza Vmax 101</text:p>
          </table:table-cell>
          <table:table-cell/>
          <table:table-cell table:formula="of:=COUNTIF([.$B$6:.$B$1009]~[.F7:.F1009]; [.R72])" office:value-type="float" office:value="3" calcext:value-type="float">
            <text:p>3</text:p>
          </table:table-cell>
          <table:table-cell office:value-type="string" calcext:value-type="string">
            <text:p>zoroark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3])" office:value-type="float" office:value="3" calcext:value-type="float">
            <text:p>3</text:p>
          </table:table-cell>
          <table:table-cell office:value-type="string" calcext:value-type="string">
            <text:p>Rayquaza Vmax 102</text:p>
          </table:table-cell>
          <table:table-cell/>
          <table:table-cell table:formula="of:=COUNTIF([.$B$6:.$B$1009]~[.F7:.F1009]; [.R73])" office:value-type="float" office:value="2" calcext:value-type="float">
            <text:p>2</text:p>
          </table:table-cell>
          <table:table-cell office:value-type="string" calcext:value-type="string">
            <text:p>samurott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74])" office:value-type="float" office:value="2" calcext:value-type="float">
            <text:p>2</text:p>
          </table:table-cell>
          <table:table-cell office:value-type="string" calcext:value-type="string">
            <text:p>simisear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zarud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76:.N83])" office:value-type="float" office:value="30" calcext:value-type="float">
            <text:p>30</text:p>
          </table:table-cell>
          <table:table-cell office:value-type="string" calcext:value-type="string">
            <text:p>Vstar</text:p>
          </table:table-cell>
          <table:table-cell/>
          <table:table-cell table:formula="of:=COUNTIF([.$B$6:.$B$1009]~[.F7:.F1009]; [.R75])" office:value-type="float" office:value="2" calcext:value-type="float">
            <text:p>2</text:p>
          </table:table-cell>
          <table:table-cell office:value-type="string" calcext:value-type="string">
            <text:p>darkrai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zeraor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6])" office:value-type="float" office:value="4" calcext:value-type="float">
            <text:p>4</text:p>
          </table:table-cell>
          <table:table-cell office:value-type="string" calcext:value-type="string">
            <text:p>charizard Vstar</text:p>
          </table:table-cell>
          <table:table-cell/>
          <table:table-cell table:formula="of:=COUNTIF([.$B$6:.$B$1009]~[.F7:.F1009]; [.R76])" office:value-type="float" office:value="0" calcext:value-type="float">
            <text:p>0</text:p>
          </table:table-cell>
          <table:table-cell office:value-type="string" calcext:value-type="string">
            <text:p>regigiga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7])" office:value-type="float" office:value="3" calcext:value-type="float">
            <text:p>3</text:p>
          </table:table-cell>
          <table:table-cell office:value-type="string" calcext:value-type="string">
            <text:p>leafeon Vst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8])" office:value-type="float" office:value="6" calcext:value-type="float">
            <text:p>6</text:p>
          </table:table-cell>
          <table:table-cell office:value-type="string" calcext:value-type="string">
            <text:p>rotom Vstar</text:p>
          </table:table-cell>
          <table:table-cell/>
          <table:table-cell table:formula="of:=SUM([.Q79:.Q88])" office:value-type="float" office:value="16" calcext:value-type="float">
            <text:p>16</text:p>
          </table:table-cell>
          <table:table-cell office:value-type="string" calcext:value-type="string">
            <text:p>GG sup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bellossom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79])" office:value-type="float" office:value="5" calcext:value-type="float">
            <text:p>5</text:p>
          </table:table-cell>
          <table:table-cell office:value-type="string" calcext:value-type="string">
            <text:p>regigigas Vstar</text:p>
          </table:table-cell>
          <table:table-cell/>
          <table:table-cell table:formula="of:=COUNTIF([.$B$6:.$B$1009]~[.F7:.F1009]; [.R79])" office:value-type="float" office:value="3" calcext:value-type="float">
            <text:p>3</text:p>
          </table:table-cell>
          <table:table-cell office:value-type="string" calcext:value-type="string">
            <text:p>ad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0])" office:value-type="float" office:value="3" calcext:value-type="float">
            <text:p>3</text:p>
          </table:table-cell>
          <table:table-cell office:value-type="string" calcext:value-type="string">
            <text:p>simisear Vstar</text:p>
          </table:table-cell>
          <table:table-cell/>
          <table:table-cell table:formula="of:=COUNTIF([.$B$6:.$B$1009]~[.F7:.F1009]; [.R80])" office:value-type="float" office:value="1" calcext:value-type="float">
            <text:p>1</text:p>
          </table:table-cell>
          <table:table-cell office:value-type="string" calcext:value-type="string">
            <text:p>cheren’s c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dragalge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1])" office:value-type="float" office:value="3" calcext:value-type="float">
            <text:p>3</text:p>
          </table:table-cell>
          <table:table-cell office:value-type="string" calcext:value-type="string">
            <text:p>zeraora Vstar</text:p>
          </table:table-cell>
          <table:table-cell/>
          <table:table-cell table:formula="of:=COUNTIF([.$B$6:.$B$1009]~[.F7:.F1009]; [.R81])" office:value-type="float" office:value="1" calcext:value-type="float">
            <text:p>1</text:p>
          </table:table-cell>
          <table:table-cell office:value-type="string" calcext:value-type="string">
            <text:p>col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hatterne Vmax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2])" office:value-type="float" office:value="4" calcext:value-type="float">
            <text:p>4</text:p>
          </table:table-cell>
          <table:table-cell office:value-type="string" calcext:value-type="string">
            <text:p>zacian Vstar</text:p>
          </table:table-cell>
          <table:table-cell/>
          <table:table-cell table:formula="of:=COUNTIF([.$B$6:.$B$1009]~[.F7:.F1009]; [.R82])" office:value-type="float" office:value="0" calcext:value-type="float">
            <text:p>0</text:p>
          </table:table-cell>
          <table:table-cell office:value-type="string" calcext:value-type="string">
            <text:p>cynth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3])" office:value-type="float" office:value="2" calcext:value-type="float">
            <text:p>2</text:p>
          </table:table-cell>
          <table:table-cell office:value-type="string" calcext:value-type="string">
            <text:p>zamazenta Vstar</text:p>
          </table:table-cell>
          <table:table-cell/>
          <table:table-cell table:formula="of:=COUNTIF([.$B$6:.$B$1009]~[.F7:.F1009]; [.R83])" office:value-type="float" office:value="0" calcext:value-type="float">
            <text:p>0</text:p>
          </table:table-cell>
          <table:table-cell office:value-type="string" calcext:value-type="string">
            <text:p>garde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entei</text:p>
          </table:table-cell>
          <table:table-cell table:number-columns-repeated="2"/>
          <table:table-cell table:style-name="ce46"/>
          <table:table-cell table:style-name="ce33"/>
          <table:table-cell table:number-columns-repeated="9"/>
          <table:table-cell table:formula="of:=COUNTIF([.$B$6:.$B$1009]~[.F7:.F1009]; [.R84])" office:value-type="float" office:value="3" calcext:value-type="float">
            <text:p>3</text:p>
          </table:table-cell>
          <table:table-cell office:value-type="string" calcext:value-type="string">
            <text:p>g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at vaccuum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86:.N93])" office:value-type="float" office:value="15" calcext:value-type="float">
            <text:p>15</text:p>
          </table:table-cell>
          <table:table-cell office:value-type="string" calcext:value-type="string">
            <text:p>texture energy</text:p>
          </table:table-cell>
          <table:table-cell/>
          <table:table-cell table:formula="of:=COUNTIF([.$B$6:.$B$1009]~[.F7:.F1009]; [.R85])" office:value-type="float" office:value="2" calcext:value-type="float">
            <text:p>2</text:p>
          </table:table-cell>
          <table:table-cell office:value-type="string" calcext:value-type="string">
            <text:p>ir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liepa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6])" office:value-type="float" office:value="0" calcext:value-type="float">
            <text:p>0</text:p>
          </table:table-cell>
          <table:table-cell office:value-type="string" calcext:value-type="string">
            <text:p>fire energy</text:p>
          </table:table-cell>
          <table:table-cell/>
          <table:table-cell table:formula="of:=COUNTIF([.$B$6:.$B$1009]~[.F7:.F1009]; [.R86])" office:value-type="float" office:value="2" calcext:value-type="float">
            <text:p>2</text:p>
          </table:table-cell>
          <table:table-cell office:value-type="string" calcext:value-type="string">
            <text:p>me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exegguto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7])" office:value-type="float" office:value="3" calcext:value-type="float">
            <text:p>3</text:p>
          </table:table-cell>
          <table:table-cell office:value-type="string" calcext:value-type="string">
            <text:p>grass energy</text:p>
          </table:table-cell>
          <table:table-cell/>
          <table:table-cell table:formula="of:=COUNTIF([.$B$6:.$B$1009]~[.F7:.F1009]; [.R87])" office:value-type="float" office:value="3" calcext:value-type="float">
            <text:p>3</text:p>
          </table:table-cell>
          <table:table-cell office:value-type="string" calcext:value-type="string">
            <text:p>ra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bea holo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8])" office:value-type="float" office:value="2" calcext:value-type="float">
            <text:p>2</text:p>
          </table:table-cell>
          <table:table-cell office:value-type="string" calcext:value-type="string">
            <text:p>lightning energy</text:p>
          </table:table-cell>
          <table:table-cell/>
          <table:table-cell table:formula="of:=COUNTIF([.$B$6:.$B$1009]~[.F7:.F1009]; [.R88])" office:value-type="float" office:value="1" calcext:value-type="float">
            <text:p>1</text:p>
          </table:table-cell>
          <table:table-cell office:value-type="string" calcext:value-type="string">
            <text:p>roxan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89])" office:value-type="float" office:value="4" calcext:value-type="float">
            <text:p>4</text:p>
          </table:table-cell>
          <table:table-cell office:value-type="string" calcext:value-type="string">
            <text:p>water 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kyogre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0])" office:value-type="float" office:value="1" calcext:value-type="float">
            <text:p>1</text:p>
          </table:table-cell>
          <table:table-cell office:value-type="string" calcext:value-type="string">
            <text:p>fighting energy</text:p>
          </table:table-cell>
          <table:table-cell/>
          <table:table-cell table:formula="of:=SUM([.Q91:.Q93])" office:value-type="float" office:value="27" calcext:value-type="float">
            <text:p>27</text:p>
          </table:table-cell>
          <table:table-cell office:value-type="string" calcext:value-type="string">
            <text:p>Rad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wailord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1])" office:value-type="float" office:value="1" calcext:value-type="float">
            <text:p>1</text:p>
          </table:table-cell>
          <table:table-cell office:value-type="string" calcext:value-type="string">
            <text:p>psychic energy</text:p>
          </table:table-cell>
          <table:table-cell/>
          <table:table-cell table:formula="of:=COUNTIF([.$B$6:.$B$1009]~[.F7:.F1009]; [.R91])" office:value-type="float" office:value="11" calcext:value-type="float">
            <text:p>11</text:p>
          </table:table-cell>
          <table:table-cell office:value-type="string" calcext:value-type="string">
            <text:p>radiant chariz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volcarona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2])" office:value-type="float" office:value="2" calcext:value-type="float">
            <text:p>2</text:p>
          </table:table-cell>
          <table:table-cell office:value-type="string" calcext:value-type="string">
            <text:p>darkness energy</text:p>
          </table:table-cell>
          <table:table-cell/>
          <table:table-cell table:formula="of:=COUNTIF([.$B$6:.$B$1009]~[.F7:.F1009]; [.R92])" office:value-type="float" office:value="7" calcext:value-type="float">
            <text:p>7</text:p>
          </table:table-cell>
          <table:table-cell office:value-type="string" calcext:value-type="string">
            <text:p>radiant charjabu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urtwig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3])" office:value-type="float" office:value="2" calcext:value-type="float">
            <text:p>2</text:p>
          </table:table-cell>
          <table:table-cell office:value-type="string" calcext:value-type="string">
            <text:p>metal energy</text:p>
          </table:table-cell>
          <table:table-cell/>
          <table:table-cell table:formula="of:=COUNTIF([.$B$6:.$B$1009]~[.F7:.F1009]; [.R93])" office:value-type="float" office:value="9" calcext:value-type="float">
            <text:p>9</text:p>
          </table:table-cell>
          <table:table-cell office:value-type="string" calcext:value-type="string">
            <text:p>radiant etern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oranguru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volcanion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SUM([.N96:.N100])" office:value-type="float" office:value="4" calcext:value-type="float">
            <text:p>4</text:p>
          </table:table-cell>
          <table:table-cell office:value-type="string" calcext:value-type="string">
            <text:p>FA supporter</text:p>
          </table:table-cell>
          <table:table-cell/>
          <table:table-cell table:formula="of:=SUM([.Q96:.Q99])" office:value-type="float" office:value="7" calcext:value-type="float">
            <text:p>7</text:p>
          </table:table-cell>
          <table:table-cell office:value-type="string" calcext:value-type="string">
            <text:p>GG g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regigigas vstar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6])" office:value-type="float" office:value="0" calcext:value-type="float">
            <text:p>0</text:p>
          </table:table-cell>
          <table:table-cell office:value-type="string" calcext:value-type="string">
            <text:p>volo</text:p>
          </table:table-cell>
          <table:table-cell/>
          <table:table-cell table:formula="of:=COUNTIF([.$B$6:.$B$1009]~[.F7:.F1009]; [.R96])" office:value-type="float" office:value="1" calcext:value-type="float">
            <text:p>1</text:p>
          </table:table-cell>
          <table:table-cell office:value-type="string" calcext:value-type="string">
            <text:p>palki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7])" office:value-type="float" office:value="3" calcext:value-type="float">
            <text:p>3</text:p>
          </table:table-cell>
          <table:table-cell office:value-type="string" calcext:value-type="string">
            <text:p>research</text:p>
          </table:table-cell>
          <table:table-cell/>
          <table:table-cell table:formula="of:=COUNTIF([.$B$6:.$B$1009]~[.F7:.F1009]; [.R97])" office:value-type="float" office:value="2" calcext:value-type="float">
            <text:p>2</text:p>
          </table:table-cell>
          <table:table-cell office:value-type="string" calcext:value-type="string">
            <text:p>arceus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rotom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8])" office:value-type="float" office:value="0" calcext:value-type="float">
            <text:p>0</text:p>
          </table:table-cell>
          <table:table-cell office:value-type="string" calcext:value-type="string">
            <text:p>friends in sinnoh</text:p>
          </table:table-cell>
          <table:table-cell/>
          <table:table-cell table:formula="of:=COUNTIF([.$B$6:.$B$1009]~[.F7:.F1009]; [.R98])" office:value-type="float" office:value="2" calcext:value-type="float">
            <text:p>2</text:p>
          </table:table-cell>
          <table:table-cell office:value-type="string" calcext:value-type="string">
            <text:p>dialg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uraludon V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99])" office:value-type="float" office:value="0" calcext:value-type="float">
            <text:p>0</text:p>
          </table:table-cell>
          <table:table-cell office:value-type="string" calcext:value-type="string">
            <text:p>friends in hisui</text:p>
          </table:table-cell>
          <table:table-cell/>
          <table:table-cell table:formula="of:=COUNTIF([.$B$6:.$B$1009]~[.F7:.F1009]; [.R99])" office:value-type="float" office:value="2" calcext:value-type="float">
            <text:p>2</text:p>
          </table:table-cell>
          <table:table-cell office:value-type="string" calcext:value-type="string">
            <text:p>giratina Vs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lo bea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7:.G1009]; [.O100])" office:value-type="float" office:value="1" calcext:value-type="float">
            <text:p>1</text:p>
          </table:table-cell>
          <table:table-cell office:value-type="string" calcext:value-type="string">
            <text:p>elesa’s spark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calyrex</text:p>
          </table:table-cell>
          <table:table-cell table:number-columns-repeated="2"/>
          <table:table-cell table:style-name="ce46"/>
          <table:table-cell table:style-name="ce33"/>
          <table:table-cell table:number-columns-repeated="6"/>
          <table:table-cell table:formula="of:=COUNTIF([.$C$6:.$C$1009]~[.G9:.G1011]; [.O102])" office:value-type="float" office:value="2" calcext:value-type="float">
            <text:p>2</text:p>
          </table:table-cell>
          <table:table-cell office:value-type="string" calcext:value-type="string">
            <text:p>pikac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tauros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tangrowth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research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 </text:p>
          </table:table-cell>
          <table:table-cell office:value-type="string" calcext:value-type="string">
            <text:p>luxray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ayquaza V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bede holo</text:p>
          </table:table-cell>
          <table:table-cell table:number-columns-repeated="2"/>
          <table:table-cell table:style-name="ce46"/>
          <table:table-cell table:style-name="ce33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2NrrM3oTK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IV4LyAC4ljQ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gging duo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icune V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O2ap6rZuy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dama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pras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mineon V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nCPnJAgnE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optit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s4Zt_NAcP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UQDjmxKnFa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fight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reckking shoes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ma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rud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ghtn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l energy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lony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umshoos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egigigas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a holo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arkrai vstar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tterne vmax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gra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est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zYq25JMqo3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wniard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qFglRDD5oN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nezone GG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hoopa V</text:p>
          </table:table-cell>
          <table:table-cell office:value-type="string" calcext:value-type="string">
            <text:p>lightning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sky seal sto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zle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M9n37I5KD4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rayquaza Vmax 10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lisk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etrueval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star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ghting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oroark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izard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arkness energy</text:p>
          </table:table-cell>
          <table:table-cell office:value-type="string" calcext:value-type="string">
            <text:p>pikach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table:number-columns-repeated="2"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ost vacuu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nion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lyrex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aymin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avasta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skull GG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m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aceon vstar</text:p>
          </table:table-cell>
          <table:table-cell office:value-type="string" calcext:value-type="string">
            <text:p>leafeo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kyogr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hop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exeggut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ungoose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ente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murott V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re cand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okarok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rayquaz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ergy switc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afeon vstar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nchurin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iltank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duralud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alga Vsta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cketune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volcan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leafeon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ancie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krelp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ochyena GG</text:p>
          </table:table-cell>
          <table:table-cell office:value-type="string" calcext:value-type="string">
            <text:p>zamazen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eoxys vstar</text:p>
          </table:table-cell>
          <table:table-cell office:value-type="string" calcext:value-type="string">
            <text:p>researc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en’s car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www.youtube.com/watch?v=yJxJegRqGfM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rayquaza Vmax 1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maree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r mime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mazent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sychic energy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simisear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naphy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greedent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tias GG</text:p>
          </table:table-cell>
          <table:table-cell office:value-type="string" calcext:value-type="string">
            <text:p>tapu le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ss energy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heliopti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zeraora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io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xray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zeraor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hisui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arnivine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bsol GG</text:p>
          </table:table-cell>
          <table:table-cell office:value-type="string" calcext:value-type="string">
            <text:p>leo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zamazent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imisear Vstar</text:p>
          </table:table-cell>
          <table:table-cell office:value-type="string" calcext:value-type="string">
            <text:p>darkness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wtwo vstar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alandit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aggr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 GG</text:p>
          </table:table-cell>
          <table:table-cell office:value-type="string" calcext:value-type="string">
            <text:p>charizar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duraludon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carona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ultra ball 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be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lycanroc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han</text:p>
          </table:table-cell>
          <table:table-cell office:value-type="string" calcext:value-type="string">
            <text:p>rotom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lectivire GG</text:p>
          </table:table-cell>
          <table:table-cell office:value-type="string" calcext:value-type="string">
            <text:p>zacia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ikou V</text:p>
          </table:table-cell>
          <table:table-cell office:value-type="string" calcext:value-type="string">
            <text:p>zacian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oltorb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orkorok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ras GG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riends in sinnoh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ubbin</text:p>
          </table:table-cell>
          <table:table-cell office:value-type="string" calcext:value-type="string">
            <text:p>metal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 V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salazzle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wablu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acian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emolga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bwool</text:p>
          </table:table-cell>
          <table:table-cell office:value-type="string" calcext:value-type="string">
            <text:p>zamazenta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pu lele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oxicitry GG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barel G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ycanroc</text:p>
          </table:table-cell>
          <table:table-cell office:value-type="string" calcext:value-type="string">
            <text:p>raihan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iepard</text:p>
          </table:table-cell>
          <table:table-cell office:value-type="string" calcext:value-type="string">
            <text:p>regigigas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zeraor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hievul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yanmega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water energ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llosom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zeraora Vstar</text:p>
          </table:table-cell>
          <table:table-cell office:value-type="string" calcext:value-type="string">
            <text:p>charizard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omfey GG</text:p>
          </table:table-cell>
          <table:table-cell office:value-type="string" calcext:value-type="string">
            <text:p>eeve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ikachu GG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altaria GG</text:p>
          </table:table-cell>
          <table:table-cell office:value-type="string" calcext:value-type="string">
            <text:p>nessa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sharp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urrloin</text:p>
          </table:table-cell>
          <table:table-cell office:value-type="string" calcext:value-type="string">
            <text:p>simisear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tarly</text:p>
          </table:table-cell>
          <table:table-cell office:value-type="string" calcext:value-type="string">
            <text:p>gumsho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unsparce GG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erubi</text:p>
          </table:table-cell>
          <table:table-cell office:value-type="string" calcext:value-type="string">
            <text:p>stoutland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irida</text:p>
          </table:table-cell>
          <table:table-cell office:value-type="string" calcext:value-type="string">
            <text:p>elesa’s sparkl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iolu GG</text:p>
          </table:table-cell>
          <table:table-cell office:value-type="string" calcext:value-type="string">
            <text:p>kyogr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electric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arceus vstar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iratina Vstar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scue carrier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ynthia’s ambition</text:p>
          </table:table-cell>
          <table:table-cell office:value-type="string" calcext:value-type="string">
            <text:p>hatterne Vm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eldeo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perrserk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dubwo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oodra GG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errserker</text:p>
          </table:table-cell>
          <table:table-cell office:value-type="string" calcext:value-type="string">
            <text:p>mewtw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pancham</text:p>
          </table:table-cell>
          <table:table-cell office:value-type="string" calcext:value-type="string">
            <text:p>wailo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oranguru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ede hol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hatot</text:p>
          </table:table-cell>
          <table:table-cell office:value-type="string" calcext:value-type="string">
            <text:p>tangrowth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bede hol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eon holo</text:p>
          </table:table-cell>
          <table:table-cell office:value-type="string" calcext:value-type="string">
            <text:p>rotom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liepar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wooloo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abs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bidoof GG</text:p>
          </table:table-cell>
          <table:table-cell office:value-type="string" calcext:value-type="string">
            <text:p>pangor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oricorio GG</text:p>
          </table:table-cell>
          <table:table-cell office:value-type="string" calcext:value-type="string">
            <text:p>volcaron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crushing hammer</text:p>
          </table:table-cell>
          <table:table-cell office:value-type="string" calcext:value-type="string">
            <text:p>enamoru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zeraora Vsta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fire energy</text:p>
          </table:table-cell>
          <table:table-cell office:value-type="string" calcext:value-type="string">
            <text:p>snorla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magmortar GG</text:p>
          </table:table-cell>
          <table:table-cell office:value-type="string" calcext:value-type="string">
            <text:p>ditt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eternatus</text:p>
          </table:table-cell>
          <table:table-cell office:value-type="string" calcext:value-type="string">
            <text:p>dragalg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hinx</text:p>
          </table:table-cell>
          <table:table-cell office:value-type="string" calcext:value-type="string">
            <text:p>zaru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pangoro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adiant charjabug</text:p>
          </table:table-cell>
          <table:table-cell office:value-type="string" calcext:value-type="string">
            <text:p>luxra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entei V</text:p>
          </table:table-cell>
          <table:table-cell office:value-type="string" calcext:value-type="string">
            <text:p>scizo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yanmeg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essa holo</text:p>
          </table:table-cell>
          <table:table-cell office:value-type="string" calcext:value-type="string">
            <text:p>helioli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star</text:p>
          </table:table-cell>
          <table:table-cell office:value-type="string" calcext:value-type="string">
            <text:p>kriketot</text:p>
          </table:table-cell>
          <table:table-cell office:value-type="string" calcext:value-type="string">
            <text:p>mew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ditto GG</text:p>
          </table:table-cell>
          <table:table-cell office:value-type="string" calcext:value-type="string">
            <text:p>tauro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hatterne V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bellossom</text:p>
          </table:table-cell>
          <table:table-cell table:number-columns-repeated="18"/>
        </table:table-row>
        <table:table-row table:style-name="ro1" table:number-rows-repeated="45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'Crown Zenith'.B6:'Crown Zenith'.B1009 'Crown Zenith'.F7:'Crown Zenith'.F108">
            <calcext:condition calcext:apply-style-name="Untitled1" calcext:value="formula-is(COUNTIF([$'Crown Zenith'.$R$5:$'Crown Zenith'.$R$100]; [.B6]))" calcext:base-cell-address="'Crown Zenith'.B6"/>
          </calcext:conditional-format>
          <calcext:conditional-format calcext:target-range-address="'Crown Zenith'.C6:'Crown Zenith'.C1009 'Crown Zenith'.G7:'Crown Zenith'.G108">
            <calcext:condition calcext:apply-style-name="Untitled1" calcext:value="formula-is(COUNTIF([$'Crown Zenith'.$O$5:$'Crown Zenith'.$O$105]; [.C6]))" calcext:base-cell-address="'Crown Zenith'.C6"/>
          </calcext:conditional-format>
        </calcext:conditional-formats>
      </table:table>
      <table:named-expressions/>
      <table:database-ranges>
        <table:database-range table:name="__Anonymous_Sheet_DB__1" table:target-range-address="'misc data collection'.A157:'misc data collection'.K189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3-08-06T19:31:18.656196897</dc:date>
    <meta:editing-duration>P18DT20M3S</meta:editing-duration>
    <meta:editing-cycles>198</meta:editing-cycles>
    <meta:generator>LibreOffice/7.5.5.2$Linux_X86_64 LibreOffice_project/50$Build-2</meta:generator>
    <meta:document-statistic meta:table-count="17" meta:cell-count="17040" meta:object-count="0"/>
    <meta:user-defined meta:name="sheets-banding"/>
    <meta:user-defined meta:name="sheets-original-selection"/>
  </office:meta>
</office:document-meta>
</file>